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fo:text-indent="0mm" style:auto-text-indent="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paragraph-properties fo:margin-top="10mm" fo:margin-bottom="1.99mm" style:contextual-spacing="false" fo:text-align="center" style:justify-single-word="false" fo:text-indent="0mm" style:auto-text-indent="false"/>
      <style:text-properties fo:font-size="26pt"/>
    </style:style>
    <style:style style:name="P25" style:family="paragraph" style:parent-style-name="Text_20_body">
      <style:text-properties officeooo:rsid="0017120e" officeooo:paragraph-rsid="0017120e"/>
    </style:style>
    <style:style style:name="P26" style:family="paragraph" style:parent-style-name="Heading_20_3">
      <style:text-properties officeooo:rsid="0020e5b0" officeooo:paragraph-rsid="0020e5b0"/>
    </style:style>
    <style:style style:name="P27" style:family="paragraph" style:parent-style-name="Preformatted_20_Text">
      <style:text-properties officeooo:rsid="0020e5b0" officeooo:paragraph-rsid="0020e5b0"/>
    </style:style>
    <style:style style:name="P28" style:family="paragraph" style:parent-style-name="Text_20_body">
      <style:text-properties officeooo:rsid="0020e5b0" officeooo:paragraph-rsid="0020e5b0"/>
    </style:style>
    <style:style style:name="P29" style:family="paragraph" style:parent-style-name="Text_20_body" style:master-page-name="">
      <style:paragraph-properties fo:text-align="start" style:justify-single-word="false" style:page-number="auto"/>
    </style:style>
    <style:style style:name="P30" style:family="paragraph" style:parent-style-name="Table_20_Contents">
      <style:paragraph-properties fo:text-align="start" style:justify-single-word="false"/>
    </style:style>
    <style:style style:name="P31" style:family="paragraph" style:parent-style-name="Text_20_body" style:master-page-name="">
      <style:paragraph-properties style:page-number="auto"/>
      <style:text-properties officeooo:paragraph-rsid="002d8e03"/>
    </style:style>
    <style:style style:name="P32" style:family="paragraph" style:parent-style-name="Text_20_body">
      <style:text-properties officeooo:paragraph-rsid="002d8e03"/>
    </style:style>
    <style:style style:name="P33" style:family="paragraph" style:parent-style-name="Table_20_Contents">
      <style:paragraph-properties fo:text-align="start" style:justify-single-word="false"/>
      <style:text-properties officeooo:rsid="002ee87f" officeooo:paragraph-rsid="002ee87f"/>
    </style:style>
    <style:style style:name="P34" style:family="paragraph" style:parent-style-name="Text_20_body">
      <style:text-properties officeooo:rsid="002f6a41" officeooo:paragraph-rsid="002f6a41"/>
    </style:style>
    <style:style style:name="P35" style:family="paragraph" style:parent-style-name="Text_20_body">
      <style:text-properties officeooo:rsid="00304402" officeooo:paragraph-rsid="00304402"/>
    </style:style>
    <style:style style:name="P36" style:family="paragraph" style:parent-style-name="Figure">
      <style:text-properties officeooo:paragraph-rsid="00366dbd"/>
    </style:style>
    <style:style style:name="P37" style:family="paragraph" style:parent-style-name="Table">
      <style:text-properties officeooo:rsid="00366dbd" officeooo:paragraph-rsid="00366dbd"/>
    </style:style>
    <style:style style:name="P38" style:family="paragraph" style:parent-style-name="Text_20_body">
      <style:text-properties officeooo:rsid="003d0fd5" officeooo:paragraph-rsid="003d0fd5"/>
    </style:style>
    <style:style style:name="P39" style:family="paragraph" style:parent-style-name="Text_20_body">
      <style:text-properties officeooo:rsid="003d7264" officeooo:paragraph-rsid="003d7264"/>
    </style:style>
    <style:style style:name="P40" style:family="paragraph" style:parent-style-name="Text_20_body">
      <style:text-properties officeooo:rsid="003ed0d5" officeooo:paragraph-rsid="003ed0d5"/>
    </style:style>
    <style:style style:name="P41" style:family="paragraph" style:parent-style-name="Contents_20_Heading">
      <style:text-properties officeooo:rsid="0042d513" officeooo:paragraph-rsid="0042d513"/>
    </style:style>
    <style:style style:name="P42" style:family="paragraph" style:parent-style-name="First_20_line_20_indent">
      <style:text-properties officeooo:paragraph-rsid="004ad257"/>
    </style:style>
    <style:style style:name="P43" style:family="paragraph" style:parent-style-name="Heading_20_2">
      <style:text-properties officeooo:paragraph-rsid="004ad257"/>
    </style:style>
    <style:style style:name="P44"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45" style:family="paragraph" style:parent-style-name="Text_20_body">
      <style:paragraph-properties fo:margin-top="0mm" fo:margin-bottom="0mm" style:contextual-spacing="true"/>
    </style:style>
    <style:style style:name="P46" style:family="paragraph" style:parent-style-name="First_20_line_20_indent">
      <style:text-properties fo:font-weight="bold"/>
    </style:style>
    <style:style style:name="P47" style:family="paragraph" style:parent-style-name="First_20_line_20_indent">
      <style:text-properties fo:font-style="italic" fo:font-weight="bold"/>
    </style:style>
    <style:style style:name="P48"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49" style:family="paragraph" style:parent-style-name="Text_20_body" style:list-style-name="Numbering_20_123">
      <style:paragraph-properties fo:margin-top="0mm" fo:margin-bottom="0mm" style:contextual-spacing="tru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c9211e" loext:opacity="100%"/>
    </style:style>
    <style:style style:name="T16" style:family="text">
      <style:text-properties fo:font-style="italic"/>
    </style:style>
    <style:style style:name="T17"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Псалтирь. Псалом 118</text:p>
      <text:p text:style-name="P44">Исходный текст: <text:a xlink:type="simple" xlink:href="https://bible.optina.ru/old:ps:118:start" text:style-name="Internet_20_link" text:visited-style-name="Visited_20_Internet_20_Link">https://bible.optina.ru/old:ps:118:start</text:a></text:p>
      <text:p text:style-name="P44">(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start text:name="old_ps_118_start_0"/>Предисловие<text:span text:style-name="T15"> [</text:span><text:span text:style-name="T15"><text:bookmark-ref text:reference-format="page" text:ref-name="old_ps_118_000">7</text:bookmark-ref></text:span><text:span text:style-name="T15">]</text:span><text:bookmark-end text:name="old_ps_118_start_0"/></text:p>
      <text:list text:style-name="Numbering_20_123">
        <text:list-item>
          <text:p text:style-name="P49"><text:bookmark-start text:name="old_ps_118_start_1"/>Блажени непорочнии в путь, ходящии в законе Господни.<text:span text:style-name="T15"> [</text:span><text:span text:style-name="T15"><text:bookmark-ref text:reference-format="page" text:ref-name="old_ps_118_001">14</text:bookmark-ref></text:span><text:span text:style-name="T15">]</text:span><text:bookmark-end text:name="old_ps_118_start_1"/></text:p>
        </text:list-item>
        <text:list-item>
          <text:p text:style-name="P49"><text:bookmark-start text:name="old_ps_118_start_2"/>Блажени испытающии свидения Его, всем сердцем взыщут Его.<text:span text:style-name="T15"> [</text:span><text:span text:style-name="T15"><text:bookmark-ref text:reference-format="page" text:ref-name="old_ps_118_002">20</text:bookmark-ref></text:span><text:span text:style-name="T15">]</text:span><text:bookmark-end text:name="old_ps_118_start_2"/></text:p>
        </text:list-item>
        <text:list-item>
          <text:p text:style-name="P49"><text:bookmark-start text:name="old_ps_118_start_3"/>Не делающии бо беззакония в путех Его ходиша.<text:span text:style-name="T15"> [</text:span><text:span text:style-name="T15"><text:bookmark-ref text:reference-format="page" text:ref-name="old_ps_118_003">26</text:bookmark-ref></text:span><text:span text:style-name="T15">]</text:span><text:bookmark-end text:name="old_ps_118_start_3"/></text:p>
        </text:list-item>
        <text:list-item>
          <text:p text:style-name="P49"><text:bookmark-start text:name="old_ps_118_start_4"/>Ты заповедал еси заповеди Твоя сохранити зело:<text:span text:style-name="T15"> [</text:span><text:span text:style-name="T15"><text:bookmark-ref text:reference-format="page" text:ref-name="old_ps_118_004">29</text:bookmark-ref></text:span><text:span text:style-name="T15">]</text:span><text:bookmark-end text:name="old_ps_118_start_4"/></text:p>
        </text:list-item>
        <text:list-item>
          <text:p text:style-name="P49"><text:bookmark-start text:name="old_ps_118_start_5"/>дабы исправилися путие мои, сохранити оправдания Твоя.<text:span text:style-name="T15"> [</text:span><text:span text:style-name="T15"><text:bookmark-ref text:reference-format="page" text:ref-name="old_ps_118_005">32</text:bookmark-ref></text:span><text:span text:style-name="T15">]</text:span><text:bookmark-end text:name="old_ps_118_start_5"/></text:p>
        </text:list-item>
        <text:list-item>
          <text:p text:style-name="P49"><text:bookmark-start text:name="old_ps_118_start_6"/>Тогда не постыжуся, внегда призрети ми на вся заповеди Твоя.<text:span text:style-name="T15"> [</text:span><text:span text:style-name="T15"><text:bookmark-ref text:reference-format="page" text:ref-name="old_ps_118_006">35</text:bookmark-ref></text:span><text:span text:style-name="T15">]</text:span><text:bookmark-end text:name="old_ps_118_start_6"/></text:p>
        </text:list-item>
        <text:list-item>
          <text:p text:style-name="P49"><text:bookmark-start text:name="old_ps_118_start_7"/>Исповемся Тебе в правости сердца, внегда научитимися судьбам правды Твоея.<text:span text:style-name="T15"> [</text:span><text:span text:style-name="T15"><text:bookmark-ref text:reference-format="page" text:ref-name="old_ps_118_007">38</text:bookmark-ref></text:span><text:span text:style-name="T15">]</text:span><text:bookmark-end text:name="old_ps_118_start_7"/></text:p>
        </text:list-item>
        <text:list-item>
          <text:p text:style-name="P49"><text:bookmark-start text:name="old_ps_118_start_8"/>Оправдания Твоя сохраню: не остави мене до зела.<text:span text:style-name="T15"> [</text:span><text:span text:style-name="T15"><text:bookmark-ref text:reference-format="page" text:ref-name="old_ps_118_008">41</text:bookmark-ref></text:span><text:span text:style-name="T15">]</text:span><text:bookmark-end text:name="old_ps_118_start_8"/></text:p>
        </text:list-item>
        <text:list-item>
          <text:p text:style-name="P49"><text:bookmark-start text:name="old_ps_118_start_9"/>В чесом исправит юнейший путь свой? внегда сохранити словеса Твоя.<text:span text:style-name="T15"> [</text:span><text:span text:style-name="T15"><text:bookmark-ref text:reference-format="page" text:ref-name="old_ps_118_009">44</text:bookmark-ref></text:span><text:span text:style-name="T15">]</text:span><text:bookmark-end text:name="old_ps_118_start_9"/></text:p>
        </text:list-item>
        <text:list-item>
          <text:p text:style-name="P49"><text:bookmark-start text:name="old_ps_118_start_10"/>Всем сердцем моим взысках Тебе: не отрини мене от заповедий Твоих.<text:span text:style-name="T15"> [</text:span><text:span text:style-name="T15"><text:bookmark-ref text:reference-format="page" text:ref-name="old_ps_118_010">51</text:bookmark-ref></text:span><text:span text:style-name="T15">]</text:span><text:bookmark-end text:name="old_ps_118_start_10"/></text:p>
        </text:list-item>
        <text:list-item>
          <text:p text:style-name="P49"><text:bookmark-start text:name="old_ps_118_start_11"/>В сердцы моем скрых словеса Твоя, яко да не согрешу Тебе.<text:span text:style-name="T15"> [</text:span><text:span text:style-name="T15"><text:bookmark-ref text:reference-format="page" text:ref-name="old_ps_118_011">54</text:bookmark-ref></text:span><text:span text:style-name="T15">]</text:span><text:bookmark-end text:name="old_ps_118_start_11"/></text:p>
        </text:list-item>
        <text:list-item>
          <text:p text:style-name="P49"><text:bookmark-start text:name="old_ps_118_start_12"/>Благословен еси, Господи: научи мя оправданием Твоим.<text:span text:style-name="T15"> [</text:span><text:span text:style-name="T15"><text:bookmark-ref text:reference-format="page" text:ref-name="old_ps_118_012">58</text:bookmark-ref></text:span><text:span text:style-name="T15">]</text:span><text:bookmark-end text:name="old_ps_118_start_12"/></text:p>
        </text:list-item>
        <text:list-item>
          <text:p text:style-name="P49"><text:bookmark-start text:name="old_ps_118_start_13"/>Устнама моима возвестих вся судьбы уст Твоих.<text:span text:style-name="T15"> [</text:span><text:span text:style-name="T15"><text:bookmark-ref text:reference-format="page" text:ref-name="old_ps_118_013">61</text:bookmark-ref></text:span><text:span text:style-name="T15">]</text:span><text:bookmark-end text:name="old_ps_118_start_13"/></text:p>
        </text:list-item>
        <text:list-item>
          <text:p text:style-name="P49"><text:bookmark-start text:name="old_ps_118_start_14"/>На пути свидений Твоих насладихся, яко о всяком богатстве.<text:span text:style-name="T15"> [</text:span><text:span text:style-name="T15"><text:bookmark-ref text:reference-format="page" text:ref-name="old_ps_118_014">63</text:bookmark-ref></text:span><text:span text:style-name="T15">]</text:span><text:bookmark-end text:name="old_ps_118_start_14"/></text:p>
        </text:list-item>
        <text:list-item>
          <text:p text:style-name="P49"><text:bookmark-start text:name="old_ps_118_start_15"/>В заповедех Твоих поглумлюся, и уразумею пути Твоя.<text:span text:style-name="T15"> [</text:span><text:span text:style-name="T15"><text:bookmark-ref text:reference-format="page" text:ref-name="old_ps_118_015">66</text:bookmark-ref></text:span><text:span text:style-name="T15">]</text:span><text:bookmark-end text:name="old_ps_118_start_15"/></text:p>
        </text:list-item>
        <text:list-item>
          <text:p text:style-name="P49"><text:bookmark-start text:name="old_ps_118_start_16"/>Во оправданиих Твоих поучуся: не забуду словес Твоих.<text:span text:style-name="T15"> [</text:span><text:span text:style-name="T15"><text:bookmark-ref text:reference-format="page" text:ref-name="old_ps_118_016">68</text:bookmark-ref></text:span><text:span text:style-name="T15">]</text:span><text:bookmark-end text:name="old_ps_118_start_16"/></text:p>
        </text:list-item>
        <text:list-item>
          <text:p text:style-name="P49"><text:bookmark-start text:name="old_ps_118_start_17"/>Воздаждь рабу Твоему: живи мя, и сохраню словеса Твоя.<text:span text:style-name="T15"> [</text:span><text:span text:style-name="T15"><text:bookmark-ref text:reference-format="page" text:ref-name="old_ps_118_017">71</text:bookmark-ref></text:span><text:span text:style-name="T15">]</text:span><text:bookmark-end text:name="old_ps_118_start_17"/></text:p>
        </text:list-item>
        <text:list-item>
          <text:p text:style-name="P49"><text:bookmark-start text:name="old_ps_118_start_18"/>Открый очи мои, и уразумею чудеса от закона Твоего.<text:span text:style-name="T15"> [</text:span><text:span text:style-name="T15"><text:bookmark-ref text:reference-format="page" text:ref-name="old_ps_118_018">76</text:bookmark-ref></text:span><text:span text:style-name="T15">]</text:span><text:bookmark-end text:name="old_ps_118_start_18"/></text:p>
        </text:list-item>
        <text:list-item>
          <text:p text:style-name="P49"><text:bookmark-start text:name="old_ps_118_start_19"/>Пришлец аз есмь на земли: не скрый от мене заповеди Твоя.<text:span text:style-name="T15"> [</text:span><text:span text:style-name="T15"><text:bookmark-ref text:reference-format="page" text:ref-name="old_ps_118_019">80</text:bookmark-ref></text:span><text:span text:style-name="T15">]</text:span><text:bookmark-end text:name="old_ps_118_start_19"/></text:p>
        </text:list-item>
        <text:list-item>
          <text:p text:style-name="P49"><text:bookmark-start text:name="old_ps_118_start_20"/>Возлюби душа моя возжелати судьбы Твоя на всякое время.<text:span text:style-name="T15"> [</text:span><text:span text:style-name="T15"><text:bookmark-ref text:reference-format="page" text:ref-name="old_ps_118_020">83</text:bookmark-ref></text:span><text:span text:style-name="T15">]</text:span><text:bookmark-end text:name="old_ps_118_start_20"/></text:p>
        </text:list-item>
        <text:list-item>
          <text:p text:style-name="P49"><text:bookmark-start text:name="old_ps_118_start_21"/>Запретил еси гордым: прокляти уклоняющиися от заповедий Твоих.<text:span text:style-name="T15"> [</text:span><text:span text:style-name="T15"><text:bookmark-ref text:reference-format="page" text:ref-name="old_ps_118_021">87</text:bookmark-ref></text:span><text:span text:style-name="T15">]</text:span><text:bookmark-end text:name="old_ps_118_start_21"/></text:p>
        </text:list-item>
        <text:list-item>
          <text:p text:style-name="P49"><text:bookmark-start text:name="old_ps_118_start_22"/>Отими от мене понос и уничижение, яко свидений Твоих взысках.<text:span text:style-name="T15"> [</text:span><text:span text:style-name="T15"><text:bookmark-ref text:reference-format="page" text:ref-name="old_ps_118_022">90</text:bookmark-ref></text:span><text:span text:style-name="T15">]</text:span><text:bookmark-end text:name="old_ps_118_start_22"/></text:p>
        </text:list-item>
        <text:list-item>
          <text:p text:style-name="P49"><text:bookmark-start text:name="old_ps_118_start_23"/>Ибо седоша князи и на мя клеветаху, раб же Твой глумляшеся во оправданиих Твоих:<text:span text:style-name="T15"> [</text:span><text:span text:style-name="T15"><text:bookmark-ref text:reference-format="page" text:ref-name="old_ps_118_023">93</text:bookmark-ref></text:span><text:span text:style-name="T15">]</text:span><text:bookmark-end text:name="old_ps_118_start_23"/></text:p>
        </text:list-item>
        <text:list-item>
          <text:p text:style-name="P49"><text:bookmark-start text:name="old_ps_118_start_24"/>ибо свидения Твоя поучение мое есть, и совети мои оправдания Твоя.<text:span text:style-name="T15"> [</text:span><text:span text:style-name="T15"><text:bookmark-ref text:reference-format="page" text:ref-name="old_ps_118_024">96</text:bookmark-ref></text:span><text:span text:style-name="T15">]</text:span><text:bookmark-end text:name="old_ps_118_start_24"/></text:p>
        </text:list-item>
        <text:list-item>
          <text:p text:style-name="P49"><text:bookmark-start text:name="old_ps_118_start_25"/>Прильпе земли душа моя: живи мя по словеси Твоему.<text:span text:style-name="T15"> [</text:span><text:span text:style-name="T15"><text:bookmark-ref text:reference-format="page" text:ref-name="old_ps_118_025">98</text:bookmark-ref></text:span><text:span text:style-name="T15">]</text:span><text:bookmark-end text:name="old_ps_118_start_25"/></text:p>
        </text:list-item>
        <text:list-item>
          <text:p text:style-name="P49"><text:bookmark-start text:name="old_ps_118_start_26"/>Пути моя возвестих, и услышал мя еси: научи мя оправданием Твоим.<text:span text:style-name="T15"> [</text:span><text:span text:style-name="T15"><text:bookmark-ref text:reference-format="page" text:ref-name="old_ps_118_026">106</text:bookmark-ref></text:span><text:span text:style-name="T15">]</text:span><text:bookmark-end text:name="old_ps_118_start_26"/></text:p>
        </text:list-item>
        <text:list-item>
          <text:p text:style-name="P49"><text:bookmark-start text:name="old_ps_118_start_27"/>Путь оправданий Твоих вразуми ми, и поглумлюся в чудесех Твоих.<text:span text:style-name="T15"> [</text:span><text:span text:style-name="T15"><text:bookmark-ref text:reference-format="page" text:ref-name="old_ps_118_027">110</text:bookmark-ref></text:span><text:span text:style-name="T15">]</text:span><text:bookmark-end text:name="old_ps_118_start_27"/></text:p>
        </text:list-item>
        <text:list-item>
          <text:p text:style-name="P49"><text:bookmark-start text:name="old_ps_118_start_28"/>Воздрема душа моя от уныния: утверди мя в словесех Твоих.<text:span text:style-name="T15"> [</text:span><text:span text:style-name="T15"><text:bookmark-ref text:reference-format="page" text:ref-name="old_ps_118_028">114</text:bookmark-ref></text:span><text:span text:style-name="T15">]</text:span><text:bookmark-end text:name="old_ps_118_start_28"/></text:p>
        </text:list-item>
        <text:list-item>
          <text:p text:style-name="P49"><text:bookmark-start text:name="old_ps_118_start_29"/>Путь неправды отстави от мене и законом твоим помилуй мя.<text:span text:style-name="T15"> [</text:span><text:span text:style-name="T15"><text:bookmark-ref text:reference-format="page" text:ref-name="old_ps_118_029">118</text:bookmark-ref></text:span><text:span text:style-name="T15">]</text:span><text:bookmark-end text:name="old_ps_118_start_29"/></text:p>
        </text:list-item>
        <text:list-item>
          <text:p text:style-name="P49"><text:bookmark-start text:name="old_ps_118_start_30"/>Путь истины изволих и судьбы Твоя не забых.<text:span text:style-name="T15"> [</text:span><text:span text:style-name="T15"><text:bookmark-ref text:reference-format="page" text:ref-name="old_ps_118_030">121</text:bookmark-ref></text:span><text:span text:style-name="T15">]</text:span><text:bookmark-end text:name="old_ps_118_start_30"/></text:p>
        </text:list-item>
        <text:list-item>
          <text:p text:style-name="P49"><text:bookmark-start text:name="old_ps_118_start_31"/>Прилепихся свидением Твоим, Господи, не посрами мене.<text:span text:style-name="T15"> [</text:span><text:span text:style-name="T15"><text:bookmark-ref text:reference-format="page" text:ref-name="old_ps_118_031">124</text:bookmark-ref></text:span><text:span text:style-name="T15">]</text:span><text:bookmark-end text:name="old_ps_118_start_31"/></text:p>
        </text:list-item>
        <text:list-item>
          <text:p text:style-name="P49"><text:bookmark-start text:name="old_ps_118_start_32"/>Путь заповедий Твоих текох, егда разширил еси сердце мое.<text:span text:style-name="T15"> [</text:span><text:span text:style-name="T15"><text:bookmark-ref text:reference-format="page" text:ref-name="old_ps_118_032">127</text:bookmark-ref></text:span><text:span text:style-name="T15">]</text:span><text:bookmark-end text:name="old_ps_118_start_32"/></text:p>
        </text:list-item>
        <text:list-item>
          <text:p text:style-name="P49"><text:bookmark-start text:name="old_ps_118_start_33"/>Законоположи мне, Господи, путь оправданий Твоих, и взыщу и выну:<text:span text:style-name="T15"> [</text:span><text:span text:style-name="T15"><text:bookmark-ref text:reference-format="page" text:ref-name="old_ps_118_033">131</text:bookmark-ref></text:span><text:span text:style-name="T15">]</text:span><text:bookmark-end text:name="old_ps_118_start_33"/></text:p>
        </text:list-item>
        <text:list-item>
          <text:p text:style-name="P49"><text:bookmark-start text:name="old_ps_118_start_34"/>вразуми мя, и испытаю закон Твой и сохраню и всем сердцем моим.<text:span text:style-name="T15"> [</text:span><text:span text:style-name="T15"><text:bookmark-ref text:reference-format="page" text:ref-name="old_ps_118_034">139</text:bookmark-ref></text:span><text:span text:style-name="T15">]</text:span><text:bookmark-end text:name="old_ps_118_start_34"/></text:p>
        </text:list-item>
        <text:list-item>
          <text:p text:style-name="P49"><text:bookmark-start text:name="old_ps_118_start_35"/>Настави мя на стезю заповедий Твоих, яко тую восхотех.<text:span text:style-name="T15"> [</text:span><text:span text:style-name="T15"><text:bookmark-ref text:reference-format="page" text:ref-name="old_ps_118_035">142</text:bookmark-ref></text:span><text:span text:style-name="T15">]</text:span><text:bookmark-end text:name="old_ps_118_start_35"/></text:p>
        </text:list-item>
        <text:list-item>
          <text:p text:style-name="P49"><text:bookmark-start text:name="old_ps_118_start_36"/>Приклони сердце мое во свидения Твоя, а не в лихоимство.<text:span text:style-name="T15"> [</text:span><text:span text:style-name="T15"><text:bookmark-ref text:reference-format="page" text:ref-name="old_ps_118_036">145</text:bookmark-ref></text:span><text:span text:style-name="T15">]</text:span><text:bookmark-end text:name="old_ps_118_start_36"/></text:p>
        </text:list-item>
        <text:list-item>
          <text:p text:style-name="P49"><text:bookmark-start text:name="old_ps_118_start_37"/>Отврати очи мои еже не видети суеты: в пути Твоем живи мя.<text:span text:style-name="T15"> [</text:span><text:span text:style-name="T15"><text:bookmark-ref text:reference-format="page" text:ref-name="old_ps_118_037">150</text:bookmark-ref></text:span><text:span text:style-name="T15">]</text:span><text:bookmark-end text:name="old_ps_118_start_37"/></text:p>
        </text:list-item>
        <text:list-item>
          <text:p text:style-name="P49"><text:bookmark-start text:name="old_ps_118_start_38"/>Постави рабу Твоему слово Твое в страх Твой.<text:span text:style-name="T15"> [</text:span><text:span text:style-name="T15"><text:bookmark-ref text:reference-format="page" text:ref-name="old_ps_118_038">155</text:bookmark-ref></text:span><text:span text:style-name="T15">]</text:span><text:bookmark-end text:name="old_ps_118_start_38"/></text:p>
        </text:list-item>
        <text:list-item>
          <text:p text:style-name="P49"><text:bookmark-start text:name="old_ps_118_start_39"/>Отими поношение мое, еже непщевах: яко судьбы Твоя благи.<text:span text:style-name="T15"> [</text:span><text:span text:style-name="T15"><text:bookmark-ref text:reference-format="page" text:ref-name="old_ps_118_039">159</text:bookmark-ref></text:span><text:span text:style-name="T15">]</text:span><text:bookmark-end text:name="old_ps_118_start_39"/></text:p>
        </text:list-item>
        <text:list-item>
          <text:p text:style-name="P49"><text:bookmark-start text:name="old_ps_118_start_40"/>Се, возжелах заповеди Твоя: в правде Твоей живи мя.<text:span text:style-name="T15"> [</text:span><text:span text:style-name="T15"><text:bookmark-ref text:reference-format="page" text:ref-name="old_ps_118_040">163</text:bookmark-ref></text:span><text:span text:style-name="T15">]</text:span><text:bookmark-end text:name="old_ps_118_start_40"/></text:p>
        </text:list-item>
        <text:list-item>
          <text:p text:style-name="P49"><text:bookmark-start text:name="old_ps_118_start_41"/>И да приидет на мя милость Твоя, Господи, спасение Твое по словеси Твоему:<text:span text:style-name="T15"> [</text:span><text:span text:style-name="T15"><text:bookmark-ref text:reference-format="page" text:ref-name="old_ps_118_041">166</text:bookmark-ref></text:span><text:span text:style-name="T15">]</text:span><text:bookmark-end text:name="old_ps_118_start_41"/></text:p>
        </text:list-item>
        <text:list-item>
          <text:p text:style-name="P49"><text:bookmark-start text:name="old_ps_118_start_42"/><text:soft-page-break/>и отвещаю поношающым ми слово, яко уповах на словеса Твоя.<text:span text:style-name="T15"> [</text:span><text:span text:style-name="T15"><text:bookmark-ref text:reference-format="page" text:ref-name="old_ps_118_042">171</text:bookmark-ref></text:span><text:span text:style-name="T15">]</text:span><text:bookmark-end text:name="old_ps_118_start_42"/></text:p>
        </text:list-item>
        <text:list-item>
          <text:p text:style-name="P49"><text:bookmark-start text:name="old_ps_118_start_43"/>И не отъими от уст моих словесе истинна до зела, яко на судьбы Твоя уповах:<text:span text:style-name="T15"> [</text:span><text:span text:style-name="T15"><text:bookmark-ref text:reference-format="page" text:ref-name="old_ps_118_043">175</text:bookmark-ref></text:span><text:span text:style-name="T15">]</text:span><text:bookmark-end text:name="old_ps_118_start_43"/></text:p>
        </text:list-item>
        <text:list-item>
          <text:p text:style-name="P49"><text:bookmark-start text:name="old_ps_118_start_44"/>и сохраню закон Твой выну, в век и в век века.<text:span text:style-name="T15"> [</text:span><text:span text:style-name="T15"><text:bookmark-ref text:reference-format="page" text:ref-name="old_ps_118_044">179</text:bookmark-ref></text:span><text:span text:style-name="T15">]</text:span><text:bookmark-end text:name="old_ps_118_start_44"/></text:p>
        </text:list-item>
        <text:list-item>
          <text:p text:style-name="P49"><text:bookmark-start text:name="old_ps_118_start_45"/>И хождах в широте, яко заповеди Твоя взысках:<text:span text:style-name="T15"> [</text:span><text:span text:style-name="T15"><text:bookmark-ref text:reference-format="page" text:ref-name="old_ps_118_045">182</text:bookmark-ref></text:span><text:span text:style-name="T15">]</text:span><text:bookmark-end text:name="old_ps_118_start_45"/></text:p>
        </text:list-item>
        <text:list-item>
          <text:p text:style-name="P49"><text:bookmark-start text:name="old_ps_118_start_46"/>и глаголах о свидениих Твоих пред цари и не стыдяхся:<text:span text:style-name="T15"> [</text:span><text:span text:style-name="T15"><text:bookmark-ref text:reference-format="page" text:ref-name="old_ps_118_046">186</text:bookmark-ref></text:span><text:span text:style-name="T15">]</text:span><text:bookmark-end text:name="old_ps_118_start_46"/></text:p>
        </text:list-item>
        <text:list-item>
          <text:p text:style-name="P49"><text:bookmark-start text:name="old_ps_118_start_47"/>и поучахся в заповедех Твоих, яже возлюбих зело:<text:span text:style-name="T15"> [</text:span><text:span text:style-name="T15"><text:bookmark-ref text:reference-format="page" text:ref-name="old_ps_118_047">189</text:bookmark-ref></text:span><text:span text:style-name="T15">]</text:span><text:bookmark-end text:name="old_ps_118_start_47"/></text:p>
        </text:list-item>
        <text:list-item>
          <text:p text:style-name="P49"><text:bookmark-start text:name="old_ps_118_start_48"/>и воздвигох руце мои к заповедем Твоим, яже возлюбих, и глумляхся во оправданиих Твоих.<text:span text:style-name="T15"> [</text:span><text:span text:style-name="T15"><text:bookmark-ref text:reference-format="page" text:ref-name="old_ps_118_048">193</text:bookmark-ref></text:span><text:span text:style-name="T15">]</text:span><text:bookmark-end text:name="old_ps_118_start_48"/></text:p>
        </text:list-item>
        <text:list-item>
          <text:p text:style-name="P49"><text:bookmark-start text:name="old_ps_118_start_49"/>Помяни словеса Твоя рабу Твоему, ихже упование дал ми еси.<text:span text:style-name="T15"> [</text:span><text:span text:style-name="T15"><text:bookmark-ref text:reference-format="page" text:ref-name="old_ps_118_049">197</text:bookmark-ref></text:span><text:span text:style-name="T15">]</text:span><text:bookmark-end text:name="old_ps_118_start_49"/></text:p>
        </text:list-item>
        <text:list-item>
          <text:p text:style-name="P49"><text:bookmark-start text:name="old_ps_118_start_50"/>То мя утеши во смирении моем, яко слово Твое живи мя.<text:span text:style-name="T15"> [</text:span><text:span text:style-name="T15"><text:bookmark-ref text:reference-format="page" text:ref-name="old_ps_118_050">202</text:bookmark-ref></text:span><text:span text:style-name="T15">]</text:span><text:bookmark-end text:name="old_ps_118_start_50"/></text:p>
        </text:list-item>
        <text:list-item>
          <text:p text:style-name="P49"><text:bookmark-start text:name="old_ps_118_start_51"/>Гордии законопреступоваху до зела: от закона же Твоего не уклонихся.<text:span text:style-name="T15"> [</text:span><text:span text:style-name="T15"><text:bookmark-ref text:reference-format="page" text:ref-name="old_ps_118_051">205</text:bookmark-ref></text:span><text:span text:style-name="T15">]</text:span><text:bookmark-end text:name="old_ps_118_start_51"/></text:p>
        </text:list-item>
        <text:list-item>
          <text:p text:style-name="P49"><text:bookmark-start text:name="old_ps_118_start_52"/>Помянух судьбы Твоя от века, Господи, и утешихся.<text:span text:style-name="T15"> [</text:span><text:span text:style-name="T15"><text:bookmark-ref text:reference-format="page" text:ref-name="old_ps_118_052">209</text:bookmark-ref></text:span><text:span text:style-name="T15">]</text:span><text:bookmark-end text:name="old_ps_118_start_52"/></text:p>
        </text:list-item>
        <text:list-item>
          <text:p text:style-name="P49"><text:bookmark-start text:name="old_ps_118_start_53"/>Печаль прият мя от грешник, оставляющих закон Твой.<text:span text:style-name="T15"> [</text:span><text:span text:style-name="T15"><text:bookmark-ref text:reference-format="page" text:ref-name="old_ps_118_053">212</text:bookmark-ref></text:span><text:span text:style-name="T15">]</text:span><text:bookmark-end text:name="old_ps_118_start_53"/></text:p>
        </text:list-item>
        <text:list-item>
          <text:p text:style-name="P49"><text:bookmark-start text:name="old_ps_118_start_54"/>Пета бяху мне оправдания Твоя на месте пришельствия моего.<text:span text:style-name="T15"> [</text:span><text:span text:style-name="T15"><text:bookmark-ref text:reference-format="page" text:ref-name="old_ps_118_054">216</text:bookmark-ref></text:span><text:span text:style-name="T15">]</text:span><text:bookmark-end text:name="old_ps_118_start_54"/></text:p>
        </text:list-item>
        <text:list-item>
          <text:p text:style-name="P49"><text:bookmark-start text:name="old_ps_118_start_55"/>Помянух в нощи имя Твое, Господи, и сохраних закон Твой.<text:span text:style-name="T15"> [</text:span><text:span text:style-name="T15"><text:bookmark-ref text:reference-format="page" text:ref-name="old_ps_118_055">219</text:bookmark-ref></text:span><text:span text:style-name="T15">]</text:span><text:bookmark-end text:name="old_ps_118_start_55"/></text:p>
        </text:list-item>
        <text:list-item>
          <text:p text:style-name="P49"><text:bookmark-start text:name="old_ps_118_start_56"/>Сей бысть мне, яко оправданий Твоих взысках.<text:span text:style-name="T15"> [</text:span><text:span text:style-name="T15"><text:bookmark-ref text:reference-format="page" text:ref-name="old_ps_118_056">223</text:bookmark-ref></text:span><text:span text:style-name="T15">]</text:span><text:bookmark-end text:name="old_ps_118_start_56"/></text:p>
        </text:list-item>
        <text:list-item>
          <text:p text:style-name="P49"><text:bookmark-start text:name="old_ps_118_start_57"/>Часть моя еси, Господи: рех сохранити закон Твой.<text:span text:style-name="T15"> [</text:span><text:span text:style-name="T15"><text:bookmark-ref text:reference-format="page" text:ref-name="old_ps_118_057">225</text:bookmark-ref></text:span><text:span text:style-name="T15">]</text:span><text:bookmark-end text:name="old_ps_118_start_57"/></text:p>
        </text:list-item>
        <text:list-item>
          <text:p text:style-name="P49"><text:bookmark-start text:name="old_ps_118_start_58"/>Помолихся лицу Твоему всем сердцем моим: помилуй мя по словеси Твоему.<text:span text:style-name="T15"> [</text:span><text:span text:style-name="T15"><text:bookmark-ref text:reference-format="page" text:ref-name="old_ps_118_058">229</text:bookmark-ref></text:span><text:span text:style-name="T15">]</text:span><text:bookmark-end text:name="old_ps_118_start_58"/></text:p>
        </text:list-item>
        <text:list-item>
          <text:p text:style-name="P49"><text:bookmark-start text:name="old_ps_118_start_59"/>Помыслих пути Твоя и возвратих нозе мои во свидения Твоя.<text:span text:style-name="T15"> [</text:span><text:span text:style-name="T15"><text:bookmark-ref text:reference-format="page" text:ref-name="old_ps_118_059">233</text:bookmark-ref></text:span><text:span text:style-name="T15">]</text:span><text:bookmark-end text:name="old_ps_118_start_59"/></text:p>
        </text:list-item>
        <text:list-item>
          <text:p text:style-name="P49"><text:bookmark-start text:name="old_ps_118_start_60"/>Уготовихся и не смутихся сохранити заповеди Твоя.<text:span text:style-name="T15"> [</text:span><text:span text:style-name="T15"><text:bookmark-ref text:reference-format="page" text:ref-name="old_ps_118_060">237</text:bookmark-ref></text:span><text:span text:style-name="T15">]</text:span><text:bookmark-end text:name="old_ps_118_start_60"/></text:p>
        </text:list-item>
        <text:list-item>
          <text:p text:style-name="P49"><text:bookmark-start text:name="old_ps_118_start_61"/>Ужя грешник обязашася мне, и закона Твоего не забых.<text:span text:style-name="T15"> [</text:span><text:span text:style-name="T15"><text:bookmark-ref text:reference-format="page" text:ref-name="old_ps_118_061">240</text:bookmark-ref></text:span><text:span text:style-name="T15">]</text:span><text:bookmark-end text:name="old_ps_118_start_61"/></text:p>
        </text:list-item>
        <text:list-item>
          <text:p text:style-name="P49"><text:bookmark-start text:name="old_ps_118_start_62"/>Полунощи востах исповедатися Тебе о судьбах правды Твоея.<text:span text:style-name="T15"> [</text:span><text:span text:style-name="T15"><text:bookmark-ref text:reference-format="page" text:ref-name="old_ps_118_062">243</text:bookmark-ref></text:span><text:span text:style-name="T15">]</text:span><text:bookmark-end text:name="old_ps_118_start_62"/></text:p>
        </text:list-item>
        <text:list-item>
          <text:p text:style-name="P49"><text:bookmark-start text:name="old_ps_118_start_63"/>Причастник аз есмь всем боящымся тебе и хранящым заповеди Твоя.<text:span text:style-name="T15"> [</text:span><text:span text:style-name="T15"><text:bookmark-ref text:reference-format="page" text:ref-name="old_ps_118_063">247</text:bookmark-ref></text:span><text:span text:style-name="T15">]</text:span><text:bookmark-end text:name="old_ps_118_start_63"/></text:p>
        </text:list-item>
        <text:list-item>
          <text:p text:style-name="P49"><text:bookmark-start text:name="old_ps_118_start_64"/>Милости Твоея, Господи, исполнь земля: оправданием Твоим научи мя.<text:span text:style-name="T15"> [</text:span><text:span text:style-name="T15"><text:bookmark-ref text:reference-format="page" text:ref-name="old_ps_118_064">250</text:bookmark-ref></text:span><text:span text:style-name="T15">]</text:span><text:bookmark-end text:name="old_ps_118_start_64"/></text:p>
        </text:list-item>
        <text:list-item>
          <text:p text:style-name="P49"><text:bookmark-start text:name="old_ps_118_start_65"/>Благость сотворил еси с рабом Твоим, Господи, по словеси Твоему:<text:span text:style-name="T15"> [</text:span><text:span text:style-name="T15"><text:bookmark-ref text:reference-format="page" text:ref-name="old_ps_118_065">253</text:bookmark-ref></text:span><text:span text:style-name="T15">]</text:span><text:bookmark-end text:name="old_ps_118_start_65"/></text:p>
        </text:list-item>
        <text:list-item>
          <text:p text:style-name="P49"><text:bookmark-start text:name="old_ps_118_start_66"/>благости и наказанию и разуму научи мя, яко заповедем Твоим веровах.<text:span text:style-name="T15"> [</text:span><text:span text:style-name="T15"><text:bookmark-ref text:reference-format="page" text:ref-name="old_ps_118_066">257</text:bookmark-ref></text:span><text:span text:style-name="T15">]</text:span><text:bookmark-end text:name="old_ps_118_start_66"/></text:p>
        </text:list-item>
        <text:list-item>
          <text:p text:style-name="P49"><text:bookmark-start text:name="old_ps_118_start_67"/>Прежде даже не смирити ми ся, аз прегреших: сего ради слово Твое сохраних.<text:span text:style-name="T15"> [</text:span><text:span text:style-name="T15"><text:bookmark-ref text:reference-format="page" text:ref-name="old_ps_118_067">261</text:bookmark-ref></text:span><text:span text:style-name="T15">]</text:span><text:bookmark-end text:name="old_ps_118_start_67"/></text:p>
        </text:list-item>
        <text:list-item>
          <text:p text:style-name="P49"><text:bookmark-start text:name="old_ps_118_start_68"/>Благ еси Ты, Господи: и благостию Твоею научи мя оправданием Твоим.<text:span text:style-name="T15"> [</text:span><text:span text:style-name="T15"><text:bookmark-ref text:reference-format="page" text:ref-name="old_ps_118_068">265</text:bookmark-ref></text:span><text:span text:style-name="T15">]</text:span><text:bookmark-end text:name="old_ps_118_start_68"/></text:p>
        </text:list-item>
        <text:list-item>
          <text:p text:style-name="P49"><text:bookmark-start text:name="old_ps_118_start_69"/>Умножися на мя неправда гордых: аз же всем сердцем моим испытаю заповеди Твоя.<text:span text:style-name="T15"> [</text:span><text:span text:style-name="T15"><text:bookmark-ref text:reference-format="page" text:ref-name="old_ps_118_069">268</text:bookmark-ref></text:span><text:span text:style-name="T15">]</text:span><text:bookmark-end text:name="old_ps_118_start_69"/></text:p>
        </text:list-item>
        <text:list-item>
          <text:p text:style-name="P49"><text:bookmark-start text:name="old_ps_118_start_70"/>Усырися яко млеко сердце их: аз же закону Твоему поучихся.<text:span text:style-name="T15"> [</text:span><text:span text:style-name="T15"><text:bookmark-ref text:reference-format="page" text:ref-name="old_ps_118_070">272</text:bookmark-ref></text:span><text:span text:style-name="T15">]</text:span><text:bookmark-end text:name="old_ps_118_start_70"/></text:p>
        </text:list-item>
        <text:list-item>
          <text:p text:style-name="P49"><text:bookmark-start text:name="old_ps_118_start_71"/>Благо мне, яко смирил мя еси, яко да научуся оправданием Твоим.<text:span text:style-name="T15"> [</text:span><text:span text:style-name="T15"><text:bookmark-ref text:reference-format="page" text:ref-name="old_ps_118_071">275</text:bookmark-ref></text:span><text:span text:style-name="T15">]</text:span><text:bookmark-end text:name="old_ps_118_start_71"/></text:p>
        </text:list-item>
        <text:list-item>
          <text:p text:style-name="P49"><text:bookmark-start text:name="old_ps_118_start_72"/>Благ мне закон уст Твоих паче тысящ злата и сребра.<text:span text:style-name="T15"> [</text:span><text:span text:style-name="T15"><text:bookmark-ref text:reference-format="page" text:ref-name="old_ps_118_072">279</text:bookmark-ref></text:span><text:span text:style-name="T15">]</text:span><text:bookmark-end text:name="old_ps_118_start_72"/></text:p>
        </text:list-item>
        <text:list-item>
          <text:p text:style-name="P49"><text:bookmark-start text:name="old_ps_118_start_73"/>Руце Твои сотвористе мя и создасте мя: вразуми мя, и научуся заповедем Твоим.<text:span text:style-name="T15"> [</text:span><text:span text:style-name="T15"><text:bookmark-ref text:reference-format="page" text:ref-name="old_ps_118_073">282</text:bookmark-ref></text:span><text:span text:style-name="T15">]</text:span><text:bookmark-end text:name="old_ps_118_start_73"/></text:p>
        </text:list-item>
        <text:list-item>
          <text:p text:style-name="P49"><text:bookmark-start text:name="old_ps_118_start_74"/>Боящиися Тебе узрят мя и возвеселятся, яко на словеса Твоя уповах.<text:span text:style-name="T15"> [</text:span><text:span text:style-name="T15"><text:bookmark-ref text:reference-format="page" text:ref-name="old_ps_118_074">287</text:bookmark-ref></text:span><text:span text:style-name="T15">]</text:span><text:bookmark-end text:name="old_ps_118_start_74"/></text:p>
        </text:list-item>
        <text:list-item>
          <text:p text:style-name="P49"><text:bookmark-start text:name="old_ps_118_start_75"/>Разумех, Господи, яко правда судьбы Твоя, и воистинну смирил мя еси.<text:span text:style-name="T15"> [</text:span><text:span text:style-name="T15"><text:bookmark-ref text:reference-format="page" text:ref-name="old_ps_118_075">290</text:bookmark-ref></text:span><text:span text:style-name="T15">]</text:span><text:bookmark-end text:name="old_ps_118_start_75"/></text:p>
        </text:list-item>
        <text:list-item>
          <text:p text:style-name="P49"><text:bookmark-start text:name="old_ps_118_start_76"/>Буди же милость Твоя, да утешит мя, по словеси Твоему рабу Твоему:<text:span text:style-name="T15"> [</text:span><text:span text:style-name="T15"><text:bookmark-ref text:reference-format="page" text:ref-name="old_ps_118_076">294</text:bookmark-ref></text:span><text:span text:style-name="T15">]</text:span><text:bookmark-end text:name="old_ps_118_start_76"/></text:p>
        </text:list-item>
        <text:list-item>
          <text:p text:style-name="P49"><text:bookmark-start text:name="old_ps_118_start_77"/>да приидут мне щедроты Твоя, и жив буду, яко закон Твой поучение мое есть:<text:span text:style-name="T15"> [</text:span><text:span text:style-name="T15"><text:bookmark-ref text:reference-format="page" text:ref-name="old_ps_118_077">297</text:bookmark-ref></text:span><text:span text:style-name="T15">]</text:span><text:bookmark-end text:name="old_ps_118_start_77"/></text:p>
        </text:list-item>
        <text:list-item>
          <text:p text:style-name="P49"><text:bookmark-start text:name="old_ps_118_start_78"/>Да постыдятся гордии, яко неправедно беззаконноваша на мя: аз же поглумлюся в заповедех Твоих.<text:span text:style-name="T15"> [</text:span><text:span text:style-name="T15"><text:bookmark-ref text:reference-format="page" text:ref-name="old_ps_118_078">299</text:bookmark-ref></text:span><text:span text:style-name="T15">]</text:span><text:bookmark-end text:name="old_ps_118_start_78"/></text:p>
        </text:list-item>
        <text:list-item>
          <text:p text:style-name="P49"><text:bookmark-start text:name="old_ps_118_start_79"/>Да обратят мя боящиися Тебе и ведящии свидения Твоя.<text:span text:style-name="T15"> [</text:span><text:span text:style-name="T15"><text:bookmark-ref text:reference-format="page" text:ref-name="old_ps_118_079">302</text:bookmark-ref></text:span><text:span text:style-name="T15">]</text:span><text:bookmark-end text:name="old_ps_118_start_79"/></text:p>
        </text:list-item>
        <text:list-item>
          <text:p text:style-name="P49"><text:bookmark-start text:name="old_ps_118_start_80"/>Буди сердце мое непорочно во оправданиих Твоих, яко да не постыжуся.<text:span text:style-name="T15"> [</text:span><text:span text:style-name="T15"><text:bookmark-ref text:reference-format="page" text:ref-name="old_ps_118_080">305</text:bookmark-ref></text:span><text:span text:style-name="T15">]</text:span><text:bookmark-end text:name="old_ps_118_start_80"/></text:p>
        </text:list-item>
        <text:list-item>
          <text:p text:style-name="P49"><text:bookmark-start text:name="old_ps_118_start_81"/>Изчезает во спасение Твое душа моя, на словеса Твоя уповах:<text:span text:style-name="T15"> [</text:span><text:span text:style-name="T15"><text:bookmark-ref text:reference-format="page" text:ref-name="old_ps_118_081">308</text:bookmark-ref></text:span><text:span text:style-name="T15">]</text:span><text:bookmark-end text:name="old_ps_118_start_81"/></text:p>
        </text:list-item>
        <text:list-item>
          <text:p text:style-name="P49"><text:bookmark-start text:name="old_ps_118_start_82"/>изчезоша очи мои в слово Твое, глаголюще: когда утешиши мя?<text:span text:style-name="T15"> [</text:span><text:span text:style-name="T15"><text:bookmark-ref text:reference-format="page" text:ref-name="old_ps_118_082">312</text:bookmark-ref></text:span><text:span text:style-name="T15">]</text:span><text:bookmark-end text:name="old_ps_118_start_82"/></text:p>
        </text:list-item>
        <text:list-item>
          <text:p text:style-name="P49"><text:bookmark-start text:name="old_ps_118_start_83"/>зане бых яко мех на слане: оправданий Твоих не забых.<text:span text:style-name="T15"> [</text:span><text:span text:style-name="T15"><text:bookmark-ref text:reference-format="page" text:ref-name="old_ps_118_083">315</text:bookmark-ref></text:span><text:span text:style-name="T15">]</text:span><text:bookmark-end text:name="old_ps_118_start_83"/></text:p>
        </text:list-item>
        <text:list-item>
          <text:p text:style-name="P49"><text:bookmark-start text:name="old_ps_118_start_84"/>Колико есть дний раба Твоего? когда сотвориши ми от гонящих мя суд?<text:span text:style-name="T15"> [</text:span><text:span text:style-name="T15"><text:bookmark-ref text:reference-format="page" text:ref-name="old_ps_118_084">319</text:bookmark-ref></text:span><text:span text:style-name="T15">]</text:span><text:bookmark-end text:name="old_ps_118_start_84"/></text:p>
        </text:list-item>
        <text:list-item>
          <text:p text:style-name="P49"><text:bookmark-start text:name="old_ps_118_start_85"/><text:soft-page-break/>Поведаша мне законопреступницы глумления, но не яко закон Твой, Господи.<text:span text:style-name="T15"> [</text:span><text:span text:style-name="T15"><text:bookmark-ref text:reference-format="page" text:ref-name="old_ps_118_085">321</text:bookmark-ref></text:span><text:span text:style-name="T15">]</text:span><text:bookmark-end text:name="old_ps_118_start_85"/></text:p>
        </text:list-item>
        <text:list-item>
          <text:p text:style-name="P49"><text:bookmark-start text:name="old_ps_118_start_86"/>Вся заповеди Твоя истина: неправедно погнаша мя, помози ми.<text:span text:style-name="T15"> [</text:span><text:span text:style-name="T15"><text:bookmark-ref text:reference-format="page" text:ref-name="old_ps_118_086">324</text:bookmark-ref></text:span><text:span text:style-name="T15">]</text:span><text:bookmark-end text:name="old_ps_118_start_86"/></text:p>
        </text:list-item>
        <text:list-item>
          <text:p text:style-name="P49"><text:bookmark-start text:name="old_ps_118_start_87"/>Вмале не скончаша мене на земли: аз же не оставих заповедий Твоих.<text:span text:style-name="T15"> [</text:span><text:span text:style-name="T15"><text:bookmark-ref text:reference-format="page" text:ref-name="old_ps_118_087">326</text:bookmark-ref></text:span><text:span text:style-name="T15">]</text:span><text:bookmark-end text:name="old_ps_118_start_87"/></text:p>
        </text:list-item>
        <text:list-item>
          <text:p text:style-name="P49"><text:bookmark-start text:name="old_ps_118_start_88"/>По милости Твоей живи мя, и сохраню свидения уст Твоих.<text:span text:style-name="T15"> [</text:span><text:span text:style-name="T15"><text:bookmark-ref text:reference-format="page" text:ref-name="old_ps_118_088">329</text:bookmark-ref></text:span><text:span text:style-name="T15">]</text:span><text:bookmark-end text:name="old_ps_118_start_88"/></text:p>
        </text:list-item>
        <text:list-item>
          <text:p text:style-name="P49"><text:bookmark-start text:name="old_ps_118_start_89"/>Во век, Господи, слово Твое пребывает на небеси.<text:span text:style-name="T15"> [</text:span><text:span text:style-name="T15"><text:bookmark-ref text:reference-format="page" text:ref-name="old_ps_118_089">331</text:bookmark-ref></text:span><text:span text:style-name="T15">]</text:span><text:bookmark-end text:name="old_ps_118_start_89"/></text:p>
        </text:list-item>
        <text:list-item>
          <text:p text:style-name="P49"><text:bookmark-start text:name="old_ps_118_start_90"/>В род и род истина Твоя: основал еси землю, и пребывает.<text:span text:style-name="T15"> [</text:span><text:span text:style-name="T15"><text:bookmark-ref text:reference-format="page" text:ref-name="old_ps_118_090">336</text:bookmark-ref></text:span><text:span text:style-name="T15">]</text:span><text:bookmark-end text:name="old_ps_118_start_90"/></text:p>
        </text:list-item>
        <text:list-item>
          <text:p text:style-name="P49"><text:bookmark-start text:name="old_ps_118_start_91"/>Учинением Твоим пребывает день: яко всяческая работна Тебе.<text:span text:style-name="T15"> [</text:span><text:span text:style-name="T15"><text:bookmark-ref text:reference-format="page" text:ref-name="old_ps_118_091">339</text:bookmark-ref></text:span><text:span text:style-name="T15">]</text:span><text:bookmark-end text:name="old_ps_118_start_91"/></text:p>
        </text:list-item>
        <text:list-item>
          <text:p text:style-name="P49"><text:bookmark-start text:name="old_ps_118_start_92"/>Яко аще бы не закон Твой поучение мое был, тогда убо погибл бых во смирении моем:<text:span text:style-name="T15"> [</text:span><text:span text:style-name="T15"><text:bookmark-ref text:reference-format="page" text:ref-name="old_ps_118_092">342</text:bookmark-ref></text:span><text:span text:style-name="T15">]</text:span><text:bookmark-end text:name="old_ps_118_start_92"/></text:p>
        </text:list-item>
        <text:list-item>
          <text:p text:style-name="P49"><text:bookmark-start text:name="old_ps_118_start_93"/>во век не забуду оправданий Твоих, яко в них оживил мя еси.<text:span text:style-name="T15"> [</text:span><text:span text:style-name="T15"><text:bookmark-ref text:reference-format="page" text:ref-name="old_ps_118_093">346</text:bookmark-ref></text:span><text:span text:style-name="T15">]</text:span><text:bookmark-end text:name="old_ps_118_start_93"/></text:p>
        </text:list-item>
        <text:list-item>
          <text:p text:style-name="P49"><text:bookmark-start text:name="old_ps_118_start_94"/>Твой есмь аз, спаси мя: яко оправданий Твоих взысках.<text:span text:style-name="T15"> [</text:span><text:span text:style-name="T15"><text:bookmark-ref text:reference-format="page" text:ref-name="old_ps_118_094">348</text:bookmark-ref></text:span><text:span text:style-name="T15">]</text:span><text:bookmark-end text:name="old_ps_118_start_94"/></text:p>
        </text:list-item>
        <text:list-item>
          <text:p text:style-name="P49"><text:bookmark-start text:name="old_ps_118_start_95"/>Мене ждаша грешницы погубити мя: свидения Твоя разумех.<text:span text:style-name="T15"> [</text:span><text:span text:style-name="T15"><text:bookmark-ref text:reference-format="page" text:ref-name="old_ps_118_095">353</text:bookmark-ref></text:span><text:span text:style-name="T15">]</text:span><text:bookmark-end text:name="old_ps_118_start_95"/></text:p>
        </text:list-item>
        <text:list-item>
          <text:p text:style-name="P49"><text:bookmark-start text:name="old_ps_118_start_96"/>Всякия кончины видех конец: широка заповедь Твоя зело.<text:span text:style-name="T15"> [</text:span><text:span text:style-name="T15"><text:bookmark-ref text:reference-format="page" text:ref-name="old_ps_118_096">356</text:bookmark-ref></text:span><text:span text:style-name="T15">]</text:span><text:bookmark-end text:name="old_ps_118_start_96"/></text:p>
        </text:list-item>
        <text:list-item>
          <text:p text:style-name="P49"><text:bookmark-start text:name="old_ps_118_start_97"/>Коль возлюбих закон Твой, Господи: весь день поучение мое есть.<text:span text:style-name="T15"> [</text:span><text:span text:style-name="T15"><text:bookmark-ref text:reference-format="page" text:ref-name="old_ps_118_097">360</text:bookmark-ref></text:span><text:span text:style-name="T15">]</text:span><text:bookmark-end text:name="old_ps_118_start_97"/></text:p>
        </text:list-item>
        <text:list-item>
          <text:p text:style-name="P49"><text:bookmark-start text:name="old_ps_118_start_98"/>Паче враг моих умудрил мя еси заповедию Твоею, яко в век моя есть.<text:span text:style-name="T15"> [</text:span><text:span text:style-name="T15"><text:bookmark-ref text:reference-format="page" text:ref-name="old_ps_118_098">364</text:bookmark-ref></text:span><text:span text:style-name="T15">]</text:span><text:bookmark-end text:name="old_ps_118_start_98"/></text:p>
        </text:list-item>
        <text:list-item>
          <text:p text:style-name="P49"><text:bookmark-start text:name="old_ps_118_start_99"/>Паче всех учащих мя разумех, яко свидения Твоя поучение мое есть.<text:span text:style-name="T15"> [</text:span><text:span text:style-name="T15"><text:bookmark-ref text:reference-format="page" text:ref-name="old_ps_118_099">367</text:bookmark-ref></text:span><text:span text:style-name="T15">]</text:span><text:bookmark-end text:name="old_ps_118_start_99"/></text:p>
        </text:list-item>
        <text:list-item>
          <text:p text:style-name="P49"><text:bookmark-start text:name="old_ps_118_start_100"/>Паче старец разумех, яко заповеди Твоя взысках.<text:span text:style-name="T15"> [</text:span><text:span text:style-name="T15"><text:bookmark-ref text:reference-format="page" text:ref-name="old_ps_118_100">370</text:bookmark-ref></text:span><text:span text:style-name="T15">]</text:span><text:bookmark-end text:name="old_ps_118_start_100"/></text:p>
        </text:list-item>
        <text:list-item>
          <text:p text:style-name="P49"><text:bookmark-start text:name="old_ps_118_start_101"/>От всякаго пути лукава возбраних ногам моим, яко да сохраню словеса Твоя:<text:span text:style-name="T15"> [</text:span><text:span text:style-name="T15"><text:bookmark-ref text:reference-format="page" text:ref-name="old_ps_118_101">374</text:bookmark-ref></text:span><text:span text:style-name="T15">]</text:span><text:bookmark-end text:name="old_ps_118_start_101"/></text:p>
        </text:list-item>
        <text:list-item>
          <text:p text:style-name="P49"><text:bookmark-start text:name="old_ps_118_start_102"/>от судеб Твоих не уклонихся, яко Ты законоположил ми еси.<text:span text:style-name="T15"> [</text:span><text:span text:style-name="T15"><text:bookmark-ref text:reference-format="page" text:ref-name="old_ps_118_102">377</text:bookmark-ref></text:span><text:span text:style-name="T15">]</text:span><text:bookmark-end text:name="old_ps_118_start_102"/></text:p>
        </text:list-item>
        <text:list-item>
          <text:p text:style-name="P49"><text:bookmark-start text:name="old_ps_118_start_103"/>Коль сладка гортани моему словеса Твоя: паче меда устом моим.<text:span text:style-name="T15"> [</text:span><text:span text:style-name="T15"><text:bookmark-ref text:reference-format="page" text:ref-name="old_ps_118_103">379</text:bookmark-ref></text:span><text:span text:style-name="T15">]</text:span><text:bookmark-end text:name="old_ps_118_start_103"/></text:p>
        </text:list-item>
        <text:list-item>
          <text:p text:style-name="P49"><text:bookmark-start text:name="old_ps_118_start_104"/>От заповедий Твоих разумех: сего ради возненавидех всяк путь неправды.<text:span text:style-name="T15"> [</text:span><text:span text:style-name="T15"><text:bookmark-ref text:reference-format="page" text:ref-name="old_ps_118_104">382</text:bookmark-ref></text:span><text:span text:style-name="T15">]</text:span><text:bookmark-end text:name="old_ps_118_start_104"/></text:p>
        </text:list-item>
        <text:list-item>
          <text:p text:style-name="P49"><text:bookmark-start text:name="old_ps_118_start_105"/>Светильник ногама моима закон Твой, и свет стезям моим.<text:span text:style-name="T15"> [</text:span><text:span text:style-name="T15"><text:bookmark-ref text:reference-format="page" text:ref-name="old_ps_118_105">385</text:bookmark-ref></text:span><text:span text:style-name="T15">]</text:span><text:bookmark-end text:name="old_ps_118_start_105"/></text:p>
        </text:list-item>
        <text:list-item>
          <text:p text:style-name="P49"><text:bookmark-start text:name="old_ps_118_start_106"/>Кляхся и поставих сохранити судьбы правды Твоея.<text:span text:style-name="T15"> [</text:span><text:span text:style-name="T15"><text:bookmark-ref text:reference-format="page" text:ref-name="old_ps_118_106">391</text:bookmark-ref></text:span><text:span text:style-name="T15">]</text:span><text:bookmark-end text:name="old_ps_118_start_106"/></text:p>
        </text:list-item>
        <text:list-item>
          <text:p text:style-name="P49"><text:bookmark-start text:name="old_ps_118_start_107"/>Смирихся до зела: Господи, живи мя по словеси Твоему.<text:span text:style-name="T15"> [</text:span><text:span text:style-name="T15"><text:bookmark-ref text:reference-format="page" text:ref-name="old_ps_118_107">393</text:bookmark-ref></text:span><text:span text:style-name="T15">]</text:span><text:bookmark-end text:name="old_ps_118_start_107"/></text:p>
        </text:list-item>
        <text:list-item>
          <text:p text:style-name="P49"><text:bookmark-start text:name="old_ps_118_start_108"/>Вольная уст моих благоволи же, Господи, и судьбам Твоим научи мя.<text:span text:style-name="T15"> [</text:span><text:span text:style-name="T15"><text:bookmark-ref text:reference-format="page" text:ref-name="old_ps_118_108">396</text:bookmark-ref></text:span><text:span text:style-name="T15">]</text:span><text:bookmark-end text:name="old_ps_118_start_108"/></text:p>
        </text:list-item>
        <text:list-item>
          <text:p text:style-name="P49"><text:bookmark-start text:name="old_ps_118_start_109"/>Душа моя в руку Твоею выну, и закона Твоего не забых.<text:span text:style-name="T15"> [</text:span><text:span text:style-name="T15"><text:bookmark-ref text:reference-format="page" text:ref-name="old_ps_118_109">399</text:bookmark-ref></text:span><text:span text:style-name="T15">]</text:span><text:bookmark-end text:name="old_ps_118_start_109"/></text:p>
        </text:list-item>
        <text:list-item>
          <text:p text:style-name="P49"><text:bookmark-start text:name="old_ps_118_start_110"/>Положиша грешницы сеть мне: и от заповедий Твоих не заблудих.<text:span text:style-name="T15"> [</text:span><text:span text:style-name="T15"><text:bookmark-ref text:reference-format="page" text:ref-name="old_ps_118_110">403</text:bookmark-ref></text:span><text:span text:style-name="T15">]</text:span><text:bookmark-end text:name="old_ps_118_start_110"/></text:p>
        </text:list-item>
        <text:list-item>
          <text:p text:style-name="P49"><text:bookmark-start text:name="old_ps_118_start_111"/>Наследовах свидения Твоя во век, яко радование сердца моего суть:<text:span text:style-name="T15"> [</text:span><text:span text:style-name="T15"><text:bookmark-ref text:reference-format="page" text:ref-name="old_ps_118_111">405</text:bookmark-ref></text:span><text:span text:style-name="T15">]</text:span><text:bookmark-end text:name="old_ps_118_start_111"/></text:p>
        </text:list-item>
        <text:list-item>
          <text:p text:style-name="P49"><text:bookmark-start text:name="old_ps_118_start_112"/>приклоних сердце мое сотворити оправдания Твоя в век за воздаяние.<text:span text:style-name="T15"> [</text:span><text:span text:style-name="T15"><text:bookmark-ref text:reference-format="page" text:ref-name="old_ps_118_112">407</text:bookmark-ref></text:span><text:span text:style-name="T15">]</text:span><text:bookmark-end text:name="old_ps_118_start_112"/></text:p>
        </text:list-item>
        <text:list-item>
          <text:p text:style-name="P49"><text:bookmark-start text:name="old_ps_118_start_113"/>Законопреступныя возненавидех, закон же Твой возлюбих.<text:span text:style-name="T15"> [</text:span><text:span text:style-name="T15"><text:bookmark-ref text:reference-format="page" text:ref-name="old_ps_118_113">410</text:bookmark-ref></text:span><text:span text:style-name="T15">]</text:span><text:bookmark-end text:name="old_ps_118_start_113"/></text:p>
        </text:list-item>
        <text:list-item>
          <text:p text:style-name="P49"><text:bookmark-start text:name="old_ps_118_start_114"/>Помощник мой и заступник мой еси Ты: на словеса Твоя уповах.<text:span text:style-name="T15"> [</text:span><text:span text:style-name="T15"><text:bookmark-ref text:reference-format="page" text:ref-name="old_ps_118_114">413</text:bookmark-ref></text:span><text:span text:style-name="T15">]</text:span><text:bookmark-end text:name="old_ps_118_start_114"/></text:p>
        </text:list-item>
        <text:list-item>
          <text:p text:style-name="P49"><text:bookmark-start text:name="old_ps_118_start_115"/>Уклонитеся от мене, лукавнующии, и испытаю заповеди Бога моего.<text:span text:style-name="T15"> [</text:span><text:span text:style-name="T15"><text:bookmark-ref text:reference-format="page" text:ref-name="old_ps_118_115">415</text:bookmark-ref></text:span><text:span text:style-name="T15">]</text:span><text:bookmark-end text:name="old_ps_118_start_115"/></text:p>
        </text:list-item>
        <text:list-item>
          <text:p text:style-name="P49"><text:bookmark-start text:name="old_ps_118_start_116"/>Заступи мя по словеси Твоему, и жив буду: и не посрами мене от чаяния моего:<text:span text:style-name="T15"> [</text:span><text:span text:style-name="T15"><text:bookmark-ref text:reference-format="page" text:ref-name="old_ps_118_116">418</text:bookmark-ref></text:span><text:span text:style-name="T15">]</text:span><text:bookmark-end text:name="old_ps_118_start_116"/></text:p>
        </text:list-item>
        <text:list-item>
          <text:p text:style-name="P49"><text:bookmark-start text:name="old_ps_118_start_117"/>помози ми, и спасуся, и поучуся во оправданиих Твоих выну.<text:span text:style-name="T15"> [</text:span><text:span text:style-name="T15"><text:bookmark-ref text:reference-format="page" text:ref-name="old_ps_118_117">420</text:bookmark-ref></text:span><text:span text:style-name="T15">]</text:span><text:bookmark-end text:name="old_ps_118_start_117"/></text:p>
        </text:list-item>
        <text:list-item>
          <text:p text:style-name="P49"><text:bookmark-start text:name="old_ps_118_start_118"/>Уничижил еси вся отступающыя от оправданий Твоих: яко неправедно помышление их.<text:span text:style-name="T15"> [</text:span><text:span text:style-name="T15"><text:bookmark-ref text:reference-format="page" text:ref-name="old_ps_118_118">423</text:bookmark-ref></text:span><text:span text:style-name="T15">]</text:span><text:bookmark-end text:name="old_ps_118_start_118"/></text:p>
        </text:list-item>
        <text:list-item>
          <text:p text:style-name="P49"><text:bookmark-start text:name="old_ps_118_start_119"/>Преступающыя непщевах вся грешныя земли: сего ради возлюбих свидения Твоя.<text:span text:style-name="T15"> [</text:span><text:span text:style-name="T15"><text:bookmark-ref text:reference-format="page" text:ref-name="old_ps_118_119">426</text:bookmark-ref></text:span><text:span text:style-name="T15">]</text:span><text:bookmark-end text:name="old_ps_118_start_119"/></text:p>
        </text:list-item>
        <text:list-item>
          <text:p text:style-name="P49"><text:bookmark-start text:name="old_ps_118_start_120"/>Пригвозди страху Твоему плоти моя: от судеб бо Твоих убояхся.<text:span text:style-name="T15"> [</text:span><text:span text:style-name="T15"><text:bookmark-ref text:reference-format="page" text:ref-name="old_ps_118_120">430</text:bookmark-ref></text:span><text:span text:style-name="T15">]</text:span><text:bookmark-end text:name="old_ps_118_start_120"/></text:p>
        </text:list-item>
        <text:list-item>
          <text:p text:style-name="P49"><text:bookmark-start text:name="old_ps_118_start_121"/>Сотворих суд и правду: не предаждь мене обидящым мя.<text:span text:style-name="T15"> [</text:span><text:span text:style-name="T15"><text:bookmark-ref text:reference-format="page" text:ref-name="old_ps_118_121">434</text:bookmark-ref></text:span><text:span text:style-name="T15">]</text:span><text:bookmark-end text:name="old_ps_118_start_121"/></text:p>
        </text:list-item>
        <text:list-item>
          <text:p text:style-name="P49"><text:bookmark-start text:name="old_ps_118_start_122"/>Восприими раба Твоего во благо, да не оклеветают мене гордии.<text:span text:style-name="T15"> [</text:span><text:span text:style-name="T15"><text:bookmark-ref text:reference-format="page" text:ref-name="old_ps_118_122">437</text:bookmark-ref></text:span><text:span text:style-name="T15">]</text:span><text:bookmark-end text:name="old_ps_118_start_122"/></text:p>
        </text:list-item>
        <text:list-item>
          <text:p text:style-name="P49"><text:bookmark-start text:name="old_ps_118_start_123"/>Очи мои изчезосте во спасение Твое и в слово правды Твоея:<text:span text:style-name="T15"> [</text:span><text:span text:style-name="T15"><text:bookmark-ref text:reference-format="page" text:ref-name="old_ps_118_123">440</text:bookmark-ref></text:span><text:span text:style-name="T15">]</text:span><text:bookmark-end text:name="old_ps_118_start_123"/></text:p>
        </text:list-item>
        <text:list-item>
          <text:p text:style-name="P49"><text:bookmark-start text:name="old_ps_118_start_124"/>сотвори с рабом Твоим по милости Твоей, и оправданием Твоим научи мя.<text:span text:style-name="T15"> [</text:span><text:span text:style-name="T15"><text:bookmark-ref text:reference-format="page" text:ref-name="old_ps_118_124">443</text:bookmark-ref></text:span><text:span text:style-name="T15">]</text:span><text:bookmark-end text:name="old_ps_118_start_124"/></text:p>
        </text:list-item>
        <text:list-item>
          <text:p text:style-name="P49"><text:bookmark-start text:name="old_ps_118_start_125"/>Раб Твой есмь аз: вразуми мя, и увем свидения Твоя.<text:span text:style-name="T15"> [</text:span><text:span text:style-name="T15"><text:bookmark-ref text:reference-format="page" text:ref-name="old_ps_118_125">446</text:bookmark-ref></text:span><text:span text:style-name="T15">]</text:span><text:bookmark-end text:name="old_ps_118_start_125"/></text:p>
        </text:list-item>
        <text:list-item>
          <text:p text:style-name="P49"><text:bookmark-start text:name="old_ps_118_start_126"/>Время сотворити Господеви: разориша закон Твой.<text:span text:style-name="T15"> [</text:span><text:span text:style-name="T15"><text:bookmark-ref text:reference-format="page" text:ref-name="old_ps_118_126">449</text:bookmark-ref></text:span><text:span text:style-name="T15">]</text:span><text:bookmark-end text:name="old_ps_118_start_126"/></text:p>
        </text:list-item>
        <text:list-item>
          <text:p text:style-name="P49"><text:bookmark-start text:name="old_ps_118_start_127"/>Сего ради возлюбих заповеди Твоя паче злата и топазиа.<text:span text:style-name="T15"> [</text:span><text:span text:style-name="T15"><text:bookmark-ref text:reference-format="page" text:ref-name="old_ps_118_127">453</text:bookmark-ref></text:span><text:span text:style-name="T15">]</text:span><text:bookmark-end text:name="old_ps_118_start_127"/></text:p>
        </text:list-item>
        <text:list-item>
          <text:p text:style-name="P49"><text:bookmark-start text:name="old_ps_118_start_128"/><text:soft-page-break/>Сего ради ко всем заповедем Твоим направляхся, всяк путь неправды возненавидех.<text:span text:style-name="T15"> [</text:span><text:span text:style-name="T15"><text:bookmark-ref text:reference-format="page" text:ref-name="old_ps_118_128">456</text:bookmark-ref></text:span><text:span text:style-name="T15">]</text:span><text:bookmark-end text:name="old_ps_118_start_128"/></text:p>
        </text:list-item>
        <text:list-item>
          <text:p text:style-name="P49"><text:bookmark-start text:name="old_ps_118_start_129"/>Дивна свидения Твоя: сего ради испыта я душа моя.<text:span text:style-name="T15"> [</text:span><text:span text:style-name="T15"><text:bookmark-ref text:reference-format="page" text:ref-name="old_ps_118_129">459</text:bookmark-ref></text:span><text:span text:style-name="T15">]</text:span><text:bookmark-end text:name="old_ps_118_start_129"/></text:p>
        </text:list-item>
        <text:list-item>
          <text:p text:style-name="P49"><text:bookmark-start text:name="old_ps_118_start_130"/>Явление словес Твоих просвещает и вразумляет младенцы.<text:span text:style-name="T15"> [</text:span><text:span text:style-name="T15"><text:bookmark-ref text:reference-format="page" text:ref-name="old_ps_118_130">463</text:bookmark-ref></text:span><text:span text:style-name="T15">]</text:span><text:bookmark-end text:name="old_ps_118_start_130"/></text:p>
        </text:list-item>
        <text:list-item>
          <text:p text:style-name="P49"><text:bookmark-start text:name="old_ps_118_start_131"/>Уста моя отверзох и привлекох дух, яко заповедий Твоих желах.<text:span text:style-name="T15"> [</text:span><text:span text:style-name="T15"><text:bookmark-ref text:reference-format="page" text:ref-name="old_ps_118_131">466</text:bookmark-ref></text:span><text:span text:style-name="T15">]</text:span><text:bookmark-end text:name="old_ps_118_start_131"/></text:p>
        </text:list-item>
        <text:list-item>
          <text:p text:style-name="P49"><text:bookmark-start text:name="old_ps_118_start_132"/>Призри на мя и помилуй мя, по суду любящих имя Твое.<text:span text:style-name="T15"> [</text:span><text:span text:style-name="T15"><text:bookmark-ref text:reference-format="page" text:ref-name="old_ps_118_132">469</text:bookmark-ref></text:span><text:span text:style-name="T15">]</text:span><text:bookmark-end text:name="old_ps_118_start_132"/></text:p>
        </text:list-item>
        <text:list-item>
          <text:p text:style-name="P49"><text:bookmark-start text:name="old_ps_118_start_133"/>Стопы моя направи по словеси Твоему, и да не обладает мною всякое беззаконие:<text:span text:style-name="T15"> [</text:span><text:span text:style-name="T15"><text:bookmark-ref text:reference-format="page" text:ref-name="old_ps_118_133">472</text:bookmark-ref></text:span><text:span text:style-name="T15">]</text:span><text:bookmark-end text:name="old_ps_118_start_133"/></text:p>
        </text:list-item>
        <text:list-item>
          <text:p text:style-name="P49"><text:bookmark-start text:name="old_ps_118_start_134"/>избави мя от клеветы человеческия, и сохраню заповеди Твоя.<text:span text:style-name="T15"> [</text:span><text:span text:style-name="T15"><text:bookmark-ref text:reference-format="page" text:ref-name="old_ps_118_134">475</text:bookmark-ref></text:span><text:span text:style-name="T15">]</text:span><text:bookmark-end text:name="old_ps_118_start_134"/></text:p>
        </text:list-item>
        <text:list-item>
          <text:p text:style-name="P49"><text:bookmark-start text:name="old_ps_118_start_135"/>Лице Твое просвети на раба Твоего и научи мя оправданием Твоим.<text:span text:style-name="T15"> [</text:span><text:span text:style-name="T15"><text:bookmark-ref text:reference-format="page" text:ref-name="old_ps_118_135">481</text:bookmark-ref></text:span><text:span text:style-name="T15">]</text:span><text:bookmark-end text:name="old_ps_118_start_135"/></text:p>
        </text:list-item>
        <text:list-item>
          <text:p text:style-name="P49"><text:bookmark-start text:name="old_ps_118_start_136"/>Исходища водная изведосте очи мои, понеже не сохраних закона Твоего.<text:span text:style-name="T15"> [</text:span><text:span text:style-name="T15"><text:bookmark-ref text:reference-format="page" text:ref-name="old_ps_118_136">484</text:bookmark-ref></text:span><text:span text:style-name="T15">]</text:span><text:bookmark-end text:name="old_ps_118_start_136"/></text:p>
        </text:list-item>
        <text:list-item>
          <text:p text:style-name="P49"><text:bookmark-start text:name="old_ps_118_start_137"/>Праведен еси, Господи, и прави суди Твои:<text:span text:style-name="T15"> [</text:span><text:span text:style-name="T15"><text:bookmark-ref text:reference-format="page" text:ref-name="old_ps_118_137">487</text:bookmark-ref></text:span><text:span text:style-name="T15">]</text:span><text:bookmark-end text:name="old_ps_118_start_137"/></text:p>
        </text:list-item>
        <text:list-item>
          <text:p text:style-name="P49"><text:bookmark-start text:name="old_ps_118_start_138"/>заповедал еси правду свидения Твоя, и истину зело.<text:span text:style-name="T15"> [</text:span><text:span text:style-name="T15"><text:bookmark-ref text:reference-format="page" text:ref-name="old_ps_118_138">490</text:bookmark-ref></text:span><text:span text:style-name="T15">]</text:span><text:bookmark-end text:name="old_ps_118_start_138"/></text:p>
        </text:list-item>
        <text:list-item>
          <text:p text:style-name="P49"><text:bookmark-start text:name="old_ps_118_start_139"/>Истаяла мя есть ревность Твоя: яко забыша словеса Твоя врази мои.<text:span text:style-name="T15"> [</text:span><text:span text:style-name="T15"><text:bookmark-ref text:reference-format="page" text:ref-name="old_ps_118_139">492</text:bookmark-ref></text:span><text:span text:style-name="T15">]</text:span><text:bookmark-end text:name="old_ps_118_start_139"/></text:p>
        </text:list-item>
        <text:list-item>
          <text:p text:style-name="P49"><text:bookmark-start text:name="old_ps_118_start_140"/>Разжжено слово Твое зело, и раб Твой возлюби е.<text:span text:style-name="T15"> [</text:span><text:span text:style-name="T15"><text:bookmark-ref text:reference-format="page" text:ref-name="old_ps_118_140">496</text:bookmark-ref></text:span><text:span text:style-name="T15">]</text:span><text:bookmark-end text:name="old_ps_118_start_140"/></text:p>
        </text:list-item>
        <text:list-item>
          <text:p text:style-name="P49"><text:bookmark-start text:name="old_ps_118_start_141"/>Юнейший аз есмь и уничижен: оправданий Твоих не забых.<text:span text:style-name="T15"> [</text:span><text:span text:style-name="T15"><text:bookmark-ref text:reference-format="page" text:ref-name="old_ps_118_141">498</text:bookmark-ref></text:span><text:span text:style-name="T15">]</text:span><text:bookmark-end text:name="old_ps_118_start_141"/></text:p>
        </text:list-item>
        <text:list-item>
          <text:p text:style-name="P49"><text:bookmark-start text:name="old_ps_118_start_142"/>Правда Твоя правда во век, и закон Твой истина.<text:span text:style-name="T15"> [</text:span><text:span text:style-name="T15"><text:bookmark-ref text:reference-format="page" text:ref-name="old_ps_118_142">501</text:bookmark-ref></text:span><text:span text:style-name="T15">]</text:span><text:bookmark-end text:name="old_ps_118_start_142"/></text:p>
        </text:list-item>
        <text:list-item>
          <text:p text:style-name="P49"><text:bookmark-start text:name="old_ps_118_start_143"/>Скорби и нужди обретоша мя: заповеди Твоя поучение мое.<text:span text:style-name="T15"> [</text:span><text:span text:style-name="T15"><text:bookmark-ref text:reference-format="page" text:ref-name="old_ps_118_143">503</text:bookmark-ref></text:span><text:span text:style-name="T15">]</text:span><text:bookmark-end text:name="old_ps_118_start_143"/></text:p>
        </text:list-item>
        <text:list-item>
          <text:p text:style-name="P49"><text:bookmark-start text:name="old_ps_118_start_144"/>Правда свидения Твоя в век: вразуми мя, и жив буду.<text:span text:style-name="T15"> [</text:span><text:span text:style-name="T15"><text:bookmark-ref text:reference-format="page" text:ref-name="old_ps_118_144">506</text:bookmark-ref></text:span><text:span text:style-name="T15">]</text:span><text:bookmark-end text:name="old_ps_118_start_144"/></text:p>
        </text:list-item>
        <text:list-item>
          <text:p text:style-name="P49"><text:bookmark-start text:name="old_ps_118_start_145"/>Воззвах всем сердцем моим, услыши мя, Господи: оправдания Твоя взыщу.<text:span text:style-name="T15"> [</text:span><text:span text:style-name="T15"><text:bookmark-ref text:reference-format="page" text:ref-name="old_ps_118_145">509</text:bookmark-ref></text:span><text:span text:style-name="T15">]</text:span><text:bookmark-end text:name="old_ps_118_start_145"/></text:p>
        </text:list-item>
        <text:list-item>
          <text:p text:style-name="P49"><text:bookmark-start text:name="old_ps_118_start_146"/>Воззвах Ти, спаси мя, и сохраню свидения Твоя.<text:span text:style-name="T15"> [</text:span><text:span text:style-name="T15"><text:bookmark-ref text:reference-format="page" text:ref-name="old_ps_118_146">512</text:bookmark-ref></text:span><text:span text:style-name="T15">]</text:span><text:bookmark-end text:name="old_ps_118_start_146"/></text:p>
        </text:list-item>
        <text:list-item>
          <text:p text:style-name="P49"><text:bookmark-start text:name="old_ps_118_start_147"/>Предварих в безгодии и воззвах: на словеса Твоя уповах.<text:span text:style-name="T15"> [</text:span><text:span text:style-name="T15"><text:bookmark-ref text:reference-format="page" text:ref-name="old_ps_118_147">514</text:bookmark-ref></text:span><text:span text:style-name="T15">]</text:span><text:bookmark-end text:name="old_ps_118_start_147"/></text:p>
        </text:list-item>
        <text:list-item>
          <text:p text:style-name="P49"><text:bookmark-start text:name="old_ps_118_start_148"/>Предваристе очи мои ко утру, поучитися словесем Твоим.<text:span text:style-name="T15"> [</text:span><text:span text:style-name="T15"><text:bookmark-ref text:reference-format="page" text:ref-name="old_ps_118_148">518</text:bookmark-ref></text:span><text:span text:style-name="T15">]</text:span><text:bookmark-end text:name="old_ps_118_start_148"/></text:p>
        </text:list-item>
        <text:list-item>
          <text:p text:style-name="P49"><text:bookmark-start text:name="old_ps_118_start_149"/>Глас мой услыши, Господи, по милости Твоей: по судьбе Твоей живи мя.<text:span text:style-name="T15"> [</text:span><text:span text:style-name="T15"><text:bookmark-ref text:reference-format="page" text:ref-name="old_ps_118_149">520</text:bookmark-ref></text:span><text:span text:style-name="T15">]</text:span><text:bookmark-end text:name="old_ps_118_start_149"/></text:p>
        </text:list-item>
        <text:list-item>
          <text:p text:style-name="P49"><text:bookmark-start text:name="old_ps_118_start_150"/>Приближишася гонящии мя беззаконием: от закона же Твоего удалишася.<text:span text:style-name="T15"> [</text:span><text:span text:style-name="T15"><text:bookmark-ref text:reference-format="page" text:ref-name="old_ps_118_150">522</text:bookmark-ref></text:span><text:span text:style-name="T15">]</text:span><text:bookmark-end text:name="old_ps_118_start_150"/></text:p>
        </text:list-item>
        <text:list-item>
          <text:p text:style-name="P49"><text:bookmark-start text:name="old_ps_118_start_151"/>Близ еси Ты, Господи, и вси путие Твои истина.<text:span text:style-name="T15"> [</text:span><text:span text:style-name="T15"><text:bookmark-ref text:reference-format="page" text:ref-name="old_ps_118_151">524</text:bookmark-ref></text:span><text:span text:style-name="T15">]</text:span><text:bookmark-end text:name="old_ps_118_start_151"/></text:p>
        </text:list-item>
        <text:list-item>
          <text:p text:style-name="P49"><text:bookmark-start text:name="old_ps_118_start_152"/>Исперва познах от свидений Твоих, яко в век основал я еси.<text:span text:style-name="T15"> [</text:span><text:span text:style-name="T15"><text:bookmark-ref text:reference-format="page" text:ref-name="old_ps_118_152">527</text:bookmark-ref></text:span><text:span text:style-name="T15">]</text:span><text:bookmark-end text:name="old_ps_118_start_152"/></text:p>
        </text:list-item>
        <text:list-item>
          <text:p text:style-name="P49"><text:bookmark-start text:name="old_ps_118_start_153"/>Виждь смирение мое и изми мя: яко закона Твоего не забых.<text:span text:style-name="T15"> [</text:span><text:span text:style-name="T15"><text:bookmark-ref text:reference-format="page" text:ref-name="old_ps_118_153">530</text:bookmark-ref></text:span><text:span text:style-name="T15">]</text:span><text:bookmark-end text:name="old_ps_118_start_153"/></text:p>
        </text:list-item>
        <text:list-item>
          <text:p text:style-name="P49"><text:bookmark-start text:name="old_ps_118_start_154"/>Суди суд мой и избави мя: словесе ради Твоего живи мя.<text:span text:style-name="T15"> [</text:span><text:span text:style-name="T15"><text:bookmark-ref text:reference-format="page" text:ref-name="old_ps_118_154">533</text:bookmark-ref></text:span><text:span text:style-name="T15">]</text:span><text:bookmark-end text:name="old_ps_118_start_154"/></text:p>
        </text:list-item>
        <text:list-item>
          <text:p text:style-name="P49"><text:bookmark-start text:name="old_ps_118_start_155"/>Далече от грешник спасение, яко оправданий Твоих не взыскаша.<text:span text:style-name="T15"> [</text:span><text:span text:style-name="T15"><text:bookmark-ref text:reference-format="page" text:ref-name="old_ps_118_155">536</text:bookmark-ref></text:span><text:span text:style-name="T15">]</text:span><text:bookmark-end text:name="old_ps_118_start_155"/></text:p>
        </text:list-item>
        <text:list-item>
          <text:p text:style-name="P49"><text:bookmark-start text:name="old_ps_118_start_156"/>Щедроты Твоя многи, Господи: по судьбе Твоей живи мя.<text:span text:style-name="T15"> [</text:span><text:span text:style-name="T15"><text:bookmark-ref text:reference-format="page" text:ref-name="old_ps_118_156">539</text:bookmark-ref></text:span><text:span text:style-name="T15">]</text:span><text:bookmark-end text:name="old_ps_118_start_156"/></text:p>
        </text:list-item>
        <text:list-item>
          <text:p text:style-name="P49"><text:bookmark-start text:name="old_ps_118_start_157"/>Мнози изгонящии мя и стужающии ми: от свидений Твоих не уклонихся.<text:span text:style-name="T15"> [</text:span><text:span text:style-name="T15"><text:bookmark-ref text:reference-format="page" text:ref-name="old_ps_118_157">542</text:bookmark-ref></text:span><text:span text:style-name="T15">]</text:span><text:bookmark-end text:name="old_ps_118_start_157"/></text:p>
        </text:list-item>
        <text:list-item>
          <text:p text:style-name="P49"><text:bookmark-start text:name="old_ps_118_start_158"/>Видех неразумевающыя и истаях: яко словес Твоих не сохраниша.<text:span text:style-name="T15"> [</text:span><text:span text:style-name="T15"><text:bookmark-ref text:reference-format="page" text:ref-name="old_ps_118_158">545</text:bookmark-ref></text:span><text:span text:style-name="T15">]</text:span><text:bookmark-end text:name="old_ps_118_start_158"/></text:p>
        </text:list-item>
        <text:list-item>
          <text:p text:style-name="P49"><text:bookmark-start text:name="old_ps_118_start_159"/>Виждь, яко заповеди Твоя возлюбих: Господи, по милости Твоей живи мя.<text:span text:style-name="T15"> [</text:span><text:span text:style-name="T15"><text:bookmark-ref text:reference-format="page" text:ref-name="old_ps_118_159">548</text:bookmark-ref></text:span><text:span text:style-name="T15">]</text:span><text:bookmark-end text:name="old_ps_118_start_159"/></text:p>
        </text:list-item>
        <text:list-item>
          <text:p text:style-name="P49"><text:bookmark-start text:name="old_ps_118_start_160"/>Начало словес Твоих истина, и во век вся судьбы правды Твоея.<text:span text:style-name="T15"> [</text:span><text:span text:style-name="T15"><text:bookmark-ref text:reference-format="page" text:ref-name="old_ps_118_160">551</text:bookmark-ref></text:span><text:span text:style-name="T15">]</text:span><text:bookmark-end text:name="old_ps_118_start_160"/></text:p>
        </text:list-item>
        <text:list-item>
          <text:p text:style-name="P49"><text:bookmark-start text:name="old_ps_118_start_161"/>Князи погнаша мя туне: и от словес Твоих убояся сердце мое.<text:span text:style-name="T15"> [</text:span><text:span text:style-name="T15"><text:bookmark-ref text:reference-format="page" text:ref-name="old_ps_118_161">554</text:bookmark-ref></text:span><text:span text:style-name="T15">]</text:span><text:bookmark-end text:name="old_ps_118_start_161"/></text:p>
        </text:list-item>
        <text:list-item>
          <text:p text:style-name="P49"><text:bookmark-start text:name="old_ps_118_start_162"/>Возрадуюся аз о словесех Твоих, яко обретаяй корысть многу.<text:span text:style-name="T15"> [</text:span><text:span text:style-name="T15"><text:bookmark-ref text:reference-format="page" text:ref-name="old_ps_118_162">558</text:bookmark-ref></text:span><text:span text:style-name="T15">]</text:span><text:bookmark-end text:name="old_ps_118_start_162"/></text:p>
        </text:list-item>
        <text:list-item>
          <text:p text:style-name="P49"><text:bookmark-start text:name="old_ps_118_start_163"/>Неправду возненавидех и омерзих: закон же Твой возлюбих.<text:span text:style-name="T15"> [</text:span><text:span text:style-name="T15"><text:bookmark-ref text:reference-format="page" text:ref-name="old_ps_118_163">561</text:bookmark-ref></text:span><text:span text:style-name="T15">]</text:span><text:bookmark-end text:name="old_ps_118_start_163"/></text:p>
        </text:list-item>
        <text:list-item>
          <text:p text:style-name="P49"><text:bookmark-start text:name="old_ps_118_start_164"/>Седмерицею днем хвалих Тя о судьбах правды Твоея.<text:span text:style-name="T15"> [</text:span><text:span text:style-name="T15"><text:bookmark-ref text:reference-format="page" text:ref-name="old_ps_118_164">564</text:bookmark-ref></text:span><text:span text:style-name="T15">]</text:span><text:bookmark-end text:name="old_ps_118_start_164"/></text:p>
        </text:list-item>
        <text:list-item>
          <text:p text:style-name="P49"><text:bookmark-start text:name="old_ps_118_start_165"/>Мир мног любящым закон Твой, и несть им соблазна.<text:span text:style-name="T15"> [</text:span><text:span text:style-name="T15"><text:bookmark-ref text:reference-format="page" text:ref-name="old_ps_118_165">568</text:bookmark-ref></text:span><text:span text:style-name="T15">]</text:span><text:bookmark-end text:name="old_ps_118_start_165"/></text:p>
        </text:list-item>
        <text:list-item>
          <text:p text:style-name="P49"><text:bookmark-start text:name="old_ps_118_start_166"/>Чаях спасения Твоего, Господи, и заповеди Твоя возлюбих.<text:span text:style-name="T15"> [</text:span><text:span text:style-name="T15"><text:bookmark-ref text:reference-format="page" text:ref-name="old_ps_118_166">572</text:bookmark-ref></text:span><text:span text:style-name="T15">]</text:span><text:bookmark-end text:name="old_ps_118_start_166"/></text:p>
        </text:list-item>
        <text:list-item>
          <text:p text:style-name="P49"><text:bookmark-start text:name="old_ps_118_start_167"/>Сохрани душа моя свидения Твоя и возлюби я зело.<text:span text:style-name="T15"> [</text:span><text:span text:style-name="T15"><text:bookmark-ref text:reference-format="page" text:ref-name="old_ps_118_167">574</text:bookmark-ref></text:span><text:span text:style-name="T15">]</text:span><text:bookmark-end text:name="old_ps_118_start_167"/></text:p>
        </text:list-item>
        <text:list-item>
          <text:p text:style-name="P49"><text:bookmark-start text:name="old_ps_118_start_168"/>Сохраних заповеди Твоя и свидения Твоя, яко вси путие мои пред Тобою, Господи.<text:span text:style-name="T15"> [</text:span><text:span text:style-name="T15"><text:bookmark-ref text:reference-format="page" text:ref-name="old_ps_118_168">576</text:bookmark-ref></text:span><text:span text:style-name="T15">]</text:span><text:bookmark-end text:name="old_ps_118_start_168"/></text:p>
        </text:list-item>
        <text:list-item>
          <text:p text:style-name="P49"><text:bookmark-start text:name="old_ps_118_start_169"/>Да приближится моление мое пред Тя, Господи: по словеси Твоему вразуми мя.<text:span text:style-name="T15"> [</text:span><text:span text:style-name="T15"><text:bookmark-ref text:reference-format="page" text:ref-name="old_ps_118_169">579</text:bookmark-ref></text:span><text:span text:style-name="T15">]</text:span><text:bookmark-end text:name="old_ps_118_start_169"/></text:p>
        </text:list-item>
        <text:list-item>
          <text:p text:style-name="P49"><text:bookmark-start text:name="old_ps_118_start_170"/>Да внидет прошение мое пред Тя: Господи, по словеси Твоему избави мя.<text:span text:style-name="T15"> [</text:span><text:span text:style-name="T15"><text:bookmark-ref text:reference-format="page" text:ref-name="old_ps_118_170">582</text:bookmark-ref></text:span><text:span text:style-name="T15">]</text:span><text:bookmark-end text:name="old_ps_118_start_170"/></text:p>
        </text:list-item>
        <text:list-item>
          <text:p text:style-name="P49"><text:bookmark-start text:name="old_ps_118_start_171"/>Отрыгнут устне мои пение, егда научиши мя оправданием Твоим.<text:span text:style-name="T15"> [</text:span><text:span text:style-name="T15"><text:bookmark-ref text:reference-format="page" text:ref-name="old_ps_118_171">585</text:bookmark-ref></text:span><text:span text:style-name="T15">]</text:span><text:bookmark-end text:name="old_ps_118_start_171"/></text:p>
        </text:list-item>
        <text:list-item>
          <text:p text:style-name="P49"><text:bookmark-start text:name="old_ps_118_start_172"/>Провещает язык мой словеса Твоя, яко вся заповеди Твоя правда.<text:span text:style-name="T15"> [</text:span><text:span text:style-name="T15"><text:bookmark-ref text:reference-format="page" text:ref-name="old_ps_118_172">588</text:bookmark-ref></text:span><text:span text:style-name="T15">]</text:span><text:bookmark-end text:name="old_ps_118_start_172"/></text:p>
        </text:list-item>
        <text:list-item>
          <text:p text:style-name="P49"><text:bookmark-start text:name="old_ps_118_start_173"/><text:soft-page-break/>Да будет рука Твоя еже спасти мя, яко заповеди Твоя изволих.<text:span text:style-name="T15"> [</text:span><text:span text:style-name="T15"><text:bookmark-ref text:reference-format="page" text:ref-name="old_ps_118_173">591</text:bookmark-ref></text:span><text:span text:style-name="T15">]</text:span><text:bookmark-end text:name="old_ps_118_start_173"/></text:p>
        </text:list-item>
        <text:list-item>
          <text:p text:style-name="P49"><text:bookmark-start text:name="old_ps_118_start_174"/>Возжелах спасение Твое, Господи, и закон Твой поучение мое есть.<text:span text:style-name="T15"> [</text:span><text:span text:style-name="T15"><text:bookmark-ref text:reference-format="page" text:ref-name="old_ps_118_174">594</text:bookmark-ref></text:span><text:span text:style-name="T15">]</text:span><text:bookmark-end text:name="old_ps_118_start_174"/></text:p>
        </text:list-item>
        <text:list-item>
          <text:p text:style-name="P49"><text:bookmark-start text:name="old_ps_118_start_175"/>Жива будет душа моя и восхвалит Тя: и судьбы Твоя помогут мне.<text:span text:style-name="T15"> [</text:span><text:span text:style-name="T15"><text:bookmark-ref text:reference-format="page" text:ref-name="old_ps_118_175">597</text:bookmark-ref></text:span><text:span text:style-name="T15">]</text:span><text:bookmark-end text:name="old_ps_118_start_175"/></text:p>
        </text:list-item>
        <text:list-item>
          <text:p text:style-name="P49"><text:bookmark-start text:name="old_ps_118_start_176"/>Заблудих яко овча погибшее: взыщи раба Твоего, яко заповедий Твоих не забых.<text:span text:style-name="T15"> [</text:span><text:span text:style-name="T15"><text:bookmark-ref text:reference-format="page" text:ref-name="old_ps_118_176">600</text:bookmark-ref></text:span><text:span text:style-name="T15">]</text:span><text:bookmark-end text:name="old_ps_118_start_176"/></text:p>
        </text:list-item>
      </text:list>
      <text:h text:style-name="Heading_20_1" text:outline-level="1"><text:bookmark-start text:name="old_ps_118_000"/>Предисловие к псалму 118<text:bookmark-end text:name="old_ps_118_000"/></text:h>
      <text:p text:style-name="P5">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16">«блаженны те, чьи беззакония… отпущены»</text:span><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 </text:p>
      <text:p text:style-name="P47">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 </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16">а</text:span>, второй с б, третий с <text:span text:style-name="T16">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16">а</text:span>, восемь следующих с <text:span text:style-name="T16">б</text:span>, и так далее. Всего в еврейской азбуке 22 буквы. Положив на каждую по восьми стихов, выйдет 176 стихов. Столько их и есть в псалме. </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16">Зигабен</text:span> делает выписку из <text:span text:style-name="T16">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16">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 </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16">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 </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16">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16">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16">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 </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16">Святой Амвросий</text:span> посвятил ему целую книгу; <text:span text:style-name="T16">блаженный Августин</text:span> в церкви всенародно предлагал о нем беседы; святой Афанасий Великий, блаженный Феодорит, <text:span text:style-name="T16">святой Иларий</text:span> вели толкование его наряду с толкованием всех псалмов. Кроме них, советниками нашими будут: <text:span text:style-name="T16">Зигабен Евфимий</text:span> и <text:span text:style-name="T16">Анфим</text:span>, блаженнейший патриарх Иерусалимский. </text:p>
      <text:p text:style-name="First_20_line_20_indent">В изложении удержим разделение на восьмистишия, подражая <text:span text:style-name="T16">святому Амвросию</text:span> и <text:span text:style-name="T16">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 </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 </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16">Златоуста</text:span> и <text:span text:style-name="T16">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 </text:p>
      <text:p text:style-name="First_20_line_20_indent">Слова Божественного <text:span text:style-name="T16">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16">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16">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16">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16">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16">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 </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5"> [</text:span><text:span text:style-name="T15"><text:bookmark-ref text:reference-format="page" text:ref-name="old_ps_118_122">437</text:bookmark-ref></text:span><text:span text:style-name="T15">]</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16">закон</text:span> (тора), авторитетное наставление, указание к образу действия; <text:span text:style-name="T16">путь</text:span>, так как человек должен поступать по закону, то этот закон является ему как указанный Богом путь к назначенной ему цели, <text:span text:style-name="T16">оправдание</text:span> – собственно постановления, уставы, как излияния Божественной правды, закон, как справедливый; <text:span text:style-name="T16">заповедь</text:span>, закон, нечто поведенное, порученное человеку; <text:span text:style-name="T16">судьбы</text:span> – законы, как проявление святой, праведной воли Судьи – Бога, наказывающего нарушителей закона; <text:span text:style-name="T16">свидение</text:span>, так как Бог в Синайском законодательстве блистательнейшим образом засвидетельствовал Себя пред народом; <text:span text:style-name="T16">правда</text:span>, как выражение Божественной истины, как выражение Божественной истинности; – а также – <text:span text:style-name="T16">слово</text:span> – обещания. </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5"> [</text:span><text:span text:style-name="T15"><text:bookmark-ref text:reference-format="page" text:ref-name="old_ps_118_176">600</text:bookmark-ref></text:span><text:span text:style-name="T15">]</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 </text:p>
      <text:p text:style-name="P47">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 </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16">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 </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 </text:p>
      <text:p text:style-name="First_20_line_20_indent">Псалом сей есть наибольший из всех псалмов, надписывается он, как и многие из предыдущих псалмов, словом <text:span text:style-name="T17">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 </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 </text:p>
      <text:p text:style-name="P47">Объяснение священной книги псалмов.</text:p>
      <text:h text:style-name="Heading_20_1" text:outline-level="1"><text:bookmark-start text:name="old_ps_118_001"/>Толкования на Пс. 118:1<text:bookmark-end text:name="old_ps_118_001"/></text:h>
      <text:p text:style-name="P5">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46">Аллилуия</text:p>
      <text:p text:style-name="First_20_line_20_indent"><text:span text:style-name="T16">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p text:style-name="First_20_line_20_indent"><text:span text:style-name="T17">Блажени непорочнии в пути.</text:span> Кто никогда ни в чем не грешит, тот непорочен и блажен. </text:p>
      <text:p text:style-name="P47">Толкование на псалмы.</text:p>
      <text:h text:style-name="Heading_20_2" text:outline-level="2"><text:bookmark-start text:name="old_ps_118_001_svt_ioann_zlatoust"/>Свт. Иоанн Златоуст<text:bookmark-end text:name="old_ps_118_001_svt_ioann_zlatoust"/></text:h>
      <text:p text:style-name="P4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17">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16">«Что такое жизнь ваша?»</text:span>, так говорит апостол Иаков: <text:span text:style-name="T16">«пар, являющийся на малое время, а потом исчезающий»</text:span><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16">«Мы ничего, братие, не принесли в мир</text:span>, – как говорит божественный апостол, –<text:span text:style-name="T16"> явно, что ничего не можем и вынести из него»</text:span><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17">«ходящие в законе Господнем»</text:span>. Живущие со­гласно закону, конечно, непорочны. <text:span text:style-name="T17">Путем</text:span> же, как я сказал выше, он называет жизнь. Этот путь – от рождения до смерти – мы все проходим. </text:p>
      <text:p text:style-name="P47">Беседа на псалом 118.</text:p>
      <text:h text:style-name="Heading_20_2" text:outline-level="2"><text:bookmark-start text:name="old_ps_118_001_svt_feofan_zatvornik"/>Свт. Феофан Затворник<text:bookmark-end text:name="old_ps_118_001_svt_feofan_zatvornik"/></text:h>
      <text:p text:style-name="P46">Блажени непорочнии в пути, ходящии в законе Господни</text:p>
      <text:p text:style-name="First_20_line_20_indent">“Путем, пишет <text:span text:style-name="T16">Феодорит</text:span>, здесь пророк именует жизнь, которую все мы проходим от рождения до гроба”. </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16">Афанасий Великий</text:span>, тот непорочен”. Ходят в законе Господни те, которые, по выражению <text:span text:style-name="T16">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 </text:p>
      <text:p text:style-name="First_20_line_20_indent">Таким образом, эти два пункта заповедуют то же, что в других местах пророк выражает словами: <text:span text:style-name="T16">уклонися от зла и сотвори благо</text:span>, отвечая на вопрос: <text:span text:style-name="T16">кто есть человек, хотяй </text:span><text:soft-page-break/><text:span text:style-name="T16">живот, любяй дни видети благи</text:span>? или кто в первом псалме сначала: <text:span text:style-name="T16">не иде на совет нечестивых,</text:span> а потом: <text:span text:style-name="T16">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16">не будут блаженны</text:span>, а <text:span text:style-name="T16">суть</text:span>. </text:p>
      <text:p text:style-name="First_20_line_20_indent">Что же будет – <text:span text:style-name="T16">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16">тако тещи</text:span>, чтобы <text:span text:style-name="T16">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 </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 </text:p>
      <text:p text:style-name="First_20_line_20_indent"><text:span text:style-name="T16">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16">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16">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16">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16">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16">иже хощет по Мне ити, да отвержется себе</text:span>. </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16">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16">задняя забывая, в предняя же простираяся</text:span>, держа путь к известной цели, к <text:span text:style-name="T16">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16">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 </text:p>
      <text:p text:style-name="P47">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4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4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 </text:p>
      <text:p text:style-name="P46">Блажени непорочнии в путь, ходящии в законе Господни</text:p>
      <text:p text:style-name="First_20_line_20_indent"><text:span text:style-name="T17">«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 </text:p>
      <text:p text:style-name="First_20_line_20_indent"><text:span text:style-name="T17">«Ходящии в законе Господни».</text:span> Ибо жительствующим сообразно с законами Божиими принадлежит непорочность. А <text:span text:style-name="T16">«путемь»</text:span> Пророк именует жизнь, которую все мы проходим от рождения до гроба. </text:p>
      <text:h text:style-name="Heading_20_2" text:outline-level="2"><text:bookmark-start text:name="old_ps_118_001_lopuxin_ap"/>Лопухин А.П.<text:bookmark-end text:name="old_ps_118_001_lopuxin_ap"/></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16">«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16">«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16">«Повеления»</text:span> -частные предписания, дающие указания направлению деятельности в разных видах жизни - семейной, общественной, религиозной и др. <text:span text:style-name="T16">«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16">«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16">«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 </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17">Непорочнии</text:span> – те, которые живут без порока, не делают греха. <text:span text:style-name="T17">Путем</text:span>, по толкованию блж. Феодорита, пророк именует здесь жизнь, которую мы все проходим от рождения до гроба. <text:span text:style-name="T17">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17">блаженными</text:span>, счастливыми. Откровения Его (по-славянски <text:span text:style-name="T17">свидения</text:span>) значит: «все то, что засвидетельствовано, открыто нам Самим Богом о Его законе»; <text:span text:style-name="T17">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17">блаженны</text:span> последние, т.е. те, которые <text:span text:style-name="T17">всем сердцем взыщут</text:span> его, которые относятся к нему и <text:span text:style-name="T17">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17">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16">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16">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16">Да приидет Царствие Твое</text:span>», молится и так: <text:span text:style-name="T17">Ты заповедал еси заповеди Твоя сохранити зело</text:span>(ст. 4)<text:span text:style-name="T15"> [</text:span><text:span text:style-name="T15"><text:bookmark-ref text:reference-format="page" text:ref-name="old_ps_118_004">29</text:bookmark-ref></text:span><text:span text:style-name="T15">]</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 </text:p>
      <text:p text:style-name="First_20_line_20_indent"><text:span text:style-name="T17">О, дабы исправилися путие мои, сохранити оправдания Твоя</text:span>(ст. 5)<text:span text:style-name="T15"> [</text:span><text:span text:style-name="T15"><text:bookmark-ref text:reference-format="page" text:ref-name="old_ps_118_005">32</text:bookmark-ref></text:span><text:span text:style-name="T15">]</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 </text:p>
      <text:p text:style-name="First_20_line_20_indent">Деятельно направив мысли и чувства свои по путям заповедей и уставов Божиих, пророк говорит, что <text:span text:style-name="T17">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16">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 </text:p>
      <text:p text:style-name="First_20_line_20_indent"><text:span text:style-name="T17">Призрети</text:span> – значит: «устремить все внимание свое». В изречении сего стиха (6)<text:span text:style-name="T15"> [</text:span><text:span text:style-name="T15"><text:bookmark-ref text:reference-format="page" text:ref-name="old_ps_118_006">35</text:bookmark-ref></text:span><text:span text:style-name="T15">]</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 </text:p>
      <text:p text:style-name="First_20_line_20_indent">«Я славил бы Тебя в правоте сердца, – говорит дальше пророк (ст. 7)<text:span text:style-name="T15"> [</text:span><text:span text:style-name="T15"><text:bookmark-ref text:reference-format="page" text:ref-name="old_ps_118_007">38</text:bookmark-ref></text:span><text:span text:style-name="T15">]</text:span>, – научась праведным законам Твоим» (<text:span text:style-name="T17">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5"> [</text:span><text:span text:style-name="T15"><text:bookmark-ref text:reference-format="page" text:ref-name="old_ps_118_008">41</text:bookmark-ref></text:span><text:span text:style-name="T15">]</text:span>: <text:span text:style-name="T17">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17">сохраню оправдания Твоя</text:span>. Так заканчивается первое осмистишие, которое начинается первою буквою еврейского алфавита – <text:span text:style-name="T16">алеф</text:span>, что значит «<text:span text:style-name="T16">наука</text:span>», так как эти стихи совмещают в себе полную науку о нравственных началах. </text:p>
      <text:p text:style-name="P47">Объяснение священной книги псалмов.</text:p>
      <text:h text:style-name="Heading_20_1" text:outline-level="1"><text:bookmark-start text:name="old_ps_118_002"/>Толкования на Пс. 118:2<text:bookmark-end text:name="old_ps_118_002"/></text:h>
      <text:p text:style-name="P5">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4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 </text:p>
      <text:p text:style-name="P47">Толкование на псалмы.</text:p>
      <text:h text:style-name="Heading_20_2" text:outline-level="2"><text:bookmark-start text:name="old_ps_118_002_svt_ioann_zlatoust"/>Свт. Иоанн Златоуст<text:bookmark-end text:name="old_ps_118_002_svt_ioann_zlatoust"/></text:h>
      <text:p text:style-name="P4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17">«изучающие откровения Его»</text:span>. Это и Господь говорил: <text:span text:style-name="T16">«исследуйте Писания, ибо вы думаете чрез них иметь жизнь вечную»</text:span><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16">«закона»</text:span> (νόμος) произошло от слова (νέμειν) разде­лять, назначать. От всех людей требуется законом: <text:span text:style-name="T16">«не прелюбодействуй, не кради, не произноси ложного свидетельства на ближнего твоего, не желай дома ближнего твоего, почитай отца твоего и мать твою»</text:span><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 </text:p>
      <text:p text:style-name="P47">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46">Блажени испытающии свидения Его, всем сердцем взыщут Его</text:p>
      <text:p text:style-name="First_20_line_20_indent"><text:span text:style-name="T16">Свидения</text:span> – свидетельства. Так называет святой пророк закон, потому что закон свидетельствует о воле Божией, о том, как говорит <text:span text:style-name="T16">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 </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 </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 </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 </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16">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16">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 </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 </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16">блаженный Августин</text:span>, надеждою блаженны, подобно тому, как <text:span text:style-name="T16">блажени изгнаны правды ради</text:span>, – не тем, что есть, ибо испытывают зло, а тем, что прибудет им: <text:span text:style-name="T16">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16">но аще речем, яко греха не имамы, себе прельщаем, и истины несть в нас</text:span>. </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16">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16">Царствие Божие внутрь вас есть</text:span>. </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16">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 </text:p>
      <text:p text:style-name="First_20_line_20_indent">С испытанием свидений пророк поставляет в непосредственной связи всесердечное взыскание Господа: <text:span text:style-name="T16">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 </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 </text:p>
      <text:p text:style-name="First_20_line_20_indent">Блаженный <text:span text:style-name="T16">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 </text:p>
      <text:p text:style-name="First_20_line_20_indent"><text:soft-page-break/><text:span text:style-name="T16">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 </text:p>
      <text:p text:style-name="First_20_line_20_indent"><text:span text:style-name="T16">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 </text:p>
      <text:p text:style-name="P47">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4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 </text:p>
      <text:h text:style-name="Heading_20_2" text:outline-level="2"><text:bookmark-start text:name="old_ps_118_002_evfimij_zigaben"/>Евфимий Зигабен<text:bookmark-end text:name="old_ps_118_002_evfimij_zigaben"/></text:h>
      <text:p text:style-name="P4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 </text:p>
      <text:p text:style-name="First_20_line_20_indent">Слова <text:span text:style-name="T16">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16">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16">Златоуста</text:span> и <text:span text:style-name="T16">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 </text:p>
      <text:h text:style-name="Heading_20_2" text:outline-level="2"><text:bookmark-start text:name="old_ps_118_002_lopuxin_ap"/><text:soft-page-break/>Лопухин А.П.<text:bookmark-end text:name="old_ps_118_002_lopuxin_ap"/></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2_prot_grigorij_razumovskij"/>Прот. Григорий Разумовский<text:bookmark-end text:name="old_ps_118_002_prot_grigorij_razumovskij"/></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3"/>Толкования на Пс. 118:3<text:bookmark-end text:name="old_ps_118_003"/></text:h>
      <text:p text:style-name="P5">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4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 </text:p>
      <text:p text:style-name="P47">Толкование на псалмы.</text:p>
      <text:h text:style-name="Heading_20_2" text:outline-level="2"><text:bookmark-start text:name="old_ps_118_003_svt_ioann_zlatoust"/>Свт. Иоанн Златоуст<text:bookmark-end text:name="old_ps_118_003_svt_ioann_zlatoust"/></text:h>
      <text:p text:style-name="P4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16">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 </text:p>
      <text:p text:style-name="P47">Беседа на псалом 118.</text:p>
      <text:h text:style-name="Heading_20_2" text:outline-level="2"><text:bookmark-start text:name="old_ps_118_003_svt_feofan_zatvornik"/>Свт. Феофан Затворник<text:bookmark-end text:name="old_ps_118_003_svt_feofan_zatvornik"/></text:h>
      <text:p text:style-name="P4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16">делающии</text:span> поставим <text:span text:style-name="T16">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 </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16">апостола Иоанна</text:span>: <text:span text:style-name="T16">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16">апостол Павел</text:span> определяет характер таких людей неподательною любовию: <text:span text:style-name="T16">кто ны</text:span>, говорит он, <text:span text:style-name="T16">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16">водятся уже Духом Божиим</text:span> , как это явственно оправдалось на святом апостоле Павле, который о всех своих начинаниях и делах говорит: <text:span text:style-name="T16">не доволни есмы от себе помыслити что, яко от себе, но доволство наше от </text:span><text:soft-page-break/><text:span text:style-name="T16">Бога</text:span>; потому что Он есть <text:span text:style-name="T16">действуяй в нас, и еже хотети и еже деяти о благоволении</text:span>. Такие лица суть орудия Божественного промышления о нас. </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 </text:p>
      <text:p text:style-name="First_20_line_20_indent">Святой <text:span text:style-name="T16">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 </text:p>
      <text:p text:style-name="First_20_line_20_indent"><text:span text:style-name="T16">Блаженный Августин</text:span> решает вопрос: «Каким образом святые, не делая беззакония, в делах Божиих ходят, между тем как истинно то, что <text:span text:style-name="T16">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16">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16">и не еже хощу, сие творю</text:span>, и <text:span text:style-name="T16">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16">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16">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16">да приидет Царствие Твое</text:span>. Но поелику <text:span text:style-name="T16">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16">остави нам долги наша</text:span>». </text:p>
      <text:p text:style-name="P47">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46">Не делающии бо беззакония, в путех Его ходиша</text:p>
      <text:p text:style-name="First_20_line_20_indent">Сие разделение сделал Пророк и в первом псалме. Ибо там, ублажив <text:span text:style-name="T16">«поучающагося в законе Господни»</text:span> дни и ночи, и показав плод сего изучения, присовокупил: <text:span text:style-name="T16">«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 </text:p>
      <text:h text:style-name="Heading_20_2" text:outline-level="2"><text:bookmark-start text:name="old_ps_118_003_evfimij_zigaben"/>Евфимий Зигабен<text:bookmark-end text:name="old_ps_118_003_evfimij_zigaben"/></text:h>
      <text:p text:style-name="P4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 </text:p>
      <text:p text:style-name="First_20_line_20_indent"><text:span text:style-name="T16">Оригена:</text:span> Кто делает беззаконие, тот не ходит по пути Господню; почему он и не беспорочен в пути. <text:span text:style-name="T16">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 </text:p>
      <text:h text:style-name="Heading_20_2" text:outline-level="2"><text:bookmark-start text:name="old_ps_118_003_lopuxin_ap"/>Лопухин А.П.<text:bookmark-end text:name="old_ps_118_003_lopuxin_ap"/></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3_prot_grigorij_razumovskij"/>Прот. Григорий Разумовский<text:bookmark-end text:name="old_ps_118_003_prot_grigorij_razumovskij"/></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4"/>Толкования на Пс. 118:4<text:bookmark-end text:name="old_ps_118_004"/></text:h>
      <text:p text:style-name="P5">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17">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16">дабы</text:span> употреблено вместо: <text:span text:style-name="T16">о если бы!</text:span></text:p>
      <text:p text:style-name="P47">Толкование на псалмы.</text:p>
      <text:h text:style-name="Heading_20_2" text:outline-level="2"><text:bookmark-start text:name="old_ps_118_004_svt_ioann_zlatoust"/>Свт. Иоанн Златоуст<text:bookmark-end text:name="old_ps_118_004_svt_ioann_zlatoust"/></text:h>
      <text:p text:style-name="P4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17">«сохранять»</text:span>, но <text:span text:style-name="T17">«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17">«твердо».</text:span> Об этом и другой пророк говорил: от заповедей Твоих не отступлю, да не умру. </text:p>
      <text:p text:style-name="P47">Беседа на псалом 118.</text:p>
      <text:h text:style-name="Heading_20_2" text:outline-level="2"><text:bookmark-start text:name="old_ps_118_004_svt_feofan_zatvornik"/>Свт. Феофан Затворник<text:bookmark-end text:name="old_ps_118_004_svt_feofan_zatvornik"/></text:h>
      <text:p text:style-name="P4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 </text:p>
      <text:p text:style-name="First_20_line_20_indent">На первом месте поставлено первое и главнейшее, именно, обязательство к <text:span text:style-name="T16">зельной </text:span>ревности о хранении заповедей, <text:span text:style-name="T16">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16">зельная</text:span> ревность потому обязательна, что сами заповеди <text:span text:style-name="T16">зело </text:span>заповеданы, <text:span text:style-name="T16">зельное</text:span> заповедание заповедей естественно вызывает и <text:span text:style-name="T16">зельное</text:span> хранение их. Слово зело <text:span text:style-name="T16">блаженный Августин</text:span> относит и к <text:span text:style-name="T16">заповедал</text:span>, и к слову <text:span text:style-name="T16">сохранити</text:span>, хотя очевидно более и прямее идет оно к последнему. </text:p>
      <text:p text:style-name="First_20_line_20_indent">Таким образом, Бог <text:span text:style-name="T16">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16">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16">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16">зело</text:span>. </text:p>
      <text:p text:style-name="First_20_line_20_indent">Если не станешь холодно относиться к таким событиям, то не можешь и сам не сделаться <text:span text:style-name="T16">зельным</text:span> ревнителем хранения заповедей. <text:span text:style-name="T16">Зело</text:span> заповедавший заповеди Господь требует, чтоб и мы <text:span text:style-name="T16">зело</text:span> хранили их. </text:p>
      <text:p text:style-name="First_20_line_20_indent">«Такое <text:span text:style-name="T16">зельное</text:span> хранение, говорит патриарх <text:span text:style-name="T16">Анфим</text:span>, требует, чтобы мы со всяким тщанием и постоянным усердием, без ропота и рассеяния, хранили заповеди; не кое-как, прибавляет <text:span text:style-name="T16">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16">Иларий</text:span>. </text:p>
      <text:p text:style-name="First_20_line_20_indent">Таким образом, указание на <text:span text:style-name="T16">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 </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 </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16">ни тепл еси, ни студен, изблевати тя от уст Моих имам</text:span>. </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 </text:p>
      <text:p text:style-name="P47">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4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 </text:p>
      <text:h text:style-name="Heading_20_2" text:outline-level="2"><text:bookmark-start text:name="old_ps_118_004_evfimij_zigaben"/>Евфимий Зигабен<text:bookmark-end text:name="old_ps_118_004_evfimij_zigaben"/></text:h>
      <text:p text:style-name="P4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16">Феодорита</text:span>, с великою осторожностью и со всею точностью, не преступая их совершенно ни в чем. </text:p>
      <text:p text:style-name="First_20_line_20_indent"><text:span text:style-name="T16">Феодора</text:span>: Кто хранить заповеди крепко? Тот, кто не позволяет себе ни малейшего преступления в них; кто со всею силою и крепостью исполняет повеления. </text:p>
      <text:h text:style-name="Heading_20_2" text:outline-level="2"><text:bookmark-start text:name="old_ps_118_004_lopuxin_ap"/>Лопухин А.П.<text:bookmark-end text:name="old_ps_118_004_lopuxin_ap"/></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4_prot_grigorij_razumovskij"/>Прот. Григорий Разумовский<text:bookmark-end text:name="old_ps_118_004_prot_grigorij_razumovskij"/></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5"/>Толкования на Пс. 118:5<text:bookmark-end text:name="old_ps_118_005"/></text:h>
      <text:p text:style-name="P5">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46">дабы исправилися путие мои, сохранити оправдания твоя</text:p>
      <text:p text:style-name="First_20_line_20_indent">См. Толкование на Пс. 118:4<text:span text:style-name="T15"> [</text:span><text:span text:style-name="T15"><text:bookmark-ref text:reference-format="page" text:ref-name="old_ps_118_004_svt_afanasij_velikij">29</text:bookmark-ref></text:span><text:span text:style-name="T15">]</text:span></text:p>
      <text:h text:style-name="Heading_20_2" text:outline-level="2"><text:bookmark-start text:name="old_ps_118_005_svt_ioann_zlatoust"/>Свт. Иоанн Златоуст<text:bookmark-end text:name="old_ps_118_005_svt_ioann_zlatoust"/></text:h>
      <text:p text:style-name="P4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16">«не от желающего и не от подвизающегося, но от Бога милующего»</text:span><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16">«приблизьтесь к Богу</text:span>, – го­ворит апостол, –<text:span text:style-name="T16"> и приблизится к вам»</text:span><text:a xlink:type="simple" xlink:href="https://bible.optina.ru/new:iak:04:08" text:style-name="Internet_20_link" text:visited-style-name="Visited_20_Internet_20_Link">(Иак.4:8)</text:a>. </text:p>
      <text:p text:style-name="P47">Беседа на псалом 118.</text:p>
      <text:h text:style-name="Heading_20_2" text:outline-level="2"><text:bookmark-start text:name="old_ps_118_005_svt_feofan_zatvornik"/>Свт. Феофан Затворник<text:bookmark-end text:name="old_ps_118_005_svt_feofan_zatvornik"/></text:h>
      <text:p text:style-name="P46">Дабы исправилися путие мои, сохранити оправдания Твоя</text:p>
      <text:p text:style-name="First_20_line_20_indent"><text:span text:style-name="T16">Исправилися</text:span> – стали прямыми, приняли правое направление. <text:span text:style-name="T16">Путие</text:span> – все шаги мои, все начинания и предприятия, все, что ни замышляю делать, и внутренний строй, и внешние деяния. <text:span text:style-name="T16">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16">Оправдания Твоя</text:span>, то есть то, что Бог почитает правым, <text:span text:style-name="T16">елика истинна, елика честна… елика доброхвална, аще кая добродетель и кая похвала</text:span> , или еще: <text:span text:style-name="T16">что есть воля Божия, благая, угодная и совершенная</text:span> .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 </text:p>
      <text:p text:style-name="First_20_line_20_indent">Но сила стиха сего не в этой исправности и богоугодности, а в воззвании: <text:span text:style-name="T16">дабы</text:span>, которое, по святому <text:span text:style-name="T16">Афанасию</text:span>, употреблено вместо: о, если бы; <text:span text:style-name="T16">о, если бы исправились пути мои!</text:span> Не говорит: о, если бы <text:span text:style-name="T16">исправил я</text:span> пути свои, но исправились, какими – Господь весть судьбами. Этим выражается то, что хотя желание-то и есть, да сил нет. <text:span text:style-name="T16">О, если бы!</text:span> – это то же, что «помоги Господи, дай силу, ниспосли благодать Свою».<text:span text:style-name="T16">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16">зело</text:span>; я знаю их; но <text:span text:style-name="T16">заповедь</text:span> Твоя <text:span text:style-name="T16">свята и праведна и блага</text:span>; я же продан под грех, который и <text:span text:style-name="T16">благим мне содевает смерть</text:span> , если не поможет благодать Твоя. Помоги же!» </text:p>
      <text:p text:style-name="First_20_line_20_indent"><text:soft-page-break/>Сказав впереди, что Бог обязывает нас к <text:span text:style-name="T16">зельному</text:span> хранению заповедей, <text:span text:style-name="T16">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 </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 </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16">о, когда бы исправились пути мои!</text:span></text:p>
      <text:p text:style-name="First_20_line_20_indent">Припоминаются при этом сравнения, которые так пригодно подбирает святой <text:span text:style-name="T16">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16">имиже веси судьбами, спаси мя!</text:span> – доходит то есть до того, в чем стоял святой пророк Давид, когда взывал: <text:span text:style-name="T16">о, когда бы исправились пути мои!</text:span></text:p>
      <text:p text:style-name="P47">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46">дабы исправилися путие мои, сохранити оправдания твоя</text:p>
      <text:p text:style-name="First_20_line_20_indent">Сохраняй и ты заповеди Божии, и этим ты исправишь путь свой. </text:p>
      <text:p text:style-name="P47">Дневник. Том II. 1857-1858.</text:p>
      <text:h text:style-name="Heading_20_2" text:outline-level="2"><text:bookmark-start text:name="old_ps_118_005_blzh_feodorit_kirskij"/>Блж. Феодорит Кирский<text:bookmark-end text:name="old_ps_118_005_blzh_feodorit_kirskij"/></text:h>
      <text:p text:style-name="P4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 </text:p>
      <text:h text:style-name="Heading_20_2" text:outline-level="2"><text:bookmark-start text:name="old_ps_118_005_evfimij_zigaben"/>Евфимий Зигабен<text:bookmark-end text:name="old_ps_118_005_evfimij_zigaben"/></text:h>
      <text:p text:style-name="First_20_line_20_indent"><text:span text:style-name="T17">Дабы</text:span> (о если бы) <text:span text:style-name="T17">исправилися пyтиe мои,</text:span> (чтобы) <text:span text:style-name="T17">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 </text:p>
      <text:p text:style-name="First_20_line_20_indent"><text:span text:style-name="T16">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 </text:p>
      <text:h text:style-name="Heading_20_2" text:outline-level="2"><text:bookmark-start text:name="old_ps_118_005_lopuxin_ap"/>Лопухин А.П.<text:bookmark-end text:name="old_ps_118_005_lopuxin_ap"/></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5_prot_grigorij_razumovskij"/>Прот. Григорий Разумовский<text:bookmark-end text:name="old_ps_118_005_prot_grigorij_razumovskij"/></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6"/>Толкования на Пс. 118:6<text:bookmark-end text:name="old_ps_118_006"/></text:h>
      <text:p text:style-name="P5">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4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16">«какой же плод вы имели тогда? Такие дела, каких ныне сами стыдитесь»</text:span><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17">«тогда»</text:span>? Когда, согласно пророку Даниилу, пра­ведники <text:span text:style-name="T16">«пробудятся… для жизни вечной, другие на вечное поругание и посрамление»</text:span><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16">«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 </text:p>
      <text:p text:style-name="P47">Беседа на псалом 118.</text:p>
      <text:h text:style-name="Heading_20_2" text:outline-level="2"><text:bookmark-start text:name="old_ps_118_006_svt_grigorij_nisskij"/>Свт. Григорий Нисский<text:bookmark-end text:name="old_ps_118_006_svt_grigorij_nisskij"/></text:h>
      <text:p text:style-name="P46">Тогда не постыжуся, внегда призрети ми на вся заповеди Твоя</text:p>
      <text:p text:style-name="First_20_line_20_indent">Видишь, в полноте заповедей полагает Дух присутствие [Свое]. </text:p>
      <text:p text:style-name="P47">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46">Тогда не постыжуся, внегда призрети ми на вся заповеди Твоя</text:p>
      <text:p text:style-name="First_20_line_20_indent"><text:span text:style-name="T16">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 </text:p>
      <text:p text:style-name="First_20_line_20_indent"><text:span text:style-name="T16">Блаженный Феодорит</text:span> пишет: «Плод законопреступления есть стыд. Так сказал и божественный апостол: <text:span text:style-name="T16">кий убо тогда иместе плод, о нихже ныне стыдитеся?</text:span> А исполняющие все Божии заповеди имеют дерзновение в совести». Святой <text:span text:style-name="T16">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 </text:p>
      <text:p text:style-name="First_20_line_20_indent">Но сила стиха сего в слове – <text:span text:style-name="T16">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16">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 </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16">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16">Апостол Павел</text:span> говорит: <text:span text:style-name="T16">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16">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 </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 </text:p>
      <text:p text:style-name="P47">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4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 </text:p>
      <text:p text:style-name="First_20_line_20_indent">Но когда же будет это вожделенное <text:span text:style-name="T17">«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 </text:p>
      <text:p text:style-name="P47">Заметки.</text:p>
      <text:h text:style-name="Heading_20_2" text:outline-level="2"><text:bookmark-start text:name="old_ps_118_006_blzh_feodorit_kirskij"/>Блж. Феодорит Кирский<text:bookmark-end text:name="old_ps_118_006_blzh_feodorit_kirskij"/></text:h>
      <text:p text:style-name="P4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16">«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 </text:p>
      <text:h text:style-name="Heading_20_2" text:outline-level="2"><text:bookmark-start text:name="old_ps_118_006_evfimij_zigaben"/>Евфимий Зигабен<text:bookmark-end text:name="old_ps_118_006_evfimij_zigaben"/></text:h>
      <text:p text:style-name="First_20_line_20_indent"><text:span text:style-name="T17">Тогда не постыжуся, внегда призрети ми</text:span> (взирая) <text:span text:style-name="T17">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 </text:p>
      <text:p text:style-name="First_20_line_20_indent"><text:span text:style-name="T16">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16">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 </text:p>
      <text:h text:style-name="Heading_20_2" text:outline-level="2"><text:bookmark-start text:name="old_ps_118_006_lopuxin_ap"/>Лопухин А.П.<text:bookmark-end text:name="old_ps_118_006_lopuxin_ap"/></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6_prot_grigorij_razumovskij"/>Прот. Григорий Разумовский<text:bookmark-end text:name="old_ps_118_006_prot_grigorij_razumovskij"/></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7"/>Толкования на Пс. 118:7<text:bookmark-end text:name="old_ps_118_007"/></text:h>
      <text:p text:style-name="P5">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46">Исповемся Тебе в правости сердца, внегда научитимися судьбам правды Твоея</text:p>
      <text:p text:style-name="First_20_line_20_indent"><text:span text:style-name="T17">Исповемся Тебе в правости сердца.</text:span> После молитвы указывает и на то, что в его произволении. Начало же спасения — <text:span text:style-name="T16">исповедание.</text:span></text:p>
      <text:p text:style-name="P47">Толкование на псалмы.</text:p>
      <text:h text:style-name="Heading_20_2" text:outline-level="2"><text:bookmark-start text:name="old_ps_118_007_svt_ioann_zlatoust"/>Свт. Иоанн Златоуст<text:bookmark-end text:name="old_ps_118_007_svt_ioann_zlatoust"/></text:h>
      <text:p text:style-name="P46">Исповемся Тебе в правости сердца, внегда научитимися судьбам правды Твоея</text:p>
      <text:p text:style-name="First_20_line_20_indent"><text:span text:style-name="T17">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17">«в правоте сердца»</text:span>, принося покаяние от всего сердца, как Давид после прелюбодеяния и как мытарь, взывая: <text:span text:style-name="T16">«согрешил»,</text:span> и: <text:span text:style-name="T16">«будь милостив ко мне»</text:span><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16">«согрешил я, предав кровь невинную»</text:span><text:a xlink:type="simple" xlink:href="https://bible.optina.ru/new:mf:27:04" text:style-name="Internet_20_link" text:visited-style-name="Visited_20_Internet_20_Link">(Мф.27:4)</text:a>, но не <text:span text:style-name="T17">«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16">«что я не таков, как прочие люди, грабители, обидчики, прелюбодеи, или как этот мытарь»</text:span><text:a xlink:type="simple" xlink:href="https://bible.optina.ru/new:lk:18:11" text:style-name="Internet_20_link" text:visited-style-name="Visited_20_Internet_20_Link">(Лк.18:11)</text:a>. </text:p>
      <text:p text:style-name="P47">Беседа на псалом 118.</text:p>
      <text:h text:style-name="Heading_20_2" text:outline-level="2"><text:bookmark-start text:name="old_ps_118_007_svt_feofan_zatvornik"/>Свт. Феофан Затворник<text:bookmark-end text:name="old_ps_118_007_svt_feofan_zatvornik"/></text:h>
      <text:p text:style-name="P4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16">разсуждением</text:span>. Оно-то и есть второе требование для успеха в деле Божием. </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 </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 </text:p>
      <text:p text:style-name="First_20_line_20_indent"><text:soft-page-break/>Кто хочет точнее узнать, что такое различение помыслов, тот пусть читает книгу ответов <text:span text:style-name="T16">Варсонофия</text:span> и <text:span text:style-name="T16">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 </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 </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16">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16">исповемся Тебе</text:span> значит, как говорит <text:span text:style-name="T16">Феодорит</text:span>, – буду благодарить, или, как изъясняет <text:span text:style-name="T16">Августин</text:span>, буду славословить Тебя и за такое попечение, и за самый навык – узревать судьбы правды Твоей. </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16">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16">имиже веси судьбами, спаси нас, недостойных!</text:span></text:p>
      <text:p text:style-name="P4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4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 </text:p>
      <text:h text:style-name="Heading_20_2" text:outline-level="2"><text:bookmark-start text:name="old_ps_118_007_evfimij_zigaben"/>Евфимий Зигабен<text:bookmark-end text:name="old_ps_118_007_evfimij_zigaben"/></text:h>
      <text:p text:style-name="P4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16">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 </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16">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 </text:p>
      <text:h text:style-name="Heading_20_2" text:outline-level="2"><text:bookmark-start text:name="old_ps_118_007_lopuxin_ap"/>Лопухин А.П.<text:bookmark-end text:name="old_ps_118_007_lopuxin_ap"/></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7_prot_grigorij_razumovskij"/>Прот. Григорий Разумовский<text:bookmark-end text:name="old_ps_118_007_prot_grigorij_razumovskij"/></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8"/>Толкования на Пс. 118:8<text:bookmark-end text:name="old_ps_118_008"/></text:h>
      <text:p text:style-name="P5">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46">Оправдания Твоя сохраню: не остави мене до зела</text:p>
      <text:p text:style-name="First_20_line_20_indent"><text:span text:style-name="T17">Не остави мене до зела.</text:span> Снова взывает о помощи свыше. </text:p>
      <text:p text:style-name="P47">Толкование на псалмы.</text:p>
      <text:h text:style-name="Heading_20_2" text:outline-level="2"><text:bookmark-start text:name="old_ps_118_008_svt_ioann_zlatoust"/>Свт. Иоанн Златоуст<text:bookmark-end text:name="old_ps_118_008_svt_ioann_zlatoust"/></text:h>
      <text:p text:style-name="P4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17">«совершенно»</text:span>, то есть, не быть лишенным совершенно содействия благодати. И опять те же самые соображе­ния покажут нам, почему пророк сказал:<text:span text:style-name="T17">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16">«не истощится</text:span>, – говорит он, –<text:span text:style-name="T16"> мука в кадке и масло в кувшине»</text:span><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16">«жив Господь…, … в сии годы не будет ни росы, ни дождя, разве только по моему слову»</text:span><text:a xlink:type="simple" xlink:href="https://bible.optina.ru/old:3ts:17:01" text:style-name="Internet_20_link" text:visited-style-name="Visited_20_Internet_20_Link">(3Цар.17:1)</text:a>. Но быть оставленным Богом <text:span text:style-name="T17">«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 </text:p>
      <text:p text:style-name="P47">Беседа на псалом 118.</text:p>
      <text:h text:style-name="Heading_20_2" text:outline-level="2"><text:bookmark-start text:name="old_ps_118_008_svt_feofan_zatvornik"/>Свт. Феофан Затворник<text:bookmark-end text:name="old_ps_118_008_svt_feofan_zatvornik"/></text:h>
      <text:p text:style-name="P4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16">вся могу о укрепляющем мя</text:span>. </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 </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16">оправдания Твоя сохраню</text:span>, только Ты не оставь меня <text:span text:style-name="T16">до зела</text:span>. Это же внушает пророк и всем: <text:span text:style-name="T16">мужайтеся</text:span>, говорит он, и да крепится сердце ваше, <text:span text:style-name="T16">вси уповающии на Господа</text:span>. </text:p>
      <text:p text:style-name="First_20_line_20_indent">Не оставь <text:span text:style-name="T16">до зела</text:span>, то есть, <text:span text:style-name="T16">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 </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 </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16">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16">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 </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5"> [</text:span><text:span text:style-name="T15"><text:bookmark-ref text:reference-format="page" text:ref-name="old_ps_118_004">29</text:bookmark-ref></text:span><text:span text:style-name="T15">]</text:span>) обозначают производительные силы этой жизни, как-то: <text:span text:style-name="T16">зельную</text:span> ревность и Божественную благодать; последние три (6 – 8<text:span text:style-name="T15"> [</text:span><text:span text:style-name="T15"><text:bookmark-ref text:reference-format="page" text:ref-name="old_ps_118_006">35</text:bookmark-ref></text:span><text:span text:style-name="T15">]</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16">Амвросий</text:span>, приступая к толкованию сего восьмистишия, справедливо говорит: «первая литера <text:span text:style-name="T16">алеф</text:span>, что значит <text:span text:style-name="T16">наука</text:span>». Таким образом, внимательный читатель должен наперед содержать в мысли, что эти стихи совмещают в себе полную науку о нравственных началах. </text:p>
      <text:p text:style-name="P47">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4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16">«до зела»</text:span>, то есть, чтобы вовсе не быть лишенным промышляющей о нем благодати. </text:p>
      <text:h text:style-name="Heading_20_2" text:outline-level="2"><text:bookmark-start text:name="old_ps_118_008_evfimij_zigaben"/>Евфимий Зигабен<text:bookmark-end text:name="old_ps_118_008_evfimij_zigaben"/></text:h>
      <text:p text:style-name="First_20_line_20_indent"><text:span text:style-name="T17">Оправдания Твоя сохраню, не остави мене до зела</text:span> (весьма надолго) </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 </text:p>
      <text:p text:style-name="First_20_line_20_indent">Так, по словам <text:span text:style-name="T16">Златоуста</text:span> и <text:span text:style-name="T16">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 </text:p>
      <text:h text:style-name="Heading_20_2" text:outline-level="2"><text:bookmark-start text:name="old_ps_118_008_lopuxin_ap"/>Лопухин А.П.<text:bookmark-end text:name="old_ps_118_008_lopuxin_ap"/></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8_prot_grigorij_razumovskij"/>Прот. Григорий Разумовский<text:bookmark-end text:name="old_ps_118_008_prot_grigorij_razumovskij"/></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9"/>Толкования на Пс. 118:9<text:bookmark-end text:name="old_ps_118_009"/></text:h>
      <text:p text:style-name="P5">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46">В чесом исправит юнейший путь свой? внегда сохранити словеса Твоя</text:p>
      <text:p text:style-name="First_20_line_20_indent"><text:span text:style-name="T17">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 </text:p>
      <text:p text:style-name="P47">Толкование на псалмы.</text:p>
      <text:h text:style-name="Heading_20_2" text:outline-level="2"><text:bookmark-start text:name="old_ps_118_009_svt_ioann_zlatoust"/>Свт. Иоанн Златоуст<text:bookmark-end text:name="old_ps_118_009_svt_ioann_zlatoust"/></text:h>
      <text:p text:style-name="P4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 </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16">«если муж растит волосы, то это бесчестье для него»</text:span><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 </text:p>
      <text:p text:style-name="P47">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 </text:p>
      <text:p text:style-name="First_20_line_20_indent">Вторая буква <text:span text:style-name="T16">бет</text:span> значит <text:span text:style-name="T16">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16">ты же напиши я</text:span> (заповеди) <text:span text:style-name="T16">себе трижды, на совет, и смысл, и разум</text:span> (то есть на этих трех силах и действиях души, и вообще), <text:span text:style-name="T16">на широте сердца твоего</text:span>. Написание это означает напечатление, приятие внутрь, как в дом. </text:p>
      <text:p text:style-name="P4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 </text:p>
      <text:p text:style-name="First_20_line_20_indent">По слову Божию, <text:span text:style-name="T16">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16">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 </text:p>
      <text:p text:style-name="First_20_line_20_indent"><text:soft-page-break/>Премудрый Сирах учит так: <text:span text:style-name="T16">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16">А яже в юности не собрал еси, како можеши обрести в старости?</text:span> Так то благо есть, если человек <text:span text:style-name="T16">от юности возьмет на себя ярем заповедей</text:span>. Будем же молиться Подателю всякого добра, <text:span text:style-name="T16">да даст незлобивым коварство, отрочати же юну чувство и смысл</text:span>. </text:p>
      <text:p text:style-name="First_20_line_20_indent">Вот мнения о сем святых отцов и учителей Церкви. Блаженный <text:span text:style-name="T16">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 </text:p>
      <text:p text:style-name="First_20_line_20_indent">Святой <text:span text:style-name="T16">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16">Бог, Иже питает мя измлада даже до сего дне</text:span>, а не оплакивать с болезнию сердца прошедшие падения, вопия: <text:span text:style-name="T16">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16">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 </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16">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 </text:p>
      <text:p text:style-name="P47">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4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 </text:p>
      <text:h text:style-name="Heading_20_2" text:outline-level="2"><text:bookmark-start text:name="old_ps_118_009_evfimij_zigaben"/>Евфимий Зигабен<text:bookmark-end text:name="old_ps_118_009_evfimij_zigaben"/></text:h>
      <text:p text:style-name="P4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 </text:p>
      <text:p text:style-name="First_20_line_20_indent"><text:span text:style-name="T16">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16">Великого Василия</text:span> вместе с словами <text:span text:style-name="T16">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16">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16">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 </text:p>
      <text:h text:style-name="Heading_20_2" text:outline-level="2"><text:bookmark-start text:name="old_ps_118_009_ep_irinej_orda"/>Еп. Ириней (Орда)<text:bookmark-end text:name="old_ps_118_009_ep_irinej_orda"/></text:h>
      <text:p text:style-name="P4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 </text:p>
      <text:p text:style-name="P47">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46">В чесом исправит юнейший путь свой? внегда сохранити словеса твоя</text:p>
      <text:p text:style-name="First_20_line_20_indent">По сопоставлению с 8 ст.<text:span text:style-name="T15"> [</text:span><text:span text:style-name="T15"><text:bookmark-ref text:reference-format="page" text:ref-name="old_ps_118_008">41</text:bookmark-ref></text:span><text:span text:style-name="T15">]</text:span> под юношей здесь нужна разуметь писателя псалма, на что указывает и 100 ст.<text:span text:style-name="T15"> [</text:span><text:span text:style-name="T15"><text:bookmark-ref text:reference-format="page" text:ref-name="old_ps_118_100">370</text:bookmark-ref></text:span><text:span text:style-name="T15">]</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 </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17">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16">бет</text:span>, что значит: «<text:span text:style-name="T16">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 </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16">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16">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17">словеса</text:span>, или заповеди, Божии, о которых напоминает вторая половина стиха: <text:span text:style-name="T17">внегда сохранити словеса Твоя</text:span>. </text:p>
      <text:p text:style-name="First_20_line_20_indent"><text:span text:style-name="T17">Сохранить</text:span> – не то значит, говорит блж. Августин, чтобы заучить и содержать в памяти, а то, чтобы исполнять их делом [7, с. 46]. <text:span text:style-name="T17">Сердце</text:span>(ст. 10)<text:span text:style-name="T15"> [</text:span><text:span text:style-name="T15"><text:bookmark-ref text:reference-format="page" text:ref-name="old_ps_118_010">51</text:bookmark-ref></text:span><text:span text:style-name="T15">]</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17">всем сердцем</text:span> решился <text:span text:style-name="T17">взыскать Господа</text:span>, стремиться к Нему единому, в то же время просит: <text:span text:style-name="T17">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17">взыскать Господа</text:span>, он говорит, что в<text:span text:style-name="T17"> сердце своем скрыл слова Его</text:span>, для того, чтобы избегнуть опасности грехопадения, <text:span text:style-name="T17">яко да не согрешу Тебе</text:span>. Это, можно сказать, второй дом в нашем существе для заповедей, когда человек запасется <text:span text:style-name="T17">словами заповедей</text:span> Божиих, как бы оружием против враждебного ему греха. </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 </text:p>
      <text:p text:style-name="First_20_line_20_indent">Следующими далее словами: <text:span text:style-name="T17">Благословен еси, Господи</text:span>, – пророк славит Господа и тут же просит о том, чтобы Господь Сам <text:span text:style-name="T17">научил его оправданиям</text:span>, т.е. уставам и заповедям, изложенным в законе, или Слове Божием. <text:span text:style-name="T17">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17">научи мя оправданием Твоим</text:span>. </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16">к нему приидема, и обитель у него сотворима</text:span>» <text:a xlink:type="simple" xlink:href="https://bible.optina.ru/new:in:14:23" text:style-name="Internet_20_link" text:visited-style-name="Visited_20_Internet_20_Link">(Ин. 14:23)</text:a>. </text:p>
      <text:p text:style-name="First_20_line_20_indent">Словом<text:span text:style-name="T17"> возвестих</text:span>(в ст. 13)<text:span text:style-name="T15"> [</text:span><text:span text:style-name="T15"><text:bookmark-ref text:reference-format="page" text:ref-name="old_ps_118_013">61</text:bookmark-ref></text:span><text:span text:style-name="T15">]</text:span> пророк означает всякое время: возвещал, возвещаю и буду возвещать <text:span text:style-name="T17">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17">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 </text:p>
      <text:p text:style-name="First_20_line_20_indent">Вот почему пророк и говорит далее: <text:span text:style-name="T17">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 </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17">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17">когда уразумею пути</text:span> Твоя, тогда <text:span text:style-name="T17">поучуся во оправданиих Твоих</text:span>. Словом <text:span text:style-name="T17">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17"> не забуду словес Твоих</text:span>. </text:p>
      <text:p text:style-name="P47">Объяснение священной книги псалмов.</text:p>
      <text:h text:style-name="Heading_20_1" text:outline-level="1"><text:bookmark-start text:name="old_ps_118_010"/>Толкования на Пс. 118:10<text:bookmark-end text:name="old_ps_118_010"/></text:h>
      <text:p text:style-name="P5">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46">Всем сердцем моим взысках Тебе: не отрини мене от заповедей Твоих</text:p>
      <text:p text:style-name="First_20_line_20_indent"><text:span text:style-name="T17">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16">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 </text:p>
      <text:p text:style-name="P47">Толкование на псалмы.</text:p>
      <text:h text:style-name="Heading_20_2" text:outline-level="2"><text:bookmark-start text:name="old_ps_118_010_svt_ioann_zlatoust"/>Свт. Иоанн Златоуст<text:bookmark-end text:name="old_ps_118_010_svt_ioann_zlatoust"/></text:h>
      <text:p text:style-name="P4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 </text:p>
      <text:p text:style-name="P47">Беседа на псалом 118.</text:p>
      <text:h text:style-name="Heading_20_2" text:outline-level="2"><text:bookmark-start text:name="old_ps_118_010_svt_feofan_zatvornik"/>Свт. Феофан Затворник<text:bookmark-end text:name="old_ps_118_010_svt_feofan_zatvornik"/></text:h>
      <text:p text:style-name="P4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16">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 </text:p>
      <text:p text:style-name="First_20_line_20_indent"><text:soft-page-break/>Таким образом, первый дом заповедей – начинания воли. Припоминаю ответ святого <text:span text:style-name="T16">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 </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16">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16">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 </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 </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16">имущему дано будет и преизбудет; от неимущаго же, и еже мнится имея, взято будет от него</text:span>. Святые <text:span text:style-name="T16">Амвросий</text:span> и <text:span text:style-name="T16">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 </text:p>
      <text:p text:style-name="P47">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4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 </text:p>
      <text:h text:style-name="Heading_20_2" text:outline-level="2"><text:bookmark-start text:name="old_ps_118_010_evfimij_zigaben"/>Евфимий Зигабен<text:bookmark-end text:name="old_ps_118_010_evfimij_zigaben"/></text:h>
      <text:p text:style-name="P4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 </text:p>
      <text:p text:style-name="First_20_line_20_indent"><text:span text:style-name="T16">Златоуста</text:span> вместе с <text:span text:style-name="T16">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16">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16">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 </text:p>
      <text:h text:style-name="Heading_20_2" text:outline-level="2"><text:bookmark-start text:name="old_ps_118_010_prot_grigorij_razumovskij"/>Прот. Григорий Разумовский<text:bookmark-end text:name="old_ps_118_010_prot_grigorij_razumovskij"/></text:h>
      <text:p text:style-name="P46">Всем сердцем моим взысках Тебе; не отрини мне от заповедей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1"/>Толкования на Пс. 118:11<text:bookmark-end text:name="old_ps_118_011"/></text:h>
      <text:p text:style-name="P5">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46">В сердце моем скрых словеса Твоя, яко да не согрешу Тебе</text:p>
      <text:p text:style-name="First_20_line_20_indent"><text:span text:style-name="T17">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16">бисер пред свиниями,</text:span> ни давать <text:span text:style-name="T16">святая псом</text:span> (<text:a xlink:type="simple" xlink:href="https://bible.optina.ru/new:mf:07:06" text:style-name="Internet_20_link" text:visited-style-name="Visited_20_Internet_20_Link">Мф. 7,6</text:a>). </text:p>
      <text:p text:style-name="P47">Толкование на псалмы.</text:p>
      <text:h text:style-name="Heading_20_2" text:outline-level="2"><text:bookmark-start text:name="old_ps_118_011_svt_ioann_zlatoust"/>Свт. Иоанн Златоуст<text:bookmark-end text:name="old_ps_118_011_svt_ioann_zlatoust"/></text:h>
      <text:p text:style-name="P4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16">«не давайте святыни псам и не бросайте жемчуга вашего перед свиньями»</text:span><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 </text:p>
      <text:p text:style-name="P47">Беседа на псалом 118.</text:p>
      <text:h text:style-name="Heading_20_2" text:outline-level="2"><text:bookmark-start text:name="old_ps_118_011_svt_feofan_zatvornik"/>Свт. Феофан Затворник<text:bookmark-end text:name="old_ps_118_011_svt_feofan_zatvornik"/></text:h>
      <text:p text:style-name="P4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 </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16">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 </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 </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16">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 </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 </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 </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 </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16">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 </text:p>
      <text:p text:style-name="P47">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4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 </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 </text:p>
      <text:p text:style-name="P47">Заметки.</text:p>
      <text:h text:style-name="Heading_20_2" text:outline-level="2"><text:bookmark-start text:name="old_ps_118_011_prav_ioann_kronshtadtskij"/>Прав. Иоанн Кронштадтский<text:bookmark-end text:name="old_ps_118_011_prav_ioann_kronshtadtskij"/></text:h>
      <text:p text:style-name="P4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 </text:p>
      <text:p text:style-name="P47">Дневник. Том II. 1857-1858.</text:p>
      <text:h text:style-name="Heading_20_2" text:outline-level="2"><text:bookmark-start text:name="old_ps_118_011_blzh_feodorit_kirskij"/>Блж. Феодорит Кирский<text:bookmark-end text:name="old_ps_118_011_blzh_feodorit_kirskij"/></text:h>
      <text:p text:style-name="P4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16">«не дадите святая псом: ни пометайте бисер ваших пред свиниями»</text:span> (<text:a xlink:type="simple" xlink:href="https://bible.optina.ru/new:mf:07:06" text:style-name="Internet_20_link" text:visited-style-name="Visited_20_Internet_20_Link">Матф 7, 6</text:a>). </text:p>
      <text:h text:style-name="Heading_20_2" text:outline-level="2"><text:bookmark-start text:name="old_ps_118_011_evfimij_zigaben"/>Евфимий Зигабен<text:bookmark-end text:name="old_ps_118_011_evfimij_zigaben"/></text:h>
      <text:p text:style-name="P4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 </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16">Феодорита</text:span> вместе с <text:span text:style-name="T16">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16">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16">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16">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16">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 </text:p>
      <text:h text:style-name="Heading_20_2" text:outline-level="2"><text:bookmark-start text:name="old_ps_118_011_lopuxin_ap"/>Лопухин А.П.<text:bookmark-end text:name="old_ps_118_011_lopuxin_ap"/></text:h>
      <text:p text:style-name="P46">В сердцы моем скрых словеса твоя, яко да не согрешу тебе</text:p>
      <text:p text:style-name="First_20_line_20_indent"><text:span text:style-name="T16">«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 </text:p>
      <text:h text:style-name="Heading_20_2" text:outline-level="2"><text:bookmark-start text:name="old_ps_118_011_prot_grigorij_razumovskij"/>Прот. Григорий Разумовский<text:bookmark-end text:name="old_ps_118_011_prot_grigorij_razumovskij"/></text:h>
      <text:p text:style-name="P46">В сердцы моем скрых словеса твоя, яко да не согрешу теб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2"/>Толкования на Пс. 118:12<text:bookmark-end text:name="old_ps_118_012"/></text:h>
      <text:p text:style-name="P5">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4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 </text:p>
      <text:p text:style-name="P47">Толкование на псалмы.</text:p>
      <text:h text:style-name="Heading_20_2" text:outline-level="2"><text:bookmark-start text:name="old_ps_118_012_svt_ioann_zlatoust"/>Свт. Иоанн Златоуст<text:bookmark-end text:name="old_ps_118_012_svt_ioann_zlatoust"/></text:h>
      <text:p text:style-name="P4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 </text:p>
      <text:p text:style-name="P47">Беседа на псалом 118.</text:p>
      <text:h text:style-name="Heading_20_2" text:outline-level="2"><text:bookmark-start text:name="old_ps_118_012_svt_feofan_zatvornik"/>Свт. Феофан Затворник<text:bookmark-end text:name="old_ps_118_012_svt_feofan_zatvornik"/></text:h>
      <text:p text:style-name="P4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16">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 </text:p>
      <text:p text:style-name="First_20_line_20_indent"><text:span text:style-name="T16">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 </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 </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 </text:p>
      <text:p text:style-name="First_20_line_20_indent">Скажут: «Кто ж этого не знает и к чему молитва <text:span text:style-name="T16">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16">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16">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16">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16">к нему приидем и обитель у него сотворим</text:span>. </text:p>
      <text:p text:style-name="P47">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4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 </text:p>
      <text:h text:style-name="Heading_20_2" text:outline-level="2"><text:bookmark-start text:name="old_ps_118_012_evfimij_zigaben"/>Евфимий Зигабен<text:bookmark-end text:name="old_ps_118_012_evfimij_zigaben"/></text:h>
      <text:p text:style-name="P4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 </text:p>
      <text:p text:style-name="First_20_line_20_indent"><text:span text:style-name="T16">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16">Безименного</text:span>: Те, которые хранят и исполняют слова закона, называются богонаученными. </text:p>
      <text:h text:style-name="Heading_20_2" text:outline-level="2"><text:bookmark-start text:name="old_ps_118_012_prot_grigorij_razumovskij"/>Прот. Григорий Разумовский<text:bookmark-end text:name="old_ps_118_012_prot_grigorij_razumovskij"/></text:h>
      <text:p text:style-name="P46">Благословен ecи, Господи, научи мя оправданием Твоим</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3"/>Толкования на Пс. 118:13<text:bookmark-end text:name="old_ps_118_013"/></text:h>
      <text:p text:style-name="P5">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4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 </text:p>
      <text:p text:style-name="P47">Толкование на псалмы.</text:p>
      <text:h text:style-name="Heading_20_2" text:outline-level="2"><text:bookmark-start text:name="old_ps_118_013_svt_ioann_zlatoust"/>Свт. Иоанн Златоуст<text:bookmark-end text:name="old_ps_118_013_svt_ioann_zlatoust"/></text:h>
      <text:p text:style-name="P4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 </text:p>
      <text:p text:style-name="P47">Беседа на псалом 118.</text:p>
      <text:h text:style-name="Heading_20_2" text:outline-level="2"><text:bookmark-start text:name="old_ps_118_013_svt_feofan_zatvornik"/>Свт. Феофан Затворник<text:bookmark-end text:name="old_ps_118_013_svt_feofan_zatvornik"/></text:h>
      <text:p text:style-name="P4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16">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 </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 </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 </text:p>
      <text:p text:style-name="P47">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46">Устнама моима возвестих вся судьбы уст Твоих</text:p>
      <text:p text:style-name="First_20_line_20_indent">Ибо что дознаю от благости Твоей, тому научу неведущих. </text:p>
      <text:h text:style-name="Heading_20_2" text:outline-level="2"><text:bookmark-start text:name="old_ps_118_013_evfimij_zigaben"/>Евфимий Зигабен<text:bookmark-end text:name="old_ps_118_013_evfimij_zigaben"/></text:h>
      <text:p text:style-name="P46">Устнама моима возвестих вся судьбы уст Твоих</text:p>
      <text:p text:style-name="First_20_line_20_indent">Не только, говорит, я изучил заповеди и закон Твой, Господи, но и другим возвещал их. </text:p>
      <text:p text:style-name="First_20_line_20_indent"><text:span text:style-name="T16">Безименного</text:span>: Достохвальное дело, когда таковые возводят и других к подобному желанию блага. </text:p>
      <text:h text:style-name="Heading_20_2" text:outline-level="2"><text:bookmark-start text:name="old_ps_118_013_lopuxin_ap"/>Лопухин А.П.<text:bookmark-end text:name="old_ps_118_013_lopuxin_ap"/></text:h>
      <text:p text:style-name="P4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 </text:p>
      <text:h text:style-name="Heading_20_2" text:outline-level="2"><text:bookmark-start text:name="old_ps_118_013_prot_grigorij_razumovskij"/>Прот. Григорий Разумовский<text:bookmark-end text:name="old_ps_118_013_prot_grigorij_razumovskij"/></text:h>
      <text:p text:style-name="P46">Устнама моима возвестих вся судбы уст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4"/>Толкования на Пс. 118:14<text:bookmark-end text:name="old_ps_118_014"/></text:h>
      <text:p text:style-name="P5">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46">На пути свидений Твоих насладихся, яко о всяком богатстве</text:p>
      <text:p text:style-name="First_20_line_20_indent">Вразумляется, что такое есть <text:span text:style-name="T16">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 </text:p>
      <text:p text:style-name="P47">Толкование на псалмы.</text:p>
      <text:h text:style-name="Heading_20_2" text:outline-level="2"><text:bookmark-start text:name="old_ps_118_014_svt_ioann_zlatoust"/>Свт. Иоанн Златоуст<text:bookmark-end text:name="old_ps_118_014_svt_ioann_zlatoust"/></text:h>
      <text:p text:style-name="P4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16">«возьмите иго Мое на себя, ибо иго Мое благо, и бремя Мое легко»</text:span><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17">«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 </text:p>
      <text:p text:style-name="P47">Беседа на псалом 118.</text:p>
      <text:h text:style-name="Heading_20_2" text:outline-level="2"><text:bookmark-start text:name="old_ps_118_014_svt_feofan_zatvornik"/>Свт. Феофан Затворник<text:bookmark-end text:name="old_ps_118_014_svt_feofan_zatvornik"/></text:h>
      <text:p text:style-name="P4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 </text:p>
      <text:p text:style-name="First_20_line_20_indent">Так, «многотруден, говорит <text:span text:style-name="T16">блаженный Феодорит</text:span>, путь добродетели, но весьма вожделенен для усердно идущих по нему. Потому-то и Владыка наш Христос сказал: <text:span text:style-name="T16">возмите иго Мое на себе… Иго 6о Мое благо и бремя Мое легко есть</text:span>». Можно так думать, <text:soft-page-break/>что в словах: <text:span text:style-name="T16">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 </text:p>
      <text:p text:style-name="First_20_line_20_indent"><text:span text:style-name="T16">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 </text:p>
      <text:p text:style-name="P47">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4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 </text:p>
      <text:p text:style-name="P47">Дневник. Том II. 1857-1858.</text:p>
      <text:h text:style-name="Heading_20_2" text:outline-level="2"><text:bookmark-start text:name="old_ps_118_014_blzh_feodorit_kirskij"/>Блж. Феодорит Кирский<text:bookmark-end text:name="old_ps_118_014_blzh_feodorit_kirskij"/></text:h>
      <text:p text:style-name="P4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16">«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16">«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 </text:p>
      <text:h text:style-name="Heading_20_2" text:outline-level="2"><text:bookmark-start text:name="old_ps_118_014_evfimij_zigaben"/>Евфимий Зигабен<text:bookmark-end text:name="old_ps_118_014_evfimij_zigaben"/></text:h>
      <text:p text:style-name="P4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 </text:p>
      <text:p text:style-name="First_20_line_20_indent">Слова <text:span text:style-name="T16">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16">Афанасия</text:span>, значит хождение по внушению их не от скорби, или нужды, но со всем удовольствием. </text:p>
      <text:h text:style-name="Heading_20_2" text:outline-level="2"><text:bookmark-start text:name="old_ps_118_014_lopuxin_ap"/>Лопухин А.П.<text:bookmark-end text:name="old_ps_118_014_lopuxin_ap"/></text:h>
      <text:p text:style-name="P46">На пути свидений твоих насладихся, яко о всяком богатстве</text:p>
      <text:p text:style-name="First_20_line_20_indent"><text:span text:style-name="T16">«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 </text:p>
      <text:h text:style-name="Heading_20_2" text:outline-level="2"><text:bookmark-start text:name="old_ps_118_014_prot_grigorij_razumovskij"/>Прот. Григорий Разумовский<text:bookmark-end text:name="old_ps_118_014_prot_grigorij_razumovskij"/></text:h>
      <text:p text:style-name="P46">На пути свидений твоих насладихся, яко о всяком богатств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5"/>Толкования на Пс. 118:15<text:bookmark-end text:name="old_ps_118_015"/></text:h>
      <text:p text:style-name="P5">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17">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17">«оправданиям Твоим поучусь, не забуду слов… Твоих»</text:span>, то есть, слова Твои я твердо сохраню в своей памяти. </text:p>
      <text:p text:style-name="P47">Беседа на псалом 118.</text:p>
      <text:h text:style-name="Heading_20_2" text:outline-level="2"><text:bookmark-start text:name="old_ps_118_015_svt_feofan_zatvornik"/>Свт. Феофан Затворник<text:bookmark-end text:name="old_ps_118_015_svt_feofan_zatvornik"/></text:h>
      <text:p text:style-name="P4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16">в заповедех Твоих поглумлюся</text:span>. </text:p>
      <text:p text:style-name="First_20_line_20_indent"><text:span text:style-name="T16">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 </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 </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 </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 </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16">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 </text:p>
      <text:p text:style-name="P47">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4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 </text:p>
      <text:h text:style-name="Heading_20_2" text:outline-level="2"><text:bookmark-start text:name="old_ps_118_015_prot_grigorij_razumovskij"/>Прот. Григорий Разумовский<text:bookmark-end text:name="old_ps_118_015_prot_grigorij_razumovskij"/></text:h>
      <text:p text:style-name="P46">В заповедех Твоих поглумлюся, и уразумею пути Твоя</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6"/>Толкования на Пс. 118:16<text:bookmark-end text:name="old_ps_118_016"/></text:h>
      <text:p text:style-name="P5">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4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 </text:p>
      <text:p text:style-name="P47">Толкование на псалмы.</text:p>
      <text:h text:style-name="Heading_20_2" text:outline-level="2"><text:bookmark-start text:name="old_ps_118_016_svt_ioann_zlatoust"/>Свт. Иоанн Златоуст<text:bookmark-end text:name="old_ps_118_016_svt_ioann_zlatoust"/></text:h>
      <text:p text:style-name="P46">Во оправданных Твоих поучуся, не забуду словес Твоих</text:p>
      <text:p text:style-name="First_20_line_20_indent">См. Толкование на Пс. 118:15<text:span text:style-name="T15"> [</text:span><text:span text:style-name="T15"><text:bookmark-ref text:reference-format="page" text:ref-name="old_ps_118_015_svt_ioann_zlatoust">66</text:bookmark-ref></text:span><text:span text:style-name="T15">]</text:span></text:p>
      <text:h text:style-name="Heading_20_2" text:outline-level="2"><text:bookmark-start text:name="old_ps_118_016_svt_feofan_zatvornik"/>Свт. Феофан Затворник<text:bookmark-end text:name="old_ps_118_016_svt_feofan_zatvornik"/></text:h>
      <text:p text:style-name="P4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16">поглумлюся</text:span> (стану исследовать усидчиво), а здесь – <text:span text:style-name="T16">поучуся</text:span>, там плодом занятия ставится – <text:span text:style-name="T16">уразумею</text:span>, а здесь – <text:span text:style-name="T16">не забуду. Не забуду</text:span> – дело памяти, – отсюда рождается наведение: <text:span text:style-name="T16">поучуся</text:span>, значит буду заучивать. </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 </text:p>
      <text:p text:style-name="First_20_line_20_indent">Святой <text:span text:style-name="T16">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16">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 </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 </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16">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 </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16">и будет Бог всяческая во всех</text:span>. </text:p>
      <text:p text:style-name="P47">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46">Во оправданиих Твоих поучуся: не забуду словес Твоих</text:p>
      <text:p text:style-name="First_20_line_20_indent">Сохраню в себе незабвенную память словес Твоих. </text:p>
      <text:h text:style-name="Heading_20_2" text:outline-level="2"><text:bookmark-start text:name="old_ps_118_016_evfimij_zigaben"/>Евфимий Зигабен<text:bookmark-end text:name="old_ps_118_016_evfimij_zigaben"/></text:h>
      <text:p text:style-name="First_20_line_20_indent">Ст. 16-17 <text:span text:style-name="T17">В оправданиих Твоих поучуся, не забуду словес Твоих. Воздаждь рабу Твоему; живи мя</text:span> (буду жить) <text:span text:style-name="T17">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 </text:p>
      <text:p text:style-name="First_20_line_20_indent">В других списках написано: оживотвори меня. <text:span text:style-name="T16">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16">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16">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16">Оригена</text:span>: Воздает дающему, как например Аврааму Исаака, и Владыка подарил десять мин принесшему их к нему. <text:span text:style-name="T16">Феодора</text:span>: Воздай мне божественную и блаженную жизнь, дабы имея оную, я сохранил слова Твои: ибо за памятованием о них следует хранение их. </text:p>
      <text:h text:style-name="Heading_20_2" text:outline-level="2"><text:bookmark-start text:name="old_ps_118_016_prot_grigorij_razumovskij"/>Прот. Григорий Разумовский<text:bookmark-end text:name="old_ps_118_016_prot_grigorij_razumovskij"/></text:h>
      <text:p text:style-name="P46">Во оправданиих Твоих поучуся: не забуду словес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7"/>Толкования на Пс. 118:17<text:bookmark-end text:name="old_ps_118_017"/></text:h>
      <text:p text:style-name="P5">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46">Воздаждь рабу Твоему: живи мя, и сохраню словеса Твоя</text:p>
      <text:p text:style-name="First_20_line_20_indent"><text:span text:style-name="T17">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 </text:p>
      <text:p text:style-name="P47">Толкование на псалмы.</text:p>
      <text:h text:style-name="Heading_20_2" text:outline-level="2"><text:bookmark-start text:name="old_ps_118_017_svt_ioann_zlatoust"/>Свт. Иоанн Златоуст<text:bookmark-end text:name="old_ps_118_017_svt_ioann_zlatoust"/></text:h>
      <text:p text:style-name="P4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17">«воздай рабу Твоему»</text:span>; а работающие греху, удовольствиям и постыдным страстям, не решатся говорить: <text:span text:style-name="T17">«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17">«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 </text:p>
      <text:p text:style-name="P47">Беседа на псалом 118.</text:p>
      <text:h text:style-name="Heading_20_2" text:outline-level="2"><text:bookmark-start text:name="old_ps_118_017_svt_feofan_zatvornik"/>Свт. Феофан Затворник<text:bookmark-end text:name="old_ps_118_017_svt_feofan_zatvornik"/></text:h>
      <text:p text:style-name="P46">Воздаждь рабу Твоему: живи мя, и сохраню словеса Твоя</text:p>
      <text:p text:style-name="First_20_line_20_indent">Третья буква <text:span text:style-name="T16">гúмель</text:span> значит <text:span text:style-name="T16">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16">Антоний Великий</text:span> рассуждая о таких лицах, прилагает к ним слова другого псалма: <text:span text:style-name="T16">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 </text:p>
      <text:p text:style-name="First_20_line_20_indent">Все это пророк и изображает в настоящем восьмистишии, которое и можно озаглавить так: о <text:span text:style-name="T16">притрудностях</text:span>,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text:p>
      <text:p text:style-name="First_20_line_20_indent"><text:span text:style-name="T16">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16">не забывай всех воздаяний Его</text:span>, всех обильных благ Его, или <text:span text:style-name="T16">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16">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16">отыми понос и уничижение.</text:span></text:p>
      <text:p text:style-name="First_20_line_20_indent"><text:span text:style-name="T16">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 </text:p>
      <text:p text:style-name="First_20_line_20_indent"><text:span text:style-name="T16">Воздаждь рабу</text:span>… и <text:span text:style-name="T16">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16">оживи</text:span>, и питать надежду, что оживит. </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 </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 </text:p>
      <text:p text:style-name="First_20_line_20_indent">И <text:span text:style-name="T16">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 </text:p>
      <text:p text:style-name="P47">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46">Воздаждь рабу Твоему: живи мя, и сохраню словеса Твоя</text:p>
      <text:p text:style-name="First_20_line_20_indent"><text:soft-page-break/><text:span text:style-name="T17">«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 </text:p>
      <text:p text:style-name="First_20_line_20_indent"><text:span text:style-name="T17">«Живи мя, и сохраню словеса Твоя».</text:span> Пользуясь Твоею помощию, избегну греховной смерти, и обрету жизнь в словесах Твоих. </text:p>
      <text:h text:style-name="Heading_20_2" text:outline-level="2"><text:bookmark-start text:name="old_ps_118_017_evfimij_zigaben"/>Евфимий Зигабен<text:bookmark-end text:name="old_ps_118_017_evfimij_zigaben"/></text:h>
      <text:p text:style-name="P46">Воздаждь рабу твоему: живи мя, и сохраню словеса твоя</text:p>
      <text:p text:style-name="First_20_line_20_indent">См. Толкование на Пс. 118:16<text:span text:style-name="T15"> [</text:span><text:span text:style-name="T15"><text:bookmark-ref text:reference-format="page" text:ref-name="old_ps_118_016_evfimij_zigaben">69</text:bookmark-ref></text:span><text:span text:style-name="T15">]</text:span></text:p>
      <text:h text:style-name="Heading_20_2" text:outline-level="2"><text:bookmark-start text:name="old_ps_118_017_ep_irinej_orda"/>Еп. Ириней (Орда)<text:bookmark-end text:name="old_ps_118_017_ep_irinej_orda"/></text:h>
      <text:p text:style-name="P4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17">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 </text:p>
      <text:p text:style-name="P47">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17">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16">гимел</text:span> значит: «<text:span text:style-name="T16">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17">рабами</text:span> Господа. И эта внутренняя верность Господу и дает им дерзновение вопиять к Богу: <text:span text:style-name="T17">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 </text:p>
      <text:p text:style-name="First_20_line_20_indent"><text:span text:style-name="T17">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17">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17">и уразумею чудеса от закона Твоего</text:span>. </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17">пришельцем</text:span>(ст. 19-20)<text:span text:style-name="T15"> [</text:span><text:span text:style-name="T15"><text:bookmark-ref text:reference-format="page" text:ref-name="old_ps_118_019">80</text:bookmark-ref></text:span><text:span text:style-name="T15">]</text:span><text:span text:style-name="T17">на земле</text:span>: <text:span text:style-name="T17">Пришлец аз есмь на земли</text:span>, – говорит он. Эту мысль и каждый из нас должен носить в сердце своем. «Не имею здесь <text:span text:style-name="T17">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17">не скрый от Мене заповеди Твоя</text:span>. <text:span text:style-name="T17">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 </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 </text:p>
      <text:p text:style-name="First_20_line_20_indent">Вот почему и говорит: <text:span text:style-name="T17">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5"> [</text:span><text:span text:style-name="T15"><text:bookmark-ref text:reference-format="page" text:ref-name="old_ps_118_021">87</text:bookmark-ref></text:span><text:span text:style-name="T15">]</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17">запретил еси</text:span>, – в соответствие со следующим словом: <text:span text:style-name="T17">отыми</text:span>, – нужно читать: «запрети гордым», – всем тем, которые подпадают проклятию за уклонение от заповедей (<text:span text:style-name="T17">прокляты уклоняющийся от заповедей</text:span>) Твоих, – как самомнящиеся, так и те, которые вредят труженикам в деле Божием. </text:p>
      <text:p text:style-name="First_20_line_20_indent"><text:span text:style-name="T17">Гордым запрети, а от меня отыми поношение и уничижение</text:span>, которым они подвергают меня за то, что я храню откровения Твои (<text:span text:style-name="T17">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17">понос и уничижение</text:span>, которым меня подвергают <text:span text:style-name="T17">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16">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17">Отыми от Мене понос и уничижение</text:span>. И если бы только эти тяжелые поношения и уничижения, <text:span text:style-name="T16">«претерпел бых убо</text:span>»! <text:a xlink:type="simple" xlink:href="https://bible.optina.ru/old:ps:054:13" text:style-name="Internet_20_link" text:visited-style-name="Visited_20_Internet_20_Link">(Пс. 54:13)</text:a>. </text:p>
      <text:p text:style-name="First_20_line_20_indent">Но гордые уничижители не удовольствовались тем. <text:span text:style-name="T17">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17">раб же Твой</text:span>, говорит пророк, <text:span text:style-name="T17">глумляшеся во оправданиих Твоих</text:span>. Вот уже он и не молится: <text:span text:style-name="T17">отыми</text:span>, или <text:span text:style-name="T17">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16">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 </text:p>
      <text:p text:style-name="First_20_line_20_indent">Тут же (ст. 24)<text:span text:style-name="T15"> [</text:span><text:span text:style-name="T15"><text:bookmark-ref text:reference-format="page" text:ref-name="old_ps_118_024">96</text:bookmark-ref></text:span><text:span text:style-name="T15">]</text:span> пророк выставляет и причину, почему он, когда видит, что враги его сплетают клеветы во зло ему, углубляется в оправдания Божии: <text:span text:style-name="T17">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text:p>
      <text:p text:style-name="P47">Объяснение священной книги псалмов.</text:p>
      <text:h text:style-name="Heading_20_1" text:outline-level="1"><text:bookmark-start text:name="old_ps_118_018"/>Толкования на Пс. 118:18<text:bookmark-end text:name="old_ps_118_018"/></text:h>
      <text:p text:style-name="P5">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4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16">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 </text:p>
      <text:p text:style-name="P47">Толкование на псалмы.</text:p>
      <text:h text:style-name="Heading_20_2" text:outline-level="2"><text:bookmark-start text:name="old_ps_118_018_svt_ioann_zlatoust"/>Свт. Иоанн Златоуст<text:bookmark-end text:name="old_ps_118_018_svt_ioann_zlatoust"/></text:h>
      <text:p text:style-name="P4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16">«когда обращаются к Господу, тогда это покрывало снимается. Господь есть Дух»</text:span><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16">«мы же все открытым лицем, как в зеркале, взирая на славу Господню, преображаемся в тот же образ от славы в славу, как от Господня Духа»</text:span><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16">«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 </text:p>
      <text:p text:style-name="P47">Беседа на псалом 118.</text:p>
      <text:h text:style-name="Heading_20_2" text:outline-level="2"><text:bookmark-start text:name="old_ps_118_018_svt_feofan_zatvornik"/>Свт. Феофан Затворник<text:bookmark-end text:name="old_ps_118_018_svt_feofan_zatvornik"/></text:h>
      <text:p text:style-name="P4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16">открый очи мои</text:span>. </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16">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16">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 </text:p>
      <text:p text:style-name="First_20_line_20_indent">Особый вид ослепления духовного временного есть <text:span text:style-name="T16">забвение</text:span>. Святой <text:span text:style-name="T16">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16">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 </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16">и уразумею чудеса от закона Твоего</text:span>. </text:p>
      <text:p text:style-name="P47">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4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 </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 </text:p>
      <text:p text:style-name="P47">Заметки.</text:p>
      <text:h text:style-name="Heading_20_2" text:outline-level="2"><text:bookmark-start text:name="old_ps_118_018_blzh_feodorit_kirskij"/>Блж. Феодорит Кирский<text:bookmark-end text:name="old_ps_118_018_blzh_feodorit_kirskij"/></text:h>
      <text:p text:style-name="P4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16">«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16">«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 </text:p>
      <text:h text:style-name="Heading_20_2" text:outline-level="2"><text:bookmark-start text:name="old_ps_118_018_evfimij_zigaben"/>Евфимий Зигабен<text:bookmark-end text:name="old_ps_118_018_evfimij_zigaben"/></text:h>
      <text:p text:style-name="P4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 </text:p>
      <text:p text:style-name="First_20_line_20_indent"><text:span text:style-name="T16">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16">Златословесного</text:span> вместе с словами <text:span text:style-name="T16">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16">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16">Безименного</text:span>: На глазах размышляющих о законе, как бы покров, лежат письмена: ибо когда кто обратится ко Господу, тогда по словам <text:span text:style-name="T16">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 </text:p>
      <text:h text:style-name="Heading_20_2" text:outline-level="2"><text:bookmark-start text:name="old_ps_118_018_lopuxin_ap"/><text:soft-page-break/>Лопухин А.П.<text:bookmark-end text:name="old_ps_118_018_lopuxin_ap"/></text:h>
      <text:p text:style-name="P46">Открый очи мои, и уразумею чудеса от закона твоего</text:p>
      <text:p text:style-name="First_20_line_20_indent"><text:span text:style-name="T16">«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 </text:p>
      <text:h text:style-name="Heading_20_2" text:outline-level="2"><text:bookmark-start text:name="old_ps_118_018_prot_grigorij_razumovskij"/>Прот. Григорий Разумовский<text:bookmark-end text:name="old_ps_118_018_prot_grigorij_razumovskij"/></text:h>
      <text:p text:style-name="P46">Открый очи мои, и уразумею чудеса от закона твоего</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19"/>Толкования на Пс. 118:19<text:bookmark-end text:name="old_ps_118_019"/></text:h>
      <text:p text:style-name="P5">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4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 </text:p>
      <text:p text:style-name="P47">Беседа на псалом 118.</text:p>
      <text:h text:style-name="Heading_20_2" text:outline-level="2"><text:bookmark-start text:name="old_ps_118_019_svt_feofan_zatvornik"/>Свт. Феофан Затворник<text:bookmark-end text:name="old_ps_118_019_svt_feofan_zatvornik"/></text:h>
      <text:p text:style-name="P4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 </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 </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 </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 </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16">не скрый от мене заповеди Твоя</text:span>… покажи то есть, как вообще должен я действовать и как поступать во всяком случае, чтоб не выступить из воли Твоей! </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 </text:p>
      <text:p text:style-name="First_20_line_20_indent">Святой <text:span text:style-name="T16">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 </text:p>
      <text:p text:style-name="P47">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4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17">«Пришлец аз есмь на земли, не скрый от Мене заповеди Твоя!»</text:span>(Пс. 118:19)<text:span text:style-name="T15"> [</text:span><text:span text:style-name="T15"><text:bookmark-ref text:reference-format="page" text:ref-name="old_ps_118_019">80</text:bookmark-ref></text:span><text:span text:style-name="T15">]</text:span>. Точно: закон Христов – нить, по которой мы выбираемся из мрачнаго лабиринта земной жизни в блаженную вечность. </text:p>
      <text:p text:style-name="P47">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4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 </text:p>
      <text:h text:style-name="Heading_20_2" text:outline-level="2"><text:bookmark-start text:name="old_ps_118_019_evfimij_zigaben"/>Евфимий Зигабен<text:bookmark-end text:name="old_ps_118_019_evfimij_zigaben"/></text:h>
      <text:p text:style-name="P4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 </text:p>
      <text:p text:style-name="First_20_line_20_indent">Слова <text:span text:style-name="T16">Златословесного</text:span> вместе со словами <text:span text:style-name="T16">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16">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 </text:p>
      <text:h text:style-name="Heading_20_2" text:outline-level="2"><text:bookmark-start text:name="old_ps_118_019_lopuxin_ap"/>Лопухин А.П.<text:bookmark-end text:name="old_ps_118_019_lopuxin_ap"/></text:h>
      <text:p text:style-name="P4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 </text:p>
      <text:h text:style-name="Heading_20_2" text:outline-level="2"><text:bookmark-start text:name="old_ps_118_019_prot_grigorij_razumovskij"/>Прот. Григорий Разумовский<text:bookmark-end text:name="old_ps_118_019_prot_grigorij_razumovskij"/></text:h>
      <text:p text:style-name="P46">Пришлец аз есмь на земли: не скрый от мене заповеди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0"/>Толкования на Пс. 118:20<text:bookmark-end text:name="old_ps_118_020"/></text:h>
      <text:p text:style-name="P5">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4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17">«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 </text:p>
      <text:p text:style-name="P47">Беседа на псалом 118.</text:p>
      <text:h text:style-name="Heading_20_2" text:outline-level="2"><text:bookmark-start text:name="old_ps_118_020_svt_feofan_zatvornik"/>Свт. Феофан Затворник<text:bookmark-end text:name="old_ps_118_020_svt_feofan_zatvornik"/></text:h>
      <text:p text:style-name="P46">Возлюби душа моя возжелати судьбы Твоя на всякое время</text:p>
      <text:p text:style-name="First_20_line_20_indent"><text:span text:style-name="T16">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 </text:p>
      <text:p text:style-name="First_20_line_20_indent">Таково отношение сего стиха к предыдущим трем, если <text:span text:style-name="T16">возлюбих</text:span> возжелати принять в значении «сильно возжелал». Но <text:span text:style-name="T16">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16">блаженным Августином</text:span> в настоящем стихе видеть указание на поражение воли нехотением. </text:p>
      <text:p text:style-name="First_20_line_20_indent">Святой <text:span text:style-name="T16">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 </text:p>
      <text:p text:style-name="P47">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46">Возлюби душа моя возжелати судбы твоя на всякое время</text:p>
      <text:p text:style-name="First_20_line_20_indent">На слова: <text:span text:style-name="T17">пригвозди страху Твоему плоти моя</text:span>. </text:p>
      <text:p text:style-name="First_20_line_20_indent">Смеха достоин ты (как назвать тебя, чтобы тронуть мне твою бесчувственность?), когда молишься: <text:span text:style-name="T17">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 </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 </text:p>
      <text:p text:style-name="First_20_line_20_indent"><text:soft-page-break/>Спрашивал ты: что значит <text:span text:style-name="T17">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 </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 </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 </text:p>
      <text:h text:style-name="Heading_20_2" text:outline-level="2"><text:bookmark-start text:name="old_ps_118_020_blzh_feodorit_kirskij"/>Блж. Феодорит Кирский<text:bookmark-end text:name="old_ps_118_020_blzh_feodorit_kirskij"/></text:h>
      <text:p text:style-name="P4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 </text:p>
      <text:h text:style-name="Heading_20_2" text:outline-level="2"><text:bookmark-start text:name="old_ps_118_020_evfimij_zigaben"/>Евфимий Зигабен<text:bookmark-end text:name="old_ps_118_020_evfimij_zigaben"/></text:h>
      <text:p text:style-name="P4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 </text:p>
      <text:p text:style-name="First_20_line_20_indent"><text:span text:style-name="T16">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16">Оригена</text:span>: Не только пожелал (επεθυμησε), но и возлюбил желать, притом желать во всякое время. <text:span text:style-name="T16">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 </text:p>
      <text:h text:style-name="Heading_20_2" text:outline-level="2"><text:bookmark-start text:name="old_ps_118_020_prot_grigorij_razumovskij"/>Прот. Григорий Разумовский<text:bookmark-end text:name="old_ps_118_020_prot_grigorij_razumovskij"/></text:h>
      <text:p text:style-name="P46">Возлюби душа моя возжелати судьбы, Твоя на всякое время</text:p>
      <text:p text:style-name="First_20_line_20_indent"><text:soft-page-break/>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1"/>Толкования на Пс. 118:21<text:bookmark-end text:name="old_ps_118_021"/></text:h>
      <text:p text:style-name="P5">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46">Запретил еси гордым: прокляти уклоняющиися от заповедей Твоих</text:p>
      <text:p text:style-name="First_20_line_20_indent"><text:span text:style-name="T17">Запретил еси гордым.</text:span> Кто противится гордым, тот и запрещает им: <text:span text:style-name="T16">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 </text:p>
      <text:p text:style-name="P47">Толкование на псалмы.</text:p>
      <text:h text:style-name="Heading_20_2" text:outline-level="2"><text:bookmark-start text:name="old_ps_118_021_svt_ioann_zlatoust"/>Свт. Иоанн Златоуст<text:bookmark-end text:name="old_ps_118_021_svt_ioann_zlatoust"/></text:h>
      <text:p text:style-name="P4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16">«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17">«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17">«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16">«Проклят</text:span>, – говорит, – [всякий человек]<text:span text:style-name="T16">, кто не исполнит [всех] слов закона»</text:span><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 </text:p>
      <text:p text:style-name="P47">Беседа на псалом 118.</text:p>
      <text:h text:style-name="Heading_20_2" text:outline-level="2"><text:bookmark-start text:name="old_ps_118_021_svt_feofan_zatvornik"/>Свт. Феофан Затворник<text:bookmark-end text:name="old_ps_118_021_svt_feofan_zatvornik"/></text:h>
      <text:p text:style-name="P46">Запретил еси гордым: прокляти уклоняющиися от заповедей Твоих</text:p>
      <text:p text:style-name="First_20_line_20_indent"><text:span text:style-name="T16">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16">еже творити я</text:span>. </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 </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16">запретил еси</text:span> – надо будет читать – <text:span text:style-name="T16">запрети</text:span>, в соответствие следующему – <text:span text:style-name="T16">отъими</text:span>. </text:p>
      <text:p text:style-name="First_20_line_20_indent">Гордые, по святому пророку, почитаются образцовыми законопреступниками, ибо они, по слову его, законопреступничают <text:span text:style-name="T16">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16">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 </text:p>
      <text:p text:style-name="First_20_line_20_indent">Слова <text:span text:style-name="T16">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 </text:p>
      <text:p text:style-name="P47">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46">Запретил еси гордым: прокляти уклоняющиися от заповедей Твоих</text:p>
      <text:p text:style-name="First_20_line_20_indent"><text:span text:style-name="T17">«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 </text:p>
      <text:p text:style-name="First_20_line_20_indent"><text:span text:style-name="T17">«Прокляти уклоняющиися от заповедей Твоих».</text:span> Сию клятву и закон налагает на преступников. Ибо говорит: <text:span text:style-name="T16">«проклят всяк, иже не пребудет»</text:span> в том, что положено в книге <text:span text:style-name="T16">«закона, еже творити я»</text:span> (<text:a xlink:type="simple" xlink:href="https://bible.optina.ru/old:vtor:27:26" text:style-name="Internet_20_link" text:visited-style-name="Visited_20_Internet_20_Link">Втор.27:26</text:a>). </text:p>
      <text:h text:style-name="Heading_20_2" text:outline-level="2"><text:bookmark-start text:name="old_ps_118_021_evfimij_zigaben"/>Евфимий Зигабен<text:bookmark-end text:name="old_ps_118_021_evfimij_zigaben"/></text:h>
      <text:p text:style-name="First_20_line_20_indent"><text:span text:style-name="T17">Запретил ecи гордым</text:span> (сказав): <text:span text:style-name="T17">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 </text:p>
      <text:p text:style-name="First_20_line_20_indent">Слова <text:span text:style-name="T16">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16">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16">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 </text:p>
      <text:h text:style-name="Heading_20_2" text:outline-level="2"><text:bookmark-start text:name="old_ps_118_021_lopuxin_ap"/>Лопухин А.П.<text:bookmark-end text:name="old_ps_118_021_lopuxin_ap"/></text:h>
      <text:p text:style-name="First_20_line_20_indent">Ст. 21-23 <text:span text:style-name="T17">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 </text:p>
      <text:h text:style-name="Heading_20_2" text:outline-level="2"><text:bookmark-start text:name="old_ps_118_021_prot_grigorij_razumovskij"/>Прот. Григорий Разумовский<text:bookmark-end text:name="old_ps_118_021_prot_grigorij_razumovskij"/></text:h>
      <text:p text:style-name="P46">Запретил еси гордым: прокляти уклоняющиися от заповедий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2"/>Толкования на Пс. 118:22<text:bookmark-end text:name="old_ps_118_022"/></text:h>
      <text:p text:style-name="P5">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46">Отъими от мене понос и уничижение, яко свидений Твоих взысках</text:p>
      <text:p text:style-name="First_20_line_20_indent"><text:span text:style-name="T17">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 </text:p>
      <text:p text:style-name="P47">Толкование на псалмы.</text:p>
      <text:h text:style-name="Heading_20_2" text:outline-level="2"><text:bookmark-start text:name="old_ps_118_022_svt_ioann_zlatoust"/>Свт. Иоанн Златоуст<text:bookmark-end text:name="old_ps_118_022_svt_ioann_zlatoust"/></text:h>
      <text:p text:style-name="P4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122:4)</text:a>; и: <text:span text:style-name="T16">«эти грешники вечно благоденствуют и удержали богатство«</text:span><text:a xlink:type="simple" xlink:href="https://bible.optina.ru/old:ps:072:12" text:style-name="Internet_20_link" text:visited-style-name="Visited_20_Internet_20_Link">(Пс.72:12)</text:a>, а другой пророк говорит: <text:span text:style-name="T16">«почему беззаконные живут, достигают старости, да и силами крепки?»</text:span><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 </text:p>
      <text:p text:style-name="P47">Беседа на псалом 118.</text:p>
      <text:h text:style-name="Heading_20_2" text:outline-level="2"><text:bookmark-start text:name="old_ps_118_022_svt_feofan_zatvornik"/>Свт. Феофан Затворник<text:bookmark-end text:name="old_ps_118_022_svt_feofan_zatvornik"/></text:h>
      <text:p text:style-name="P4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 </text:p>
      <text:p text:style-name="First_20_line_20_indent">Слова <text:span text:style-name="T16">яко свидений Твоих взысках</text:span> можно относить и к <text:span text:style-name="T16">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 </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 </text:p>
      <text:p text:style-name="P47">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4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 </text:p>
      <text:h text:style-name="Heading_20_2" text:outline-level="2"><text:bookmark-start text:name="old_ps_118_022_evfimij_zigaben"/>Евфимий Зигабен<text:bookmark-end text:name="old_ps_118_022_evfimij_zigaben"/></text:h>
      <text:p text:style-name="P4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 </text:p>
      <text:p text:style-name="First_20_line_20_indent"><text:span text:style-name="T16">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16">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16">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16">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 </text:p>
      <text:h text:style-name="Heading_20_2" text:outline-level="2"><text:bookmark-start text:name="old_ps_118_022_lopuxin_ap"/>Лопухин А.П.<text:bookmark-end text:name="old_ps_118_022_lopuxin_ap"/></text:h>
      <text:p text:style-name="P46">Отими от мене понос и уничижение, яко свидений твоих взыска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2_prot_grigorij_razumovskij"/>Прот. Григорий Разумовский<text:bookmark-end text:name="old_ps_118_022_prot_grigorij_razumovskij"/></text:h>
      <text:p text:style-name="P46">Отими от мене понос и уничижение, яко свидений твоих взыска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3"/>Толкования на Пс. 118:23<text:bookmark-end text:name="old_ps_118_023"/></text:h>
      <text:p text:style-name="P5">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16">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 </text:p>
      <text:p text:style-name="P47">Толкование на псалмы.</text:p>
      <text:h text:style-name="Heading_20_2" text:outline-level="2"><text:bookmark-start text:name="old_ps_118_023_svt_ioann_zlatoust"/>Свт. Иоанн Златоуст<text:bookmark-end text:name="old_ps_118_023_svt_ioann_zlatoust"/></text:h>
      <text:p text:style-name="P4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16">«сказал вам все, что слышал от Отца Моего»</text:span><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17">«раб же Твой размышлял об оправданиях Твоих»</text:span>. Я, исповедуя Твое владычество, поучался оправданиям Твоим. </text:p>
      <text:p text:style-name="P47">Беседа на псалом 118.</text:p>
      <text:h text:style-name="Heading_20_2" text:outline-level="2"><text:bookmark-start text:name="old_ps_118_023_svt_feofan_zatvornik"/>Свт. Феофан Затворник<text:bookmark-end text:name="old_ps_118_023_svt_feofan_zatvornik"/></text:h>
      <text:p text:style-name="P4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16">скрыем в землю мужа праведна неправедно, пожрем же его, якоже ад, жива, и возмем память его от земли</text:span>«. </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 </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16">раб же Твой</text:span>, говорит пророк, <text:span text:style-name="T16">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16">Бога бойся и заповеди Его храни</text:span>. </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16">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16">блажени изгнани правды ради, блажени</text:span> те, кого <text:span text:style-name="T16">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 </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 </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 </text:p>
      <text:p text:style-name="P47">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И Саул, и Авенир, и Ахитофел, и Авессалом злословили Давида. </text:p>
      <text:p text:style-name="First_20_line_20_indent"><text:span text:style-name="T17">«Раб же Твой глумляшеся во оправданиих Твоих».</text:span> Признавая Твое владычество, размышлял я о Твоих оправданиях. </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17">Ибо снедоша князи</text:span> (начальствующие) <text:span text:style-name="T17">и на мя клеветаху; раб же Твой глумляшеся</text:span> (углублялся умом) <text:span text:style-name="T17">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 </text:p>
      <text:p text:style-name="First_20_line_20_indent"><text:span text:style-name="T16">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 </text:p>
      <text:h text:style-name="Heading_20_2" text:outline-level="2"><text:bookmark-start text:name="old_ps_118_023_lopuxin_ap"/>Лопухин А.П.<text:bookmark-end text:name="old_ps_118_023_lopuxin_ap"/></text:h>
      <text:p text:style-name="P46">Ибо седоша князи и на мя клеветаху, раб же твой глумляшеся во оправданиих твои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3_prot_grigorij_razumovskij"/>Прот. Григорий Разумовский<text:bookmark-end text:name="old_ps_118_023_prot_grigorij_razumovskij"/></text:h>
      <text:p text:style-name="P46">Ибо седоша князи и на мя клеветаху, раб же твой глумляшеся во оправданиих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4"/>Толкования на Пс. 118:24<text:bookmark-end text:name="old_ps_118_024"/></text:h>
      <text:p text:style-name="P5">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4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 </text:p>
      <text:p text:style-name="P47">Беседа на псалом 118.</text:p>
      <text:h text:style-name="Heading_20_2" text:outline-level="2"><text:bookmark-start text:name="old_ps_118_024_svt_feofan_zatvornik"/>Свт. Феофан Затворник<text:bookmark-end text:name="old_ps_118_024_svt_feofan_zatvornik"/></text:h>
      <text:p text:style-name="P4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 </text:p>
      <text:p text:style-name="First_20_line_20_indent">Словом <text:span text:style-name="T16">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 </text:p>
      <text:p text:style-name="First_20_line_20_indent"><text:span text:style-name="T16">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 </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16">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 </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 </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 </text:p>
      <text:p text:style-name="P47">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4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 </text:p>
      <text:h text:style-name="Heading_20_2" text:outline-level="2"><text:bookmark-start text:name="old_ps_118_024_evfimij_zigaben"/>Евфимий Зигабен<text:bookmark-end text:name="old_ps_118_024_evfimij_zigaben"/></text:h>
      <text:p text:style-name="P4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 </text:p>
      <text:p text:style-name="First_20_line_20_indent">Слова <text:span text:style-name="T16">Феодорита</text:span>: Отринув всякое человеческое внушение, последую Твоим наставлениям. </text:p>
      <text:h text:style-name="Heading_20_2" text:outline-level="2"><text:bookmark-start text:name="old_ps_118_024_prot_grigorij_razumovskij"/>Прот. Григорий Разумовский<text:bookmark-end text:name="old_ps_118_024_prot_grigorij_razumovskij"/></text:h>
      <text:p text:style-name="P46">Ибо свидения Твоя—поучение мое есть, и совети мои— оправдания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5"/>Толкования на Пс. 118:25<text:bookmark-end text:name="old_ps_118_025"/></text:h>
      <text:p text:style-name="P5">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46">Прильпе земли душа моя: живи мя по словеси Твоему</text:p>
      <text:p text:style-name="First_20_line_20_indent"><text:span text:style-name="T17">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16">и потоки не покрыют тебе</text:span> (<text:a xlink:type="simple" xlink:href="https://bible.optina.ru/old:ps:043:02" text:style-name="Internet_20_link" text:visited-style-name="Visited_20_Internet_20_Link">Пс. 43,2</text:a>). </text:p>
      <text:p text:style-name="P47">Толкование на псалмы.</text:p>
      <text:h text:style-name="Heading_20_2" text:outline-level="2"><text:bookmark-start text:name="old_ps_118_025_svt_ioann_zlatoust"/>Свт. Иоанн Златоуст<text:bookmark-end text:name="old_ps_118_025_svt_ioann_zlatoust"/></text:h>
      <text:p text:style-name="P4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16">«душа наша унижена до праха, утроба наша прилипла к земле«</text:span><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17">«прилипла к земле душа моя»</text:span>. Поэтому я и прошу: <text:span text:style-name="T17">«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17">«Оживи меня по слову Твоему»</text:span>. Просит не жизни самой по себе, но жизни по закону. </text:p>
      <text:p text:style-name="P47">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16">дάлет</text:span> – <text:span text:style-name="T16">дверь</text:span>. </text:p>
      <text:p text:style-name="First_20_line_20_indent">С этим словом приходят на ум умилительные песни Церкви: <text:span text:style-name="T16">Покаяния отверзи ми двери, Жизнодавче</text:span>, или: <text:span text:style-name="T16">Милосердия двери отверзи нам, благословенная Богородице</text:span>. Покаяние и есть содержание предлежащего восьмистишия. <text:span text:style-name="T16">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 </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5"> [</text:span><text:span text:style-name="T15"><text:bookmark-ref text:reference-format="page" text:ref-name="old_ps_118_025">98</text:bookmark-ref></text:span><text:span text:style-name="T15">]</text:span>; переход – стихи 28 – 29<text:span text:style-name="T15"> [</text:span><text:span text:style-name="T15"><text:bookmark-ref text:reference-format="page" text:ref-name="old_ps_118_028">114</text:bookmark-ref></text:span><text:span text:style-name="T15">]</text:span>; дверь в правую жизнь – стихи 30 – 32<text:span text:style-name="T15"> [</text:span><text:span text:style-name="T15"><text:bookmark-ref text:reference-format="page" text:ref-name="old_ps_118_030">121</text:bookmark-ref></text:span><text:span text:style-name="T15">]</text:span>. </text:p>
      <text:p text:style-name="P4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 </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16">увы! прильпе земли душа моя!</text:span>» Это очень похоже на жалобу пришедшего в себя блудного сына: <text:span text:style-name="T16">аз же гладом гиблю</text:span>. </text:p>
      <text:p text:style-name="First_20_line_20_indent">Прекрасно изображает это состояние святой <text:span text:style-name="T16">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16">прильпе земли душа моя</text:span>. В другом месте то же выражает пророк так: <text:span text:style-name="T16">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16">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16">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16">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16">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 </text:p>
      <text:p text:style-name="First_20_line_20_indent"><text:span text:style-name="T16">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16">раб же Твой глумляшеся во оправданиих Твоих, – свидения Твоя поучение мое есть</text:span>; а здесь говорит: <text:span text:style-name="T16">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16">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16">внутренний</text:span> наш <text:span text:style-name="T16">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16">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16">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 </text:p>
      <text:p text:style-name="First_20_line_20_indent">Сознав неестественное прилепление свое к земле, дух вопиет к Богу: <text:span text:style-name="T16">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16">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16">Живи мя</text:span>; я готов; жажду тебя, как сухая земля жаждет дождя». </text:p>
      <text:p text:style-name="First_20_line_20_indent">«<text:span text:style-name="T16">По словеси Твоему</text:span> значит то же, что по обетованию Твоему», говорит <text:span text:style-name="T16">блаженный Августин</text:span>. «Когда, поясняет <text:span text:style-name="T16">Анфим</text:span>, преступив заповедь, согрешил я, – <text:span text:style-name="T16">прильпе земли душа </text:span><text:soft-page-break/><text:span text:style-name="T16">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 </text:p>
      <text:p text:style-name="P47">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46">Прильпе земли душа моя: живи мя по словеси твоему</text:p>
      <text:p text:style-name="First_20_line_20_indent">Псалмопевец, говоря: <text:span text:style-name="T17">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 </text:p>
      <text:p text:style-name="P47">Письма. Книга I.</text:p>
      <text:h text:style-name="Heading_20_2" text:outline-level="2"><text:bookmark-start text:name="old_ps_118_025_blzh_feodorit_kirskij"/>Блж. Феодорит Кирский<text:bookmark-end text:name="old_ps_118_025_blzh_feodorit_kirskij"/></text:h>
      <text:p text:style-name="P46">Прильпе земли душа моя: живи мя по словеси Твоему</text:p>
      <text:p text:style-name="First_20_line_20_indent"><text:span text:style-name="T17">«Прилпе земли душа моя».</text:span> Пророк выразил сим избыток смирения. Ибо так сказал и в псалме сорок третьем: <text:span text:style-name="T16">«яко смирися в персть душа наша, прильпе земли утроба наша»</text:span> (<text:a xlink:type="simple" xlink:href="https://bible.optina.ru/old:ps:043:26" text:style-name="Internet_20_link" text:visited-style-name="Visited_20_Internet_20_Link">Пс.43:26</text:a>). </text:p>
      <text:p text:style-name="First_20_line_20_indent"><text:span text:style-name="T17">«Живи мя по словеси Твоему».</text:span> Пророк просит не жизни неопределенно, но жизни сообразной с законом. </text:p>
      <text:h text:style-name="Heading_20_2" text:outline-level="2"><text:bookmark-start text:name="old_ps_118_025_evfimij_zigaben"/>Евфимий Зигабен<text:bookmark-end text:name="old_ps_118_025_evfimij_zigaben"/></text:h>
      <text:p text:style-name="First_20_line_20_indent"><text:span text:style-name="T17">Прильпе земли душа моя; живи мя</text:span> (дай мне жизнь) <text:span text:style-name="T17">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 </text:p>
      <text:p text:style-name="First_20_line_20_indent"><text:span text:style-name="T16">Другой</text:span> говорит: Говоря сие, Давид показывает единение души с телом, взятым из персти земной. А за сим, по <text:span text:style-name="T16">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16">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16">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16">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 </text:p>
      <text:h text:style-name="Heading_20_2" text:outline-level="2"><text:bookmark-start text:name="old_ps_118_025_lopuxin_ap"/>Лопухин А.П.<text:bookmark-end text:name="old_ps_118_025_lopuxin_ap"/></text:h>
      <text:p text:style-name="P46">Прильпе земли душа моя: живи мя по словеси твоему</text:p>
      <text:p text:style-name="First_20_line_20_indent"><text:span text:style-name="T16">«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 </text:p>
      <text:p text:style-name="P47">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17">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16">далет</text:span>, что значит <text:span text:style-name="T16">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5"> [</text:span><text:span text:style-name="T15"><text:bookmark-ref text:reference-format="page" text:ref-name="old_ps_118_025">98</text:bookmark-ref></text:span><text:span text:style-name="T15">]</text:span>; промежуточный переход – стихи 28-29<text:span text:style-name="T15"> [</text:span><text:span text:style-name="T15"><text:bookmark-ref text:reference-format="page" text:ref-name="old_ps_118_028">114</text:bookmark-ref></text:span><text:span text:style-name="T15">]</text:span>, и дверь в правую жизнь – стихи 30–32<text:span text:style-name="T15"> [</text:span><text:span text:style-name="T15"><text:bookmark-ref text:reference-format="page" text:ref-name="old_ps_118_030">121</text:bookmark-ref></text:span><text:span text:style-name="T15">]</text:span>. </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 </text:p>
      <text:p text:style-name="First_20_line_20_indent">Отсюда вопль: «Увы! <text:span text:style-name="T17">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17">живи мя</text:span>. Если удалишься от меня, то мне не спастись: я близок к погибели и смерти. Но Ты Сам изрек чрез пророка: «<text:span text:style-name="T16">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17">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16">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 </text:p>
      <text:p text:style-name="First_20_line_20_indent">Все эти изменения, или повороты, в духе кающегося и изображает пророк в настоящем (26-м)<text:span text:style-name="T15"> [</text:span><text:span text:style-name="T15"><text:bookmark-ref text:reference-format="page" text:ref-name="old_ps_118_026">106</text:bookmark-ref></text:span><text:span text:style-name="T15">]</text:span> стихе. <text:span text:style-name="T17">Пути моя возвестих</text:span>, значит – «я исповедал грехи мои»; <text:span text:style-name="T17">и Ты, Господи, услышал мя еси</text:span>, т.е. принял мою исповедь и простил мне все грехи мои, – научи же меня теперь <text:span text:style-name="T17">оправданием Твоим</text:span>, – укажи, что именно делать, чтобы не впасть мне в погрешности, а я, приняв Твою благодатную помощь, готов к научению. </text:p>
      <text:p text:style-name="First_20_line_20_indent">А в следующем стихе (27)<text:span text:style-name="T15"> [</text:span><text:span text:style-name="T15"><text:bookmark-ref text:reference-format="page" text:ref-name="old_ps_118_027">110</text:bookmark-ref></text:span><text:span text:style-name="T15">]</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 </text:p>
      <text:p text:style-name="First_20_line_20_indent">Таким образом, стремление пророка на путь Божественных <text:span text:style-name="T17">оправданий</text:span> достигает цели; благодатию Божией он <text:span text:style-name="T17">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5"> [</text:span><text:span text:style-name="T15"><text:bookmark-ref text:reference-format="page" text:ref-name="old_ps_118_028">114</text:bookmark-ref></text:span><text:span text:style-name="T15">]</text:span>, под именем<text:span text:style-name="T17"> уныния</text:span>, о втором – в следующем стихе. </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17">воздрема душа моя от уныния</text:span>. <text:span text:style-name="T17">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17">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 </text:p>
      <text:p text:style-name="First_20_line_20_indent"><text:soft-page-break/>Вот он и молится: <text:span text:style-name="T17">Путь неправды отстави от Мене</text:span>. Что это за <text:span text:style-name="T17">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17">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17">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 </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17">путь истины</text:span>(ст. 30)<text:span text:style-name="T15"> [</text:span><text:span text:style-name="T15"><text:bookmark-ref text:reference-format="page" text:ref-name="old_ps_118_030">121</text:bookmark-ref></text:span><text:span text:style-name="T15">]</text:span>. Всякий живущий и действующий уже имеет свой путь, но не у всякого есть <text:span text:style-name="T17">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17">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16">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 </text:p>
      <text:p text:style-name="First_20_line_20_indent"><text:span text:style-name="T17">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7">И судбы Твоя не забых</text:span>. «Изволил, – говорит блж. Августин, – путь истины, по коему тещи, и судьбы Твоя не забыл, чтобы тещи» [7, с. 116]. Но что такое эти <text:span text:style-name="T17">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17">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17">изволих</text:span>, с этим: <text:span text:style-name="T17">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 </text:p>
      <text:p text:style-name="First_20_line_20_indent"><text:soft-page-break/>Так совершается отрывание сердца от греха, но оно одно не бывает: ему всегда сопутствует <text:span text:style-name="T17">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17">Прилепихся свидением Твоим, Господи, не посрами мене</text:span>, – взывает пророк и тем выражает непоколебимое упование на милость Божию в день Суда. <text:span text:style-name="T17">Я прилепился свидениям</text:span> (откровениям) <text:span text:style-name="T17">Твоим, Господи</text:span>, возлюбил их и уверен, что <text:span text:style-name="T17">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17">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17">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16">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17">путь неправды отставь</text:span>, потом: <text:span text:style-name="T17">путь истины изволих</text:span>; далее: <text:span text:style-name="T17">прилепихся свидением Твоим</text:span>; теперь заканчивает: <text:span text:style-name="T17">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17"> тесен</text:span>, и <text:span text:style-name="T17">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17">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 </text:p>
      <text:p text:style-name="P47">Объяснение священной книги псалмов.</text:p>
      <text:h text:style-name="Heading_20_1" text:outline-level="1"><text:bookmark-start text:name="old_ps_118_026"/>Толкования на Пс. 118:26<text:bookmark-end text:name="old_ps_118_026"/></text:h>
      <text:p text:style-name="P5">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4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16">«беззаконие мое я познал и греха моего я не скрыл, сказал: «исповедуюсь Господу в беззаконии моем«, и Ты простил нечестие сердца моего»</text:span><text:a xlink:type="simple" xlink:href="https://bible.optina.ru/old:ps:031:05" text:style-name="Internet_20_link" text:visited-style-name="Visited_20_Internet_20_Link">(Пс.31:5)</text:a>. </text:p>
      <text:p text:style-name="First_20_line_20_indent">А у другого пророка сказано: <text:span text:style-name="T16">«припомни Мне; станем судиться; говори ты, чтоб оправдаться»</text:span><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Грех же свой он оплакивал так: <text:span text:style-name="T16">«утрудился я от воздыханий моих, каждую ночь омываю ложе мое, слезами моими орошаю постель мою»</text:span><text:a xlink:type="simple" xlink:href="https://bible.optina.ru/old:ps:006:07" text:style-name="Internet_20_link" text:visited-style-name="Visited_20_Internet_20_Link">(Пс.6:7)</text:a>. </text:p>
      <text:p text:style-name="P47">Беседа на псалом 118.</text:p>
      <text:h text:style-name="Heading_20_2" text:outline-level="2"><text:bookmark-start text:name="old_ps_118_026_svt_feofan_zatvornik"/>Свт. Феофан Затворник<text:bookmark-end text:name="old_ps_118_026_svt_feofan_zatvornik"/></text:h>
      <text:p text:style-name="P4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17">Пути моя возвестих</text:span> – значит исповедал грехи мои; <text:span text:style-name="T17">услышал мя еси</text:span> – Ты, Господи, принял мою исповедь и простил мне все грехи мои, <text:span text:style-name="T17">научи</text:span> же теперь <text:span text:style-name="T17">мя оправданием Твоим</text:span> – укажи, что именно делать, чтобы не сделать мне погрешности, а я готов, прияв уже Твою благодатную помощь. </text:p>
      <text:p text:style-name="First_20_line_20_indent"><text:span text:style-name="T17">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 </text:p>
      <text:p text:style-name="First_20_line_20_indent">Таким образом, говорит святой Иларий, «возвещение это в словах <text:span text:style-name="T17">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 </text:p>
      <text:p text:style-name="First_20_line_20_indent">Исповедающий грехи получает прощение: и Ты <text:span text:style-name="T17">услышал мя еси</text:span>. В другом месте изображает пророк эту неизреченную милость Божию полнее: <text:span text:style-name="T16">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16">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 </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 </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17">услышал мя еси</text:span>. </text:p>
      <text:p text:style-name="First_20_line_20_indent"><text:span text:style-name="T17">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17">научи мя оправданием Твоим</text:span>; научи не только куда пойти и что сделать, но и как пойти, и как сделать. </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 </text:p>
      <text:p text:style-name="First_20_line_20_indent"><text:span text:style-name="T17">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16">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 </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 </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 </text:p>
      <text:p text:style-name="P47">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4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 </text:p>
      <text:h text:style-name="Heading_20_2" text:outline-level="2"><text:bookmark-start text:name="old_ps_118_026_evfimij_zigaben"/>Евфимий Зигабен<text:bookmark-end text:name="old_ps_118_026_evfimij_zigaben"/></text:h>
      <text:p text:style-name="P4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 </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 </text:p>
      <text:h text:style-name="Heading_20_2" text:outline-level="2"><text:bookmark-start text:name="old_ps_118_026_prot_grigorij_razumovskij"/>Прот. Григорий Разумовский<text:bookmark-end text:name="old_ps_118_026_prot_grigorij_razumovskij"/></text:h>
      <text:p text:style-name="P46">Пути моя возвестих, и услышал мя ecи: научи мя оправданием Твоим</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7"/>Толкования на Пс. 118:27<text:bookmark-end text:name="old_ps_118_027"/></text:h>
      <text:p text:style-name="P5">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46">Путь оправданий Твоих вразуми ми, и поглумлюся в чудесех Твоих</text:p>
      <text:p text:style-name="First_20_line_20_indent"><text:span text:style-name="T17">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 </text:p>
      <text:p text:style-name="P47">Толкование на псалмы.</text:p>
      <text:h text:style-name="Heading_20_2" text:outline-level="2"><text:bookmark-start text:name="old_ps_118_027_svt_ioann_zlatoust"/>Свт. Иоанн Златоуст<text:bookmark-end text:name="old_ps_118_027_svt_ioann_zlatoust"/></text:h>
      <text:p text:style-name="P4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17">«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 </text:p>
      <text:p text:style-name="P47">Беседа на псалом 118.</text:p>
      <text:h text:style-name="Heading_20_2" text:outline-level="2"><text:bookmark-start text:name="old_ps_118_027_svt_feofan_zatvornik"/>Свт. Феофан Затворник<text:bookmark-end text:name="old_ps_118_027_svt_feofan_zatvornik"/></text:h>
      <text:p text:style-name="P4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 </text:p>
      <text:p text:style-name="First_20_line_20_indent"><text:span text:style-name="T16">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16">Златоуст</text:span>, <text:span text:style-name="T16">Феодорит</text:span> и святой <text:span text:style-name="T16">Амвросий</text:span>. Мысль святого <text:span text:style-name="T16">Златоуста</text:span> приводит <text:span text:style-name="T16">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16">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16">Амвросий</text:span> говорит: «Не считает довольным, чтобы Господь Бог наш <text:soft-page-break/>научил его оправданиям Своим, но прибавляет: <text:span text:style-name="T16">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 </text:p>
      <text:p text:style-name="First_20_line_20_indent"><text:span text:style-name="T16">Во-вторых</text:span>, под путем оправданий можно разуметь здесь, как полагает блаженный <text:span text:style-name="T16">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16">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 </text:p>
      <text:p text:style-name="First_20_line_20_indent"><text:span text:style-name="T16">В-третьих</text:span>, можно разуметь здесь, со святым <text:span text:style-name="T16">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16">Иларий</text:span> пишет: «речь эта (то есть <text:span text:style-name="T16">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 </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 </text:p>
      <text:p text:style-name="First_20_line_20_indent">Что значит: и <text:span text:style-name="T16">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16">глумиться</text:span>, <text:span text:style-name="T16">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 </text:p>
      <text:p text:style-name="First_20_line_20_indent">Святой <text:span text:style-name="T16">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 </text:p>
      <text:p text:style-name="First_20_line_20_indent">«Так, говорит святой <text:span text:style-name="T16">Амвросий</text:span>, кто познал тайны Божии, тот углубляется созерцанием в чудеса Божии, в них открывающиеся». По словам <text:span text:style-name="T16">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16">Амвросий</text:span>, должно деятельно приседеть указуемому в Писании, чтоб постигнуть сокрытые в нем тайны и советы Божии». </text:p>
      <text:p text:style-name="First_20_line_20_indent">Другие под словом <text:span text:style-name="T16">поглумлюся</text:span> разумеют: буду вести пространные беседы о чудесах милости и правды Твоей:<text:span text:style-name="T16"> возрадуется язык мой правде Твоей</text:span>, буду всюду восхвалять и дивные пути оправданий Твоих, и Тебя, устрояющего их. <text:span text:style-name="T16">Дидим</text:span> говорит: «Всем буду рассказывать о чудесах Твоих». Святой <text:span text:style-name="T16">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text:p>
      <text:p text:style-name="P47">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4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 </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17">Путь</text:span> (в пути) <text:span text:style-name="T17">оправданий Твоих, вразуми ми и поглумлюся</text:span> (углублюсь умом) <text:span text:style-name="T17">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 </text:p>
      <text:p text:style-name="First_20_line_20_indent"><text:span text:style-name="T16">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16">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 </text:p>
      <text:h text:style-name="Heading_20_2" text:outline-level="2"><text:bookmark-start text:name="old_ps_118_027_prot_grigorij_razumovskij"/>Прот. Григорий Разумовский<text:bookmark-end text:name="old_ps_118_027_prot_grigorij_razumovskij"/></text:h>
      <text:p text:style-name="P46">Путь оправданий Твоих, вразуми ми и поглумлюся в чуд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8"/>Толкования на Пс. 118:28<text:bookmark-end text:name="old_ps_118_028"/></text:h>
      <text:p text:style-name="P5">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46">Воздрема душа моя от уныния, утверди мя в словесех Твоих</text:p>
      <text:p text:style-name="First_20_line_20_indent"><text:span text:style-name="T17">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16">бдите и молитеся</text:span> (<text:a xlink:type="simple" xlink:href="https://bible.optina.ru/new:mf:26:41" text:style-name="Internet_20_link" text:visited-style-name="Visited_20_Internet_20_Link">Мф. 26,41</text:a>). </text:p>
      <text:p text:style-name="P47">Толкование на псалмы.</text:p>
      <text:h text:style-name="Heading_20_2" text:outline-level="2"><text:bookmark-start text:name="old_ps_118_028_svt_ioann_zlatoust"/>Свт. Иоанн Златоуст<text:bookmark-end text:name="old_ps_118_028_svt_ioann_zlatoust"/></text:h>
      <text:p text:style-name="P4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16">«просвети очи мои, да не усну… смертно»</text:span><text:a xlink:type="simple" xlink:href="https://bible.optina.ru/old:ps:012:04" text:style-name="Internet_20_link" text:visited-style-name="Visited_20_Internet_20_Link">(Пс.12:4)</text:a>, называя смертью грех. </text:p>
      <text:p text:style-name="P47">Беседа на псалом 118.</text:p>
      <text:h text:style-name="Heading_20_2" text:outline-level="2"><text:bookmark-start text:name="old_ps_118_028_svt_feofan_zatvornik"/>Свт. Феофан Затворник<text:bookmark-end text:name="old_ps_118_028_svt_feofan_zatvornik"/></text:h>
      <text:p text:style-name="P4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 </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 </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16">воздрема душа моя от уныния</text:span>. </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16">Блаженный Августин</text:span> пишет: «Проходя труды в стяжании добродетелей и некоторым образом будучи утомлен ими, он сказал: <text:span text:style-name="T16">воздрема душа моя от уныния</text:span>. Что значит <text:span text:style-name="T16">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16">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 </text:p>
      <text:p text:style-name="First_20_line_20_indent"><text:span text:style-name="T16">Зигабен</text:span> приводит мнение <text:span text:style-name="T16">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 </text:p>
      <text:p text:style-name="First_20_line_20_indent">Хорошо также изображает это состояние один из западных толковников Псалтири (<text:span text:style-name="T16">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 </text:p>
      <text:p text:style-name="First_20_line_20_indent">Вот слова <text:span text:style-name="T16">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16">просвети очи мои, да не когда усну в смерть</text:span>, называя смертию грех». </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16">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 </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16">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16">Амвросию</text:span>: «Пророк просит здесь быть утвержденным в словесах Божиих, <text:span text:style-name="T16">да не подвижутся ноги его</text:span> и <text:span text:style-name="T16">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 </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16">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16">бдите и молитеся</text:span>. </text:p>
      <text:p text:style-name="First_20_line_20_indent">Святой <text:span text:style-name="T16">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 </text:p>
      <text:p text:style-name="First_20_line_20_indent">Та же мысль и у <text:span text:style-name="T16">Зигабена</text:span>: «<text:span text:style-name="T16">утверди мя в словесех</text:span>, то есть в размышлении о заповедях Твоих, чтобы мне всегда в этом упражняться, ибо чрез это я надеюсь отгонять дремание уныния». </text:p>
      <text:p text:style-name="First_20_line_20_indent">Пространнее об этом пишет святой <text:span text:style-name="T16">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16">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 </text:p>
      <text:p text:style-name="First_20_line_20_indent"><text:span text:style-name="T16">Блаженный Анфим</text:span> замечает, что «в пятом и шестом издании (перевода Библии) и у <text:span text:style-name="T16">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 </text:p>
      <text:p text:style-name="First_20_line_20_indent">Святой <text:span text:style-name="T16">Амвросий</text:span>, упоминая о таковом переводе, находит две мысли в слове пророка; первая: <text:span text:style-name="T16">душа</text:span> стала капать, стала в себя принимать чуждое, не дающее ей покоя и изгоняющее во вне; вторая: <text:span text:style-name="T16">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16">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 </text:p>
      <text:p text:style-name="P47">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4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16">«просвети очи мои: да не когда усну в смерть»</text:span> (<text:a xlink:type="simple" xlink:href="https://bible.optina.ru/old:ps:012:04" text:style-name="Internet_20_link" text:visited-style-name="Visited_20_Internet_20_Link">Пс.12:4</text:a>), называя смертию грех. </text:p>
      <text:h text:style-name="Heading_20_2" text:outline-level="2"><text:bookmark-start text:name="old_ps_118_028_evfimij_zigaben"/>Евфимий Зигабен<text:bookmark-end text:name="old_ps_118_028_evfimij_zigaben"/></text:h>
      <text:p text:style-name="P4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 </text:p>
      <text:p text:style-name="First_20_line_20_indent"><text:span text:style-name="T16">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16">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16">Златоуста</text:span> и <text:span text:style-name="T16">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16">Никиты</text:span>, может и иначе унывать тот, кто, упражняясь в рассматривании божественного Писания, не понимает содержания его. </text:p>
      <text:h text:style-name="Heading_20_2" text:outline-level="2"><text:bookmark-start text:name="old_ps_118_028_prot_grigorij_razumovskij"/>Прот. Григорий Разумовский<text:bookmark-end text:name="old_ps_118_028_prot_grigorij_razumovskij"/></text:h>
      <text:p text:style-name="P46">Воздрема душа моя от уныния; утверди мя в слов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9"/>Толкования на Пс. 118:29<text:bookmark-end text:name="old_ps_118_029"/></text:h>
      <text:p text:style-name="P5">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 </text:p>
      <text:p text:style-name="P47">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17">«неправда»</text:span>) и чтобы путь закона и заповедей привел его к помилованию. Он говорит: <text:span text:style-name="T17">«путь истины избрал я»</text:span>, то есть, возлюбил, избрал, и поэтому я не забыл судов Твоих и не утратил из памяти Твоих откровений. </text:p>
      <text:p text:style-name="P47">Беседа на псалом 118.</text:p>
      <text:h text:style-name="Heading_20_2" text:outline-level="2"><text:bookmark-start text:name="old_ps_118_029_svt_feofan_zatvornik"/>Свт. Феофан Затворник<text:bookmark-end text:name="old_ps_118_029_svt_feofan_zatvornik"/></text:h>
      <text:p text:style-name="P4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16">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16">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 </text:p>
      <text:p text:style-name="First_20_line_20_indent">Святой <text:span text:style-name="T16">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16">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 </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 </text:p>
      <text:p text:style-name="First_20_line_20_indent"><text:span text:style-name="T16">Законом Твоим помилуй мя.</text:span> Каким же это законом? – «Законом человеколюбия Твоего, говорит <text:span text:style-name="T16">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 </text:p>
      <text:p text:style-name="First_20_line_20_indent">Слова – <text:span text:style-name="T16">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16">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 </text:p>
      <text:p text:style-name="First_20_line_20_indent"><text:span text:style-name="T16">Законом Твоим помилуй мя</text:span> – значит, опять, то же, что <text:span text:style-name="T16">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 </text:p>
      <text:p text:style-name="First_20_line_20_indent">Святой <text:span text:style-name="T16">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16">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 </text:p>
      <text:p text:style-name="P47">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 </text:p>
      <text:h text:style-name="Heading_20_2" text:outline-level="2"><text:bookmark-start text:name="old_ps_118_029_evfimij_zigaben"/>Евфимий Зигабен<text:bookmark-end text:name="old_ps_118_029_evfimij_zigaben"/></text:h>
      <text:p text:style-name="P4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 </text:p>
      <text:p text:style-name="First_20_line_20_indent"><text:span text:style-name="T16">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16">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 </text:p>
      <text:h text:style-name="Heading_20_2" text:outline-level="2"><text:bookmark-start text:name="old_ps_118_029_lopuxin_ap"/>Лопухин А.П.<text:bookmark-end text:name="old_ps_118_029_lopuxin_ap"/></text:h>
      <text:p text:style-name="P46">Путь неправды отстави от мене и законом твоим помилуй мя</text:p>
      <text:p text:style-name="First_20_line_20_indent"><text:span text:style-name="T16">«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5"> [</text:span><text:span text:style-name="T15"><text:bookmark-ref text:reference-format="page" text:ref-name="old_ps_118_030">121</text:bookmark-ref></text:span><text:span text:style-name="T15">]</text:span>). </text:p>
      <text:h text:style-name="Heading_20_2" text:outline-level="2"><text:bookmark-start text:name="old_ps_118_029_prot_grigorij_razumovskij"/>Прот. Григорий Разумовский<text:bookmark-end text:name="old_ps_118_029_prot_grigorij_razumovskij"/></text:h>
      <text:p text:style-name="P46">Путь неправды отстави от мене и законом твоим помилуй мя</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0"/>Толкования на Пс. 118:30<text:bookmark-end text:name="old_ps_118_030"/></text:h>
      <text:p text:style-name="P5">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afanasij_velikij">121</text:bookmark-ref></text:span><text:span text:style-name="T15">]</text:span></text:p>
      <text:h text:style-name="Heading_20_2" text:outline-level="2"><text:bookmark-start text:name="old_ps_118_030_svt_ioann_zlatoust"/>Свт. Иоанн Златоуст<text:bookmark-end text:name="old_ps_118_030_svt_ioann_zlatoust"/></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ioann_zlatoust">121</text:bookmark-ref></text:span><text:span text:style-name="T15">]</text:span></text:p>
      <text:h text:style-name="Heading_20_2" text:outline-level="2"><text:bookmark-start text:name="old_ps_118_030_svt_feofan_zatvornik"/>Свт. Феофан Затворник<text:bookmark-end text:name="old_ps_118_030_svt_feofan_zatvornik"/></text:h>
      <text:p text:style-name="P4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 </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16">изволих</text:span> – избрал, <text:span text:style-name="T16">прилепихся</text:span> – сердцем возлюбил, <text:span text:style-name="T16">текох</text:span> – живо действую в исполнении; во втором – <text:span text:style-name="T16">судьбы Твоя не забых</text:span> – принял в убеждение всю сущность домостроительства Твоего в устроении спасения; далее – <text:span text:style-name="T16">не посрами</text:span> – полагаюсь на Тебя всем упованием моим, <text:span text:style-name="T16">разширил еси сердце мое</text:span> – я почувствовал приток благодатных животворных воздействий Твоих. Само собою явствует, что цель всего – в <text:span text:style-name="T16">текох</text:span> и в <text:span text:style-name="T16">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16">Иларий</text:span>. </text:p>
      <text:p text:style-name="First_20_line_20_indent"><text:span text:style-name="T16">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16">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16">образом ходит</text:span>, и истина (действительность) скоро обличит его». </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16">Не всяк глаголяй: Господи, Господи, внидет в царствие, но творяй волю Отца небеснаго.</text:span> Вступи истинно на путь истины, а не кажись только идущим по нему. </text:p>
      <text:p text:style-name="First_20_line_20_indent"><text:span text:style-name="T16">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16">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6">И судьбы Твоя не забых.</text:span> «Изволил, говорит <text:span text:style-name="T16">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 </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16">Анфим</text:span>, из мысли у него не выходят, всегда вращаются пред очами ума его». </text:p>
      <text:p text:style-name="First_20_line_20_indent">Предыдущее – <text:span text:style-name="T16">изволих</text:span> с этим – <text:span text:style-name="T16">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 </text:p>
      <text:p text:style-name="P47">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46">Путь истины изволих и судбы твоя не забых</text:p>
      <text:p text:style-name="First_20_line_20_indent">См. Толкование на Пс. 118:29<text:span text:style-name="T15"> [</text:span><text:span text:style-name="T15"><text:bookmark-ref text:reference-format="page" text:ref-name="old_ps_118_029_blzh_feodorit_kirskij">120</text:bookmark-ref></text:span><text:span text:style-name="T15">]</text:span></text:p>
      <text:h text:style-name="Heading_20_2" text:outline-level="2"><text:bookmark-start text:name="old_ps_118_030_evfimij_zigaben"/>Евфимий Зигабен<text:bookmark-end text:name="old_ps_118_030_evfimij_zigaben"/></text:h>
      <text:p text:style-name="First_20_line_20_indent"><text:span text:style-name="T17">Путь истины изволих</text:span> (возлюбил ) <text:span text:style-name="T17">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 </text:p>
      <text:p text:style-name="First_20_line_20_indent"><text:span text:style-name="T16">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17">судов Твоих я не забыл</text:span>. <text:span text:style-name="T16">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 </text:p>
      <text:h text:style-name="Heading_20_2" text:outline-level="2"><text:bookmark-start text:name="old_ps_118_030_prot_grigorij_razumovskij"/>Прот. Григорий Разумовский<text:bookmark-end text:name="old_ps_118_030_prot_grigorij_razumovskij"/></text:h>
      <text:p text:style-name="P46">Путь истины изволих и судьбы Твоя не забы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1"/>Толкования на Пс. 118:31<text:bookmark-end text:name="old_ps_118_031"/></text:h>
      <text:p text:style-name="P5">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4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17">«прилепился»</text:span> к ним, то есть, не на короткое время я обратил на них свое внимание, но постоянно питался ими, не отпадая от них. Поэтому и Ты <text:span text:style-name="T17">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 </text:p>
      <text:p text:style-name="P47">Беседа на псалом 118.</text:p>
      <text:h text:style-name="Heading_20_2" text:outline-level="2"><text:bookmark-start text:name="old_ps_118_031_svt_feofan_zatvornik"/>Свт. Феофан Затворник<text:bookmark-end text:name="old_ps_118_031_svt_feofan_zatvornik"/></text:h>
      <text:p text:style-name="P4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 </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 </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16">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 </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16">Амвросий</text:span>: «Тот, кто хотя и много наделал срамного, но испросил себе в том прощение у Христа Господа, не посрамится, ибо такому изрекается: <text:span text:style-name="T16">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 </text:p>
      <text:p text:style-name="First_20_line_20_indent">Слова святого <text:span text:style-name="T16">Амвросия</text:span> переносят внимание наше в будущий век, пред престол суда Божия. Блаженный <text:span text:style-name="T16">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16">не посрами мене</text:span> выражают непоколебимое упование верующего, добросовестно потрудившегося над собою: <text:span text:style-name="T16">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16">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16">Иларий</text:span> пишет: «Тот получает прощение прежних грехов, кто прилепился к свидениям Божиим. В слове Господнем так сказано: <text:span text:style-name="T16">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16">прилепихся свидением Твоим</text:span>». </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16">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16">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 </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 </text:p>
      <text:p text:style-name="P47">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46">Прилепихся свидениям Твоим Господи, не посрами мене</text:p>
      <text:p text:style-name="First_20_line_20_indent">Пророк сказал не просто: следовал, но: <text:span text:style-name="T16">«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 </text:p>
      <text:h text:style-name="Heading_20_2" text:outline-level="2"><text:bookmark-start text:name="old_ps_118_031_evfimij_zigaben"/>Евфимий Зигабен<text:bookmark-end text:name="old_ps_118_031_evfimij_zigaben"/></text:h>
      <text:p text:style-name="P4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 </text:p>
      <text:p text:style-name="First_20_line_20_indent">Слова <text:span text:style-name="T16">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 </text:p>
      <text:h text:style-name="Heading_20_2" text:outline-level="2"><text:bookmark-start text:name="old_ps_118_031_prot_grigorij_razumovskij"/>Прот. Григорий Разумовский<text:bookmark-end text:name="old_ps_118_031_prot_grigorij_razumovskij"/></text:h>
      <text:p text:style-name="P46">Прилепихся свидением Твоим, Господи, не посрами мен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2"/>Толкования на Пс. 118:32<text:bookmark-end text:name="old_ps_118_032"/></text:h>
      <text:p text:style-name="P5">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4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16">«в скорби Ты дал мне простор»</text:span><text:a xlink:type="simple" xlink:href="https://bible.optina.ru/old:ps:004:02" text:style-name="Internet_20_link" text:visited-style-name="Visited_20_Internet_20_Link">(Пс.4:2)</text:a>, или <text:span text:style-name="T16">«Ты расширил шаги мои,… и не ослабели ноги мои»</text:span><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17">«По пути заповедей Твоих я шел, когда Ты расширил сердце мое»</text:span>. Таков был Павел, го­воривший: <text:span text:style-name="T16">«потому я бегу не так, как на неверное, бьюсь не так, чтобы только бить воздух; но усмиряю и порабощаю тело мое»</text:span><text:a xlink:type="simple" xlink:href="https://bible.optina.ru/new:1kor:09:26" text:style-name="Internet_20_link" text:visited-style-name="Visited_20_Internet_20_Link">(1Кор.9:26–27)</text:a>. Точно так же и все святые. </text:p>
      <text:p text:style-name="P47">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4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17">Путь заповедей Твоих текох, егда разширил ecи сердце мое</text:span>, сказал Псалмопевец. </text:p>
      <text:h text:style-name="Heading_20_2" text:outline-level="2"><text:bookmark-start text:name="old_ps_118_032_svt_feofan_zatvornik"/>Свт. Феофан Затворник<text:bookmark-end text:name="old_ps_118_032_svt_feofan_zatvornik"/></text:h>
      <text:p text:style-name="P46">Путь заповедей Твоих текох, егда разширил еси сердце мое</text:p>
      <text:p text:style-name="First_20_line_20_indent"><text:span text:style-name="T16">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 </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 </text:p>
      <text:p text:style-name="First_20_line_20_indent">Святые отцы изображают пространно эти два одновременные явления в духовной жизни. Святой <text:span text:style-name="T16">Иларий</text:span> пишет: «Все у пророка идет в порядке. Сначала сказал он: <text:span text:style-name="T16">путь неправды отстави</text:span>; потом: <text:span text:style-name="T16">путь истины изволих</text:span>; далее: <text:span text:style-name="T16">прилепихся свидением Твоим</text:span>; теперь заканчивает: <text:span text:style-name="T16">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16">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text:p>
      <text:p text:style-name="First_20_line_20_indent"><text:span text:style-name="T16">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16">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16">вселюся в них</text:span>, говорит, и <text:span text:style-name="T16">похожду</text:span>. И как просторно там, где вселяется и шествует Бог!… В этом просторе изливается любовь в сердца наши Духом Святым, данным нам!» </text:p>
      <text:p text:style-name="First_20_line_20_indent">Святой <text:span text:style-name="T16">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16">сердце мое распространися</text:span>, говорит: <text:span text:style-name="T16">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16">течение скончах</text:span> успешно протек, ибо тек, как добрый конь». </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16">к нему приидем и обитель у него сотворим</text:span>. </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16">не аз, но благодать, яже со мною</text:span>. </text:p>
      <text:p text:style-name="P47">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4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16">«в скорби распространил мя еси»</text:span> (<text:a xlink:type="simple" xlink:href="https://bible.optina.ru/old:ps:004:02" text:style-name="Internet_20_link" text:visited-style-name="Visited_20_Internet_20_Link">Пс.4:2</text:a>); и еще: <text:span text:style-name="T16">«уширил еси стопы моя подо мною, и не изнемогосте плесне мои»</text:span> (<text:a xlink:type="simple" xlink:href="https://bible.optina.ru/old:ps:017:37" text:style-name="Internet_20_link" text:visited-style-name="Visited_20_Internet_20_Link">Пс.17:37</text:a>). </text:p>
      <text:h text:style-name="Heading_20_2" text:outline-level="2"><text:bookmark-start text:name="old_ps_118_032_evfimij_zigaben"/>Евфимий Зигабен<text:bookmark-end text:name="old_ps_118_032_evfimij_zigaben"/></text:h>
      <text:p text:style-name="First_20_line_20_indent"><text:span text:style-name="T17">Путь</text:span> (в путь) <text:span text:style-name="T17">заповедей Твоих текох</text:span> (устремился), <text:span text:style-name="T17">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 </text:p>
      <text:p text:style-name="First_20_line_20_indent"><text:span text:style-name="T16">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16">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16">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 </text:p>
      <text:h text:style-name="Heading_20_2" text:outline-level="2"><text:bookmark-start text:name="old_ps_118_032_prot_sergij_ternovskij"/>Прот. Сергий Терновский<text:bookmark-end text:name="old_ps_118_032_prot_sergij_ternovskij"/></text:h>
      <text:p text:style-name="P4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46">Путь заповедий твоих текох, егда разширил еси сердце мо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3"/>Толкования на Пс. 118:33<text:bookmark-end text:name="old_ps_118_033"/></text:h>
      <text:p text:style-name="P5">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17">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17">«Поставь для меня законом»</text:span> – Симмах пере­вел: <text:span text:style-name="T16">«укажи»</text:span>, Акила же и Феодотион: <text:span text:style-name="T16">«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16">«всякое даяние доброе и всякий дар совершенный нисходит свыше, от Отца светов»</text:span><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16">«все, что писано было прежде, написано нам в наставление»</text:span><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17">«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 </text:p>
      <text:p text:style-name="P47">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16">ге</text:span> – <text:span text:style-name="T16">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5"> [</text:span><text:span text:style-name="T15"><text:bookmark-ref text:reference-format="page" text:ref-name="old_ps_118_033">131</text:bookmark-ref></text:span><text:span text:style-name="T15">]</text:span>), и ведения (стих 34<text:span text:style-name="T15"> [</text:span><text:span text:style-name="T15"><text:bookmark-ref text:reference-format="page" text:ref-name="old_ps_118_034">139</text:bookmark-ref></text:span><text:span text:style-name="T15">]</text:span>), и силы (стих 35<text:span text:style-name="T15"> [</text:span><text:span text:style-name="T15"><text:bookmark-ref text:reference-format="page" text:ref-name="old_ps_118_035">142</text:bookmark-ref></text:span><text:span text:style-name="T15">]</text:span>). Но знай, что сколько бы ты ни просил сего, – не получишь, если и с своей стороны не употребишь всех усилий; посему ищи (стих 33<text:span text:style-name="T15"> [</text:span><text:span text:style-name="T15"><text:bookmark-ref text:reference-format="page" text:ref-name="old_ps_118_033">131</text:bookmark-ref></text:span><text:span text:style-name="T15">]</text:span>), храни (стих 34<text:span text:style-name="T15"> [</text:span><text:span text:style-name="T15"><text:bookmark-ref text:reference-format="page" text:ref-name="old_ps_118_034">139</text:bookmark-ref></text:span><text:span text:style-name="T15">]</text:span>), желай (стих 35<text:span text:style-name="T15"> [</text:span><text:span text:style-name="T15"><text:bookmark-ref text:reference-format="page" text:ref-name="old_ps_118_035">142</text:bookmark-ref></text:span><text:span text:style-name="T15">]</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5"> [</text:span><text:span text:style-name="T15"><text:bookmark-ref text:reference-format="page" text:ref-name="old_ps_118_036">145</text:bookmark-ref></text:span><text:span text:style-name="T15">]</text:span>). Не примешивай к сему увлечения и услаждения суетностями (стих 37<text:span text:style-name="T15"> [</text:span><text:span text:style-name="T15"><text:bookmark-ref text:reference-format="page" text:ref-name="old_ps_118_037">150</text:bookmark-ref></text:span><text:span text:style-name="T15">]</text:span>). Да воодушевляет тебя во всем один страх Божий (стих 38<text:span text:style-name="T15"> [</text:span><text:span text:style-name="T15"><text:bookmark-ref text:reference-format="page" text:ref-name="old_ps_118_038">155</text:bookmark-ref></text:span><text:span text:style-name="T15">]</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5"> [</text:span><text:span text:style-name="T15"><text:bookmark-ref text:reference-format="page" text:ref-name="old_ps_118_039">159</text:bookmark-ref></text:span><text:span text:style-name="T15">]</text:span>). Затем, предав себя в руки Божий, говори: всем желанием хочу угодить Тебе, Господи (стих 40<text:span text:style-name="T15"> [</text:span><text:span text:style-name="T15"><text:bookmark-ref text:reference-format="page" text:ref-name="old_ps_118_040">163</text:bookmark-ref></text:span><text:span text:style-name="T15">]</text:span>). </text:p>
      <text:p text:style-name="P46">Законоположи мне, Господи, путь оправданий Твоих и взыщу и выну</text:p>
      <text:p text:style-name="First_20_line_20_indent"><text:span text:style-name="T16">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16">законоположи ми, Господи, в пути Твоем, настави мя, Господи, на путь Твой, и пойду во истине Твоей</text:span>. Темнота и неопределенность несносны. <text:span text:style-name="T16">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 </text:p>
      <text:p text:style-name="First_20_line_20_indent">Но, может быть, замечает <text:span text:style-name="T16">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 </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16">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 </text:p>
      <text:p text:style-name="First_20_line_20_indent">Весьма изобразительно представляет это законоположение Божие святой <text:span text:style-name="T16">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16">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16">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16">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16">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16">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16">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16">Взыщу</text:span>, говорит, и <text:span text:style-name="T16">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 </text:p>
      <text:p text:style-name="First_20_line_20_indent">Последнюю мысль о напечатлении закона в сердце с особою полнотою развивает <text:span text:style-name="T16">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16">законоположи мне, Господи</text:span>, – каковы те, для коих, по слову апостола, положен закон? – Нет, если б он был таков, то не сказал бы выше: <text:span text:style-name="T16">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16">раждающему в работу</text:span>, а по Новому, о коем пишет пророк Иеремия: <text:span text:style-name="T16">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16">путь заповедей Твоих текох, егда разширил еси сердце мое</text:span>; ибо такое расширение сердца означает любовь, которая, по апостолу, <text:span text:style-name="T16">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16">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16">выну</text:span>? Ужели не будет конца искания? <text:span text:style-name="T16">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 </text:p>
      <text:p text:style-name="P47">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46">Законоположи мне Господи путь оправданий Твоих, и́ взыщу и́ выну</text:p>
      <text:p text:style-name="First_20_line_20_indent">Вместо: <text:span text:style-name="T16">«законоположи»</text:span>, <text:span text:style-name="T16">Симмах</text:span> сказал: <text:span text:style-name="T16">«укажи»</text:span>, а <text:span text:style-name="T16">Акила</text:span> и <text:span text:style-name="T16">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 </text:p>
      <text:h text:style-name="Heading_20_2" text:outline-level="2"><text:bookmark-start text:name="old_ps_118_033_evfimij_zigaben"/>Евфимий Зигабен<text:bookmark-end text:name="old_ps_118_033_evfimij_zigaben"/></text:h>
      <text:p text:style-name="P4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16">Симмах</text:span> перевел: покажи, а <text:span text:style-name="T16">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 </text:p>
      <text:p text:style-name="First_20_line_20_indent"><text:span text:style-name="T16">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16">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 </text:p>
      <text:h text:style-name="Heading_20_2" text:outline-level="2"><text:bookmark-start text:name="old_ps_118_033_lopuxin_ap"/>Лопухин А.П.<text:bookmark-end text:name="old_ps_118_033_lopuxin_ap"/></text:h>
      <text:p text:style-name="First_20_line_20_indent">Ст. 33-38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 </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17">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16">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17">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16">Законоположи ми, Господи, в пути Твоем</text:span>» <text:a xlink:type="simple" xlink:href="https://bible.optina.ru/old:ps:026:11" text:style-name="Internet_20_link" text:visited-style-name="Visited_20_Internet_20_Link">(Пс. 26:11)</text:a>, «<text:span text:style-name="T16">Настави мя, Господи, на путь Твой, и пойду во истине Твоей</text:span>» <text:a xlink:type="simple" xlink:href="https://bible.optina.ru/old:ps:085:11" text:style-name="Internet_20_link" text:visited-style-name="Visited_20_Internet_20_Link">(Пс. 85:11)</text:a>. </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17">выну</text:span>), и во всех случаях, где только откроется возможность, приложить его. Пророк и прилагает: <text:span text:style-name="T17">и взыщу и выну</text:span>; только у меня и заботы и усилий будет, чтоб удовлетворять закону. Но что значит выну? Ужели не будет конца исканию? <text:span text:style-name="T17">Выну</text:span> – все время, пока живем здесь, ибо дотоле только и преуспеяние, а там завершается и запечатлевается хорошо здесь преуспевший. </text:p>
      <text:p text:style-name="First_20_line_20_indent">Далее <text:span text:style-name="T17">old:ps:118:034|(ст. 34)</text:span>, пророк просит вразумления свыше и дает обещание <text:span text:style-name="T17">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 </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16">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16">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5"> [</text:span><text:span text:style-name="T15"><text:bookmark-ref text:reference-format="page" text:ref-name="old_ps_118_035">142</text:bookmark-ref></text:span><text:span text:style-name="T15">]</text:span>: <text:span text:style-name="T17">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17">Настави на стезю заповедей</text:span>? Потому что <text:span text:style-name="T17">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17">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 </text:p>
      <text:p text:style-name="First_20_line_20_indent">Следующие три стиха (36-38)<text:span text:style-name="T15"> [</text:span><text:span text:style-name="T15"><text:bookmark-ref text:reference-format="page" text:ref-name="old_ps_118_036">145</text:bookmark-ref></text:span><text:span text:style-name="T15">]</text:span> соответствуют предыдущим трем в этом осмистишии. Там – (ст. 33) <text:span text:style-name="T17">Законоположи, взыщу</text:span>, здесь – (ст. 36)<text:span text:style-name="T15"> [</text:span><text:span text:style-name="T15"><text:bookmark-ref text:reference-format="page" text:ref-name="old_ps_118_036">145</text:bookmark-ref></text:span><text:span text:style-name="T15">]</text:span> дай, чтоб я не искал при этом ничего другого, кроме Тебя и закона Твоего. Там – (ст. 34)<text:span text:style-name="T15"> [</text:span><text:span text:style-name="T15"><text:bookmark-ref text:reference-format="page" text:ref-name="old_ps_118_034">139</text:bookmark-ref></text:span><text:span text:style-name="T15">]</text:span><text:span text:style-name="T17">вразуми, сохраню</text:span>, здесь – <text:span text:style-name="T17">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5"> [</text:span><text:span text:style-name="T15"><text:bookmark-ref text:reference-format="page" text:ref-name="old_ps_118_035">142</text:bookmark-ref></text:span><text:span text:style-name="T15">]</text:span><text:span text:style-name="T17">настави, восхотех</text:span>, здесь – (ст. 38)<text:span text:style-name="T15"> [</text:span><text:span text:style-name="T15"><text:bookmark-ref text:reference-format="page" text:ref-name="old_ps_118_038">155</text:bookmark-ref></text:span><text:span text:style-name="T15">]</text:span> пестуном моим и стражем благаго хотения моего поставь во мне страх Твой. Здесь, в 36-м<text:span text:style-name="T15"> [</text:span><text:span text:style-name="T15"><text:bookmark-ref text:reference-format="page" text:ref-name="old_ps_118_036">145</text:bookmark-ref></text:span><text:span text:style-name="T15">]</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 </text:p>
      <text:p text:style-name="First_20_line_20_indent">О соответствии между 34-м<text:span text:style-name="T15"> [</text:span><text:span text:style-name="T15"><text:bookmark-ref text:reference-format="page" text:ref-name="old_ps_118_034">139</text:bookmark-ref></text:span><text:span text:style-name="T15">]</text:span> и 37-м<text:span text:style-name="T15"> [</text:span><text:span text:style-name="T15"><text:bookmark-ref text:reference-format="page" text:ref-name="old_ps_118_037">150</text:bookmark-ref></text:span><text:span text:style-name="T15">]</text:span> стихами нужно заметить следующее: там (ст. 34)<text:span text:style-name="T15"> [</text:span><text:span text:style-name="T15"><text:bookmark-ref text:reference-format="page" text:ref-name="old_ps_118_034">139</text:bookmark-ref></text:span><text:span text:style-name="T15">]</text:span> просит пророк дара разумения для исследования закона, здесь же (ст. 37)<text:span text:style-name="T15"> [</text:span><text:span text:style-name="T15"><text:bookmark-ref text:reference-format="page" text:ref-name="old_ps_118_037">150</text:bookmark-ref></text:span><text:span text:style-name="T15">]</text:span> – чтобы очи ума не отвратились к суетностям (<text:span text:style-name="T17">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17">В пути Твоем</text:span>, т.е., когда я иду путем Твоим, храню закон Твой, <text:span text:style-name="T17">живи меня</text:span>, храни, обновляй, подкрепляй. <text:span text:style-name="T17">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17">суета</text:span> значит: «толкотня без толку, без пользы». Пророк молится <text:span text:style-name="T17">отвратить очи его</text:span> от такой <text:span text:style-name="T17">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 </text:p>
      <text:p text:style-name="First_20_line_20_indent">Оградивши любовь свою к заповедям Божиим и от корыстности (ст. 36)<text:span text:style-name="T15"> [</text:span><text:span text:style-name="T15"><text:bookmark-ref text:reference-format="page" text:ref-name="old_ps_118_036">145</text:bookmark-ref></text:span><text:span text:style-name="T15">]</text:span>, и от суетности (ст. 37)<text:span text:style-name="T15"> [</text:span><text:span text:style-name="T15"><text:bookmark-ref text:reference-format="page" text:ref-name="old_ps_118_037">150</text:bookmark-ref></text:span><text:span text:style-name="T15">]</text:span>, пророк далее (ст. 38)<text:span text:style-name="T15"> [</text:span><text:span text:style-name="T15"><text:bookmark-ref text:reference-format="page" text:ref-name="old_ps_118_038">155</text:bookmark-ref></text:span><text:span text:style-name="T15">]</text:span> молит Господа Бога, чтобы Он оградил ее еще страхом Своим: <text:span text:style-name="T17">Постави рабу Твоему слово Твое в страх Твой</text:span>. <text:span text:style-name="T17">Слово</text:span> здесь значит то же, что закон и заповеди. <text:span text:style-name="T17">Поставить</text:span> их <text:span text:style-name="T17">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17">страхом</text:span>. </text:p>
      <text:p text:style-name="First_20_line_20_indent">Как в предыдущих двух стихах (36-37)<text:span text:style-name="T15"> [</text:span><text:span text:style-name="T15"><text:bookmark-ref text:reference-format="page" text:ref-name="old_ps_118_036">145</text:bookmark-ref></text:span><text:span text:style-name="T15">]</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17">поношение</text:span>, размышляя о котором или боясь его, пророк просит (в ст. 39<text:span text:style-name="T15"> [</text:span><text:span text:style-name="T15"><text:bookmark-ref text:reference-format="page" text:ref-name="old_ps_118_039">159</text:bookmark-ref></text:span><text:span text:style-name="T15">]</text:span>): <text:span text:style-name="T17">Отыми поношение мое, еже непщевах: яко судбы Твоя благи</text:span>. <text:span text:style-name="T17">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17">поношения</text:span>, потому и вопиет: <text:span text:style-name="T17">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17">Отыми поношение, еже непщевах</text:span>; <text:span text:style-name="T17">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17">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17">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17">открыть </text:span><text:soft-page-break/><text:span text:style-name="T17">поношение</text:span> свое пред Тем, <text:span text:style-name="T17">суды</text:span> Коего <text:span text:style-name="T17">благи</text:span>? Вот и все, что хотел пророк выразить в сем осмистишии, и заключил его такими словами: <text:span text:style-name="T17">Се, возжелах заповеди Твоя</text:span> – в <text:span text:style-name="T17">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17">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16">и уповай на Него, и Той сотворит</text:span>» <text:a xlink:type="simple" xlink:href="https://bible.optina.ru/old:ps:036:05" text:style-name="Internet_20_link" text:visited-style-name="Visited_20_Internet_20_Link">(Пс. 36:5)</text:a>. Молись: желаю, ищу, но <text:span text:style-name="T17">живи меня Ты правдою Твоею</text:span>. Господь определил: «<text:span text:style-name="T16">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 </text:p>
      <text:p text:style-name="P47">Объяснение священной книги псалмов.</text:p>
      <text:h text:style-name="Heading_20_1" text:outline-level="1"><text:bookmark-start text:name="old_ps_118_034"/>Толкования на Пс. 118:34<text:bookmark-end text:name="old_ps_118_034"/></text:h>
      <text:p text:style-name="P5">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svt_ioann_zlatoust">131</text:bookmark-ref></text:span><text:span text:style-name="T15">]</text:span></text:p>
      <text:h text:style-name="Heading_20_2" text:outline-level="2"><text:bookmark-start text:name="old_ps_118_034_svt_feofan_zatvornik"/>Свт. Феофан Затворник<text:bookmark-end text:name="old_ps_118_034_svt_feofan_zatvornik"/></text:h>
      <text:p text:style-name="P46">Вразуми мя, и испытаю закон Твой, и сохраню и всем сердцем моим</text:p>
      <text:p text:style-name="First_20_line_20_indent">«В предыдущем стихе, пишет <text:span text:style-name="T16">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16">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16">блаженный Феодорит</text:span>. «Прежде, говорит <text:span text:style-name="T16">Беллярмин</text:span>, испросил расположение к закону, а теперь просит верного и подробного знания его, не для любопытства, а для хранения познанного». </text:p>
      <text:p text:style-name="First_20_line_20_indent">Святой <text:span text:style-name="T16">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16">и испытаю закон Твой</text:span>; зная притом, что праведный плод испытаний есть исполнение делом открытого исследованием и познанного, прибавляет: <text:span text:style-name="T16">и сохраню и</text:span>; разумея же, что деятельное исполнение познанного получает силу и цену от сердца, он заключает весь круг своей речи так: <text:span text:style-name="T16">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 </text:p>
      <text:p text:style-name="First_20_line_20_indent">Святой <text:span text:style-name="T16">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16">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16">устами чтит Мя, сердце же его далеко отстоит от Мене</text:span>. Как может содержать закон тот, кто далек от Законодателя?» </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16">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 </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16">все да будет благообразно и по чину</text:span>. </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 </text:p>
      <text:p text:style-name="P47">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4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 </text:p>
      <text:h text:style-name="Heading_20_2" text:outline-level="2"><text:bookmark-start text:name="old_ps_118_034_evfimij_zigaben"/>Евфимий Зигабен<text:bookmark-end text:name="old_ps_118_034_evfimij_zigaben"/></text:h>
      <text:p text:style-name="P4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 </text:p>
      <text:p text:style-name="First_20_line_20_indent"><text:span text:style-name="T16">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16">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16">Феодора</text:span>: Когда, т. е. уразумею то, что в нем сокрыто, уже не устами буду хранить его, но и в мысли и всем сердцем, как необходимый залог. </text:p>
      <text:h text:style-name="Heading_20_2" text:outline-level="2"><text:bookmark-start text:name="old_ps_118_034_lopuxin_ap"/>Лопухин А.П.<text:bookmark-end text:name="old_ps_118_034_lopuxin_ap"/></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4_prot_grigorij_razumovskij"/>Прот. Григорий Разумовский<text:bookmark-end text:name="old_ps_118_034_prot_grigorij_razumovskij"/></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5"/>Толкования на Пс. 118:35<text:bookmark-end text:name="old_ps_118_035"/></text:h>
      <text:p text:style-name="P5">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4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 </text:p>
      <text:p text:style-name="P47">Беседа на псалом 118.</text:p>
      <text:h text:style-name="Heading_20_2" text:outline-level="2"><text:bookmark-start text:name="old_ps_118_035_svt_feofan_zatvornik"/>Свт. Феофан Затворник<text:bookmark-end text:name="old_ps_118_035_svt_feofan_zatvornik"/></text:h>
      <text:p text:style-name="P4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16">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16">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16">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16">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16">вслед Господа Бога вашего ходите… и к Нему прилепляйтеся</text:span>. Наш вождь – Христос Господь, рекший: <text:span text:style-name="T16">иже хощет по </text:span><text:soft-page-break/><text:span text:style-name="T16">мне ити, да отвержется себе и возмет крест свой и последует Мне</text:span>. Он первый проложил стезю страданий, Евангелия ради». </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16">Афанасий</text:span> у <text:span text:style-name="T16">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16">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16">плещи Своя вдал на раны и ланиты на заушение</text:span>, и взошел на крест, чтоб научить нас, что, стоя за истину, не должно и смерти бояться». </text:p>
      <text:p text:style-name="First_20_line_20_indent">Почему сказал святой Давид: <text:span text:style-name="T16">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16">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16">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16">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16">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 </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 </text:p>
      <text:p text:style-name="P47">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4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 </text:p>
      <text:h text:style-name="Heading_20_2" text:outline-level="2"><text:bookmark-start text:name="old_ps_118_035_evfimij_zigaben"/>Евфимий Зигабен<text:bookmark-end text:name="old_ps_118_035_evfimij_zigaben"/></text:h>
      <text:p text:style-name="P4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 </text:p>
      <text:p text:style-name="First_20_line_20_indent"><text:span text:style-name="T16">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16">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 </text:p>
      <text:h text:style-name="Heading_20_2" text:outline-level="2"><text:bookmark-start text:name="old_ps_118_035_lopuxin_ap"/>Лопухин А.П.<text:bookmark-end text:name="old_ps_118_035_lopuxin_ap"/></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5_prot_grigorij_razumovskij"/>Прот. Григорий Разумовский<text:bookmark-end text:name="old_ps_118_035_prot_grigorij_razumovskij"/></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6"/>Толкования на Пс. 118:36<text:bookmark-end text:name="old_ps_118_036"/></text:h>
      <text:p text:style-name="P5">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4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16">«все житие нечестивого в попечении»</text:span>, по сло­вам великого подвижника Иова. Такими путями и собирается богат­ство, называемое также мамоною. </text:p>
      <text:p text:style-name="P47">Беседа на псалом 118.</text:p>
      <text:h text:style-name="Heading_20_2" text:outline-level="2"><text:bookmark-start text:name="old_ps_118_036_svt_feofan_zatvornik"/>Свт. Феофан Затворник<text:bookmark-end text:name="old_ps_118_036_svt_feofan_zatvornik"/></text:h>
      <text:p text:style-name="P46">Приклони сердце мое во свидения Твоя, а не в лихоимство</text:p>
      <text:p text:style-name="First_20_line_20_indent">Следующие три стиха (36<text:span text:style-name="T15"> [</text:span><text:span text:style-name="T15"><text:bookmark-ref text:reference-format="page" text:ref-name="old_ps_118_036">145</text:bookmark-ref></text:span><text:span text:style-name="T15">]</text:span>, 37<text:span text:style-name="T15"> [</text:span><text:span text:style-name="T15"><text:bookmark-ref text:reference-format="page" text:ref-name="old_ps_118_037">150</text:bookmark-ref></text:span><text:span text:style-name="T15">]</text:span> и 38<text:span text:style-name="T15"> [</text:span><text:span text:style-name="T15"><text:bookmark-ref text:reference-format="page" text:ref-name="old_ps_118_038">155</text:bookmark-ref></text:span><text:span text:style-name="T15">]</text:span>) соответствуют трем предыдущим в этом восьмистишии. Там (33<text:span text:style-name="T15"> [</text:span><text:span text:style-name="T15"><text:bookmark-ref text:reference-format="page" text:ref-name="old_ps_118_033">131</text:bookmark-ref></text:span><text:span text:style-name="T15">]</text:span>) – <text:span text:style-name="T16">законоположи… взыщу</text:span>, здесь (36<text:span text:style-name="T15"> [</text:span><text:span text:style-name="T15"><text:bookmark-ref text:reference-format="page" text:ref-name="old_ps_118_036">145</text:bookmark-ref></text:span><text:span text:style-name="T15">]</text:span>) – дай, чтоб я не искал при этом ничего другого, кроме Тебя и закона Твоего. Там (34<text:span text:style-name="T15"> [</text:span><text:span text:style-name="T15"><text:bookmark-ref text:reference-format="page" text:ref-name="old_ps_118_034">139</text:bookmark-ref></text:span><text:span text:style-name="T15">]</text:span>) – <text:span text:style-name="T16">вразуми… сохраню</text:span>; здесь (37<text:span text:style-name="T15"> [</text:span><text:span text:style-name="T15"><text:bookmark-ref text:reference-format="page" text:ref-name="old_ps_118_037">150</text:bookmark-ref></text:span><text:span text:style-name="T15">]</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5"> [</text:span><text:span text:style-name="T15"><text:bookmark-ref text:reference-format="page" text:ref-name="old_ps_118_035">142</text:bookmark-ref></text:span><text:span text:style-name="T15">]</text:span>) – <text:span text:style-name="T16">настави… восхотех</text:span>; здесь (38<text:span text:style-name="T15"> [</text:span><text:span text:style-name="T15"><text:bookmark-ref text:reference-format="page" text:ref-name="old_ps_118_038">155</text:bookmark-ref></text:span><text:span text:style-name="T15">]</text:span>) – пестуном моим и стражем благого хотения моего поставь во мне страх Твой. Так понимает это соотношение <text:span text:style-name="T16">Беллярмин</text:span>. Мы будем приводить слова его в своем месте под каждым стихом. </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 </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16">взыскивать</text:span> Его <text:span text:style-name="T16">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 </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 </text:p>
      <text:p text:style-name="First_20_line_20_indent"><text:span text:style-name="T16">Беллярмин</text:span> говорит: «Этот стих соответствует первому в сем восьмистишии (33<text:span text:style-name="T15"> [</text:span><text:span text:style-name="T15"><text:bookmark-ref text:reference-format="page" text:ref-name="old_ps_118_033">131</text:bookmark-ref></text:span><text:span text:style-name="T15">]</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16">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 </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16">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16">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16">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16">еда туне</text:span> (даром) <text:span text:style-name="T16">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 </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 </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16">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 </text:p>
      <text:p text:style-name="First_20_line_20_indent">Пророк просит <text:span text:style-name="T16">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16">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16">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16">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16">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16">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16">настави мя на стезю заповедей Твоих</text:span>, и тут же прибавляет: <text:span text:style-name="T16">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 </text:p>
      <text:p text:style-name="First_20_line_20_indent"><text:span text:style-name="T16">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16">яко тую </text:span><text:soft-page-break/><text:span text:style-name="T16">восхотех</text:span>, – и восхотел уже, и молится, чтобы восхотеть, показывая тем, что он желает преуспевать в самом хотении». </text:p>
      <text:p text:style-name="First_20_line_20_indent">Святой <text:span text:style-name="T16">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16">помолюся духом, помолюся и умом: воспою духом, воспою и умом</text:span>». </text:p>
      <text:p text:style-name="P47">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4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 </text:p>
      <text:h text:style-name="Heading_20_2" text:outline-level="2"><text:bookmark-start text:name="old_ps_118_036_evfimij_zigaben"/>Евфимий Зигабен<text:bookmark-end text:name="old_ps_118_036_evfimij_zigaben"/></text:h>
      <text:p text:style-name="P4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 </text:p>
      <text:p text:style-name="First_20_line_20_indent">Слова <text:span text:style-name="T16">Златословесного</text:span> с словами <text:span text:style-name="T16">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16">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 </text:p>
      <text:h text:style-name="Heading_20_2" text:outline-level="2"><text:bookmark-start text:name="old_ps_118_036_prot_sergij_ternovskij"/>Прот. Сергий Терновский<text:bookmark-end text:name="old_ps_118_036_prot_sergij_ternovskij"/></text:h>
      <text:p text:style-name="P4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16">и не оскуде от стогн его лихва и лесть</text:span>. То же свидетельствует другой пророк: <text:span text:style-name="T16">все златолюбию последуют</text:span><text:a xlink:type="simple" xlink:href="https://bible.optina.ru/old:ier:08:10" text:style-name="Internet_20_link" text:visited-style-name="Visited_20_Internet_20_Link">(Иер. 8:10)</text:a>. А потому это изречение очень прилично и нашим временам.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6_prot_grigorij_razumovskij"/>Прот. Григорий Разумовский<text:bookmark-end text:name="old_ps_118_036_prot_grigorij_razumovskij"/></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7"/>Толкования на Пс. 118:37<text:bookmark-end text:name="old_ps_118_037"/></text:h>
      <text:p text:style-name="P5">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46">Отврати очи мои, еже не видети суеты; в пути Твоем живи мя</text:p>
      <text:p text:style-name="First_20_line_20_indent"><text:span text:style-name="T17">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16">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17">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 </text:p>
      <text:p text:style-name="P47">Толкование на псалмы.</text:p>
      <text:h text:style-name="Heading_20_2" text:outline-level="2"><text:bookmark-start text:name="old_ps_118_037_svt_ioann_zlatoust"/>Свт. Иоанн Златоуст<text:bookmark-end text:name="old_ps_118_037_svt_ioann_zlatoust"/></text:h>
      <text:p text:style-name="P4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16">«суета сует,… суета сует, – все суета!»</text:span>, разумеется – все земное, потому что он продолжает: <text:span text:style-name="T16">«что пользы человеку от всех трудов его, которыми трудится он под солнцем? Род проходит, и род приходит»</text:span><text:a xlink:type="simple" xlink:href="https://bible.optina.ru/old:ekl:01:02" text:style-name="Internet_20_link" text:visited-style-name="Visited_20_Internet_20_Link">(Еккл.1:2–4)</text:a>; и далее: <text:span text:style-name="T16">«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 </text:p>
      <text:p text:style-name="P47">Беседа на псалом 118.</text:p>
      <text:h text:style-name="Heading_20_2" text:outline-level="2"><text:bookmark-start text:name="old_ps_118_037_svt_feofan_zatvornik"/>Свт. Феофан Затворник<text:bookmark-end text:name="old_ps_118_037_svt_feofan_zatvornik"/></text:h>
      <text:p text:style-name="P46">Отврати очи мои, еже не видети суеты; в пути Твоем живи мя</text:p>
      <text:p text:style-name="First_20_line_20_indent">Стих этот отвечает второму в сем восьмистишии, 34<text:span text:style-name="T15"> [</text:span><text:span text:style-name="T15"><text:bookmark-ref text:reference-format="page" text:ref-name="old_ps_118_034">139</text:bookmark-ref></text:span><text:span text:style-name="T15">]</text:span>-му. Там просит пророк дара разумения, для исследования закона; здесь же, чтоб очи ума не отвратились к суетностям: <text:span text:style-name="T16">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16">Беллярмин</text:span>. </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17">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17">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 </text:p>
      <text:p text:style-name="First_20_line_20_indent">Блаженный <text:span text:style-name="T16">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17">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 </text:p>
      <text:p text:style-name="First_20_line_20_indent">Святой <text:span text:style-name="T16">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16">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17">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 </text:p>
      <text:p text:style-name="First_20_line_20_indent">Последнюю мысль полнее излагает <text:span text:style-name="T16">блаженный Феодорит</text:span>: «Бесполезное и ни к чему не служащее – суетно; а таковы мнимые приятности в жизни. Так именует их и Премудрый: <text:span text:style-name="T16">суета суетствий, всяческая суета</text:span>. И, пересказав затем, как созидал он домы, насаждал сады, устроял резервуары, присовокупляет: <text:span text:style-name="T16">и се вся суета и произволение духа</text:span>. Посему пророк умоляет, чтобы очи ума его склонились к иному созерцанию и не обольщались суетою настоящего». </text:p>
      <text:p text:style-name="First_20_line_20_indent">«Какие же это очи и от какой суеты отвратить молится пророк? – спрашивает святой <text:span text:style-name="T16">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 </text:p>
      <text:p text:style-name="First_20_line_20_indent">«Так как мы немощны, пишет святой <text:span text:style-name="T16">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17">отврати очи</text:span>… ведь и то Божий дар, чтобы око наше отвращалось от суетных благ века сего. Все блаженство в Господе. Потому-то и сказано: <text:span text:style-name="T16">блажен муж, емуже есть имя Господне упование его, и не призре в суеты и неистовления ложная</text:span>». </text:p>
      <text:p text:style-name="First_20_line_20_indent">С такой точки зрения в этом стихе является уже правило жизни. <text:span text:style-name="T16">Блаженный Августин</text:span> указывает в нем урок о цели доброй деятельности и мысль свою о том излагает пространно. «Что значит, говорит он, <text:span text:style-name="T17">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16">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16">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16">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16">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16">суетно спасение человеческо</text:span>. Не возжелали они и <text:span text:style-name="T16">дне человеческого</text:span>, потому что <text:span text:style-name="T16">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 </text:p>
      <text:p text:style-name="P47">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46">Отврати очи мои, еже не видети суеты; в пути Твоем живи мя</text:p>
      <text:p text:style-name="First_20_line_20_indent"><text:span text:style-name="T17">«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16">«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16">«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 </text:p>
      <text:p text:style-name="First_20_line_20_indent"><text:span text:style-name="T17">«В пути твоем живи мя».</text:span> Даруй мне вести жизнь по Твоим законам. </text:p>
      <text:h text:style-name="Heading_20_2" text:outline-level="2"><text:bookmark-start text:name="old_ps_118_037_evfimij_zigaben"/>Евфимий Зигабен<text:bookmark-end text:name="old_ps_118_037_evfimij_zigaben"/></text:h>
      <text:p text:style-name="P4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 </text:p>
      <text:p text:style-name="First_20_line_20_indent">Изречение: на пути Твоем оживотвори меня, по <text:span text:style-name="T16">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16">Феодорита</text:span>, что бесполезно, то и безрассудно; а таковы все мнимые приятности в жизни. Слова <text:span text:style-name="T16">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16">Безименного</text:span>, не желает видеть пророк, помня сказанное Лоту: не оглядывайся назад, спасай, спасай жизнь твою (душу твою). </text:p>
      <text:h text:style-name="Heading_20_2" text:outline-level="2"><text:bookmark-start text:name="old_ps_118_037_lopuxin_ap"/>Лопухин А.П.<text:bookmark-end text:name="old_ps_118_037_lopuxin_ap"/></text:h>
      <text:p text:style-name="P46">Отврати очи мои еже не видети суеты: в пути твоем живи мя</text:p>
      <text:p text:style-name="First_20_line_20_indent"><text:soft-page-break/>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7_prot_grigorij_razumovskij"/>Прот. Григорий Разумовский<text:bookmark-end text:name="old_ps_118_037_prot_grigorij_razumovskij"/></text:h>
      <text:p text:style-name="P46">Отврати очи мои еже не видети суеты: в пути твоем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8"/>Толкования на Пс. 118:38<text:bookmark-end text:name="old_ps_118_038"/></text:h>
      <text:p text:style-name="P5">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17">Постави рабу Твоему слово Твое в страх Твой. Отими поношение мое, еже непщевах: яко судьбы Твоя благи</text:span></text:p>
      <text:p text:style-name="First_20_line_20_indent"><text:span text:style-name="T17">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17">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17">Постави рабу Твоему слово Твое.</text:span> Поскольку, как раб твой, страшусь Тебя, желаю же иметь страх рассудительный, согласный с разумом, то <text:span text:style-name="T17">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16">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17">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17">отъими поношение мое от мене, еже непщевах, яко судьбы Твои благи.</text:span></text:p>
      <text:p text:style-name="P47">Толкование на псалмы.</text:p>
      <text:h text:style-name="Heading_20_2" text:outline-level="2"><text:bookmark-start text:name="old_ps_118_038_svt_ioann_zlatoust"/>Свт. Иоанн Златоуст<text:bookmark-end text:name="old_ps_118_038_svt_ioann_zlatoust"/></text:h>
      <text:p text:style-name="P4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16">«страх Господень ведет к жизни, и кто имеет его, всегда будет доволен, и зло не постигнет его»</text:span><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16">«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 </text:p>
      <text:p text:style-name="P47">Беседа на псалом 118.</text:p>
      <text:h text:style-name="Heading_20_2" text:outline-level="2"><text:bookmark-start text:name="old_ps_118_038_svt_feofan_zatvornik"/>Свт. Феофан Затворник<text:bookmark-end text:name="old_ps_118_038_svt_feofan_zatvornik"/></text:h>
      <text:p text:style-name="P4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16">Афанасий</text:span> в этом отношении называет страх Божий пестуном заповедей Божиих; а блаженный <text:span text:style-name="T16">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 </text:p>
      <text:p text:style-name="First_20_line_20_indent">Этот стих, по <text:span text:style-name="T16">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 </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 </text:p>
      <text:p text:style-name="First_20_line_20_indent">Надобно, однако ж, различать страх и страх. «Страх бывает двоякого рода, пишет блаженный <text:span text:style-name="T16">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 </text:p>
      <text:p text:style-name="First_20_line_20_indent">Об этом же пишет и <text:span text:style-name="T16">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16">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 </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 </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16">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16">дух</text:span>, говорит, <text:span text:style-name="T16">премудрости и разума, дух совета и крепости, дух ведения и благочестия</text:span>, и, наконец, <text:span text:style-name="T16">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16">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16">тогда уразумееши страх Господень</text:span>. Когда ж это тогда? – Когда <text:span text:style-name="T16">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 </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 </text:p>
      <text:p text:style-name="P47">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4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 </text:p>
      <text:h text:style-name="Heading_20_2" text:outline-level="2"><text:bookmark-start text:name="old_ps_118_038_evfimij_zigaben"/>Евфимий Зигабен<text:bookmark-end text:name="old_ps_118_038_evfimij_zigaben"/></text:h>
      <text:p text:style-name="P4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 </text:p>
      <text:p text:style-name="First_20_line_20_indent">По <text:span text:style-name="T16">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16">Симмах</text:span> перевел: поставь рабу Твоему слово Твое, соединенное е страхом Твоим. <text:span text:style-name="T16">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16">Евсевию</text:span>: Давид молится об утверждении его страхом Божиим: так как страх к повелевающему способствует хранению закона. </text:p>
      <text:h text:style-name="Heading_20_2" text:outline-level="2"><text:bookmark-start text:name="old_ps_118_038_lopuxin_ap"/>Лопухин А.П.<text:bookmark-end text:name="old_ps_118_038_lopuxin_ap"/></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8_prot_grigorij_razumovskij"/>Прот. Григорий Разумовский<text:bookmark-end text:name="old_ps_118_038_prot_grigorij_razumovskij"/></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9"/>Толкования на Пс. 118:39<text:bookmark-end text:name="old_ps_118_039"/></text:h>
      <text:p text:style-name="P5">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46">Отими поношение мое, еже непщевах: яко судбы твоя благи</text:p>
      <text:p text:style-name="First_20_line_20_indent">См. Толкование на Пс. 118:38<text:span text:style-name="T15"> [</text:span><text:span text:style-name="T15"><text:bookmark-ref text:reference-format="page" text:ref-name="old_ps_118_038_svt_afanasij_velikij">155</text:bookmark-ref></text:span><text:span text:style-name="T15">]</text:span></text:p>
      <text:h text:style-name="Heading_20_2" text:outline-level="2"><text:bookmark-start text:name="old_ps_118_039_svt_ioann_zlatoust"/>Свт. Иоанн Златоуст<text:bookmark-end text:name="old_ps_118_039_svt_ioann_zlatoust"/></text:h>
      <text:p text:style-name="P46">Отими поношение мое, еже непщевах: яко судбы твоя благи</text:p>
      <text:p text:style-name="First_20_line_20_indent">Вместо <text:span text:style-name="T17">«поношение»</text:span>, Акила перевел: <text:span text:style-name="T16">«я устрашен»</text:span>, так же и Феодотион, а Симмах: <text:span text:style-name="T16">«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17">«ибо суды Твои благи»</text:span>. <text:span text:style-name="T17">Судьбами</text:span> же называет справедливые приговоры Божии. А <text:span text:style-name="T17">«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 </text:p>
      <text:p text:style-name="P47">Беседа на псалом 118.</text:p>
      <text:h text:style-name="Heading_20_2" text:outline-level="2"><text:bookmark-start text:name="old_ps_118_039_svt_feofan_zatvornik"/>Свт. Феофан Затворник<text:bookmark-end text:name="old_ps_118_039_svt_feofan_zatvornik"/></text:h>
      <text:p text:style-name="P46">Отыми поношение мое, еже непщевах, яко судьбы Твоя благи</text:p>
      <text:p text:style-name="First_20_line_20_indent">«Поношение, говорит блаженный <text:span text:style-name="T16">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 </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16">отыми поношение мое</text:span>, чтоб и следа не было на мне этой обличительной срамоты греха. «Пророк, говорит святой <text:span text:style-name="T16">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 </text:p>
      <text:p text:style-name="First_20_line_20_indent"><text:span text:style-name="T16">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 </text:p>
      <text:p text:style-name="First_20_line_20_indent">Грешная срамота, об отнятии которой молится здесь пророк, точнее определяется словами: <text:span text:style-name="T16">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16">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 </text:p>
      <text:p text:style-name="First_20_line_20_indent">Излагая подобную же мысль, святой <text:span text:style-name="T16">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16">от тайных моих очисти мя</text:span>. «Это место, говорит святой Амвросий, несколько темновато, но его уясняет апостол: <text:span text:style-name="T16">ничтоже</text:span>, говорит он, <text:span text:style-name="T16">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16">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16">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16">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16">Несть иного имене под небесем… о немже подобает спастися нам</text:span>. </text:p>
      <text:p text:style-name="First_20_line_20_indent">«Мы, пишет <text:span text:style-name="T16">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16">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16">Вкусите и видите, яко благ Господь</text:span>. Сладки суды Божии тому, кто исповедуется, потому что Сам Бог говорит: <text:span text:style-name="T16">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16">радость бывает на небеси о едином грешнице кающемся</text:span>. Если так сладки суды Божии, то употребим усилие и труд вкусить от этого сладкого плода». </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 </text:p>
      <text:p text:style-name="P47">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46">Отъими поношение Мое, еже непщевах: яко судьбы Твоя благи</text:p>
      <text:p text:style-name="First_20_line_20_indent"><text:span text:style-name="T16">Акила</text:span>, вместо: <text:span text:style-name="T16">«непщевах»</text:span>, сказал: <text:span text:style-name="T16">укрывался</text:span>; так перевел и <text:span text:style-name="T16">Феодотион</text:span>; а <text:span text:style-name="T16">Симмах</text:span>: <text:span text:style-name="T16">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16">«яко судьбы Твоя благи».</text:span> Ибо не только угрожаешь наказанием согрешающим, но и обещаешь спасение кающимся. <text:span text:style-name="T16">«Судьбами»</text:span> же назвал Пророк правдивыя Божии определения. </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17">Отими поношение мое, еже непщевах</text:span> (которого опасаюсь подозревая), <text:span text:style-name="T17">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 </text:p>
      <text:p text:style-name="First_20_line_20_indent">Слова <text:span text:style-name="T16">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16">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16">Феодорита</text:span>): Ибо Ты не только угрожаешь согрешающим наказанием, но и кающимся обещаешь спасение. Ибо суды Божии называет постановлениями праведными. </text:p>
      <text:h text:style-name="Heading_20_2" text:outline-level="2"><text:bookmark-start text:name="old_ps_118_039_lopuxin_ap"/>Лопухин А.П.<text:bookmark-end text:name="old_ps_118_039_lopuxin_ap"/></text:h>
      <text:p text:style-name="P46">Отими поношение мое, еже непщевах: яко судбы твоя благи</text:p>
      <text:p text:style-name="First_20_line_20_indent"><text:span text:style-name="T16">«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 </text:p>
      <text:h text:style-name="Heading_20_2" text:outline-level="2"><text:bookmark-start text:name="old_ps_118_039_prot_grigorij_razumovskij"/>Прот. Григорий Разумовский<text:bookmark-end text:name="old_ps_118_039_prot_grigorij_razumovskij"/></text:h>
      <text:p text:style-name="P46">Отими поношение мое, еже непщевах: яко судбы твоя благи</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0"/>Толкования на Пс. 118:40<text:bookmark-end text:name="old_ps_118_040"/></text:h>
      <text:p text:style-name="P5">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17">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17">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17">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 </text:p>
      <text:p text:style-name="P47">Толкование на псалмы.</text:p>
      <text:h text:style-name="Heading_20_2" text:outline-level="2"><text:bookmark-start text:name="old_ps_118_040_svt_ioann_zlatoust"/>Свт. Иоанн Златоуст<text:bookmark-end text:name="old_ps_118_040_svt_ioann_zlatoust"/></text:h>
      <text:p text:style-name="P4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 </text:p>
      <text:p text:style-name="P47">Беседа на псалом 118.</text:p>
      <text:h text:style-name="Heading_20_2" text:outline-level="2"><text:bookmark-start text:name="old_ps_118_040_svt_feofan_zatvornik"/>Свт. Феофан Затворник<text:bookmark-end text:name="old_ps_118_040_svt_feofan_zatvornik"/></text:h>
      <text:p text:style-name="P4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16">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16">имиже веси судьбами, спаси мя</text:span>. <text:span text:style-name="T16">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 </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16">имиже веси судьбами, спаси мя</text:span>; желаю, ищу, но живить меня силен только Ты правдою Твоею. </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16">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 </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16">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16">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16">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16">Блаженный Августин</text:span> так выражает мысль пророка: «Живи мя правдою Твоею, то есть Христом, ибо Он <text:span text:style-name="T16">бысть нам премудрость от Бога, правда же и освящение и избавление, да, якоже писано есть, хваляйся о Господе да хвалится</text:span>. </text:p>
      <text:p text:style-name="P47">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17">«Се возжелах заповеди Твоя: в правде Твоей живи мя».</text:span> Мне, который желаю этого, даруй жить в правде. </text:p>
      <text:h text:style-name="Heading_20_2" text:outline-level="2"><text:bookmark-start text:name="old_ps_118_040_evfimij_zigaben"/>Евфимий Зигабен<text:bookmark-end text:name="old_ps_118_040_evfimij_zigaben"/></text:h>
      <text:p text:style-name="First_20_line_20_indent"><text:span text:style-name="T17">Се возжелах</text:span> (вожделенны для меня) <text:span text:style-name="T17">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 </text:p>
      <text:p text:style-name="First_20_line_20_indent"><text:span text:style-name="T16">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 </text:p>
      <text:h text:style-name="Heading_20_2" text:outline-level="2"><text:bookmark-start text:name="old_ps_118_040_prot_grigorij_razumovskij"/>Прот. Григорий Разумовский<text:bookmark-end text:name="old_ps_118_040_prot_grigorij_razumovskij"/></text:h>
      <text:p text:style-name="P46">Се возжелах заповеди Твоя; в правде Твоей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1"/>Толкования на Пс. 118:41<text:bookmark-end text:name="old_ps_118_041"/></text:h>
      <text:p text:style-name="P5">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46">И да приидет на мя милость твоя, Господи, спасение твое по словеси твоему</text:p>
      <text:p text:style-name="First_20_line_20_indent">См. Толкование на Пс. 118:40<text:span text:style-name="T15"> [</text:span><text:span text:style-name="T15"><text:bookmark-ref text:reference-format="page" text:ref-name="old_ps_118_040_svt_afanasij_velikij">163</text:bookmark-ref></text:span><text:span text:style-name="T15">]</text:span></text:p>
      <text:h text:style-name="Heading_20_2" text:outline-level="2"><text:bookmark-start text:name="old_ps_118_041_svt_ioann_zlatoust"/>Свт. Иоанн Златоуст<text:bookmark-end text:name="old_ps_118_041_svt_ioann_zlatoust"/></text:h>
      <text:p text:style-name="P4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16">«потому что все согрешили и лишены славы Божией»</text:span><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 </text:p>
      <text:p text:style-name="P47">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16">вав</text:span> – <text:span text:style-name="T16">крюк</text:span>. </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16">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5"> [</text:span><text:span text:style-name="T15"><text:bookmark-ref text:reference-format="page" text:ref-name="old_ps_118_041">166</text:bookmark-ref></text:span><text:span text:style-name="T15">]</text:span>) излагаются преимущественно основы упования: неложное слово обетований Божиих (41–42<text:span text:style-name="T15"> [</text:span><text:span text:style-name="T15"><text:bookmark-ref text:reference-format="page" text:ref-name="old_ps_118_041">166</text:bookmark-ref></text:span><text:span text:style-name="T15">]</text:span>) и суды Божии, явленные делом на благочестивых и нечестивых (43 – 44<text:span text:style-name="T15"> [</text:span><text:span text:style-name="T15"><text:bookmark-ref text:reference-format="page" text:ref-name="old_ps_118_043">175</text:bookmark-ref></text:span><text:span text:style-name="T15">]</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5"> [</text:span><text:span text:style-name="T15"><text:bookmark-ref text:reference-format="page" text:ref-name="old_ps_118_045">182</text:bookmark-ref></text:span><text:span text:style-name="T15">]</text:span>), небоязненное возвещение истины даже пред сильными земли (46<text:span text:style-name="T15"> [</text:span><text:span text:style-name="T15"><text:bookmark-ref text:reference-format="page" text:ref-name="old_ps_118_046">186</text:bookmark-ref></text:span><text:span text:style-name="T15">]</text:span>), преследование единого на потребу с беспопечением о всем (47<text:span text:style-name="T15"> [</text:span><text:span text:style-name="T15"><text:bookmark-ref text:reference-format="page" text:ref-name="old_ps_118_047">189</text:bookmark-ref></text:span><text:span text:style-name="T15">]</text:span>) и терпеливое и неизменное пребывание в добре, несмотря ни на какие препятствия (48<text:span text:style-name="T15"> [</text:span><text:span text:style-name="T15"><text:bookmark-ref text:reference-format="page" text:ref-name="old_ps_118_048">193</text:bookmark-ref></text:span><text:span text:style-name="T15">]</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 </text:p>
      <text:p text:style-name="P46">И да приидет на мя милость Твоя, Господи, спасение Твое по словеси Твоему</text:p>
      <text:p text:style-name="First_20_line_20_indent">«Этот стих, замечает <text:span text:style-name="T16">блаженный Августин</text:span>, видимо соединен с предыдущим, потому что не говорит: <text:span text:style-name="T16">да приидет</text:span>; но <text:span text:style-name="T16">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16">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16">блаженный Августин</text:span>, что это за милость, – слушай, что тотчас следует: <text:span text:style-name="T16">спасение Твое</text:span>». «Наперед, пишет святой <text:span text:style-name="T16">Иларий</text:span>, молится о милости, а потом о спасении, ибо спасение наше от Божией милости: оно есть дело благости Божией к нам». «Когда, поясняет <text:span text:style-name="T16">Зигабен</text:span>, придет милость Твоя, то придет и спасение Твое, ибо конец милости есть спасение». </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16">и да приидет</text:span>, или <text:span text:style-name="T16">да приидет же</text:span>. Если бы Сам Бог спросил его: почему ты так пристаешь ко Мне? – он ответил бы: <text:span text:style-name="T16">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 </text:p>
      <text:p text:style-name="First_20_line_20_indent">«Чтобы не подумал кто, говорит святой <text:span text:style-name="T16">Иларий</text:span>, что он молится в надежде неверной и нетвердой, пророк, помянув о милости и спасении, тотчас прибавляет: <text:span text:style-name="T16">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16">нарицает не сущая, яко сущая</text:span>» , замечает <text:span text:style-name="T16">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16">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16">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16">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 </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16">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16">маловере, почто усумнелся еси?</text:span></text:p>
      <text:p text:style-name="P47"><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17">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17">«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 </text:p>
      <text:p text:style-name="First_20_line_20_indent"><text:span text:style-name="T17">«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 </text:p>
      <text:p text:style-name="First_20_line_20_indent"><text:span text:style-name="T17">«Яко уповах на словеса Твоя».</text:span> Твое обетование поддерживает меня; с этою надеждою совершаю путь. </text:p>
      <text:h text:style-name="Heading_20_2" text:outline-level="2"><text:bookmark-start text:name="old_ps_118_041_evfimij_zigaben"/>Евфимий Зигабен<text:bookmark-end text:name="old_ps_118_041_evfimij_zigaben"/></text:h>
      <text:p text:style-name="P4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16">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 </text:p>
      <text:p text:style-name="First_20_line_20_indent"><text:span text:style-name="T16">Златоуст</text:span> с <text:span text:style-name="T16">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16">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 </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17">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16">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16">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17"> милости</text:span> Божией, – просит с прибавлением слов: <text:span text:style-name="T17">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17">по словеси Твоему</text:span>. </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17">яко уповах на словеса Твоя</text:span>(ст. 42)<text:span text:style-name="T15"> [</text:span><text:span text:style-name="T15"><text:bookmark-ref text:reference-format="page" text:ref-name="old_ps_118_042">171</text:bookmark-ref></text:span><text:span text:style-name="T15">]</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16">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17">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text:p>
      <text:p text:style-name="First_20_line_20_indent">Далее, поставляя себя в такое состояние, когда он может лишиться слова защиты против поношающих, он опять молится: <text:span text:style-name="T17">И не отыми от уст моих словесе истинна до зела, яка на судбы Твоя уповах</text:span>(ст. 43)<text:span text:style-name="T15"> [</text:span><text:span text:style-name="T15"><text:bookmark-ref text:reference-format="page" text:ref-name="old_ps_118_043">175</text:bookmark-ref></text:span><text:span text:style-name="T15">]</text:span>. Т.е. умоляю Тебя, Господи, да не будет отнято от меня слово истины, которым я мог бы отвечать поносящим меня; не лишай меня этой <text:span text:style-name="T17">милости</text:span>, но если уж надобно будет отнять его, это слово, то <text:span text:style-name="T17">отыми</text:span> настолько, чтоб испытать только меня, а <text:span text:style-name="T17">не до зела</text:span>, не совсем, не в конец. Здесь пророк указывает уже другую точку опоры для своего упования, именно: <text:span text:style-name="T17">судбы</text:span> Божии, прибавляя к молитве своей слова: <text:span text:style-name="T17">яко на судбы Твоя уповах</text:span>. А под <text:span text:style-name="T17">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16">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17">На судбы Твоя уповах</text:span>, т.е. суды Твои, коими Ты исправляешь меня и наказываешь, не только не отнимают у меня надежды, но и возвышают ее, ибо «<text:span text:style-name="T16">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 </text:p>
      <text:p text:style-name="First_20_line_20_indent">После сего пророку ничего не остается, как только со всею искренностию и решительно возгласить: <text:span text:style-name="T17">и сохраню закон Твой выну, в век и в век века</text:span>(ст. 44)<text:span text:style-name="T15"> [</text:span><text:span text:style-name="T15"><text:bookmark-ref text:reference-format="page" text:ref-name="old_ps_118_044">179</text:bookmark-ref></text:span><text:span text:style-name="T15">]</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17">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17">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 </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17">И хождах в широте, яко заповеди Твоя взысках</text:span>(ст. 45)<text:span text:style-name="T15"> [</text:span><text:span text:style-name="T15"><text:bookmark-ref text:reference-format="page" text:ref-name="old_ps_118_045">182</text:bookmark-ref></text:span><text:span text:style-name="T15">]</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17">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 </text:p>
      <text:p text:style-name="P47">Объяснение священной книги псалмов.</text:p>
      <text:h text:style-name="Heading_20_1" text:outline-level="1"><text:bookmark-start text:name="old_ps_118_042"/>Толкования на Пс. 118:42<text:bookmark-end text:name="old_ps_118_042"/></text:h>
      <text:p text:style-name="P5">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4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17">Отвещаю же слово, яко уповах на словеса Твоя.</text:span></text:p>
      <text:p text:style-name="P47">Толкование на псалмы.</text:p>
      <text:h text:style-name="Heading_20_2" text:outline-level="2"><text:bookmark-start text:name="old_ps_118_042_svt_ioann_zlatoust"/>Свт. Иоанн Златоуст<text:bookmark-end text:name="old_ps_118_042_svt_ioann_zlatoust"/></text:h>
      <text:p text:style-name="P4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16">«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text:a xlink:type="simple" xlink:href="https://bible.optina.ru/new:rim:02:06" text:style-name="Internet_20_link" text:visited-style-name="Visited_20_Internet_20_Link">(Римл.2:6–9)</text:a>. Потому и богач услышал: <text:span text:style-name="T16">«чадо! вспомни, что ты получил уже доброе твое в жизни твоей, а Лазарь – злое; ныне же он здесь утешается, а ты страдаешь»</text:span><text:a xlink:type="simple" xlink:href="https://bible.optina.ru/new:lk:16:25" text:style-name="Internet_20_link" text:visited-style-name="Visited_20_Internet_20_Link">(Лк.16:25)</text:a>, Но что значат слова: <text:span text:style-name="T17">«я уповал на слова Твои»</text:span>? Я всецело вверился Твоим обетованиям и надеждой на них живу. </text:p>
      <text:p text:style-name="P47">Беседа на псалом 118.</text:p>
      <text:h text:style-name="Heading_20_2" text:outline-level="2"><text:bookmark-start text:name="old_ps_118_042_svt_feofan_zatvornik"/>Свт. Феофан Затворник<text:bookmark-end text:name="old_ps_118_042_svt_feofan_zatvornik"/></text:h>
      <text:p text:style-name="P4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16">уповах</text:span>, возложил упование мое <text:span text:style-name="T16">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16">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16">Блаженный Феодорит</text:span> коротко выражает сущность дела: «Твое, Господи, обетование поддерживает меня; с этою надеждою и совершаю я путь». </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 </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 </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16">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16">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16">Очи Его – призирают на вас, и уши Его в молитву вашу. Живый же в помощи Вышняго, в крове Бога небеснаго водворится</text:span>. </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16">На Мя упова</text:span>, сказал Господь, <text:span text:style-name="T16">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 </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 </text:p>
      <text:p text:style-name="First_20_line_20_indent">Святой <text:span text:style-name="T16">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16">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16">Иларий</text:span> с <text:span text:style-name="T16">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16">соблазн и безумие</text:span>. Они не знают, что <text:span text:style-name="T16">Слово плоть быстъ и вселися в ны</text:span>, – Слово, которое <text:span text:style-name="T16">было в начале, было у Бога, было Бог</text:span>. Если б знали, <text:span text:style-name="T16">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16">не вы будете глаголющии, но Дух Отца вашего, глаголяй в вас</text:span>». </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 </text:p>
      <text:p text:style-name="P47">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4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16">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17">и отвещаю поношающим ми слово</text:span>», т. е. слово противоречия; и еще: «<text:span text:style-name="T16">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16">онемех и не отверзох уст моих</text:span>» <text:a xlink:type="simple" xlink:href="https://bible.optina.ru/old:ps:038:10" text:style-name="Internet_20_link" text:visited-style-name="Visited_20_Internet_20_Link">(Пс.38:10)</text:a>; и: «<text:span text:style-name="T16">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16">ордии законопреступоваху до зела, от видения же Твоего не уклонихся</text:span>» (Пс.118:51)<text:span text:style-name="T15"> [</text:span><text:span text:style-name="T15"><text:bookmark-ref text:reference-format="page" text:ref-name="old_ps_118_051">205</text:bookmark-ref></text:span><text:span text:style-name="T15">]</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 </text:p>
      <text:p text:style-name="P47">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4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17">«Отвещаю поношающим ми слово»</text:span> (противоречивое). </text:p>
      <text:p text:style-name="P47">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blzh_feodorit_kirskij">168</text:bookmark-ref></text:span><text:span text:style-name="T15">]</text:span></text:p>
      <text:h text:style-name="Heading_20_2" text:outline-level="2"><text:bookmark-start text:name="old_ps_118_042_evfimij_zigaben"/>Евфимий Зигабен<text:bookmark-end text:name="old_ps_118_042_evfimij_zigaben"/></text:h>
      <text:p text:style-name="P4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 </text:p>
      <text:p text:style-name="First_20_line_20_indent"><text:span text:style-name="T16">Златоуста</text:span> с <text:span text:style-name="T16">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16">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 </text:p>
      <text:h text:style-name="Heading_20_2" text:outline-level="2"><text:bookmark-start text:name="old_ps_118_042_lopuxin_ap"/>Лопухин А.П.<text:bookmark-end text:name="old_ps_118_042_lopuxin_ap"/></text:h>
      <text:p text:style-name="P4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5"> [</text:span><text:span text:style-name="T15"><text:bookmark-ref text:reference-format="page" text:ref-name="old_ps_118_040">163</text:bookmark-ref></text:span><text:span text:style-name="T15">]</text:span> и 41<text:span text:style-name="T15"> [</text:span><text:span text:style-name="T15"><text:bookmark-ref text:reference-format="page" text:ref-name="old_ps_118_041">166</text:bookmark-ref></text:span><text:span text:style-name="T15">]</text:span> ст.) о ниспослании милостей для верующих в Него, чтобы тем самым дать фактическое опровержение лжи поносителей. </text:p>
      <text:h text:style-name="Heading_20_2" text:outline-level="2"><text:bookmark-start text:name="old_ps_118_042_prot_grigorij_razumovskij"/>Прот. Григорий Разумовский<text:bookmark-end text:name="old_ps_118_042_prot_grigorij_razumov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3"/>Толкования на Пс. 118:43<text:bookmark-end text:name="old_ps_118_043"/></text:h>
      <text:p text:style-name="P5">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46">И не отыми от уст моих словесе истинна до зела, яко на судьбы Твоя уповах</text:p>
      <text:p text:style-name="First_20_line_20_indent"><text:span text:style-name="T17">И не отъими от уст моих словесе истинна до зела,</text:span> — т. е. до последнего издыхания. <text:span text:style-name="T17">Яко на судьбы Твоя уповах.</text:span> Если будем жить не соответственно тому, что признаем хорошим, — Бог отымет слово истины от уст наших. </text:p>
      <text:p text:style-name="P47">Толкование на псалмы.</text:p>
      <text:h text:style-name="Heading_20_2" text:outline-level="2"><text:bookmark-start text:name="old_ps_118_043_svt_ioann_zlatoust"/>Свт. Иоанн Златоуст<text:bookmark-end text:name="old_ps_118_043_svt_ioann_zlatoust"/></text:h>
      <text:p text:style-name="P4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16">«Я есмь путь и истина и жизнь»</text:span><text:a xlink:type="simple" xlink:href="https://bible.optina.ru/new:in:14:06" text:style-name="Internet_20_link" text:visited-style-name="Visited_20_Internet_20_Link">(Ин.14:6)</text:a>. И другой пророк учит: <text:span text:style-name="T16">«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 </text:p>
      <text:p text:style-name="P47">Беседа на псалом 118.</text:p>
      <text:h text:style-name="Heading_20_2" text:outline-level="2"><text:bookmark-start text:name="old_ps_118_043_svt_feofan_zatvornik"/>Свт. Феофан Затворник<text:bookmark-end text:name="old_ps_118_043_svt_feofan_zatvornik"/></text:h>
      <text:p text:style-name="P4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16">до зела</text:span>; значит, отнятие его не <text:span text:style-name="T16">до зела</text:span> еще может быть сносно. Потому-то толковники понимают их не одинаково. </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16">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16">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16">до зела</text:span>, не совсем, не вконец». </text:p>
      <text:p text:style-name="First_20_line_20_indent"><text:soft-page-break/><text:span text:style-name="T16">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16">до зела</text:span> было отнимаемо слово истины, а у последних не вконец, не <text:span text:style-name="T16">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16">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16">до зела</text:span>, вконец. <text:span text:style-name="T16">Не отыми</text:span> – значит не попусти чтобы выпало слово истины из уст моих. И Сам Господь говорит к Петру: <text:span text:style-name="T16">молихся о тебе, да не оскудеет вера твоя</text:span>; а это то же значит, что – да не отымется слово истины у тебя <text:span text:style-name="T16">до зела</text:span>». </text:p>
      <text:p text:style-name="First_20_line_20_indent"><text:span text:style-name="T16">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16">Грешнику же рече Бог: вскую поведаеши оправдания Моя и восприемлеши завет Мой усты твоими?</text:span>» </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16">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 </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16">Господь, судьбы творяй</text:span> и что <text:span text:style-name="T16">судьбы Его истинны, оправданы вкупе</text:span>. Посему, всецело предаваясь Богу, он исповедует: <text:span text:style-name="T16">от лица Твоего судьба моя изыдет</text:span>. </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16">Судьбы Божии – бездна многа</text:span>. Сколько в этом утешения и сколько крепости получает упование того, кто дошел до такого убеждения!<text:span text:style-name="T16"> Блаженный Августин</text:span> под судьбами, возгревающими упование, разумеет здесь именно судьбы каждого лица. <text:span text:style-name="T16">«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16">его же любит Господь, наказует; биет же всякого сына, его же приемлет»</text:span>. </text:p>
      <text:p text:style-name="P47">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4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 </text:p>
      <text:h text:style-name="Heading_20_2" text:outline-level="2"><text:bookmark-start text:name="old_ps_118_043_evfimij_zigaben"/>Евфимий Зигабен<text:bookmark-end text:name="old_ps_118_043_evfimij_zigaben"/></text:h>
      <text:p text:style-name="First_20_line_20_indent"><text:span text:style-name="T17">И не отъими от уст моих словесе истинна до зела</text:span> (до конца); <text:span text:style-name="T17">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 </text:p>
      <text:p text:style-name="First_20_line_20_indent"><text:span text:style-name="T16">Другой</text:span> говорит у <text:span text:style-name="T16">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16">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16">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 </text:p>
      <text:h text:style-name="Heading_20_2" text:outline-level="2"><text:bookmark-start text:name="old_ps_118_043_lopuxin_ap"/><text:soft-page-break/>Лопухин А.П.<text:bookmark-end text:name="old_ps_118_043_lopuxin_ap"/></text:h>
      <text:p text:style-name="P46">И не отими от уст моих словесе истинна до зела, яко на судбы твоя уповах</text:p>
      <text:p text:style-name="First_20_line_20_indent"><text:span text:style-name="T16">«Не отнимай совсем от уст моих слова истины»</text:span>.<text:span text:style-name="T16"> «Совсем»</text:span> значит навсегда, постоянно, точнее бы с евр. «никогда», т. е. дай мне никогда не отступать от Твоих повелений. </text:p>
      <text:h text:style-name="Heading_20_2" text:outline-level="2"><text:bookmark-start text:name="old_ps_118_043_prot_grigorij_razumovskij"/>Прот. Григорий Разумовский<text:bookmark-end text:name="old_ps_118_043_prot_grigorij_razumovskij"/></text:h>
      <text:p text:style-name="P46">И не отими от уст моих словесе истинна до зела, яко на судбы твоя упов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4"/>Толкования на Пс. 118:44<text:bookmark-end text:name="old_ps_118_044"/></text:h>
      <text:p text:style-name="P5">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46">И сохраню закон Твой выну, в век и в век века</text:p>
      <text:p text:style-name="First_20_line_20_indent"><text:span text:style-name="T17">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 </text:p>
      <text:p text:style-name="P47">Толкование на псалмы.</text:p>
      <text:h text:style-name="Heading_20_2" text:outline-level="2"><text:bookmark-start text:name="old_ps_118_044_svt_ioann_zlatoust"/>Свт. Иоанн Златоуст<text:bookmark-end text:name="old_ps_118_044_svt_ioann_zlatoust"/></text:h>
      <text:p text:style-name="P4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17">«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16">«не видел того глаз, не слышало ухо, и не приходило то на сердце человеку»</text:span>. Таковы блага, <text:span text:style-name="T16">«что приготовил Бог любящим Его»</text:span><text:a xlink:type="simple" xlink:href="https://bible.optina.ru/new:1kor:02:09" text:style-name="Internet_20_link" text:visited-style-name="Visited_20_Internet_20_Link">(1Кор. 2:9)</text:a>. </text:p>
      <text:p text:style-name="P47">Беседа на псалом 118.</text:p>
      <text:h text:style-name="Heading_20_2" text:outline-level="2"><text:bookmark-start text:name="old_ps_118_044_svt_feofan_zatvornik"/>Свт. Феофан Затворник<text:bookmark-end text:name="old_ps_118_044_svt_feofan_zatvornik"/></text:h>
      <text:p text:style-name="P4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 </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16">волю боящихся Его сотворит, и молитву их услышит и спасет я</text:span>. </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16">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 </text:p>
      <text:p text:style-name="First_20_line_20_indent">Смотрите, как широка и всеобъемлюща решимость пророка хранить закон Божий: <text:span text:style-name="T16">выну</text:span>, говорит, <text:span text:style-name="T16">в век и в век века. Выну</text:span>, δια πάντος, во всем, во всех случаях жизни, и важных, и неважных, – в век, пока буду жить в веке сем, – <text:span text:style-name="T16">в век века</text:span>, в вечности. Святой <text:span text:style-name="T16">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16">течение скончах</text:span>. Полный возраст души, <text:span text:style-name="T16">возраст старости</text:span> душевной, есть <text:span text:style-name="T16">житие нескверно</text:span>. Итак, выну хранит закон тот, кто и в возрастах телесных, и в степенях преспеяния душевного не позволяет себе уклоняться от закона». </text:p>
      <text:p text:style-name="First_20_line_20_indent">Святой <text:span text:style-name="T16">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16">выну</text:span>, он не оставил ни одного момента в жизни, в который допустил бы забвение; а когда прибавил: <text:span text:style-name="T16">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 </text:p>
      <text:p text:style-name="First_20_line_20_indent">Блаженные <text:span text:style-name="T16">Феодорит</text:span> и <text:span text:style-name="T16">Августин</text:span> объясняют, как это будет совершаться в будущем веке. Первый пишет: «Словами <text:span text:style-name="T16">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 </text:p>
      <text:p text:style-name="P47">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46">И сохраню закон Твой выну, в век и в век века</text:p>
      <text:p text:style-name="First_20_line_20_indent">В таком случае буду усерднее к хранению законов Твоих. А словами: <text:span text:style-name="T16">«в век, и в век века»</text:span> Пророк дал разуметь жизнь будущую, в которой всем дано будет чистое и полное хранение законов Божиих. </text:p>
      <text:h text:style-name="Heading_20_2" text:outline-level="2"><text:bookmark-start text:name="old_ps_118_044_evfimij_zigaben"/>Евфимий Зигабен<text:bookmark-end text:name="old_ps_118_044_evfimij_zigaben"/></text:h>
      <text:p text:style-name="P4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 </text:p>
      <text:p text:style-name="First_20_line_20_indent">Слова <text:span text:style-name="T16">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16">Феодорита</text:span>, дано хранение законов Божиих чистое и искреннее всем. </text:p>
      <text:h text:style-name="Heading_20_2" text:outline-level="2"><text:bookmark-start text:name="old_ps_118_044_prot_grigorij_razumovskij"/>Прот. Григорий Разумовский<text:bookmark-end text:name="old_ps_118_044_prot_grigorij_razumovskij"/></text:h>
      <text:p text:style-name="P46">И сохраню закон Твой выну, в век и в век века</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5"/>Толкования на Пс. 118:45<text:bookmark-end text:name="old_ps_118_045"/></text:h>
      <text:p text:style-name="P5">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17">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17">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17">«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16">«царь, да будет благоугоден тебе совет мой: искупи грехи твои правдою и беззакония твои милосердием к бедным»</text:span><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16">«не должно тебе иметь жену брата твоего»</text:span><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 </text:p>
      <text:p text:style-name="P47">Беседа на псалом 118.</text:p>
      <text:h text:style-name="Heading_20_2" text:outline-level="2"><text:bookmark-start text:name="old_ps_118_045_svt_feofan_zatvornik"/>Свт. Феофан Затворник<text:bookmark-end text:name="old_ps_118_045_svt_feofan_zatvornik"/></text:h>
      <text:p text:style-name="P46">И хождах в широте, яко заповеди Твоя взысках</text:p>
      <text:p text:style-name="First_20_line_20_indent">С этого стиха до конца восьмистишия (стихи 45 – 48<text:span text:style-name="T15"> [</text:span><text:span text:style-name="T15"><text:bookmark-ref text:reference-format="page" text:ref-name="old_ps_118_045">182</text:bookmark-ref></text:span><text:span text:style-name="T15">]</text:span>) изображаются плоды упования, или каков стал пророк после того, как возгрел в сердце своем крепкое упование упомянутыми способами. <text:span text:style-name="T16">Блаженный Августин</text:span> говорит: «Прежде искал, а теперь (в стихах 45–48<text:span text:style-name="T15"> [</text:span><text:span text:style-name="T15"><text:bookmark-ref text:reference-format="page" text:ref-name="old_ps_118_045">182</text:bookmark-ref></text:span><text:span text:style-name="T15">]</text:span>) повествует и исповедует, каким сделала его милость Божия, которую он испрашивал, – показывает, что услышан, и, вследствие того, вот что: <text:span text:style-name="T16">хождах в широте…</text:span>» </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 </text:p>
      <text:p text:style-name="First_20_line_20_indent">«Тому не тесно, говорит святой <text:span text:style-name="T16">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16">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16">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 </text:p>
      <text:p text:style-name="First_20_line_20_indent"><text:span text:style-name="T16">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 </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16">Исаак Сирианин</text:span>. Приведем некоторые из них. </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 </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 </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16">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 </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16">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 </text:p>
      <text:p text:style-name="P47">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17">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 </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17">И хождах в широте, яко заповеди Твоя</text:span> (усильно) <text:span text:style-name="T17">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 </text:p>
      <text:p text:style-name="First_20_line_20_indent"><text:span text:style-name="T16">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 </text:p>
      <text:h text:style-name="Heading_20_2" text:outline-level="2"><text:bookmark-start text:name="old_ps_118_045_prot_sergij_ternovskij"/>Прот. Сергий Терновский<text:bookmark-end text:name="old_ps_118_045_prot_sergij_ternovskij"/></text:h>
      <text:p text:style-name="P4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46">И хождах в широте, яко заповеди твоя взыск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6"/>Толкования на Пс. 118:46<text:bookmark-end text:name="old_ps_118_046"/></text:h>
      <text:p text:style-name="P5">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46">И глаголах о свидениях Твоих пред цари, и не стыдяхся</text:p>
      <text:p text:style-name="First_20_line_20_indent"><text:span text:style-name="T17">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16">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 </text:p>
      <text:p text:style-name="P47">Толкование на псалмы.</text:p>
      <text:h text:style-name="Heading_20_2" text:outline-level="2"><text:bookmark-start text:name="old_ps_118_046_svt_ioann_zlatoust"/>Свт. Иоанн Златоуст<text:bookmark-end text:name="old_ps_118_046_svt_ioann_zlatoust"/></text:h>
      <text:p text:style-name="P46">И глаголах о свидениях Твоих пред цари, и не стыдяхся</text:p>
      <text:p text:style-name="First_20_line_20_indent">См. Толкование на Пс. 118:45<text:span text:style-name="T15"> [</text:span><text:span text:style-name="T15"><text:bookmark-ref text:reference-format="page" text:ref-name="old_ps_118_045_svt_ioann_zlatoust">182</text:bookmark-ref></text:span><text:span text:style-name="T15">]</text:span></text:p>
      <text:h text:style-name="Heading_20_2" text:outline-level="2"><text:bookmark-start text:name="old_ps_118_046_svt_feofan_zatvornik"/>Свт. Феофан Затворник<text:bookmark-end text:name="old_ps_118_046_svt_feofan_zatvornik"/></text:h>
      <text:p text:style-name="P4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16">пред цари</text:span>, то можно доразумевать <text:span text:style-name="T16">даже</text:span>, то есть <text:span text:style-name="T16">даже</text:span> пред цари, а о других-прочих и говорить нечего. </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 </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 </text:p>
      <text:p text:style-name="First_20_line_20_indent">Наши толковники все стоят вниманием при этом стихе на картине мучеников. Святой <text:span text:style-name="T16">Афанасий</text:span> пишет: «Таков был Павел, таков Петр, таков лик апостолов и мучеников». Святой <text:span text:style-name="T16">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16">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 </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16">Афанасий</text:span> пишет еще: «Как приличествует слово сие (стих этот) мученику, который за Христа ведется <text:span text:style-name="T16">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16">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16">не бойтеся</text:span>». <text:span text:style-name="T16">Дидим</text:span>, у <text:span text:style-name="T16">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 </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 </text:p>
      <text:p text:style-name="P47">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46">и глаголах о свидениих твоих пред цари и не стыдяхся</text:p>
      <text:p text:style-name="First_20_line_20_indent">См. Толкование на Пс. 118:45<text:span text:style-name="T15"> [</text:span><text:span text:style-name="T15"><text:bookmark-ref text:reference-format="page" text:ref-name="old_ps_118_045_blzh_feodorit_kirskij">184</text:bookmark-ref></text:span><text:span text:style-name="T15">]</text:span></text:p>
      <text:h text:style-name="Heading_20_2" text:outline-level="2"><text:bookmark-start text:name="old_ps_118_046_evfimij_zigaben"/><text:soft-page-break/>Евфимий Зигабен<text:bookmark-end text:name="old_ps_118_046_evfimij_zigaben"/></text:h>
      <text:p text:style-name="P4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16">Евсевия</text:span>, сии слова приличны Христовым мученикам, которых водили к правителям и царям за имя Христово. </text:p>
      <text:p text:style-name="First_20_line_20_indent"><text:span text:style-name="T16">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16">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16">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16">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 </text:p>
      <text:h text:style-name="Heading_20_2" text:outline-level="2"><text:bookmark-start text:name="old_ps_118_046_lopuxin_ap"/>Лопухин А.П.<text:bookmark-end text:name="old_ps_118_046_lopuxin_ap"/></text:h>
      <text:p text:style-name="P46">и глаголах о свидениих твоих пред цари и не стыдяхся</text:p>
      <text:p text:style-name="First_20_line_20_indent"><text:span text:style-name="T16">«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5"> [</text:span><text:span text:style-name="T15"><text:bookmark-ref text:reference-format="page" text:ref-name="old_ps_118_029">118</text:bookmark-ref></text:span><text:span text:style-name="T15">]</text:span> ст.). </text:p>
      <text:h text:style-name="Heading_20_2" text:outline-level="2"><text:bookmark-start text:name="old_ps_118_046_prot_grigorij_razumovskij"/>Прот. Григорий Разумовский<text:bookmark-end text:name="old_ps_118_046_prot_grigorij_razumovskij"/></text:h>
      <text:p text:style-name="P4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17">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17">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7"/>Толкования на Пс. 118:47<text:bookmark-end text:name="old_ps_118_047"/></text:h>
      <text:p text:style-name="P5">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text:span><text:span text:style-name="T16">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 </text:p>
      <text:p text:style-name="P47">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6">«Царство Божие не в слове, а в силе»</text:span><text:a xlink:type="simple" xlink:href="https://bible.optina.ru/new:1kor:04:20" text:style-name="Internet_20_link" text:visited-style-name="Visited_20_Internet_20_Link">(1Кор. 4:20)</text:a>, и: <text:span text:style-name="T16">«кто сотворит и научит, тот великим наречется в Царстве Небесном»</text:span><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17">«И поучался в заповедях Твоих, которые я… сильно возлюбил»,</text:span> и показав горячую любовь, он приба­вил: <text:span text:style-name="T17">«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17">«простирал я руки мои к заповедям Твоим»</text:span> потому что руки употребляются для означе­ния действия. Так и апостол говорил: <text:span text:style-name="T16">«потому что не слушатели закона праведны пред Богом, но исполнители закона оправданы будут»</text:span><text:a xlink:type="simple" xlink:href="https://bible.optina.ru/new:rim:02:13" text:style-name="Internet_20_link" text:visited-style-name="Visited_20_Internet_20_Link">(Рим. 2:13)</text:a>, и: <text:span text:style-name="T16">«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16">«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text:a xlink:type="simple" xlink:href="https://bible.optina.ru/new:mf:07:24" text:style-name="Internet_20_link" text:visited-style-name="Visited_20_Internet_20_Link">(Мф.7:24–27)</text:a>. Выражением же: <text:span text:style-name="T17">«размышлял об оправданиях Твоих»</text:span> он говорит: я постоянно беседовал о них. </text:p>
      <text:p text:style-name="P47">Беседа на псалом 118.</text:p>
      <text:h text:style-name="Heading_20_2" text:outline-level="2"><text:bookmark-start text:name="old_ps_118_047_svt_feofan_zatvornik"/>Свт. Феофан Затворник<text:bookmark-end text:name="old_ps_118_047_svt_feofan_zatvornik"/></text:h>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 яже возлюбих».</text:span> Ибо <text:span text:style-name="T16">«Царство Божие не в словеси, но в силе»</text:span> (<text:a xlink:type="simple" xlink:href="https://bible.optina.ru/new:2kor:04:08" text:style-name="Internet_20_link" text:visited-style-name="Visited_20_Internet_20_Link">2Кор.4:8</text:a>). <text:span text:style-name="T16">«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16">«поучахся в заповедех Твоих, яже возлюбих зело»</text:span>, и показав горячую любовь, присовокупил: <text:span text:style-name="T16">«и воздвигох руце мои к заповедем Твоимь, яже возлюбих».</text:span> Ибо чему научился из словес Божиих, то исполнил и в самых делах. <text:span text:style-name="T16">«Не слышателие бо закона праведни пред Богом»</text:span>, говорит божественный Апостол, <text:span text:style-name="T16">«но творцы закона оправдятся»</text:span> (<text:a xlink:type="simple" xlink:href="https://bible.optina.ru/new:rim:02:13" text:style-name="Internet_20_link" text:visited-style-name="Visited_20_Internet_20_Link">Рим.2:13</text:a>). </text:p>
      <text:p text:style-name="First_20_line_20_indent"><text:span text:style-name="T17">«И глумляхся во оправданиих Твоих;»</text:span> потому что непрестанно занимался размышлением о них. </text:p>
      <text:h text:style-name="Heading_20_2" text:outline-level="2"><text:bookmark-start text:name="old_ps_118_047_evfimij_zigaben"/>Евфимий Зигабен<text:bookmark-end text:name="old_ps_118_047_evfimij_zigaben"/></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text:span> (углублялся) <text:span text:style-name="T17">во оправданиих Твоих</text:span> (мыслию) </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 </text:p>
      <text:p text:style-name="First_20_line_20_indent"><text:span text:style-name="T16">Златоуста</text:span> с <text:span text:style-name="T16">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16">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16">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16">Афанасия</text:span>: Руками здесь называет деятельные произведения, а «углублялся», значить: много рассуждал об оправданиях Твоих. </text:p>
      <text:h text:style-name="Heading_20_2" text:outline-level="2"><text:bookmark-start text:name="old_ps_118_047_prot_grigorij_razumovskij"/>Прот. Григорий Разумовский<text:bookmark-end text:name="old_ps_118_047_prot_grigorij_razumovskij"/></text:h>
      <text:p text:style-name="P4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17">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17">яже возлюбих зело</text:span>, и о которых Спаситель изрек. «<text:span text:style-name="T16">Мария же благую часть избра, яже не отымется от нея</text:span>» <text:a xlink:type="simple" xlink:href="https://bible.optina.ru/new:lk:10:42" text:style-name="Internet_20_link" text:visited-style-name="Visited_20_Internet_20_Link">(Лк. 10:42)</text:a>.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8"/>Толкования на Пс. 118:48<text:bookmark-end text:name="old_ps_118_048"/></text:h>
      <text:p text:style-name="P5">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afanasij_velikij">189</text:bookmark-ref></text:span><text:span text:style-name="T15">]</text:span></text:p>
      <text:h text:style-name="Heading_20_2" text:outline-level="2"><text:bookmark-start text:name="old_ps_118_048_svt_ioann_zlatoust"/>Свт. Иоанн Златоуст<text:bookmark-end text:name="old_ps_118_048_svt_ioann_zlatoust"/></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ioann_zlatoust">189</text:bookmark-ref></text:span><text:span text:style-name="T15">]</text:span></text:p>
      <text:h text:style-name="Heading_20_2" text:outline-level="2"><text:bookmark-start text:name="old_ps_118_048_svt_feofan_zatvornik"/>Свт. Феофан Затворник<text:bookmark-end text:name="old_ps_118_048_svt_feofan_zatvornik"/></text:h>
      <text:p text:style-name="P4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16">глумляхся</text:span> – ηδολέσχουν, то есть приседел оправданиям и заповедям Божиим, терпеливо пребывал в доброделании. </text:p>
      <text:p text:style-name="First_20_line_20_indent">Чем производится такое постоянство и твердость? – Любовию, которая <text:span text:style-name="T16">николиже отпадает</text:span>. Но прежде чем придет любовь, чем воодушевлять себя и чем действительно воодушевляются делатели? – Ничем другим, как упованием. </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 </text:p>
      <text:p text:style-name="First_20_line_20_indent">Святой <text:span text:style-name="T16">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16">Блаженный Феодорит</text:span> прилагает: «Царство Божие не <text:span text:style-name="T16">в словеси</text:span>, но <text:span text:style-name="T16">в силе</text:span>. Посему и пророк к научению присовокупил и деятельность. Чему научился, то и делом исполнил. <text:span text:style-name="T16">Не слышателие бо закона праведны пред Богом, но творцы закона оправдятся</text:span>; потому-то он и сказал: <text:span text:style-name="T16">глумляхся во оправданиих Твоих</text:span>, так как непрестанно был занят ими». </text:p>
      <text:p text:style-name="First_20_line_20_indent">«Прекрасный порядок! – взывает святой <text:span text:style-name="T16">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16">Амвросий</text:span>, чтобы доброхотным исполнением заповедей и нам заслужить слова: <text:span text:style-name="T16">вас же рекох други</text:span>». </text:p>
      <text:p text:style-name="First_20_line_20_indent">Святой <text:span text:style-name="T16">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16">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 </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16">в молитве терпите, бодрствующе в ней</text:span>. Для чего же? – Для того, что <text:span text:style-name="T16">просяй приемлет, ищай обретает и толкущему отверзается</text:span>. Святой Петр учит: <text:span text:style-name="T16">подадите… в воздержании терпение</text:span>. Это для чего? – <text:span text:style-name="T16">Сия 6о сущая в вас и множащаяся, не праздных ниже безплодных сотворят вы в Господа нашего Иисуса Христа познание</text:span>. Далее: <text:span text:style-name="T16">и всяко, еже аще творите, от души делайте, яко Господу, а не человеком</text:span>. Для чего? – <text:span text:style-name="T16">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 </text:p>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blzh_feodorit_kirskij">191</text:bookmark-ref></text:span><text:span text:style-name="T15">]</text:span></text:p>
      <text:h text:style-name="Heading_20_2" text:outline-level="2"><text:bookmark-start text:name="old_ps_118_048_evfimij_zigaben"/>Евфимий Зигабен<text:bookmark-end text:name="old_ps_118_048_evfimij_zigaben"/></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evfimij_zigaben">191</text:bookmark-ref></text:span><text:span text:style-name="T15">]</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4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17">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17">Воздвигающий руки к заповедям</text:span> – то же, что <text:span text:style-name="T16">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17">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16">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9"/>Толкования на Пс. 118:49<text:bookmark-end text:name="old_ps_118_049"/></text:h>
      <text:p text:style-name="P5">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46">Помяни словеса Твоя рабу Твоему, ихже упование дал ми еси</text:p>
      <text:p text:style-name="First_20_line_20_indent"><text:span text:style-name="T17">Помяни слово Твое рабу Твоему.</text:span> Какое же <text:span text:style-name="T16">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 </text:p>
      <text:p text:style-name="P47">Толкование на псалмы.</text:p>
      <text:h text:style-name="Heading_20_2" text:outline-level="2"><text:bookmark-start text:name="old_ps_118_049_svt_ioann_zlatoust"/>Свт. Иоанн Златоуст<text:bookmark-end text:name="old_ps_118_049_svt_ioann_zlatoust"/></text:h>
      <text:p text:style-name="P4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16">«Я с вами во все дни до скончания века»</text:span><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 </text:p>
      <text:p text:style-name="P47">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16">зáин</text:span> – <text:span text:style-name="T16">маслина</text:span>. </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16">милость мира</text:span> – Ελεον ειρήνης). </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5"> [</text:span><text:span text:style-name="T15"><text:bookmark-ref text:reference-format="page" text:ref-name="old_ps_118_049">197</text:bookmark-ref></text:span><text:span text:style-name="T15">]</text:span>), то смиряющие обстоятельства жизни (стих 50<text:span text:style-name="T15"> [</text:span><text:span text:style-name="T15"><text:bookmark-ref text:reference-format="page" text:ref-name="old_ps_118_050">202</text:bookmark-ref></text:span><text:span text:style-name="T15">]</text:span>), то гордые враги и насмешники (стихи 51–52<text:span text:style-name="T15"> [</text:span><text:span text:style-name="T15"><text:bookmark-ref text:reference-format="page" text:ref-name="old_ps_118_051">205</text:bookmark-ref></text:span><text:span text:style-name="T15">]</text:span>), то, вообще, размножение греха и нечестия (стих 53<text:span text:style-name="T15"> [</text:span><text:span text:style-name="T15"><text:bookmark-ref text:reference-format="page" text:ref-name="old_ps_118_053">212</text:bookmark-ref></text:span><text:span text:style-name="T15">]</text:span>), то пребывание на земле – месте странничества нашего (стих 54<text:span text:style-name="T15"> [</text:span><text:span text:style-name="T15"><text:bookmark-ref text:reference-format="page" text:ref-name="old_ps_118_054">216</text:bookmark-ref></text:span><text:span text:style-name="T15">]</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5"> [</text:span><text:span text:style-name="T15"><text:bookmark-ref text:reference-format="page" text:ref-name="old_ps_118_055">219</text:bookmark-ref></text:span><text:span text:style-name="T15">]</text:span>). </text:p>
      <text:p text:style-name="P46">Помяни словеса Твоя рабу Твоему, ихже упование дал ми еси</text:p>
      <text:p text:style-name="First_20_line_20_indent"><text:span text:style-name="T16">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 </text:p>
      <text:p text:style-name="First_20_line_20_indent"><text:span text:style-name="T16">Помяни</text:span>… Но неужели и у Бога бывает забвение, как у человека? – Не может быть. Так почему же говорится – <text:span text:style-name="T16">помяни</text:span>? Слово это часто употребляется в Писании и в прямом, и в обратном смысле, как, например: <text:span text:style-name="T16">почто мя забыл еси?</text:span> или: <text:span text:style-name="T16">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16">пребывающего во век</text:span> то говорится, что Он <text:span text:style-name="T16">раскаяся</text:span>. Так говорится о Нем – <text:span text:style-name="T16">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16">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16">Помяни</text:span>, говорит, <text:span text:style-name="T16">словеса Твоя рабу Твоему</text:span>, это значит: исполни то, что Ты обещал рабу Твоему; <text:span text:style-name="T16">ихже упование дал ми еси</text:span> – значит: «положившись на слова Твои, выражавшие обетование, я, толкует блаженный Августин, стал питать надежду». </text:p>
      <text:p text:style-name="First_20_line_20_indent">Святой <text:span text:style-name="T16">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 </text:p>
      <text:p text:style-name="First_20_line_20_indent">Что это за словеса Божии к Давиду – определенно указывается в слове Божием. Так Бог говорил ему чрез пророка Нафана:<text:span text:style-name="T16">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16">и упокою тя от всех враг твоих</text:span>, и проч. Услышав такой ответ Божий, святой Давид воззвал: <text:span text:style-name="T16">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16">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16">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 </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16">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16">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16">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16">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16">идеже есмь Аз, ту и слуга мой будет</text:span>. </text:p>
      <text:p text:style-name="P47">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4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 </text:p>
      <text:h text:style-name="Heading_20_2" text:outline-level="2"><text:bookmark-start text:name="old_ps_118_049_evfimij_zigaben"/>Евфимий Зигабен<text:bookmark-end text:name="old_ps_118_049_evfimij_zigaben"/></text:h>
      <text:p text:style-name="First_20_line_20_indent"><text:span text:style-name="T17">Помяни словеса Твоя рабу</text:span> (ради раба) <text:span text:style-name="T17">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 </text:p>
      <text:p text:style-name="First_20_line_20_indent"><text:span text:style-name="T16">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16">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 </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17">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16">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16">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 </text:p>
      <text:p text:style-name="First_20_line_20_indent">Ст. 49-50 <text:span text:style-name="T17">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17">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17">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17">помяни</text:span>, что сказал: и даруй хоть малую часть из обещанного, потому что, в особенности теперь, я чувствую в том нужду. Словом <text:span text:style-name="T17">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17">упование</text:span>, которое Ты <text:span text:style-name="T17">дал мне</text:span>, доставило мне великое <text:span text:style-name="T17">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17">яко слово Твое живи мя</text:span>. Это самое <text:span text:style-name="T17">упование</text:span>, порожденное во мне <text:span text:style-name="T17">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17">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 </text:p>
      <text:p text:style-name="P47">Объяснение священной книги псалмов.</text:p>
      <text:h text:style-name="Heading_20_1" text:outline-level="1"><text:bookmark-start text:name="old_ps_118_050"/>Толкования на Пс. 118:50<text:bookmark-end text:name="old_ps_118_050"/></text:h>
      <text:p text:style-name="P5">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46">То мя утеши во смирении моем, яко слово Твое живи мя</text:p>
      <text:p text:style-name="First_20_line_20_indent"><text:span text:style-name="T17">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17">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 </text:p>
      <text:p text:style-name="P47">Толкование на псалмы.</text:p>
      <text:h text:style-name="Heading_20_2" text:outline-level="2"><text:bookmark-start text:name="old_ps_118_050_svt_ioann_zlatoust"/>Свт. Иоанн Златоуст<text:bookmark-end text:name="old_ps_118_050_svt_ioann_zlatoust"/></text:h>
      <text:p text:style-name="P4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 </text:p>
      <text:p text:style-name="P47">Беседа на псалом 118.</text:p>
      <text:h text:style-name="Heading_20_2" text:outline-level="2"><text:bookmark-start text:name="old_ps_118_050_svt_feofan_zatvornik"/>Свт. Феофан Затворник<text:bookmark-end text:name="old_ps_118_050_svt_feofan_zatvornik"/></text:h>
      <text:p text:style-name="P4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 </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16">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16">Бог гордым противится, смиренным же дает благодать</text:span>. И Сам Господь сказал: <text:span text:style-name="T16">возносяйся смирится, смиряяй же себе вознесется</text:span>. Но, прибавляет <text:span text:style-name="T16">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16">в терпении вашем стяжите души ваша</text:span>, и – <text:span text:style-name="T16">влас главы вашея не погибнет</text:span>; и еще: <text:span text:style-name="T16">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16">и не введи нас во </text:span><text:soft-page-break/><text:span text:style-name="T16">искушение</text:span>. Если Он хотел, чтобы молящиеся так говорили в молитве, то, конечно, этим дал и обетование, что исполнит просимое». </text:p>
      <text:p text:style-name="First_20_line_20_indent">То же разумеет и святой <text:span text:style-name="T16">Афанасий</text:span> о словах пророка: <text:span text:style-name="T16">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text:p>
      <text:p text:style-name="First_20_line_20_indent">Святой <text:span text:style-name="T16">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16">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16">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16">недостойны страсти нынешняго времене к хотящей явитися в нас славе</text:span>. Кто чает лучшего, тот не может быть сокрушен чем-либо маловажным». </text:p>
      <text:p text:style-name="First_20_line_20_indent">Еще и другое разумеет святой <text:span text:style-name="T16">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16">слово Твое живи мя</text:span>». </text:p>
      <text:p text:style-name="First_20_line_20_indent">Последнюю мысль святой <text:span text:style-name="T16">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 </text:p>
      <text:p text:style-name="First_20_line_20_indent"><text:soft-page-break/>Святой <text:span text:style-name="T16">Иларий</text:span> все изложенные мысли совмещает кратко в следующих словах: «Упование утешало его <text:span text:style-name="T16">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 </text:p>
      <text:p text:style-name="P47">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46">То мя утеши во смирении моем, яко слово Твое живи мя</text:p>
      <text:p text:style-name="First_20_line_20_indent">Надежду сию имел я утешением в напастях, и ею поддерживаемый, переплыл волны. </text:p>
      <text:h text:style-name="Heading_20_2" text:outline-level="2"><text:bookmark-start text:name="old_ps_118_050_evfimij_zigaben"/>Евфимий Зигабен<text:bookmark-end text:name="old_ps_118_050_evfimij_zigaben"/></text:h>
      <text:p text:style-name="P4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 </text:p>
      <text:p text:style-name="First_20_line_20_indent"><text:span text:style-name="T16">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16">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 </text:p>
      <text:h text:style-name="Heading_20_2" text:outline-level="2"><text:bookmark-start text:name="old_ps_118_050_prot_grigorij_razumovskij"/>Прот. Григорий Разумовский<text:bookmark-end text:name="old_ps_118_050_prot_grigorij_razumovskij"/></text:h>
      <text:p text:style-name="P46">То мя утеши во смирении моем, яко слово Твое живи мя</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1"/>Толкования на Пс. 118:51<text:bookmark-end text:name="old_ps_118_051"/></text:h>
      <text:p text:style-name="P5">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4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17">до зела,</text:span> я даже и в малом не преступал закона Твоего. </text:p>
      <text:p text:style-name="P47">Толкование на псалмы.</text:p>
      <text:h text:style-name="Heading_20_2" text:outline-level="2"><text:bookmark-start text:name="old_ps_118_051_svt_ioann_zlatoust"/>Свт. Иоанн Златоуст<text:bookmark-end text:name="old_ps_118_051_svt_ioann_zlatoust"/></text:h>
      <text:p text:style-name="P46">Гордии законопреступоваху до зела, от закона Твоего не уклонихся</text:p>
      <text:p text:style-name="First_20_line_20_indent"><text:span text:style-name="T17">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16">«Горе вам, книжники и фарисеи, лицемеры, что затворяете Царство Небесное человекам, ибо сами не входите и хотящих войти не допускаете»</text:span><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16">«не запретили ли мы вам накрепко учить о имени сем? и вот, вы наполнили Иерусалим учением вашим»</text:span><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16">«судите, справедливо ли пред Богом слушать вас более, нежели Бога?»</text:span><text:a xlink:type="simple" xlink:href="https://bible.optina.ru/new:act:04:19" text:style-name="Internet_20_link" text:visited-style-name="Visited_20_Internet_20_Link">(Деян.4:19)</text:a>. </text:p>
      <text:p text:style-name="P47">Беседа на псалом 118.</text:p>
      <text:h text:style-name="Heading_20_2" text:outline-level="2"><text:bookmark-start text:name="old_ps_118_051_svt_feofan_zatvornik"/>Свт. Феофан Затворник<text:bookmark-end text:name="old_ps_118_051_svt_feofan_zatvornik"/></text:h>
      <text:p text:style-name="P4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16">Зигабен</text:span>. </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16">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16">Афанасий</text:span>, когда преступают они закон <text:span text:style-name="T16">до зела</text:span>, я даже и в малом не преступал закона Твоего». </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 </text:p>
      <text:p text:style-name="First_20_line_20_indent">«Гордость, говорит святой <text:span text:style-name="T16">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16">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16">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16">гордии законопреступоваху до зела</text:span>, то есть гордым свойственно не только делать неправду, но неправду <text:span text:style-name="T16">зельную</text:span>. Показав, какова сила зла в гордости, надо было научить нас и тому, как побеждать ее. Он это и делает: <text:span text:style-name="T16">от закона</text:span>, говорит, <text:span text:style-name="T16">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16">се сии грешницы и гобзующии в век</text:span> (богатящиеся в веке сем), <text:span text:style-name="T16">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16">и непщевах разумети: сие труд есть предо мною, дондеже вниду во </text:span><text:soft-page-break/><text:span text:style-name="T16">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16">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16">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16">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 </text:p>
      <text:p text:style-name="First_20_line_20_indent">Закон и говорит: <text:span text:style-name="T16">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 </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16">нечист пред Богом всяк высокосердый</text:span>. </text:p>
      <text:p text:style-name="P47">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46">Гордии законопреступоваху до зела; от закона же Твоего не уклонихся</text:p>
      <text:p text:style-name="First_20_line_20_indent">Пророк <text:span text:style-name="T16">«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 </text:p>
      <text:h text:style-name="Heading_20_2" text:outline-level="2"><text:bookmark-start text:name="old_ps_118_051_evfimij_zigaben"/>Евфимий Зигабен<text:bookmark-end text:name="old_ps_118_051_evfimij_zigaben"/></text:h>
      <text:p text:style-name="P4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 </text:p>
      <text:p text:style-name="First_20_line_20_indent"><text:soft-page-break/>По <text:span text:style-name="T16">Златоусту</text:span> и <text:span text:style-name="T16">Феодориту</text:span>: Гордыми называет Саула и Авессалома, царя амаликитян, сделавшего столько беззаконий против посланных от него (Давида); почему и <text:span text:style-name="T16">Евсевий</text:span> сказал: мать беззакония гордость. </text:p>
      <text:p text:style-name="First_20_line_20_indent"><text:span text:style-name="T16">Феодорита</text:span>: Сие могли говорит и доблестные мученики, когда столько мучений и бедствий терпели от жестоких правителей. <text:span text:style-name="T16">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16">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 </text:p>
      <text:h text:style-name="Heading_20_2" text:outline-level="2"><text:bookmark-start text:name="old_ps_118_051_lopuxin_ap"/>Лопухин А.П.<text:bookmark-end text:name="old_ps_118_051_lopuxin_ap"/></text:h>
      <text:p text:style-name="P46">Гордии законопреступоваху до зела: от закона же твоего не уклонихся</text:p>
      <text:p text:style-name="First_20_line_20_indent">См. Толкование на Пс. 118:42<text:span text:style-name="T15"> [</text:span><text:span text:style-name="T15"><text:bookmark-ref text:reference-format="page" text:ref-name="old_ps_118_042_lopuxin_ap">174</text:bookmark-ref></text:span><text:span text:style-name="T15">]</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17">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17">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17">Гордии законопреступоваху до зела: от закона же Твоего неуклонихся</text:span>. В этом стихе пророк, с одной стороны, указал на <text:span text:style-name="T17">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 </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17">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17">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2"/>Толкования на Пс. 118:52<text:bookmark-end text:name="old_ps_118_052"/></text:h>
      <text:p text:style-name="P5">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4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16">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 </text:p>
      <text:h text:style-name="Heading_20_2" text:outline-level="2"><text:bookmark-start text:name="old_ps_118_052_svt_ioann_zlatoust"/>Свт. Иоанн Златоуст<text:bookmark-end text:name="old_ps_118_052_svt_ioann_zlatoust"/></text:h>
      <text:p text:style-name="P4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 </text:p>
      <text:p text:style-name="P47">Беседа на псалом 118.</text:p>
      <text:h text:style-name="Heading_20_2" text:outline-level="2"><text:bookmark-start text:name="old_ps_118_052_svt_feofan_zatvornik"/>Свт. Феофан Затворник<text:bookmark-end text:name="old_ps_118_052_svt_feofan_zatvornik"/></text:h>
      <text:p text:style-name="P4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16">Зигабен</text:span>. «Содержа, говорит святой <text:span text:style-name="T16">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16">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16">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16">наследницы Богу, снаследнщы же Христу, понеже с Ним страждем, да и с Ним прославимся</text:span>» .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16">Блаженный Августин</text:span> замечает, что слово утешихся некоторые понимают, как «получил урок», принял наставление. </text:p>
      <text:p text:style-name="First_20_line_20_indent">Святой <text:span text:style-name="T16">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 </text:p>
      <text:p text:style-name="P47">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4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 </text:p>
      <text:h text:style-name="Heading_20_2" text:outline-level="2"><text:bookmark-start text:name="old_ps_118_052_evfimij_zigaben"/>Евфимий Зигабен<text:bookmark-end text:name="old_ps_118_052_evfimij_zigaben"/></text:h>
      <text:p text:style-name="P4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 </text:p>
      <text:p text:style-name="First_20_line_20_indent"><text:span text:style-name="T16">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 </text:p>
      <text:h text:style-name="Heading_20_2" text:outline-level="2"><text:bookmark-start text:name="old_ps_118_052_prot_grigorij_razumovskij"/>Прот. Григорий Разумовский<text:bookmark-end text:name="old_ps_118_052_prot_grigorij_razumovskij"/></text:h>
      <text:p text:style-name="P46">Помянух судьбы Твоя от века, Господи, и утешихся</text:p>
      <text:p text:style-name="First_20_line_20_indent">См. Толкование на Пс. 118:51<text:span text:style-name="T15"> [</text:span><text:span text:style-name="T15"><text:bookmark-ref text:reference-format="page" text:ref-name="old_ps_118_051_prot_grigorij_razumovskij">208</text:bookmark-ref></text:span><text:span text:style-name="T15">]</text:span></text:p>
      <text:h text:style-name="Heading_20_1" text:outline-level="1"><text:bookmark-start text:name="old_ps_118_053"/>Толкования на Пс. 118:53<text:bookmark-end text:name="old_ps_118_053"/></text:h>
      <text:p text:style-name="P5">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4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16">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 </text:p>
      <text:p text:style-name="P47">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11:29)</text:a> А когда он был в Афинах, <text:span text:style-name="T16">«возмутился духом при виде этого города, полного идолов»</text:span><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16">«возлюби ближнего твоего, как самого себя»</text:span><text:a xlink:type="simple" xlink:href="https://bible.optina.ru/new:mf:22:39" text:style-name="Internet_20_link" text:visited-style-name="Visited_20_Internet_20_Link">(Мф.22:39)</text:a>, а в этом же псалме ниже сказано: <text:span text:style-name="T17">«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17">«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16">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 </text:p>
      <text:p text:style-name="P47">Беседа на псалом 118.</text:p>
      <text:h text:style-name="Heading_20_2" text:outline-level="2"><text:bookmark-start text:name="old_ps_118_053_svt_feofan_zatvornik"/>Свт. Феофан Затворник<text:bookmark-end text:name="old_ps_118_053_svt_feofan_zatvornik"/></text:h>
      <text:p text:style-name="P4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 </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16">видением и слухом праведный живый в них</text:span> (среди беззаконных содомлян) <text:span text:style-name="T16">день от дне душу праведну беззаконными делы мучаше</text:span>. То же испытывал и праведный Давид: <text:span text:style-name="T16">видех</text:span>, говорит он, <text:span text:style-name="T16">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16">печаль прият мя</text:span>. </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16">от печали многия и туги сердца</text:span>, писал он к коринфянам, <text:span text:style-name="T16">написах вам многими слезами</text:span>. Но, скорбя сам, он не хочет, однако ж, опечаливать тех, которые достойны были обличения: <text:span text:style-name="T16">не яко</text:span>, прибавляет он, <text:span text:style-name="T16">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16">аще бо</text:span>, продолжает он, <text:span text:style-name="T16">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16">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 </text:p>
      <text:p text:style-name="First_20_line_20_indent">«Источник такой заботы о грешниках, говорит святой <text:span text:style-name="T16">Иларий</text:span>, есть любовь по Богу, в силу которой, когда страждет один член, состраждут ему и все другие». «<text:span text:style-name="T16">Печаль прият</text:span>, пишет святой <text:span text:style-name="T16">Афанасий</text:span>, то есть печаль о грешниках, из которых одни грешат, не изведав и начала законов, а другие хоть и знают закон, но преступают его. <text:span text:style-name="T16">Аще страждет един уд, с ним страждут вси уди: аще ли же славится един уд, с ним радуются вси уди</text:span>». </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 </text:p>
      <text:p text:style-name="P47">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46">Печаль прият мя от грешник, оставляющих закон твой</text:p>
      <text:p text:style-name="First_20_line_20_indent">Да, тяжело праведнику видеть людей нечестивых, забывающих Бога! </text:p>
      <text:p text:style-name="P47">Дневник. Том II. 1857-1858.</text:p>
      <text:h text:style-name="Heading_20_2" text:outline-level="2"><text:bookmark-start text:name="old_ps_118_053_blzh_feodorit_kirskij"/>Блж. Феодорит Кирский<text:bookmark-end text:name="old_ps_118_053_blzh_feodorit_kirskij"/></text:h>
      <text:p text:style-name="P4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 </text:p>
      <text:h text:style-name="Heading_20_2" text:outline-level="2"><text:bookmark-start text:name="old_ps_118_053_evfimij_zigaben"/>Евфимий Зигабен<text:bookmark-end text:name="old_ps_118_053_evfimij_zigaben"/></text:h>
      <text:p text:style-name="First_20_line_20_indent"><text:span text:style-name="T17">Печаль прият мя</text:span> (объяла меня) <text:span text:style-name="T17">от</text:span> (по причине) <text:span text:style-name="T17">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 </text:p>
      <text:p text:style-name="First_20_line_20_indent"><text:span text:style-name="T16">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16">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16">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16">Безименный</text:span>; а для богобоязненного беззаконие ужасно, потому что он предвидит страшное наказание. </text:p>
      <text:h text:style-name="Heading_20_2" text:outline-level="2"><text:bookmark-start text:name="old_ps_118_053_lopuxin_ap"/>Лопухин А.П.<text:bookmark-end text:name="old_ps_118_053_lopuxin_ap"/></text:h>
      <text:p text:style-name="P46">Печаль прият мя от грешник, оставляющих закон твой</text:p>
      <text:p text:style-name="First_20_line_20_indent">Под нечестивыми, <text:span text:style-name="T16">«оставляющими закон Божий»</text:span>, разумеются не язычники, которые этого закона не держались, но евреи, отступившие от него. </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text:p>
      <text:p text:style-name="First_20_line_20_indent"><text:span text:style-name="T17">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17">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text:p>
      <text:p text:style-name="First_20_line_20_indent"><text:span text:style-name="T17">Место пришельствия</text:span> – это настоящая жизнь. Чувство, «<text:span text:style-name="T16">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17">пел</text:span> и пророк, когда в <text:span text:style-name="T17">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 </text:p>
      <text:p text:style-name="First_20_line_20_indent">Посему пророк и прибавил: <text:span text:style-name="T17">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4"/>Толкования на Пс. 118:54<text:bookmark-end text:name="old_ps_118_054"/></text:h>
      <text:p text:style-name="P5">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4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16">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 </text:p>
      <text:p text:style-name="First_20_line_20_indent">См. также Толкование на Пс. 118:54<text:span text:style-name="T15"> [</text:span><text:span text:style-name="T15"><text:bookmark-ref text:reference-format="page" text:ref-name="old_ps_118_054_svt_afanasij_velikij">216</text:bookmark-ref></text:span><text:span text:style-name="T15">]</text:span></text:p>
      <text:p text:style-name="P47">Толкование на псалмы.</text:p>
      <text:h text:style-name="Heading_20_2" text:outline-level="2"><text:bookmark-start text:name="old_ps_118_054_svt_ioann_zlatoust"/>Свт. Иоанн Златоуст<text:bookmark-end text:name="old_ps_118_054_svt_ioann_zlatoust"/></text:h>
      <text:p text:style-name="P46">Пета бяху мне оправдания Твоя, на месте пришельствия моего</text:p>
      <text:p text:style-name="First_20_line_20_indent">См. Толкование на Пс. 118:53<text:span text:style-name="T15"> [</text:span><text:span text:style-name="T15"><text:bookmark-ref text:reference-format="page" text:ref-name="old_ps_118_053_svt_ioann_zlatoust">212</text:bookmark-ref></text:span><text:span text:style-name="T15">]</text:span></text:p>
      <text:h text:style-name="Heading_20_2" text:outline-level="2"><text:bookmark-start text:name="old_ps_118_054_svt_feofan_zatvornik"/>Свт. Феофан Затворник<text:bookmark-end text:name="old_ps_118_054_svt_feofan_zatvornik"/></text:h>
      <text:p text:style-name="P46">Пета бяху мне оправдания Твоя, на месте пришельствия моего</text:p>
      <text:p text:style-name="First_20_line_20_indent"><text:span text:style-name="T16">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 </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 </text:p>
      <text:p text:style-name="First_20_line_20_indent">Место пришельствия это – настоящая жизнь. Чувство,<text:span text:style-name="T16">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 </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16">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16">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16">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16">пискахом вам, и не плясасте</text:span>. Воспел Он нам в Евангелии отпущение грехов. Должны были внять сему иудеи – не вняли, и заслужили укор». </text:p>
      <text:p text:style-name="First_20_line_20_indent">«Но оправдания Божии не могут быть певаемы тем, кто не отрешился от всех забот земных. Посему пророк и прибавил: <text:span text:style-name="T16">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16">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 </text:p>
      <text:p text:style-name="P47">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4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16">«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 </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17">Пета бяху мне</text:span> (мною) <text:span text:style-name="T17">оправданья Твоя на месте пришельствия</text:span> (странствования) <text:span text:style-name="T17">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 </text:p>
      <text:p text:style-name="First_20_line_20_indent"><text:span text:style-name="T16">Opигeнa</text:span>: Местом странствования называет настоящую жизнь. Итак, когда я пел об оправданиях Твоих, я веселился. И это только, по словам <text:span text:style-name="T16">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 </text:p>
      <text:h text:style-name="Heading_20_2" text:outline-level="2"><text:bookmark-start text:name="old_ps_118_054_prot_grigorij_razumovskij"/>Прот. Григорий Разумовский<text:bookmark-end text:name="old_ps_118_054_prot_grigorij_razumovskij"/></text:h>
      <text:p text:style-name="P46">Пета бяху мне оправданья Твоя на месте пришельстви моего</text:p>
      <text:p text:style-name="First_20_line_20_indent">См. Толкование на Пс. 118:53<text:span text:style-name="T15"> [</text:span><text:span text:style-name="T15"><text:bookmark-ref text:reference-format="page" text:ref-name="old_ps_118_053_prot_grigorij_razumovskij">214</text:bookmark-ref></text:span><text:span text:style-name="T15">]</text:span></text:p>
      <text:h text:style-name="Heading_20_1" text:outline-level="1"><text:bookmark-start text:name="old_ps_118_055"/>Толкования на Пс. 118:55<text:bookmark-end text:name="old_ps_118_055"/></text:h>
      <text:p text:style-name="P5">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4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17">«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 </text:p>
      <text:p text:style-name="P47">Беседа на псалом 118.</text:p>
      <text:h text:style-name="Heading_20_2" text:outline-level="2"><text:bookmark-start text:name="old_ps_118_055_svt_feofan_zatvornik"/>Свт. Феофан Затворник<text:bookmark-end text:name="old_ps_118_055_svt_feofan_zatvornik"/></text:h>
      <text:p text:style-name="P4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16">помни Бога и заповеди Его храни</text:span>, взыскав их, конечно, всею душою, <text:span text:style-name="T16">яко сие всяк человек</text:span>. Это есть содержание предлежащих стихов. </text:p>
      <text:p text:style-name="First_20_line_20_indent"><text:span text:style-name="T16">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 </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 </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 </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 </text:p>
      <text:p text:style-name="First_20_line_20_indent"><text:span text:style-name="T16">Блаженный Феодорит</text:span> пишет: «<text:span text:style-name="T16">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 </text:p>
      <text:p text:style-name="First_20_line_20_indent"><text:span text:style-name="T16">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16">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16">хваляйся, о Господе да хвалится</text:span>; потому-то и написано: <text:span text:style-name="T16">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16">ибо помощь наша во имя Господа</text:span>». </text:p>
      <text:p text:style-name="First_20_line_20_indent">Святой <text:span text:style-name="T16">Амвросий</text:span> говорит: «Праведному свойственно во всякое время устремляться на хваление Бога, не только днем, но и ночью. <text:span text:style-name="T16">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16">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 </text:p>
      <text:p text:style-name="P47">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46">Помянух в нощи имя Твое, Господи, и сохраних закон Твой</text:p>
      <text:p text:style-name="First_20_line_20_indent">И ты даже ночью вспоминай о Боге. </text:p>
      <text:p text:style-name="P47">Дневник. Том II. 1857-1858.</text:p>
      <text:h text:style-name="Heading_20_2" text:outline-level="2"><text:bookmark-start text:name="old_ps_118_055_blzh_feodorit_kirskij"/>Блж. Феодорит Кирский<text:bookmark-end text:name="old_ps_118_055_blzh_feodorit_kirskij"/></text:h>
      <text:p text:style-name="P4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 </text:p>
      <text:h text:style-name="Heading_20_2" text:outline-level="2"><text:bookmark-start text:name="old_ps_118_055_evfimij_zigaben"/>Евфимий Зигабен<text:bookmark-end text:name="old_ps_118_055_evfimij_zigaben"/></text:h>
      <text:p text:style-name="P4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16">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 </text:p>
      <text:p text:style-name="First_20_line_20_indent"><text:span text:style-name="T16">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16">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 </text:p>
      <text:h text:style-name="Heading_20_2" text:outline-level="2"><text:bookmark-start text:name="old_ps_118_055_lopuxin_ap"/>Лопухин А.П.<text:bookmark-end text:name="old_ps_118_055_lopuxin_ap"/></text:h>
      <text:p text:style-name="P46">Помянух в нощи имя твое, Господи, и сохраних закон твой</text:p>
      <text:p text:style-name="First_20_line_20_indent"><text:span text:style-name="T16">«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 </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17">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16">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17">Помянух в нощи имя Твое, Господи, и сохраних закон Твой</text:span>. И не <text:span text:style-name="T17">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17">хранить закон Твой</text:span>. </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17">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 </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17">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17">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6"/>Толкования на Пс. 118:56<text:bookmark-end text:name="old_ps_118_056"/></text:h>
      <text:p text:style-name="P5">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46">Сей бысть мне, яко оправданий Твоих взысках</text:p>
      <text:p text:style-name="First_20_line_20_indent">Что <text:span text:style-name="T17">«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 </text:p>
      <text:p text:style-name="P47">Беседа на псалом 118.</text:p>
      <text:h text:style-name="Heading_20_2" text:outline-level="2"><text:bookmark-start text:name="old_ps_118_056_svt_feofan_zatvornik"/>Свт. Феофан Затворник<text:bookmark-end text:name="old_ps_118_056_svt_feofan_zatvornik"/></text:h>
      <text:p text:style-name="P4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 </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16">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 </text:p>
      <text:p text:style-name="First_20_line_20_indent">Святой <text:span text:style-name="T16">Иларий</text:span> пишет: «αυτη относится к памятованию, которым поминал он по ночам имя Божие, а словами <text:span text:style-name="T16">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16">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 </text:p>
      <text:p text:style-name="First_20_line_20_indent"><text:soft-page-break/>Приводим на этот предмет несколько слов святого <text:span text:style-name="T16">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 </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 </text:p>
      <text:h text:style-name="Heading_20_2" text:outline-level="2"><text:bookmark-start text:name="old_ps_118_056_blzh_feodorit_kirskij"/>Блж. Феодорит Кирский<text:bookmark-end text:name="old_ps_118_056_blzh_feodorit_kirskij"/></text:h>
      <text:p text:style-name="P4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 </text:p>
      <text:h text:style-name="Heading_20_2" text:outline-level="2"><text:bookmark-start text:name="old_ps_118_056_evfimij_zigaben"/>Евфимий Зигабен<text:bookmark-end text:name="old_ps_118_056_evfimij_zigaben"/></text:h>
      <text:p text:style-name="First_20_line_20_indent"><text:span text:style-name="T17">Сей бысть мне</text:span> (это было у меня), <text:span text:style-name="T17">яко оправданий Твоих</text:span> (прилежно) <text:span text:style-name="T17">взысках</text:span></text:p>
      <text:p text:style-name="First_20_line_20_indent">Это, то есть, припамятование, которое, по словам <text:span text:style-name="T16">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5"> [</text:span><text:span text:style-name="T15"><text:bookmark-ref text:reference-format="page" text:ref-name="old_ps_118_049">197</text:bookmark-ref></text:span><text:span text:style-name="T15">]</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 </text:p>
      <text:h text:style-name="Heading_20_2" text:outline-level="2"><text:bookmark-start text:name="old_ps_118_056_prot_grigorij_razumovskij"/>Прот. Григорий Разумовский<text:bookmark-end text:name="old_ps_118_056_prot_grigorij_razumovskij"/></text:h>
      <text:p text:style-name="P46">Сей бысть мне, яко оправданий Твоих взысках</text:p>
      <text:p text:style-name="First_20_line_20_indent">См. Толкование на Пс. 118:55<text:span text:style-name="T15"> [</text:span><text:span text:style-name="T15"><text:bookmark-ref text:reference-format="page" text:ref-name="old_ps_118_055_prot_grigorij_razumovskij">221</text:bookmark-ref></text:span><text:span text:style-name="T15">]</text:span></text:p>
      <text:h text:style-name="Heading_20_1" text:outline-level="1"><text:bookmark-start text:name="old_ps_118_057"/>Толкования на Пс. 118:57<text:bookmark-end text:name="old_ps_118_057"/></text:h>
      <text:p text:style-name="P5">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4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16">«не будет части и удела с Израилем,… Сам Господь удел его»</text:span><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16">«Господь есть часть достояния моего и чаши моей»</text:span><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16">хет</text:span> – <text:span text:style-name="T16">грех</text:span>. </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Решился хранить закон вперед – а с прежнею-то жизнию что сделать? – Ничего другого, как, припадши к человеколюбцу Богу, вопиять: <text:span text:style-name="T16">помилуй мя по словеси Твоему</text:span> (стих 58<text:span text:style-name="T15"> [</text:span><text:span text:style-name="T15"><text:bookmark-ref text:reference-format="page" text:ref-name="old_ps_118_058">229</text:bookmark-ref></text:span><text:span text:style-name="T15">]</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5"> [</text:span><text:span text:style-name="T15"><text:bookmark-ref text:reference-format="page" text:ref-name="old_ps_118_059">233</text:bookmark-ref></text:span><text:span text:style-name="T15">]</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5"> [</text:span><text:span text:style-name="T15"><text:bookmark-ref text:reference-format="page" text:ref-name="old_ps_118_060">237</text:bookmark-ref></text:span><text:span text:style-name="T15">]</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стих 63<text:span text:style-name="T15"> [</text:span><text:span text:style-name="T15"><text:bookmark-ref text:reference-format="page" text:ref-name="old_ps_118_063">247</text:bookmark-ref></text:span><text:span text:style-name="T15">]</text:span>) и особенно – предание себя милости Божией (стих 64<text:span text:style-name="T15"> [</text:span><text:span text:style-name="T15"><text:bookmark-ref text:reference-format="page" text:ref-name="old_ps_118_064">250</text:bookmark-ref></text:span><text:span text:style-name="T15">]</text:span>). </text:p>
      <text:p text:style-name="P46">Часть моя еси, Господи; рех сохранити закон Твой</text:p>
      <text:p text:style-name="First_20_line_20_indent"><text:span text:style-name="T16">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 </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16">часть моя еси, Господи</text:span>. Отселе все прочь; Тебя единого буду искать, к Тебе единому стремиться». </text:p>
      <text:p text:style-name="First_20_line_20_indent">Судя по заглавию восьмистишия, пророк имел тут в мысли именно этот момент, как это видно и из второго полустишия: <text:span text:style-name="T16">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 </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 </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16">рех сохранити закон Твой, Господи</text:span>. Отселе – Ты, Господи, часть моя!» </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 </text:p>
      <text:p text:style-name="P47">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46">Часть моя еси Господи, рех сохранити закон Твой</text:p>
      <text:p text:style-name="First_20_line_20_indent">Не для всех Бог есть <text:span text:style-name="T16">«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16">«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 </text:p>
      <text:h text:style-name="Heading_20_2" text:outline-level="2"><text:bookmark-start text:name="old_ps_118_057_evfimij_zigaben"/>Евфимий Зигабен<text:bookmark-end text:name="old_ps_118_057_evfimij_zigaben"/></text:h>
      <text:p text:style-name="First_20_line_20_indent"><text:span text:style-name="T17">Часть моя ecи. Господи; рех</text:span> (дал слово) <text:span text:style-name="T17">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 </text:p>
      <text:p text:style-name="First_20_line_20_indent">Слова <text:span text:style-name="T16">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16">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 </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17">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16">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5"> [</text:span><text:span text:style-name="T15"><text:bookmark-ref text:reference-format="page" text:ref-name="old_ps_118_058">229</text:bookmark-ref></text:span><text:span text:style-name="T15">]</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17">ноги свои на свидения Божии</text:span>(ст. 59)<text:span text:style-name="T15"> [</text:span><text:span text:style-name="T15"><text:bookmark-ref text:reference-format="page" text:ref-name="old_ps_118_059">233</text:bookmark-ref></text:span><text:span text:style-name="T15">]</text:span>. И это все сделано. Все предусмотренные препятствия для новой жизни были затем обдуманы, причем изъявлена и <text:span text:style-name="T17">готовность</text:span> к преодолению их (ст. 60)<text:span text:style-name="T15"> [</text:span><text:span text:style-name="T15"><text:bookmark-ref text:reference-format="page" text:ref-name="old_ps_118_060">237</text:bookmark-ref></text:span><text:span text:style-name="T15">]</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17">не забывать закона Твоего, Господи</text:span>(ст.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63)<text:span text:style-name="T15"> [</text:span><text:span text:style-name="T15"><text:bookmark-ref text:reference-format="page" text:ref-name="old_ps_118_063">247</text:bookmark-ref></text:span><text:span text:style-name="T15">]</text:span> и особенно – предание себя милости Божией (ст. 64)<text:span text:style-name="T15"> [</text:span><text:span text:style-name="T15"><text:bookmark-ref text:reference-format="page" text:ref-name="old_ps_118_064">250</text:bookmark-ref></text:span><text:span text:style-name="T15">]</text:span>. </text:p>
      <text:p text:style-name="P4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17">Часть моя еси, Господи</text:span>. </text:p>
      <text:p text:style-name="First_20_line_20_indent">Отселе все прочь, Тебя единого буду искать, к Тебе единому стремиться. <text:span text:style-name="T17">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17">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 </text:p>
      <text:p text:style-name="P47">Объяснение священной книги псалмов.</text:p>
      <text:h text:style-name="Heading_20_1" text:outline-level="1"><text:bookmark-start text:name="old_ps_118_058"/>Толкования на Пс. 118:58<text:bookmark-end text:name="old_ps_118_058"/></text:h>
      <text:p text:style-name="P5">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4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17">«Помолился</text:span>, – говорит, –<text:span text:style-name="T17"> я пред лицем Твоим»</text:span>. Или: Сын есть лицо Отца, как гово­рит божественный апостол: <text:span text:style-name="T16">«сияние славы и образ ипостаси Его»</text:span><text:a xlink:type="simple" xlink:href="https://bible.optina.ru/new:evr:01:03" text:style-name="Internet_20_link" text:visited-style-name="Visited_20_Internet_20_Link">(Евр.1:3)</text:a>, и чрез Него мы приносим <text:span text:style-name="T16">«жертву живую, святую, благоугодную Богу, для разумного служения вашего»</text:span><text:a xlink:type="simple" xlink:href="https://bible.optina.ru/new:rim:12:01" text:style-name="Internet_20_link" text:visited-style-name="Visited_20_Internet_20_Link">(Римл.12:1)</text:a>. И везде Давид говорит о законе: <text:span text:style-name="T17">«всем сердцем»</text:span>, внушая этим быть усердными к Богу и научая нас любить Его всем сердцем: <text:span text:style-name="T16">«возлюби Господа Бога твоего всем сердцем твоим и всею душею твоею и всем разумением твоим»</text:span><text:a xlink:type="simple" xlink:href="https://bible.optina.ru/new:mf:22:37" text:style-name="Internet_20_link" text:visited-style-name="Visited_20_Internet_20_Link">(Мф.22:37)</text:a>. Что же касается слов: <text:span text:style-name="T17">«помилуй меня по слову Твоему»</text:span>, то они озна­чают не что иное, как: на Тебя, возлагаю я все мои надежды, помилуй меня как Тебе будет угодно. <text:span text:style-name="T17">«Помилуй меня по слову Твоему»</text:span>. </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 </text:p>
      <text:p text:style-name="P47">Беседа на псалом 118.</text:p>
      <text:h text:style-name="Heading_20_2" text:outline-level="2"><text:bookmark-start text:name="old_ps_118_058_svt_feofan_zatvornik"/>Свт. Феофан Затворник<text:bookmark-end text:name="old_ps_118_058_svt_feofan_zatvornik"/></text:h>
      <text:p text:style-name="P4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16">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16"> помилуй мя по словеси Твоему</text:span>! </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 </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16">помилуй мя</text:span>! </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16">помилуй мя по словеси Твоему</text:span>! </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16">сердце сокрушенно и смиренно Бог не уничижит</text:span>. Путь сокрушенного безопаснее от падений, ибо смиренны стопы его, и не поткнутся. </text:p>
      <text:p text:style-name="P47">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4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 </text:p>
      <text:p text:style-name="P47"><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46">Помолихся лицу Твоему всем сердцем моим: помилуй мя по словеси Твоему</text:p>
      <text:p text:style-name="First_20_line_20_indent"><text:span text:style-name="T17">«Помолихся лицу Твоему всем сердцем моим».</text:span> Пророк везде присовокупляет слова сии: <text:span text:style-name="T16">«всем сердцем моим»</text:span>, и в этом повинуясь закону. Ибо так заповедал Бог всяческих: <text:span text:style-name="T16">«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 </text:p>
      <text:p text:style-name="First_20_line_20_indent"><text:span text:style-name="T17">«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 </text:p>
      <text:h text:style-name="Heading_20_2" text:outline-level="2"><text:bookmark-start text:name="old_ps_118_058_evfimij_zigaben"/>Евфимий Зигабен<text:bookmark-end text:name="old_ps_118_058_evfimij_zigaben"/></text:h>
      <text:p text:style-name="First_20_line_20_indent"><text:span text:style-name="T17">Помолихся лицу Твоему всем сердцем моим: помилуй мя по словеси Твоему</text:span> (по Твоему разумению) </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 </text:p>
      <text:p text:style-name="First_20_line_20_indent"><text:span text:style-name="T16">Златоуст</text:span> и <text:span text:style-name="T16">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16">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 </text:p>
      <text:h text:style-name="Heading_20_2" text:outline-level="2"><text:bookmark-start text:name="old_ps_118_058_prot_grigorij_razumovskij"/>Прот. Григорий Разумовский<text:bookmark-end text:name="old_ps_118_058_prot_grigorij_razumovskij"/></text:h>
      <text:p text:style-name="P4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59"/>Толкования на Пс. 118:59<text:bookmark-end text:name="old_ps_118_059"/></text:h>
      <text:p text:style-name="P5">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4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 </text:p>
      <text:p text:style-name="P47">Толкование на псалмы.</text:p>
      <text:h text:style-name="Heading_20_2" text:outline-level="2"><text:bookmark-start text:name="old_ps_118_059_svt_ioann_zlatoust"/>Свт. Иоанн Златоуст<text:bookmark-end text:name="old_ps_118_059_svt_ioann_zlatoust"/></text:h>
      <text:p text:style-name="P4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17">«стопы мои»</text:span> читается: <text:span text:style-name="T16">«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 </text:p>
      <text:p text:style-name="P47">Беседа на псалом 118.</text:p>
      <text:h text:style-name="Heading_20_2" text:outline-level="2"><text:bookmark-start text:name="old_ps_118_059_svt_feofan_zatvornik"/>Свт. Феофан Затворник<text:bookmark-end text:name="old_ps_118_059_svt_feofan_zatvornik"/></text:h>
      <text:p text:style-name="P4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16">уды свои рабы нечистоте и беззаконию</text:span>, теперь представляй уды свои <text:span text:style-name="T16">рабы правде во святыню</text:span>. </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16">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 </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 </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16">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 </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16">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 </text:p>
      <text:p text:style-name="P47">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46">Помыслих пути Твоя, и возвратих нозе мои во свидения Твоя</text:p>
      <text:p text:style-name="First_20_line_20_indent">В еврейском же читается: пути <text:span text:style-name="T16">«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 </text:p>
      <text:h text:style-name="Heading_20_2" text:outline-level="2"><text:bookmark-start text:name="old_ps_118_059_evfimij_zigaben"/>Евфимий Зигабен<text:bookmark-end text:name="old_ps_118_059_evfimij_zigaben"/></text:h>
      <text:p text:style-name="P4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 </text:p>
      <text:p text:style-name="First_20_line_20_indent">Слова <text:span text:style-name="T16">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16">Феодорит</text:span> сказывает, что и еврейская Псалтирь и Семидесяти в шестистолбцовом и другие переводы заключают в себе чтение «о путях моих». </text:p>
      <text:h text:style-name="Heading_20_2" text:outline-level="2"><text:bookmark-start text:name="old_ps_118_059_prot_sergij_ternovskij"/>Прот. Сергий Терновский<text:bookmark-end text:name="old_ps_118_059_prot_sergij_ternovskij"/></text:h>
      <text:p text:style-name="P4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17">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17">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17">пути</text:span> Божии, пути, Им Самим определенные для нас. <text:span text:style-name="T17">Помышлять о путях</text:span> Божиих и с особым внимание относиться к <text:span text:style-name="T17">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 </text:p>
      <text:p text:style-name="First_20_line_20_indent">Живя и действуя по этим правилам, пророк говорит, что он уже готов был ко всему этому: <text:span text:style-name="T17">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17">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 </text:p>
      <text:p text:style-name="P47">Объяснение священной книги псалмов.</text:p>
      <text:p text:style-name="First_20_line_20_indent"><text:soft-page-break/>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0"/>Толкования на Пс. 118:60<text:bookmark-end text:name="old_ps_118_060"/></text:h>
      <text:p text:style-name="P5">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46">Уготовихся и не смутихся сохранити заповеди Твоя</text:p>
      <text:p text:style-name="First_20_line_20_indent"><text:span text:style-name="T17">Уготовихся и не смутихся.</text:span> Зная сказанное: <text:span text:style-name="T16">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 </text:p>
      <text:p text:style-name="P47">Толкование на псалмы.</text:p>
      <text:h text:style-name="Heading_20_2" text:outline-level="2"><text:bookmark-start text:name="old_ps_118_060_svt_ioann_zlatoust"/>Свт. Иоанн Златоуст<text:bookmark-end text:name="old_ps_118_060_svt_ioann_zlatoust"/></text:h>
      <text:p text:style-name="P4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16">«бодрствуйте, потому что не знаете… в какую стражу придет вор»</text:span><text:a xlink:type="simple" xlink:href="https://bible.optina.ru/new:mf:24:42" text:style-name="Internet_20_link" text:visited-style-name="Visited_20_Internet_20_Link">(Мф.24:42–43)</text:a>. </text:p>
      <text:p text:style-name="P47">Беседа на псалом 118.</text:p>
      <text:h text:style-name="Heading_20_2" text:outline-level="2"><text:bookmark-start text:name="old_ps_118_060_svt_feofan_zatvornik"/>Свт. Феофан Затворник<text:bookmark-end text:name="old_ps_118_060_svt_feofan_zatvornik"/></text:h>
      <text:p text:style-name="P4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16">на искушения</text:span>. Не на покой и утехи зовет и Господь вслед Себе, но говорит: <text:span text:style-name="T16">в мире скорбны будете</text:span>. «Обращающийся от греха к добродетели, говорит святой <text:span text:style-name="T16">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16">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 </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 </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16">Кто ны разлучит от любве ко Господу, – скорбь ли, или теснота, или гонение?..</text:span> Ничто, <text:span text:style-name="T16">ни смерть… ни настоящее, ни будущее… Все препобежаем за Возлюбльшаго нас</text:span>. </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 </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 </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 </text:p>
      <text:p text:style-name="P47">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4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17">уготовихся и не смутихся</text:span>. </text:p>
      <text:p text:style-name="P47">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4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16">«бдите, яко не весте в кий час тать приидет»</text:span> (<text:a xlink:type="simple" xlink:href="https://bible.optina.ru/new:mf:24:42" text:style-name="Internet_20_link" text:visited-style-name="Visited_20_Internet_20_Link">Мф.24:42–43</text:a>). </text:p>
      <text:h text:style-name="Heading_20_2" text:outline-level="2"><text:bookmark-start text:name="old_ps_118_060_evfimij_zigaben"/>Евфимий Зигабен<text:bookmark-end text:name="old_ps_118_060_evfimij_zigaben"/></text:h>
      <text:p text:style-name="P4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 </text:p>
      <text:p text:style-name="First_20_line_20_indent"><text:span text:style-name="T16">Златоуста</text:span> вместе с <text:span text:style-name="T16">Феодоритом</text:span>: Приготовясь к приключениям зол, от внезапного сего стремления оных я не подвергся волнении; ибо по словам <text:span text:style-name="T16">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16">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 </text:p>
      <text:h text:style-name="Heading_20_2" text:outline-level="2"><text:bookmark-start text:name="old_ps_118_060_prot_sergij_ternovskij"/>Прот. Сергий Терновский<text:bookmark-end text:name="old_ps_118_060_prot_sergij_ternovskij"/></text:h>
      <text:p text:style-name="P4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46">Уготовихся и не смутихся сохранити заповеди твоя</text:p>
      <text:p text:style-name="First_20_line_20_indent">См. Толкование на Пс. 118:59<text:span text:style-name="T15"> [</text:span><text:span text:style-name="T15"><text:bookmark-ref text:reference-format="page" text:ref-name="old_ps_118_059_prot_grigorij_razumovskij">235</text:bookmark-ref></text:span><text:span text:style-name="T15">]</text:span></text:p>
      <text:h text:style-name="Heading_20_1" text:outline-level="1"><text:bookmark-start text:name="old_ps_118_061"/>Толкования на Пс. 118:61<text:bookmark-end text:name="old_ps_118_061"/></text:h>
      <text:p text:style-name="P5">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46">Ужя грешник обязашася мне: и закона Твоего не забых</text:p>
      <text:p text:style-name="First_20_line_20_indent"><text:span text:style-name="T17">Ужя грешник обязашася мне.</text:span> Какие же это были <text:span text:style-name="T16">ужя</text:span>? Не лукавые ли помыслы, которыми намеревались низринуть меня с ликостояния по Богу? </text:p>
      <text:p text:style-name="P47">Толкование на псалмы.</text:p>
      <text:h text:style-name="Heading_20_2" text:outline-level="2"><text:bookmark-start text:name="old_ps_118_061_svt_ioann_zlatoust"/>Свт. Иоанн Златоуст<text:bookmark-end text:name="old_ps_118_061_svt_ioann_zlatoust"/></text:h>
      <text:p text:style-name="P46">Ужя грешник обязашася мне: и закона Твоего не забых</text:p>
      <text:p text:style-name="First_20_line_20_indent"><text:span text:style-name="T17">«Сетями»</text:span> на­звал козни демонов или людей, уподобляя их ухищрения цепям (землемеров). Так говорил и Исаия: <text:span text:style-name="T16">«горе тем, которые влекут на себя беззаконие вервями суетности»</text:span><text:a xlink:type="simple" xlink:href="https://bible.optina.ru/old:is:05:18" text:style-name="Internet_20_link" text:visited-style-name="Visited_20_Internet_20_Link">(Ис.5:18)</text:a>. Хотя, говорит, их <text:span text:style-name="T16">«вервии»</text:span> влекли меня, я не поколебался в памятовании Твоего закона. Под <text:span text:style-name="T16">«вервями»</text:span> же греш­ников должно разуметь нападения демонов, дурные мысли и движе­ния плоти: <text:span text:style-name="T16">«беззаконного уловляют собственные беззакония его»</text:span><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16">«где Авель, брат твой?»</text:span> он отвечал: <text:span text:style-name="T16">«разве я сторож брату моему?»</text:span><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16">«сел есть и пить, а после встал играть»</text:span><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 </text:p>
      <text:p text:style-name="P47">Беседа на псалом 118.</text:p>
      <text:h text:style-name="Heading_20_2" text:outline-level="2"><text:bookmark-start text:name="old_ps_118_061_svt_feofan_zatvornik"/>Свт. Феофан Затворник<text:bookmark-end text:name="old_ps_118_061_svt_feofan_zatvornik"/></text:h>
      <text:p text:style-name="P46">Ужя грешник обязашася мне: и закона Твоего не забых</text:p>
      <text:p text:style-name="First_20_line_20_indent"><text:span text:style-name="T16">Ужя</text:span>, по объяснению блаженного Феодорита, означает верви; <text:span text:style-name="T16">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 </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5"> [</text:span><text:span text:style-name="T15"><text:bookmark-ref text:reference-format="page" text:ref-name="old_ps_118_059">233</text:bookmark-ref></text:span><text:span text:style-name="T15">]</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16">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 </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 </text:p>
      <text:p text:style-name="First_20_line_20_indent">Святой <text:span text:style-name="T16">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16">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 </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 </text:p>
      <text:p text:style-name="P47">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46">Ужя грешник обязашася мне: и закона Твоего не забых</text:p>
      <text:p text:style-name="First_20_line_20_indent">Козни или демонов, или людей, Пророк назвал <text:span text:style-name="T16">«ужами»</text:span>, поводом к сему образу речи взяв затягиваемый узел. Так сказал и Исаия: <text:span text:style-name="T16">«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16">«ужя»</text:span>, говорит Пророк, крепко были на мне затянуты, не оставлял я памятования о Божием законе. Потом объясняет и причину памятования. </text:p>
      <text:h text:style-name="Heading_20_2" text:outline-level="2"><text:bookmark-start text:name="old_ps_118_061_evfimij_zigaben"/>Евфимий Зигабен<text:bookmark-end text:name="old_ps_118_061_evfimij_zigaben"/></text:h>
      <text:p text:style-name="P46">Ужя грешник обязашася мне, и закона Твоего не забых</text:p>
      <text:p text:style-name="First_20_line_20_indent">Верви демонов, которые суть грешники, по словам <text:span text:style-name="T16">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 </text:p>
      <text:p text:style-name="First_20_line_20_indent"><text:span text:style-name="T16">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16">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 </text:p>
      <text:h text:style-name="Heading_20_2" text:outline-level="2"><text:bookmark-start text:name="old_ps_118_061_lopuxin_ap"/>Лопухин А.П.<text:bookmark-end text:name="old_ps_118_061_lopuxin_ap"/></text:h>
      <text:p text:style-name="P46">Ужя грешник обязашася мне, и закона твоего не забых</text:p>
      <text:p text:style-name="First_20_line_20_indent"><text:span text:style-name="T16">«Сети нечестивых»</text:span>, вероятно, происки самарян. </text:p>
      <text:h text:style-name="Heading_20_2" text:outline-level="2"><text:bookmark-start text:name="old_ps_118_061_prot_grigorij_razumovskij"/>Прот. Григорий Разумовский<text:bookmark-end text:name="old_ps_118_061_prot_grigorij_razumovskij"/></text:h>
      <text:p text:style-name="P46">Ужя грешник обязашася мне, и закона твоего не забых</text:p>
      <text:p text:style-name="First_20_line_20_indent"><text:span text:style-name="T17">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17">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2"/>Толкования на Пс. 118:62<text:bookmark-end text:name="old_ps_118_062"/></text:h>
      <text:p text:style-name="P5">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46">Полунощи востах исповедатися Тебе о судьбах правды Твоея</text:p>
      <text:p text:style-name="First_20_line_20_indent"><text:span text:style-name="T17">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 </text:p>
      <text:p text:style-name="P47">Толкование на псалмы.</text:p>
      <text:h text:style-name="Heading_20_2" text:outline-level="2"><text:bookmark-start text:name="old_ps_118_062_svt_ioann_zlatoust"/>Свт. Иоанн Златоуст<text:bookmark-end text:name="old_ps_118_062_svt_ioann_zlatoust"/></text:h>
      <text:p text:style-name="P4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17">«я вставал славить Тебя за праведные суды Твои»</text:span>. Что здесь разумеется под <text:span text:style-name="T17">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16">«и пробыл всю ночь в молитве к Богу»</text:span><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 </text:p>
      <text:p text:style-name="P47">Беседа на псалом 118.</text:p>
      <text:h text:style-name="Heading_20_2" text:outline-level="2"><text:bookmark-start text:name="old_ps_118_062_svt_feofan_zatvornik"/>Свт. Феофан Затворник<text:bookmark-end text:name="old_ps_118_062_svt_feofan_zatvornik"/></text:h>
      <text:p text:style-name="P4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 </text:p>
      <text:p text:style-name="First_20_line_20_indent"><text:span text:style-name="T16">Полунощи востах</text:span>. Разумеем это, как ночное бдение, проводимое в славословии и молитве. Святой <text:span text:style-name="T16">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 </text:p>
      <text:p text:style-name="First_20_line_20_indent"><text:soft-page-break/>К этому подходят и слова святого <text:span text:style-name="T16">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16">помянух в нощи имя Твое</text:span> (стих 55<text:span text:style-name="T15"> [</text:span><text:span text:style-name="T15"><text:bookmark-ref text:reference-format="page" text:ref-name="old_ps_118_055">219</text:bookmark-ref></text:span><text:span text:style-name="T15">]</text:span>); а теперь говорит: <text:span text:style-name="T16">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16">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16">Исаак Сирианин</text:span> приписывает этому подвигу весьма великое значение в преспеянии духовном. </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 </text:p>
      <text:p text:style-name="P47">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46">Полунощи востах исповедатися тебе о судьбах правды твоея</text:p>
      <text:p text:style-name="First_20_line_20_indent">Подражай богоотцу. Видишь, какою любовию горел он к Богу. </text:p>
      <text:p text:style-name="P47">Дневник. Том II. 1857-1858.</text:p>
      <text:h text:style-name="Heading_20_2" text:outline-level="2"><text:bookmark-start text:name="old_ps_118_062_blzh_feodorit_kirskij"/>Блж. Феодорит Кирский<text:bookmark-end text:name="old_ps_118_062_blzh_feodorit_kirskij"/></text:h>
      <text:p text:style-name="P4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16">«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 </text:p>
      <text:h text:style-name="Heading_20_2" text:outline-level="2"><text:bookmark-start text:name="old_ps_118_062_evfimij_zigaben"/>Евфимий Зигабен<text:bookmark-end text:name="old_ps_118_062_evfimij_zigaben"/></text:h>
      <text:p text:style-name="P4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 </text:p>
      <text:p text:style-name="First_20_line_20_indent"><text:span text:style-name="T16">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 </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17">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17">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 </text:p>
      <text:p text:style-name="First_20_line_20_indent">Прежде говорил пророк: <text:span text:style-name="T16">Помянух в нощи имя Твое</text:span>(ст. 55)<text:span text:style-name="T15"> [</text:span><text:span text:style-name="T15"><text:bookmark-ref text:reference-format="page" text:ref-name="old_ps_118_055">219</text:bookmark-ref></text:span><text:span text:style-name="T15">]</text:span>, а теперь говорит: <text:span text:style-name="T17">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text:p>
      <text:p text:style-name="First_20_line_20_indent">В <text:span text:style-name="T17">полунощной</text:span> молитве совместил пророк все труды, подъемлемые человеком в пользу добра в себе самом, в своем лице; в общении же с <text:span text:style-name="T17">боящимися</text:span> Бога и <text:span text:style-name="T17">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17">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17">преисполнена земля</text:span>, и потому ко всему сказанному присовокупляет, чтобы Господь не лишил его этой <text:span text:style-name="T17">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17">оправданием Твоим научи мя</text:span>.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3"/>Толкования на Пс. 118:63<text:bookmark-end text:name="old_ps_118_063"/></text:h>
      <text:p text:style-name="P5">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46">Причастник аз есмь всем боящимся Тебе, и хранящим заповеди Твоя</text:p>
      <text:p text:style-name="First_20_line_20_indent"><text:span text:style-name="T17">Причастник аз есмь всем боящимся Тебе.</text:span> Совершенный делается причастником Христовым, по сказанному: <text:span text:style-name="T16">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 </text:p>
      <text:p text:style-name="P47">Толкование на псалмы.</text:p>
      <text:h text:style-name="Heading_20_2" text:outline-level="2"><text:bookmark-start text:name="old_ps_118_063_svt_ioann_zlatoust"/>Свт. Иоанн Златоуст<text:bookmark-end text:name="old_ps_118_063_svt_ioann_zlatoust"/></text:h>
      <text:p text:style-name="P46">Причастник аз есмь всем боящимся Тебе, и хранящим заповеди Твоя</text:p>
      <text:p text:style-name="First_20_line_20_indent">Симмах, вместо <text:span text:style-name="T17">«общник»</text:span>, перевел: <text:span text:style-name="T16">«связанный»</text:span>, а по сирскому переводу – <text:span text:style-name="T16">«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16">«мне весьма почтенны друзья Твои, Боже»</text:span><text:a xlink:type="simple" xlink:href="https://bible.optina.ru/old:ps:138:17" text:style-name="Internet_20_link" text:visited-style-name="Visited_20_Internet_20_Link">(Пс.138:17)</text:a>, а от приточника мы слышали: <text:span text:style-name="T16">«общающийся с мудрыми будет мудр, а кто дружит с глупыми, развратится»</text:span><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16">«если ты видел вора, то спешил вместе с ним, и с прелюбодеем имел участие«</text:span><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16">«не сидел я в собрании суетном и к нарушителям закона не войду»</text:span><text:a xlink:type="simple" xlink:href="https://bible.optina.ru/old:ps:025:04" text:style-name="Internet_20_link" text:visited-style-name="Visited_20_Internet_20_Link">(Пс.25:4)</text:a>. <text:span text:style-name="T16">«Не полагал пред очами моими дела законопреступного, творящих преступление я возненавидел»</text:span><text:a xlink:type="simple" xlink:href="https://bible.optina.ru/old:ps:100:03" text:style-name="Internet_20_link" text:visited-style-name="Visited_20_Internet_20_Link">(Пс.100:3)</text:a>. </text:p>
      <text:p text:style-name="P47">Беседа на псалом 118.</text:p>
      <text:h text:style-name="Heading_20_2" text:outline-level="2"><text:bookmark-start text:name="old_ps_118_063_svt_feofan_zatvornik"/>Свт. Феофан Затворник<text:bookmark-end text:name="old_ps_118_063_svt_feofan_zatvornik"/></text:h>
      <text:p text:style-name="P46">Причастник аз есмь всем боящимся Тебе, и хранящим заповеди Твоя</text:p>
      <text:p text:style-name="First_20_line_20_indent">«<text:span text:style-name="T16">Симмах</text:span>, вместо <text:span text:style-name="T16">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16">мне же зело честни быша друзи Твои, Боже</text:span> » (<text:span text:style-name="T16">Феодорит</text:span>). </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победе над злом от других, идущих тем же с нами путем, разумея здесь взаимную беседу, <text:soft-page-break/>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 </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 </text:p>
      <text:p text:style-name="First_20_line_20_indent">«Кто, говорит святой <text:span text:style-name="T16">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 </text:p>
      <text:p text:style-name="P47">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46">Причастник аз есмь всем боящимся Тебе, и хранящим заповеди Твоя</text:p>
      <text:p text:style-name="First_20_line_20_indent">А <text:span text:style-name="T16">Симмах</text:span> вместо: <text:span text:style-name="T16">«причастник»</text:span>, сказал: <text:span text:style-name="T16">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16">«мне же зело честни быша друзи Твои Боже»</text:span> (<text:a xlink:type="simple" xlink:href="https://bible.optina.ru/old:ps:138:17" text:style-name="Internet_20_link" text:visited-style-name="Visited_20_Internet_20_Link">Пс.138:17</text:a>). </text:p>
      <text:h text:style-name="Heading_20_2" text:outline-level="2"><text:bookmark-start text:name="old_ps_118_063_evfimij_zigaben"/>Евфимий Зигабен<text:bookmark-end text:name="old_ps_118_063_evfimij_zigaben"/></text:h>
      <text:p text:style-name="First_20_line_20_indent">Ст. 63-64 <text:span text:style-name="T17">Причастник </text:span>(соучастник)<text:span text:style-name="T17">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заповеди Твои, иначе сказать, и я один из числа их. Далее, Ты, Господи, оказываешь милость <text:soft-page-break/>всей земле, питая всех и промышляя о всех и долготерпя ко всем; посему, как изъясняет <text:span text:style-name="T16">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 </text:p>
      <text:p text:style-name="First_20_line_20_indent"><text:span text:style-name="T16">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16">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16">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16">Безименного:</text:span> Есть и такие, которые хранят заповеди более, нежели из страха; это те, которые исполнены любви, причастники любви Божией. </text:p>
      <text:p text:style-name="First_20_line_20_indent"><text:span text:style-name="T16">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 </text:p>
      <text:h text:style-name="Heading_20_2" text:outline-level="2"><text:bookmark-start text:name="old_ps_118_063_prot_grigorij_razumovskij"/>Прот. Григорий Разумовский<text:bookmark-end text:name="old_ps_118_063_prot_grigorij_razumovskij"/></text:h>
      <text:p text:style-name="P46">Причастник аз есмь всем боящимся Тебе и хранящим заповеди Тво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4"/>Толкования на Пс. 118:64<text:bookmark-end text:name="old_ps_118_064"/></text:h>
      <text:p text:style-name="P5">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4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 </text:p>
      <text:p text:style-name="P47">Толкование на псалмы.</text:p>
      <text:h text:style-name="Heading_20_2" text:outline-level="2"><text:bookmark-start text:name="old_ps_118_064_svt_ioann_zlatoust"/>Свт. Иоанн Златоуст<text:bookmark-end text:name="old_ps_118_064_svt_ioann_zlatoust"/></text:h>
      <text:p text:style-name="P4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16"> «земля будет наполнена ведением Господа»</text:span><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 </text:p>
      <text:p text:style-name="P47">Беседа на псалом 118.</text:p>
      <text:h text:style-name="Heading_20_2" text:outline-level="2"><text:bookmark-start text:name="old_ps_118_064_svt_feofan_zatvornik"/>Свт. Феофан Затворник<text:bookmark-end text:name="old_ps_118_064_svt_feofan_zatvornik"/></text:h>
      <text:p text:style-name="P4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16">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16">Милости Твоея, Господи, исполнь земля, оправданием Твоим научи мя</text:span>. </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16">ими же веси судьбами, спаси мя!</text:span> Такой же смысл имеют и слова пророка. </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16">насадил, Аполлос напоил, а возрастил Бог</text:span>. Так было у коринфян; так бывает и со всяким. <text:span text:style-name="T16">Без Мене</text:span>, говорит Господь, <text:span text:style-name="T16">не можете творити ничесоже</text:span>. Стало быть, нечего и браться. Становись, и взывай: <text:span text:style-name="T16">оправданием Твоим научи мя, Господи</text:span>. </text:p>
      <text:p text:style-name="First_20_line_20_indent">Святой <text:span text:style-name="T16">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16">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16">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 </text:p>
      <text:p text:style-name="P47">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4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16">«солнце»</text:span> Твое <text:span text:style-name="T16">«на злыя и благия»</text:span>, дождишь <text:span text:style-name="T16">«на праведныя и неправедныя»</text:span> (<text:a xlink:type="simple" xlink:href="https://bible.optina.ru/new:mf:05:46" text:style-name="Internet_20_link" text:visited-style-name="Visited_20_Internet_20_Link">Мф.5:46</text:a>), не <text:span text:style-name="T16">«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 </text:p>
      <text:h text:style-name="Heading_20_2" text:outline-level="2"><text:bookmark-start text:name="old_ps_118_064_evfimij_zigaben"/>Евфимий Зигабен<text:bookmark-end text:name="old_ps_118_064_evfimij_zigaben"/></text:h>
      <text:p text:style-name="P46">Милости твоея, Господи, исполнь земля: оправданием твоим научи мя</text:p>
      <text:p text:style-name="First_20_line_20_indent">См. Толкование на Пс. 118:63<text:span text:style-name="T15"> [</text:span><text:span text:style-name="T15"><text:bookmark-ref text:reference-format="page" text:ref-name="old_ps_118_063">247</text:bookmark-ref></text:span><text:span text:style-name="T15">]</text:span></text:p>
      <text:h text:style-name="Heading_20_2" text:outline-level="2"><text:bookmark-start text:name="old_ps_118_064_prot_grigorij_razumovskij"/>Прот. Григорий Разумовский<text:bookmark-end text:name="old_ps_118_064_prot_grigorij_razumovskij"/></text:h>
      <text:p text:style-name="P46">Милости твоея, Господи, исполнь земля: оправданием твоим научи м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5"/>Толкования на Пс. 118:65<text:bookmark-end text:name="old_ps_118_065"/></text:h>
      <text:p text:style-name="P5">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46">Благость сотворил еси с рабом Твоим, Господи, по словеси Твоему</text:p>
      <text:p text:style-name="First_20_line_20_indent"><text:span text:style-name="T17">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 </text:p>
      <text:p text:style-name="P47">Толкование на псалмы.</text:p>
      <text:h text:style-name="Heading_20_2" text:outline-level="2"><text:bookmark-start text:name="old_ps_118_065_svt_ioann_zlatoust"/>Свт. Иоанн Златоуст<text:bookmark-end text:name="old_ps_118_065_svt_ioann_zlatoust"/></text:h>
      <text:p text:style-name="P4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17">«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16">«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16"> «чтобы он совершил Мне служение»</text:span><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 </text:p>
      <text:p text:style-name="P47">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16">тет</text:span> – <text:span text:style-name="T16">брение</text:span>. </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16">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5"> [</text:span><text:span text:style-name="T15"><text:bookmark-ref text:reference-format="page" text:ref-name="old_ps_118_065">253</text:bookmark-ref></text:span><text:span text:style-name="T15">]</text:span>, 66<text:span text:style-name="T15"> [</text:span><text:span text:style-name="T15"><text:bookmark-ref text:reference-format="page" text:ref-name="old_ps_118_066">257</text:bookmark-ref></text:span><text:span text:style-name="T15">]</text:span>) и внешние, по Божию устроению, – жизнь скорбная или счастливая (стихи 67<text:span text:style-name="T15"> [</text:span><text:span text:style-name="T15"><text:bookmark-ref text:reference-format="page" text:ref-name="old_ps_118_067">261</text:bookmark-ref></text:span><text:span text:style-name="T15">]</text:span>, 68<text:span text:style-name="T15"> [</text:span><text:span text:style-name="T15"><text:bookmark-ref text:reference-format="page" text:ref-name="old_ps_118_068">265</text:bookmark-ref></text:span><text:span text:style-name="T15">]</text:span>), и по Божию попущению, нападки людей небогобоязненных (стихи 69<text:span text:style-name="T15"> [</text:span><text:span text:style-name="T15"><text:bookmark-ref text:reference-format="page" text:ref-name="old_ps_118_069">268</text:bookmark-ref></text:span><text:span text:style-name="T15">]</text:span>, 70<text:span text:style-name="T15"> [</text:span><text:span text:style-name="T15"><text:bookmark-ref text:reference-format="page" text:ref-name="old_ps_118_070">272</text:bookmark-ref></text:span><text:span text:style-name="T15">]</text:span>). Указав это, пророк <text:soft-page-break/>как бы сводит итог образовательных Божественных действий и обозначает, сколь успешно это действие (стихи 71<text:span text:style-name="T15"> [</text:span><text:span text:style-name="T15"><text:bookmark-ref text:reference-format="page" text:ref-name="old_ps_118_071">275</text:bookmark-ref></text:span><text:span text:style-name="T15">]</text:span>, 72<text:span text:style-name="T15"> [</text:span><text:span text:style-name="T15"><text:bookmark-ref text:reference-format="page" text:ref-name="old_ps_118_072">279</text:bookmark-ref></text:span><text:span text:style-name="T15">]</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16">Господь внешнею участию прибегающих к Нему способствует их внутреннему преуспеянию</text:span>. Так можно и выразить смысл этого восьмистишия. </text:p>
      <text:p text:style-name="P4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16">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 </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16">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16">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16">Благость сотворил Ты, Господи, со мною</text:span>, сотворив меня снова рабом Твоим! </text:p>
      <text:p text:style-name="First_20_line_20_indent"><text:span text:style-name="T16">Благость сотворил еси, Господи, со мною по словеси Твоему</text:span>. Какое же это слово? – <text:span text:style-name="T16">Живу Аз</text:span>, глаголет Господь, <text:span text:style-name="T16">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 </text:p>
      <text:p text:style-name="P47">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4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 </text:p>
      <text:h text:style-name="Heading_20_2" text:outline-level="2"><text:bookmark-start text:name="old_ps_118_065_evfimij_zigaben"/>Евфимий Зигабен<text:bookmark-end text:name="old_ps_118_065_evfimij_zigaben"/></text:h>
      <text:p text:style-name="First_20_line_20_indent"><text:span text:style-name="T17">Благость </text:span>(милость)<text:span text:style-name="T17">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16">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 </text:p>
      <text:p text:style-name="First_20_line_20_indent"><text:span text:style-name="T16">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 </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17">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16">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16">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5"> [</text:span><text:span text:style-name="T15"><text:bookmark-ref text:reference-format="page" text:ref-name="old_ps_118_065">253</text:bookmark-ref></text:span><text:span text:style-name="T15">]</text:span>, – и внешние, по Божию устроению, – жизнь скорбная или счастливая (ст. 67-68)<text:span text:style-name="T15"> [</text:span><text:span text:style-name="T15"><text:bookmark-ref text:reference-format="page" text:ref-name="old_ps_118_067">261</text:bookmark-ref></text:span><text:span text:style-name="T15">]</text:span>, – и, по Божию попущению, нападки людей небогобоязненных (ст. 69-70)<text:span text:style-name="T15"> [</text:span><text:span text:style-name="T15"><text:bookmark-ref text:reference-format="page" text:ref-name="old_ps_118_069">268</text:bookmark-ref></text:span><text:span text:style-name="T15">]</text:span>. Указав это, пророк как бы сводит итог образовательных Божественных действий и обозначает, сколь успешно то действие (ст. 71-72)<text:span text:style-name="T15"> [</text:span><text:span text:style-name="T15"><text:bookmark-ref text:reference-format="page" text:ref-name="old_ps_118_071">275</text:bookmark-ref></text:span><text:span text:style-name="T15">]</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 </text:p>
      <text:p text:style-name="First_20_line_20_indent">Ст. 65-66 <text:span text:style-name="T17">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17">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17">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 </text:p>
      <text:p text:style-name="First_20_line_20_indent"><text:span text:style-name="T17">Благость сотворил еси, Господи, </text:span>со мною<text:span text:style-name="T17"> по словеси Твоему.</text:span> По какому же <text:span text:style-name="T17">словеси</text:span>? А вот по какому: «<text:span text:style-name="T16">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17">Господь сотворил благость с рабом Своим по словеси Своему</text:span>, вполне согласно с тем, как обетовал. </text:p>
      <text:p text:style-name="First_20_line_20_indent">К сему исповеданию благости Господней пророк присовокупляет моление <text:span text:style-name="T17">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17">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 </text:p>
      <text:p text:style-name="First_20_line_20_indent"><text:span text:style-name="T17">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 </text:p>
      <text:p text:style-name="First_20_line_20_indent"><text:span text:style-name="T17">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17">яко заповедем Твоим веровах</text:span>. </text:p>
      <text:p text:style-name="P47">Объяснение священной книги псалмов.</text:p>
      <text:h text:style-name="Heading_20_1" text:outline-level="1"><text:bookmark-start text:name="old_ps_118_066"/>Толкования на Пс. 118:66<text:bookmark-end text:name="old_ps_118_066"/></text:h>
      <text:p text:style-name="P5">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4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16">«наказывай меня, Господи, но по правде, не во гневе Твоем, чтобы не умалить меня»</text:span><text:a xlink:type="simple" xlink:href="https://bible.optina.ru/old:ier:10:24" text:style-name="Internet_20_link" text:visited-style-name="Visited_20_Internet_20_Link">(Иер.10:24)</text:a>. Так именно больной, желая выздоровления, просит ножа и прижигания. </text:p>
      <text:p text:style-name="P47">Беседа на псалом 118.</text:p>
      <text:h text:style-name="Heading_20_2" text:outline-level="2"><text:bookmark-start text:name="old_ps_118_066_svt_feofan_zatvornik"/>Свт. Феофан Затворник<text:bookmark-end text:name="old_ps_118_066_svt_feofan_zatvornik"/></text:h>
      <text:p text:style-name="P4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16">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 </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 </text:p>
      <text:p text:style-name="First_20_line_20_indent"><text:span text:style-name="T16">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16">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16">Се душа моя, яко земля жаждущая</text:span>, жаждет поучения Твоего». </text:p>
      <text:p text:style-name="First_20_line_20_indent">Научи меня <text:span text:style-name="T16">благости</text:span>. «Молится, продолжает блаженный <text:span text:style-name="T16">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 </text:p>
      <text:p text:style-name="First_20_line_20_indent"><text:soft-page-break/>Научи <text:span text:style-name="T16">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 </text:p>
      <text:p text:style-name="First_20_line_20_indent">Научи <text:span text:style-name="T16">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 </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 </text:p>
      <text:p text:style-name="P47">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4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 </text:p>
      <text:p text:style-name="P47">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4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 </text:p>
      <text:p text:style-name="First_20_line_20_indent"><text:span text:style-name="T17">Благости… научи мя</text:span>. <text:span text:style-name="T17">Благость</text:span> и милосердие есть главная часть любви, а любовь есть главная добродетель и заповедь, как сказано в Евангелии: <text:span text:style-name="T16">Возлюбиши Господа Бога твоего… всею душею твоею…и ближняго своего яко сам себе… На сих двух заповедях весь закон и пророцы висят</text:span><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 </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16">Будите убо милосерди, якоже и Отец ваш Небесный милосерд есть</text:span><text:a xlink:type="simple" xlink:href="https://bible.optina.ru/new:lk:06:36" text:style-name="Internet_20_link" text:visited-style-name="Visited_20_Internet_20_Link">(Лк. 6:36)</text:a>; и еще сказано в Евангелии: <text:span text:style-name="T16">Милости хощу, а не жертвы</text:span><text:a xlink:type="simple" xlink:href="https://bible.optina.ru/new:mf:09:13" text:style-name="Internet_20_link" text:visited-style-name="Visited_20_Internet_20_Link">(Мф. 9:13)</text:a>. </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16">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text:a xlink:type="simple" xlink:href="https://bible.optina.ru/new:mf:05:23" text:style-name="Internet_20_link" text:visited-style-name="Visited_20_Internet_20_Link">(Мф. 5:23)</text:a>. </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 </text:p>
      <text:p text:style-name="First_20_line_20_indent">Страшны слова апостола Иоанна: <text:span text:style-name="T16">Не любяй бо брата, то есть всякого ближнего, пребывает в смерти… и во тме ходит, и не весть камо идет; а ненавидяй брата… человекоубийца есть</text:span><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 </text:p>
      <text:p text:style-name="First_20_line_20_indent"><text:span text:style-name="T17">Наказанию… научи мя</text:span>. В славянском наречии слово <text:span text:style-name="T17">«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 </text:p>
      <text:p text:style-name="First_20_line_20_indent"><text:span text:style-name="T17">Разуму научи мя</text:span>, то есть разуму истинному и правильному. В Священном Писании сказано: <text:span text:style-name="T16">Взыщите разума, да поживете и исправите разум в ведении</text:span><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16">Шедше убо научите вся языки, крестяще их во имя Отца и Сына и Святаго Духа, учаще их блюсти вся, елика заповедах вам</text:span><text:a xlink:type="simple" xlink:href="https://bible.optina.ru/new:mf:28:19" text:style-name="Internet_20_link" text:visited-style-name="Visited_20_Internet_20_Link">(Мф. 28:19)</text:a>. </text:p>
      <text:p text:style-name="P47">Письма.</text:p>
      <text:h text:style-name="Heading_20_2" text:outline-level="2"><text:bookmark-start text:name="old_ps_118_066_blzh_feodorit_kirskij"/>Блж. Феодорит Кирский<text:bookmark-end text:name="old_ps_118_066_blzh_feodorit_kirskij"/></text:h>
      <text:p text:style-name="P4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16">«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 </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17">Благости и наказанию </text:span>(исправлению)<text:span text:style-name="T17"> и разуму </text:span>(знанию)<text:span text:style-name="T17">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 </text:p>
      <text:p text:style-name="First_20_line_20_indent"><text:span text:style-name="T16">Златословесного</text:span> вместе с <text:span text:style-name="T16">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16">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 </text:p>
      <text:h text:style-name="Heading_20_2" text:outline-level="2"><text:bookmark-start text:name="old_ps_118_066_prot_grigorij_razumovskij"/>Прот. Григорий Разумовский<text:bookmark-end text:name="old_ps_118_066_prot_grigorij_razumovskij"/></text:h>
      <text:p text:style-name="P46">Благости и наказанию и разуму научи мя, яко заповедем Твоим веровах</text:p>
      <text:p text:style-name="First_20_line_20_indent">См.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7"/>Толкования на Пс. 118:67<text:bookmark-end text:name="old_ps_118_067"/></text:h>
      <text:p text:style-name="P5">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46">Прежде даже не смирити ми ся, аз прегреших, сего ради слово Твое сохраних</text:p>
      <text:p text:style-name="First_20_line_20_indent"><text:span text:style-name="T17">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 </text:p>
      <text:p text:style-name="P47">Толкование на псалмы.</text:p>
      <text:h text:style-name="Heading_20_2" text:outline-level="2"><text:bookmark-start text:name="old_ps_118_067_svt_ioann_zlatoust"/>Свт. Иоанн Златоуст<text:bookmark-end text:name="old_ps_118_067_svt_ioann_zlatoust"/></text:h>
      <text:p text:style-name="P4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17">«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 </text:p>
      <text:p text:style-name="P47">Беседа на псалом 118.</text:p>
      <text:h text:style-name="Heading_20_2" text:outline-level="2"><text:bookmark-start text:name="old_ps_118_067_svt_feofan_zatvornik"/>Свт. Феофан Затворник<text:bookmark-end text:name="old_ps_118_067_svt_feofan_zatvornik"/></text:h>
      <text:p text:style-name="P4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16">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 </text:p>
      <text:p text:style-name="First_20_line_20_indent">Святой <text:span text:style-name="T16">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 </text:p>
      <text:p text:style-name="First_20_line_20_indent">Вот слово и <text:span text:style-name="T16">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 </text:p>
      <text:p text:style-name="First_20_line_20_indent">«Виждь благость Божию в непощадении, взывает святой <text:span text:style-name="T16">Амвросий</text:span>. Наказывание есть признак любви, а не отвержения. Благ Господь во всем, и когда прощает кающегося, и когда наказывает грешного: <text:span text:style-name="T16">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16">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 </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 </text:p>
      <text:p text:style-name="First_20_line_20_indent">Послушаем на этот предмет наставление святого Павла: <text:span text:style-name="T16">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 </text:p>
      <text:p text:style-name="P47">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46">Прежде даже не смирити ми ся, аз прегреших, сего ради слово Твое сохраних</text:p>
      <text:p text:style-name="First_20_line_20_indent">Сказано: <text:span text:style-name="T17">«прежде даже не смиритимися, аз прегреших»</text:span>(Пс. 118:67)<text:span text:style-name="T15"> [</text:span><text:span text:style-name="T15"><text:bookmark-ref text:reference-format="page" text:ref-name="old_ps_118_067">261</text:bookmark-ref></text:span><text:span text:style-name="T15">]</text:span>. Поскольку, гордясь плодами многих преуспеяний, высокомудренно говорил я Богу: <text:span text:style-name="T16">«искусил еси мя, и не обретеся во мне неправда»</text:span><text:a xlink:type="simple" xlink:href="https://bible.optina.ru/old:ps:016:03" text:style-name="Internet_20_link" text:visited-style-name="Visited_20_Internet_20_Link">(Пс. 16:3)</text:a>; и <text:span text:style-name="T16">«рех во обилии моем: не подвижуся во век»</text:span><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16">«босыми ногама, покрыв главу»</text:span><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16">«разумех, Господи, яко правда судьбы Твоя и воистинну смирил мя еси»</text:span>(Пс. 118:15)<text:span text:style-name="T15"> [</text:span><text:span text:style-name="T15"><text:bookmark-ref text:reference-format="page" text:ref-name="old_ps_118_015">66</text:bookmark-ref></text:span><text:span text:style-name="T15">]</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16">«аз же есмь червь, а не человек»</text:span><text:a xlink:type="simple" xlink:href="https://bible.optina.ru/old:ps:021:07" text:style-name="Internet_20_link" text:visited-style-name="Visited_20_Internet_20_Link">(Пс. 21:7)</text:a>. <text:span text:style-name="T16">«Смирится в персть душа наша, прилпе земли утроба наша»</text:span><text:a xlink:type="simple" xlink:href="https://bible.optina.ru/old:ps:043:06" text:style-name="Internet_20_link" text:visited-style-name="Visited_20_Internet_20_Link">(Пс. 43:6)</text:a>, <text:span text:style-name="T16">«и смирихся до зела»</text:span><text:a xlink:type="simple" xlink:href="https://bible.optina.ru/old:ps:037:09" text:style-name="Internet_20_link" text:visited-style-name="Visited_20_Internet_20_Link">(Пс. 37:9)</text:a>. <text:span text:style-name="T16">«Живи мя по словеси Твоему»</text:span>(Пс. 118:25)<text:span text:style-name="T15"> [</text:span><text:span text:style-name="T15"><text:bookmark-ref text:reference-format="page" text:ref-name="old_ps_118_025">98</text:bookmark-ref></text:span><text:span text:style-name="T15">]</text:span>, и подобное сему. </text:p>
      <text:p text:style-name="P47">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4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 </text:p>
      <text:h text:style-name="Heading_20_2" text:outline-level="2"><text:bookmark-start text:name="old_ps_118_067_evfimij_zigaben"/>Евфимий Зигабен<text:bookmark-end text:name="old_ps_118_067_evfimij_zigaben"/></text:h>
      <text:p text:style-name="First_20_line_20_indent"><text:span text:style-name="T17">Прежде даже не смиритимися </text:span>(угнетен был)<text:span text:style-name="T17">,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 </text:p>
      <text:p text:style-name="First_20_line_20_indent"><text:span text:style-name="T16">Златоуст</text:span> вместе с <text:span text:style-name="T16">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16">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16">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 </text:p>
      <text:h text:style-name="Heading_20_2" text:outline-level="2"><text:bookmark-start text:name="old_ps_118_067_lopuxin_ap"/>Лопухин А.П.<text:bookmark-end text:name="old_ps_118_067_lopuxin_ap"/></text:h>
      <text:p text:style-name="P4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 </text:p>
      <text:h text:style-name="Heading_20_2" text:outline-level="2"><text:bookmark-start text:name="old_ps_118_067_prot_grigorij_razumovskij"/>Прот. Григорий Разумовский<text:bookmark-end text:name="old_ps_118_067_prot_grigorij_razumovskij"/></text:h>
      <text:p text:style-name="P4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5"> [</text:span><text:span text:style-name="T15"><text:bookmark-ref text:reference-format="page" text:ref-name="old_ps_118_068">265</text:bookmark-ref></text:span><text:span text:style-name="T15">]</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17">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7">благостию Твоею, Господи, научи мя оправданием Твоим</text:span>.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8"/>Толкования на Пс. 118:68<text:bookmark-end text:name="old_ps_118_068"/></text:h>
      <text:p text:style-name="P5">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46">Благ еси Ты, Господи, и благостию Твоею научи мя оправданием Твоим</text:p>
      <text:p text:style-name="First_20_line_20_indent"><text:span text:style-name="T17">Благ еси Ты, Господи.</text:span> Праведник при всем что ни встречается с ним, хотя бы то было и горестно, говорит Богу: <text:span text:style-name="T17">благ еси Ты.</text:span> Сему подобно сказанное в другом месте: <text:span text:style-name="T16">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 </text:p>
      <text:p text:style-name="P47">Толкование на псалмы.</text:p>
      <text:h text:style-name="Heading_20_2" text:outline-level="2"><text:bookmark-start text:name="old_ps_118_068_svt_ioann_zlatoust"/>Свт. Иоанн Златоуст<text:bookmark-end text:name="old_ps_118_068_svt_ioann_zlatoust"/></text:h>
      <text:p text:style-name="P4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17">«И по благости… Твоей научи меня оправданиям Твоим»</text:span>. Поэтому я смело прошу о том, чтобы от Тебя получить по­знание Твоих оправданий. </text:p>
      <text:p text:style-name="P47">Беседа на псалом 118.</text:p>
      <text:h text:style-name="Heading_20_2" text:outline-level="2"><text:bookmark-start text:name="old_ps_118_068_svt_feofan_zatvornik"/>Свт. Феофан Затворник<text:bookmark-end text:name="old_ps_118_068_svt_feofan_zatvornik"/></text:h>
      <text:p text:style-name="P4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 </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16">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 </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 </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 </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 </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6">благостию Твоею, Господи, научи мя оправданием Твоим.</text:span></text:p>
      <text:p text:style-name="P47">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46">Благ еси Ты, Господи, и благостию Твоею научи мя оправданием Твоим</text:p>
      <text:p text:style-name="First_20_line_20_indent"><text:span text:style-name="T17">«Благ еси Ты Господи».</text:span> Действительно Ты благ и человеколюбив. </text:p>
      <text:p text:style-name="First_20_line_20_indent"><text:span text:style-name="T17">«И благостию Твоею научи мя оправданием Твоим».</text:span> Поэтому с упованием прошу, чтобы приять мне от Тебя ведение оправданий Твоих. </text:p>
      <text:h text:style-name="Heading_20_2" text:outline-level="2"><text:bookmark-start text:name="old_ps_118_068_evfimij_zigaben"/>Евфимий Зигабен<text:bookmark-end text:name="old_ps_118_068_evfimij_zigaben"/></text:h>
      <text:p text:style-name="P4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 </text:p>
      <text:p text:style-name="First_20_line_20_indent">Слова <text:span text:style-name="T16">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 </text:p>
      <text:h text:style-name="Heading_20_2" text:outline-level="2"><text:bookmark-start text:name="old_ps_118_068_prot_grigorij_razumovskij"/>Прот. Григорий Разумовский<text:bookmark-end text:name="old_ps_118_068_prot_grigorij_razumovskij"/></text:h>
      <text:p text:style-name="P46">Благ ecи Ты, Господи, и благостию Твоею научи мя оправданием Твоим</text:p>
      <text:p text:style-name="First_20_line_20_indent">См. Толкование на Пс. 118:67<text:span text:style-name="T15"> [</text:span><text:span text:style-name="T15"><text:bookmark-ref text:reference-format="page" text:ref-name="old_ps_118_067_prot_grigorij_razumovskij">263</text:bookmark-ref></text:span><text:span text:style-name="T15">]</text:span></text:p>
      <text:h text:style-name="Heading_20_1" text:outline-level="1"><text:bookmark-start text:name="old_ps_118_069"/>Толкования на Пс. 118:69<text:bookmark-end text:name="old_ps_118_069"/></text:h>
      <text:p text:style-name="P5">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46">Умножися на мя неправда гордых, аз же всем сердцем моим испытаю заповеди Твоя</text:p>
      <text:p text:style-name="First_20_line_20_indent"><text:span text:style-name="T17">Умножися на мя неправда гордых.</text:span> До того, говорит, простерли гордость, что сердце в них стало таким, как сказано далее: </text:p>
      <text:p text:style-name="P47">Толкование на псалмы.</text:p>
      <text:h text:style-name="Heading_20_2" text:outline-level="2"><text:bookmark-start text:name="old_ps_118_069_svt_ioann_zlatoust"/>Свт. Иоанн Златоуст<text:bookmark-end text:name="old_ps_118_069_svt_ioann_zlatoust"/></text:h>
      <text:p text:style-name="P4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 </text:p>
      <text:p text:style-name="P47">Беседа на псалом 118.</text:p>
      <text:h text:style-name="Heading_20_2" text:outline-level="2"><text:bookmark-start text:name="old_ps_118_069_svt_feofan_zatvornik"/>Свт. Феофан Затворник<text:bookmark-end text:name="old_ps_118_069_svt_feofan_zatvornik"/></text:h>
      <text:p text:style-name="P4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 </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 </text:p>
      <text:p text:style-name="First_20_line_20_indent"><text:soft-page-break/><text:span text:style-name="T16">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16">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 </text:p>
      <text:p text:style-name="First_20_line_20_indent"><text:span text:style-name="T16">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16">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 </text:p>
      <text:p text:style-name="First_20_line_20_indent"><text:span text:style-name="T16">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16">всем сердцем испытаю заповеди Твоя</text:span>. «Как бы ни множилась неправда, изъясняет <text:span text:style-name="T16">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 </text:p>
      <text:p text:style-name="First_20_line_20_indent"><text:span text:style-name="T16">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 </text:p>
      <text:p text:style-name="P47">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4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 </text:p>
      <text:h text:style-name="Heading_20_2" text:outline-level="2"><text:bookmark-start text:name="old_ps_118_069_evfimij_zigaben"/>Евфимий Зигабен<text:bookmark-end text:name="old_ps_118_069_evfimij_zigaben"/></text:h>
      <text:p text:style-name="P4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 </text:p>
      <text:p text:style-name="First_20_line_20_indent"><text:soft-page-break/><text:span text:style-name="T16">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 </text:p>
      <text:h text:style-name="Heading_20_2" text:outline-level="2"><text:bookmark-start text:name="old_ps_118_069_lopuxin_ap"/>Лопухин А.П.<text:bookmark-end text:name="old_ps_118_069_lopuxin_ap"/></text:h>
      <text:p text:style-name="First_20_line_20_indent">Ст. 69-70 <text:span text:style-name="T17">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 </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17">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17">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17">умножилась</text:span> на него, и все более и более умножается <text:span text:style-name="T17">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17">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 </text:p>
      <text:p text:style-name="First_20_line_20_indent">Но как бы они ни злились, а <text:span text:style-name="T17">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17">умножения неправды гордыми</text:span> и из <text:span text:style-name="T17">верности заповедям</text:span> человека богобоязненного? У тех сердце ожестело или отолстело, а этот вполне обучился закону Божию. </text:p>
      <text:p text:style-name="First_20_line_20_indent"><text:soft-page-break/><text:span text:style-name="T17">Усырися яко млеко сердце их; аз же закону Твоему поучихся</text:span>. <text:span text:style-name="T17">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16">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0"/>Толкования на Пс. 118:70<text:bookmark-end text:name="old_ps_118_070"/></text:h>
      <text:p text:style-name="P5">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46">Усырися, яко млеко, сердце их, аз же закону Твоему поучихся</text:p>
      <text:p text:style-name="First_20_line_20_indent"><text:span text:style-name="T17">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 </text:p>
      <text:p text:style-name="P47">Толкование на псалмы.</text:p>
      <text:h text:style-name="Heading_20_2" text:outline-level="2"><text:bookmark-start text:name="old_ps_118_070_svt_ioann_zlatoust"/>Свт. Иоанн Златоуст<text:bookmark-end text:name="old_ps_118_070_svt_ioann_zlatoust"/></text:h>
      <text:p text:style-name="P46">Усырися, яко млеко, сердце их, аз же закону Твоему поучихся</text:p>
      <text:p text:style-name="First_20_line_20_indent">Это напоминает пророческое слово: <text:span text:style-name="T16">«огрубело сердце народа сего, и ушами с трудом слышат, и очи свои сомкнули, да не узрят очами, и не услышат ушами, и не уразумеют сердцем»</text:span><text:a xlink:type="simple" xlink:href="https://bible.optina.ru/old:is:06:10" text:style-name="Internet_20_link" text:visited-style-name="Visited_20_Internet_20_Link">(Ис.6:10)</text:a>. В таком же роде в книге Исхода сказано о фараоне: <text:span text:style-name="T16">«и ожесточилось сердце фараона»</text:span><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 </text:p>
      <text:p text:style-name="P47">Беседа на псалом 118.</text:p>
      <text:h text:style-name="Heading_20_2" text:outline-level="2"><text:bookmark-start text:name="old_ps_118_070_svt_feofan_zatvornik"/>Свт. Феофан Затворник<text:bookmark-end text:name="old_ps_118_070_svt_feofan_zatvornik"/></text:h>
      <text:p text:style-name="P4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 </text:p>
      <text:p text:style-name="First_20_line_20_indent"><text:span text:style-name="T16">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16">Афанасий</text:span>, что сердце в них стало, как сыр». «Это сходствует, пишет <text:span text:style-name="T16">Феодорит</text:span>, с пророческим изречением: <text:span text:style-name="T16">одебеле бо сердце людей сих, и ушима своими тяжко слышаша, и очи смежиша</text:span>; сходствует и с тем, что в книге Исхода сказано о Фараоне: <text:span text:style-name="T16">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16">уты, утолсте, разшире, и забы Бога создавшаго его</text:span>. «Сердце святых, говорит святой <text:span text:style-name="T16">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16">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 </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 </text:p>
      <text:p text:style-name="First_20_line_20_indent">Пророк говорит: <text:span text:style-name="T16">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16">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 </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 </text:p>
      <text:p text:style-name="P47">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46">Усырися, яко млеко, сердце их, аз же закону Твоему поучихся</text:p>
      <text:p text:style-name="First_20_line_20_indent"><text:span text:style-name="T17">Ожирело</text:span>, – говорит Пророк, – <text:span text:style-name="T17">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 </text:p>
      <text:p text:style-name="P47">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46">Усырися яко млеко сердце их: аз же закону Твоему поучихся</text:p>
      <text:p text:style-name="First_20_line_20_indent">Сие сходно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16"> </text:span><text:soft-page-break/><text:span text:style-name="T16">«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 </text:p>
      <text:h text:style-name="Heading_20_2" text:outline-level="2"><text:bookmark-start text:name="old_ps_118_070_evfimij_zigaben"/>Евфимий Зигабен<text:bookmark-end text:name="old_ps_118_070_evfimij_zigaben"/></text:h>
      <text:p text:style-name="First_20_line_20_indent"><text:span text:style-name="T17">Усырися </text:span>(приняло свойство сыра)<text:span text:style-name="T17">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 </text:p>
      <text:p text:style-name="First_20_line_20_indent">Слова <text:span text:style-name="T16">Феодора</text:span>: Вместо «стало, как сыр», <text:span text:style-name="T16">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16">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 </text:p>
      <text:h text:style-name="Heading_20_2" text:outline-level="2"><text:bookmark-start text:name="old_ps_118_070_lopuxin_ap"/>Лопухин А.П.<text:bookmark-end text:name="old_ps_118_070_lopuxin_ap"/></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lopuxin_ap">270</text:bookmark-ref></text:span><text:span text:style-name="T15">]</text:span></text:p>
      <text:h text:style-name="Heading_20_2" text:outline-level="2"><text:bookmark-start text:name="old_ps_118_070_prot_grigorij_razumovskij"/>Прот. Григорий Разумовский<text:bookmark-end text:name="old_ps_118_070_prot_grigorij_razumovskij"/></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prot_grigorij_razumovskij">270</text:bookmark-ref></text:span><text:span text:style-name="T15">]</text:span></text:p>
      <text:h text:style-name="Heading_20_1" text:outline-level="1"><text:bookmark-start text:name="old_ps_118_071"/>Толкования на Пс. 118:71<text:bookmark-end text:name="old_ps_118_071"/></text:h>
      <text:p text:style-name="P5">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46">Благо мне, яко смирил мя еси, яко да научуся оправданием твоим</text:p>
      <text:p text:style-name="First_20_line_20_indent"><text:span text:style-name="T17">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P47">Толкование на псалмы.</text:p>
      <text:h text:style-name="Heading_20_2" text:outline-level="2"><text:bookmark-start text:name="old_ps_118_071_svt_ioann_zlatoust"/>Свт. Иоанн Златоуст<text:bookmark-end text:name="old_ps_118_071_svt_ioann_zlatoust"/></text:h>
      <text:p text:style-name="P4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 </text:p>
      <text:p text:style-name="P47">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16">«до уничижения моего я погрешал»</text:span>, а теперь говорит: <text:span text:style-name="T17">«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17">«благо мне, что Ты смирил меня, чтобы я научился оправданиям Твоим»</text:span>. </text:p>
      <text:p text:style-name="P47">Беседа на псалом 118.</text:p>
      <text:h text:style-name="Heading_20_2" text:outline-level="2"><text:bookmark-start text:name="old_ps_118_071_svt_tixon_zadonskij"/>Свт. Тихон Задонский<text:bookmark-end text:name="old_ps_118_071_svt_tixon_zadonskij"/></text:h>
      <text:p text:style-name="P4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16">«Господь, кого любит, того наказывает»</text:span><text:a xlink:type="simple" xlink:href="https://bible.optina.ru/new:evr:12:06" text:style-name="Internet_20_link" text:visited-style-name="Visited_20_Internet_20_Link">(Евр.12:6)</text:a>. Поэтому не роптать, а благодарить Его должно за это. </text:p>
      <text:p text:style-name="P47">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4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text:p>
      <text:p text:style-name="First_20_line_20_indent"><text:soft-page-break/>Святой <text:span text:style-name="T16">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First_20_line_20_indent">«Пророк, говорит <text:span text:style-name="T16">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 </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 </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16">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 </text:p>
      <text:p text:style-name="P47">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4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 </text:p>
      <text:h text:style-name="Heading_20_2" text:outline-level="2"><text:bookmark-start text:name="old_ps_118_071_evfimij_zigaben"/><text:soft-page-break/>Евфимий Зигабен<text:bookmark-end text:name="old_ps_118_071_evfimij_zigaben"/></text:h>
      <text:p text:style-name="P4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 </text:p>
      <text:p text:style-name="First_20_line_20_indent"><text:span text:style-name="T16">Симмах</text:span> перевел: Полезно для меня было потерпеть бедствия, чтобы научиться повелениям Твоим. <text:span text:style-name="T16">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16">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16">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 </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17">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 </text:p>
      <text:p text:style-name="First_20_line_20_indent">Когда говорит: <text:span text:style-name="T17">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16">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 </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16">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17">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2"/>Толкования на Пс. 118:72<text:bookmark-end text:name="old_ps_118_072"/></text:h>
      <text:p text:style-name="P5">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4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 </text:p>
      <text:p text:style-name="First_20_line_20_indent">См. Толкование на Пс. 118:72<text:span text:style-name="T15"> [</text:span><text:span text:style-name="T15"><text:bookmark-ref text:reference-format="page" text:ref-name="old_ps_118_072_svt_afanasij_velikij">279</text:bookmark-ref></text:span><text:span text:style-name="T15">]</text:span></text:p>
      <text:p text:style-name="P47">Толкование на псалмы.</text:p>
      <text:h text:style-name="Heading_20_2" text:outline-level="2"><text:bookmark-start text:name="old_ps_118_072_svt_ioann_zlatoust"/>Свт. Иоанн Златоуст<text:bookmark-end text:name="old_ps_118_072_svt_ioann_zlatoust"/></text:h>
      <text:p text:style-name="P4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16">«я буду радоваться о словах Твоих, как нашедший большую добычу»</text:span>, а здесь он сказал: <text:span text:style-name="T17">«закон уст Твоих лучше для меня тысяч золота и серебра»</text:span> – внушая нам, чтобы мы твердо держались его, то есть, заповедей его, соблю­дали их и жили по ним. </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17">«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 </text:p>
      <text:p text:style-name="P47">Беседа на псалом 118.</text:p>
      <text:h text:style-name="Heading_20_2" text:outline-level="2"><text:bookmark-start text:name="old_ps_118_072_svt_feofan_zatvornik"/>Свт. Феофан Затворник<text:bookmark-end text:name="old_ps_118_072_svt_feofan_zatvornik"/></text:h>
      <text:p text:style-name="P4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16">прочее</text:span>, говорит он, <text:span text:style-name="T16">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 </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16">Блажени чистии сердцем, яко тии Бога узрят</text:span>, – узрят не вне, пред собою, а в себе, у себя дома. Это благо дает закон; оттого и благ он. </text:p>
      <text:p text:style-name="First_20_line_20_indent"><text:span text:style-name="T16">Паче тысящ злата и сребра</text:span>. Под словами золото и серебро здесь представляются все блага мира сего, а <text:span text:style-name="T16">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 </text:p>
      <text:p text:style-name="P47">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4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 </text:p>
      <text:p text:style-name="P47">Дневник. Том II. 1857-1858.</text:p>
      <text:h text:style-name="Heading_20_2" text:outline-level="2"><text:bookmark-start text:name="old_ps_118_072_blzh_feodorit_kirskij"/>Блж. Феодорит Кирский<text:bookmark-end text:name="old_ps_118_072_blzh_feodorit_kirskij"/></text:h>
      <text:p text:style-name="P4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 </text:p>
      <text:h text:style-name="Heading_20_2" text:outline-level="2"><text:bookmark-start text:name="old_ps_118_072_evfimij_zigaben"/>Евфимий Зигабен<text:bookmark-end text:name="old_ps_118_072_evfimij_zigaben"/></text:h>
      <text:p text:style-name="P4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 </text:p>
      <text:p text:style-name="First_20_line_20_indent">Прибавление из того же <text:span text:style-name="T16">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16">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16">Дидима</text:span>, законом называет закон евангельский, а устами—Христа, который своими устами проповедывал Евангелие. </text:p>
      <text:h text:style-name="Heading_20_2" text:outline-level="2"><text:bookmark-start text:name="old_ps_118_072_prot_grigorij_razumovskij"/>Прот. Григорий Разумовский<text:bookmark-end text:name="old_ps_118_072_prot_grigorij_razumovskij"/></text:h>
      <text:p text:style-name="P46">Благ мне, закон уст Твоих паче тысящ злата и сребра</text:p>
      <text:p text:style-name="First_20_line_20_indent">См. Толкование на Пс. 118:71<text:span text:style-name="T15"> [</text:span><text:span text:style-name="T15"><text:bookmark-ref text:reference-format="page" text:ref-name="old_ps_118_071_prot_grigorij_razumovskij">277</text:bookmark-ref></text:span><text:span text:style-name="T15">]</text:span></text:p>
      <text:h text:style-name="Heading_20_1" text:outline-level="1"><text:bookmark-start text:name="old_ps_118_073"/>Толкования на Пс. 118:73<text:bookmark-end text:name="old_ps_118_073"/></text:h>
      <text:p text:style-name="P5">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46">Руце твои сотвористе мя и создасте мя: вразуми мя, и научуся заповедем твоим</text:p>
      <text:p text:style-name="First_20_line_20_indent"><text:span text:style-name="T17">Руце Твои сотвористе мя.</text:span> А второе достоинство в том, что человек способен приять и вмещать в себе разумение Его. <text:span text:style-name="T17">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 </text:p>
      <text:p text:style-name="P47">Толкование на Псалмы.</text:p>
      <text:h text:style-name="Heading_20_2" text:outline-level="2"><text:bookmark-start text:name="old_ps_118_073_svt_ioann_zlatoust"/>Свт. Иоанн Златоуст<text:bookmark-end text:name="old_ps_118_073_svt_ioann_zlatoust"/></text:h>
      <text:p text:style-name="P4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17">«руки Твои сотворили меня и создали меня».</text:span> Бог все создал и привел из небытия в бытие Своим словом. Так, сотво­рив небо и землю, Он сказал: <text:span text:style-name="T16">«да будет свет. И стал свет»</text:span>, а потом: <text:span text:style-name="T16">«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16">«И создал Господь Бог человека из праха земного»</text:span><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16">«Бог есть дух»</text:span><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 </text:p>
      <text:p text:style-name="P47">Беседа на псалом 118.</text:p>
      <text:h text:style-name="Heading_20_2" text:outline-level="2"><text:bookmark-start text:name="old_ps_118_073_svt_grigorij_palama"/>Свт. Григорий Палама<text:bookmark-end text:name="old_ps_118_073_svt_grigorij_palama"/></text:h>
      <text:p text:style-name="P4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 </text:p>
      <text:p text:style-name="P47">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16">иод</text:span> – <text:span text:style-name="T16">рука</text:span>. </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5"> [</text:span><text:span text:style-name="T15"><text:bookmark-ref text:reference-format="page" text:ref-name="old_ps_118_073">282</text:bookmark-ref></text:span><text:span text:style-name="T15">]</text:span>, 74<text:span text:style-name="T15"> [</text:span><text:span text:style-name="T15"><text:bookmark-ref text:reference-format="page" text:ref-name="old_ps_118_074">287</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5"> [</text:span><text:span text:style-name="T15"><text:bookmark-ref text:reference-format="page" text:ref-name="old_ps_118_075">290</text:bookmark-ref></text:span><text:span text:style-name="T15">]</text:span>); но буди милость Твоя ко мне и щедроты Твои да приидут на меня, во-первых, по словеси Твоему (стих 76<text:span text:style-name="T15"> [</text:span><text:span text:style-name="T15"><text:bookmark-ref text:reference-format="page" text:ref-name="old_ps_118_076">294</text:bookmark-ref></text:span><text:span text:style-name="T15">]</text:span>), во-вторых, да жив буду (стих 77<text:span text:style-name="T15"> [</text:span><text:span text:style-name="T15"><text:bookmark-ref text:reference-format="page" text:ref-name="old_ps_118_077">297</text:bookmark-ref></text:span><text:span text:style-name="T15">]</text:span>), в-третьих, да постыдятся гордии (стих 78<text:span text:style-name="T15"> [</text:span><text:span text:style-name="T15"><text:bookmark-ref text:reference-format="page" text:ref-name="old_ps_118_078">299</text:bookmark-ref></text:span><text:span text:style-name="T15">]</text:span>), в-четвертых, да обратятся ко мне боящиеся Тебя (стих 79<text:span text:style-name="T15"> [</text:span><text:span text:style-name="T15"><text:bookmark-ref text:reference-format="page" text:ref-name="old_ps_118_079">302</text:bookmark-ref></text:span><text:span text:style-name="T15">]</text:span>). Но главное, устрой, да будет сердце мое непорочно в оправданиях Твоих (стих 80<text:span text:style-name="T15"> [</text:span><text:span text:style-name="T15"><text:bookmark-ref text:reference-format="page" text:ref-name="old_ps_118_080">305</text:bookmark-ref></text:span><text:span text:style-name="T15">]</text:span>). </text:p>
      <text:p text:style-name="First_20_line_20_indent">Это восьмистишие, по содержанию, очень сходно с предыдущим, ибо рассматривает жизнь нравственную в том же отношении. </text:p>
      <text:p text:style-name="P4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 </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16">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6">вразуми мя, и научуся заповедем Твоим</text:span>. </text:p>
      <text:p text:style-name="First_20_line_20_indent"><text:span text:style-name="T16">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 </text:p>
      <text:p text:style-name="First_20_line_20_indent">«Пророк, рассуждает святой <text:span text:style-name="T16">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16">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16">да будет</text:span>, но по некоем Божественном совещании: <text:span text:style-name="T16">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16">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16">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 </text:p>
      <text:p text:style-name="P47">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46">Руце твои сотвористе мя и создасте мя: вразуми мя, и научуся заповедем твоим</text:p>
      <text:p text:style-name="First_20_line_20_indent"><text:span text:style-name="T16">Вопрос</text:span>. Что сказывает Давид, когда обращается к Богу: <text:span text:style-name="T17">«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 </text:p>
      <text:p text:style-name="First_20_line_20_indent"><text:span text:style-name="T16">Ответ</text:span>. Думается мне, что <text:span text:style-name="T16">«творение»</text:span> – эта сказано о душе, а <text:span text:style-name="T16">«создание»</text:span> – о телесном вещественном создании. Руками Бога и Отца Давид назвал Сына и Духа. Ибо к Ним Отец обратился: <text:span text:style-name="T16">«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 </text:p>
      <text:p text:style-name="P47">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4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 </text:p>
      <text:h text:style-name="Heading_20_2" text:outline-level="2"><text:bookmark-start text:name="old_ps_118_073_evfimij_zigaben"/>Евфимий Зигабен<text:bookmark-end text:name="old_ps_118_073_evfimij_zigaben"/></text:h>
      <text:p text:style-name="P4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 </text:p>
      <text:p text:style-name="First_20_line_20_indent">Слова <text:span text:style-name="T16">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16">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16">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16">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16">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 </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16">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5"> [</text:span><text:span text:style-name="T15"><text:bookmark-ref text:reference-format="page" text:ref-name="old_ps_118_073">282</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5"> [</text:span><text:span text:style-name="T15"><text:bookmark-ref text:reference-format="page" text:ref-name="old_ps_118_075">290</text:bookmark-ref></text:span><text:span text:style-name="T15">]</text:span>, но <text:span text:style-name="T17">буди милость Твоя</text:span> на мне и <text:span text:style-name="T17">щедроты Твои да приидут</text:span> на меня, во-первых, <text:span text:style-name="T17">по словеси Твоему</text:span>(ст. 76)<text:span text:style-name="T15"> [</text:span><text:span text:style-name="T15"><text:bookmark-ref text:reference-format="page" text:ref-name="old_ps_118_076">294</text:bookmark-ref></text:span><text:span text:style-name="T15">]</text:span>, во-вторых, <text:span text:style-name="T17">да жив буду</text:span>(ст. 77)<text:span text:style-name="T15"> [</text:span><text:span text:style-name="T15"><text:bookmark-ref text:reference-format="page" text:ref-name="old_ps_118_077">297</text:bookmark-ref></text:span><text:span text:style-name="T15">]</text:span>, в-третьих, <text:span text:style-name="T17">да постыдятся гордии</text:span>(ст. 78)<text:span text:style-name="T15"> [</text:span><text:span text:style-name="T15"><text:bookmark-ref text:reference-format="page" text:ref-name="old_ps_118_078">299</text:bookmark-ref></text:span><text:span text:style-name="T15">]</text:span>, в-четвертых, <text:span text:style-name="T17">да обратятся ко мне боящиеся Тебя</text:span>(ст. 79)<text:span text:style-name="T15"> [</text:span><text:span text:style-name="T15"><text:bookmark-ref text:reference-format="page" text:ref-name="old_ps_118_079">302</text:bookmark-ref></text:span><text:span text:style-name="T15">]</text:span>. Но главное, устрой, <text:span text:style-name="T17">да будет сердце мое непорочно во оправданиих Твоих</text:span>(ст. 80)<text:span text:style-name="T15"> [</text:span><text:span text:style-name="T15"><text:bookmark-ref text:reference-format="page" text:ref-name="old_ps_118_080">305</text:bookmark-ref></text:span><text:span text:style-name="T15">]</text:span>. Это <text:soft-page-break/>осмистишие по содержанию очень сходно с предыдущим, ибо рассматривает жизнь нравственную в том же отношении. </text:p>
      <text:p text:style-name="First_20_line_20_indent">Ст. 73–74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17">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16">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7">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text:p>
      <text:p text:style-name="First_20_line_20_indent">Таким Ты создал его, таков он и у меня, <text:span text:style-name="T17">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17">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5"> [</text:span><text:span text:style-name="T15"><text:bookmark-ref text:reference-format="page" text:ref-name="old_ps_118_074">287</text:bookmark-ref></text:span><text:span text:style-name="T15">]</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7">богобоязненные возвеселятся, яко на словеса Твоя уповах</text:span> [3, с. 377]. Возвеселятся, конечно, тому, что я не напрасно уповал, но достиг того, чего надеялся. </text:p>
      <text:p text:style-name="P47">Объяснение священной книги псалмов.</text:p>
      <text:h text:style-name="Heading_20_1" text:outline-level="1"><text:bookmark-start text:name="old_ps_118_074"/>Толкования на Пс. 118:74<text:bookmark-end text:name="old_ps_118_074"/></text:h>
      <text:p text:style-name="P5">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46">Боящиися Тебе узрят мя, и возвеселятся, яко на словеса Твоя уповах</text:p>
      <text:p text:style-name="First_20_line_20_indent"><text:span text:style-name="T17">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17">возвеселятся, яко на словеса Твоя уповах.</text:span></text:p>
      <text:p text:style-name="P47">Толкование на псалмы.</text:p>
      <text:h text:style-name="Heading_20_2" text:outline-level="2"><text:bookmark-start text:name="old_ps_118_074_svt_ioann_zlatoust"/>Свт. Иоанн Златоуст<text:bookmark-end text:name="old_ps_118_074_svt_ioann_zlatoust"/></text:h>
      <text:p text:style-name="P4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 </text:p>
      <text:p text:style-name="P47">Беседа на псалом 118.</text:p>
      <text:h text:style-name="Heading_20_2" text:outline-level="2"><text:bookmark-start text:name="old_ps_118_074_svt_feofan_zatvornik"/>Свт. Феофан Затворник<text:bookmark-end text:name="old_ps_118_074_svt_feofan_zatvornik"/></text:h>
      <text:p text:style-name="P4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16">Феодорит</text:span>. «Пророк научает, говорит святой <text:span text:style-name="T16">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6">возвеселятся, яко на словеса Твоя уповах</text:span>». </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16">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 </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16">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 </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16">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 </text:p>
      <text:p text:style-name="P47">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4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 </text:p>
      <text:h text:style-name="Heading_20_2" text:outline-level="2"><text:bookmark-start text:name="old_ps_118_074_evfimij_zigaben"/>Евфимий Зигабен<text:bookmark-end text:name="old_ps_118_074_evfimij_zigaben"/></text:h>
      <text:p text:style-name="P4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 </text:p>
      <text:p text:style-name="First_20_line_20_indent">Слова <text:span text:style-name="T16">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16">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 </text:p>
      <text:h text:style-name="Heading_20_2" text:outline-level="2"><text:bookmark-start text:name="old_ps_118_074_prot_grigorij_razumovskij"/>Прот. Григорий Разумовский<text:bookmark-end text:name="old_ps_118_074_prot_grigorij_razumovskij"/></text:h>
      <text:p text:style-name="P46">Боящиися Тебе узрят мя и возвеселятся; яко на словеса Твоя уповах</text:p>
      <text:p text:style-name="First_20_line_20_indent">См.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5"/>Толкования на Пс. 118:75<text:bookmark-end text:name="old_ps_118_075"/></text:h>
      <text:p text:style-name="P5">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46">Разумех Господи, яко правда судьбы Твоя, и воистину смирил мя еси</text:p>
      <text:p text:style-name="First_20_line_20_indent"><text:span text:style-name="T17">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 </text:p>
      <text:p text:style-name="P47">Толкование на псалмы.</text:p>
      <text:h text:style-name="Heading_20_2" text:outline-level="2"><text:bookmark-start text:name="old_ps_118_075_svt_ioann_zlatoust"/>Свт. Иоанн Златоуст<text:bookmark-end text:name="old_ps_118_075_svt_ioann_zlatoust"/></text:h>
      <text:p text:style-name="P4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16">«в жару гнева Я сокрыл от тебя лице Мое на время, но вечною милостью помилую тебя»</text:span><text:a xlink:type="simple" xlink:href="https://bible.optina.ru/old:is:54:08" text:style-name="Internet_20_link" text:visited-style-name="Visited_20_Internet_20_Link">(Ис.54:8)</text:a>; и: Господь <text:span text:style-name="T16">«причиняет раны и Сам обвязывает их»</text:span><text:a xlink:type="simple" xlink:href="https://bible.optina.ru/old:iov:05:18" text:style-name="Internet_20_link" text:visited-style-name="Visited_20_Internet_20_Link">(Иов.5:18)</text:a>; и еще: <text:span text:style-name="T16">«но народ не обращается к Биющему его, и к Господу Саваофу не прибегает»</text:span><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 </text:p>
      <text:p text:style-name="P47">Беседа на псалом 118.</text:p>
      <text:h text:style-name="Heading_20_2" text:outline-level="2"><text:bookmark-start text:name="old_ps_118_075_svt_feofan_zatvornik"/>Свт. Феофан Затворник<text:bookmark-end text:name="old_ps_118_075_svt_feofan_zatvornik"/></text:h>
      <text:p text:style-name="P4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16">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 </text:p>
      <text:p text:style-name="First_20_line_20_indent"><text:span text:style-name="T16">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 </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16">яко правда судьбы Твоя, и воистину смирил мя еси</text:span>. </text:p>
      <text:p text:style-name="First_20_line_20_indent">«Кто, пишет святой <text:span text:style-name="T16">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16">Смирихся</text:span>, говорит, и <text:span text:style-name="T16">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16">аще пребудете в словеси Моем… уразумеете истину</text:span>. Видите ли, не с самого начала, как только кто по страху Божию слушает слово Его, дается уразумение». </text:p>
      <text:p text:style-name="P47">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4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 </text:p>
      <text:h text:style-name="Heading_20_2" text:outline-level="2"><text:bookmark-start text:name="old_ps_118_075_evfimij_zigaben"/>Евфимий Зигабен<text:bookmark-end text:name="old_ps_118_075_evfimij_zigaben"/></text:h>
      <text:p text:style-name="First_20_line_20_indent"><text:span text:style-name="T17">Разумех, Господи, яко правда судьбы Твоя, и воистинну </text:span>(праведно)<text:span text:style-name="T17">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 </text:p>
      <text:p text:style-name="First_20_line_20_indent"><text:span text:style-name="T16">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 </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17">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17">научился заповедям</text:span>, вступил в союз с богобоязненными и <text:span text:style-name="T17">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17">милость</text:span> Божия продолжилась над ним и послужила ему <text:span text:style-name="T17">утешением</text:span> в дальнейшие дни его жизни. Просит и надеется получить просимое, как раб Божий, которому дано <text:span text:style-name="T17">слово</text:span>, которому обещано уже то, о чем просит. Как видно по течению речи, пророк просит не душевного только <text:span text:style-name="T17">утешения</text:span>, но вместе с тем надеется получить и внешнее, просит не о милости только, но и о <text:span text:style-name="T17">щедротах</text:span>. Ниже говорит он, чтоб и враги увидели это и устыдились, и богобоязненные тоже обратились к Нему (ст. 78–79)<text:span text:style-name="T15"> [</text:span><text:span text:style-name="T15"><text:bookmark-ref text:reference-format="page" text:ref-name="old_ps_118_078">299</text:bookmark-ref></text:span><text:span text:style-name="T15">]</text:span>. То и другое возможно лишь тогда, когда <text:span text:style-name="T17">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 </text:p>
      <text:p text:style-name="First_20_line_20_indent">Пользуясь милостию Божией, он просит и о щедротах: <text:span text:style-name="T17">да приидут щедроты Твоя, и жив буду</text:span>, т.е. оживу. Последнее ставит в зависимость от первого. <text:span text:style-name="T17">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 </text:p>
      <text:p text:style-name="First_20_line_20_indent"><text:span text:style-name="T17">Яко закон Твой</text:span> поучение мое есть, вот на чем основывает пророк упование на то, что молитва его будет услышана. <text:span text:style-name="T17">Милости утешения</text:span> просил себе пророк, как рабу, а <text:span text:style-name="T17">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 </text:p>
      <text:p text:style-name="First_20_line_20_indent">Будучи ревностным исполнителем закона, пророк <text:span text:style-name="T17">стыдит</text:span> и называет <text:span text:style-name="T17">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17">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 </text:p>
      <text:p text:style-name="First_20_line_20_indent">Афанасий развивает ту же мысль: «Если, – говорит, – изменишь, Господи, мою участь на лучшую, то <text:span text:style-name="T17">гордые постыдятся</text:span>, а я не превознесусь тем, что они постыждены, но <text:span text:style-name="T17">поглумлюся в заповедех Твоих</text:span>». Это не ослабит моей ревности об угождении Тебе исполнением заповедей Твоих, а напротив, усилит ее. <text:span text:style-name="T17">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6"/>Толкования на Пс. 118:76<text:bookmark-end text:name="old_ps_118_076"/></text:h>
      <text:p text:style-name="P5">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46">Буди же милость Твоя, да утешит мя по словеси Твоему, рабу Твоему</text:p>
      <text:p text:style-name="First_20_line_20_indent"><text:span text:style-name="T17">Буди же милость Твоя, да утешит мя.</text:span><text:span text:style-name="T16">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P47">Толкование на псалмы.</text:p>
      <text:h text:style-name="Heading_20_2" text:outline-level="2"><text:bookmark-start text:name="old_ps_118_076_svt_ioann_zlatoust"/>Свт. Иоанн Златоуст<text:bookmark-end text:name="old_ps_118_076_svt_ioann_zlatoust"/></text:h>
      <text:p text:style-name="P4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16">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16">«когда же приидет Утешитель, Которого Я пошлю вам от Отца, Дух истины, Который от Отца исходит, Он будет свидетельствовать о Мне»</text:span><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17">«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16">«оставаясь на месте и в покое, вы спаслись бы»</text:span><text:a xlink:type="simple" xlink:href="https://bible.optina.ru/old:is:30:15" text:style-name="Internet_20_link" text:visited-style-name="Visited_20_Internet_20_Link">(Ис.30:15)</text:a>, а чрез пророка Иеремию взывает: <text:span text:style-name="T16">«если хочешь обратиться, Израиль, говорит Господь, ко Мне обратись»</text:span><text:a xlink:type="simple" xlink:href="https://bible.optina.ru/old:ier:04:01" text:style-name="Internet_20_link" text:visited-style-name="Visited_20_Internet_20_Link">(Иер.4:1)</text:a>. </text:p>
      <text:p text:style-name="P47">Беседа на псалом 118.</text:p>
      <text:h text:style-name="Heading_20_2" text:outline-level="2"><text:bookmark-start text:name="old_ps_118_076_svt_feofan_zatvornik"/>Свт. Феофан Затворник<text:bookmark-end text:name="old_ps_118_076_svt_feofan_zatvornik"/></text:h>
      <text:p text:style-name="P46">Буди же милость Твоя, да утешит мя по словеси Твоему, рабу Твоему</text:p>
      <text:p text:style-name="First_20_line_20_indent"><text:span text:style-name="T16">Рабу Твоему</text:span> относить можно и к «<text:span text:style-name="T16">по словеси Твоему</text:span>», и к «<text:span text:style-name="T16">буди же милость Твоя рабу Твоему</text:span>». Последнее лучше, ибо первое само собою разумеется. Так толкует святой <text:span text:style-name="T16">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First_20_line_20_indent">В какой же связи состоит это с предыдущим? – Вот в какой: «Но время уже, говорит <text:span text:style-name="T16">Феодорит</text:span>, человеколюбию и утешению, ибо Ты обетовал кающимся благоволение Свое. То самое сказал Бог и устами Исаии: <text:span text:style-name="T16">егда возвратився воздохнеши, тогда спасешися</text:span>, и устами Малахии: <text:span text:style-name="T16">обратитеся ко Мне и обращуся к вам</text:span>». Чего же, стало быть, просить? – Милости утешения, по слову Господа. </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 </text:p>
      <text:p text:style-name="First_20_line_20_indent">Святой <text:span text:style-name="T16">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16">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 </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5"> [</text:span><text:span text:style-name="T15"><text:bookmark-ref text:reference-format="page" text:ref-name="old_ps_118_078">299</text:bookmark-ref></text:span><text:span text:style-name="T15">]</text:span>). То и другое возможно лишь тогда, когда утешение не в сердце только влито, но и внешне оказано. </text:p>
      <text:p text:style-name="P47">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46">Буди же милость Твоя, да утешит мя по словеси Твоему, рабу Твоему</text:p>
      <text:p text:style-name="First_20_line_20_indent"><text:span text:style-name="T17">«Буди же милость Твоя Господи, да утешит мя»</text:span>. Но время уже человеколюбию и утешению. </text:p>
      <text:p text:style-name="First_20_line_20_indent"><text:span text:style-name="T17">«По словеси Твоему рабу Твоему».</text:span> Ибо кающимся обетовал Ты благословение Свое. Сие сказал Бог и устами Исаии: <text:span text:style-name="T16">«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16">«обратитеся ко Мне, и обращуся к вам»</text:span> (<text:a xlink:type="simple" xlink:href="https://bible.optina.ru/old:mal:03:07" text:style-name="Internet_20_link" text:visited-style-name="Visited_20_Internet_20_Link">Мал.3:7</text:a>). </text:p>
      <text:h text:style-name="Heading_20_2" text:outline-level="2"><text:bookmark-start text:name="old_ps_118_076_evfimij_zigaben"/>Евфимий Зигабен<text:bookmark-end text:name="old_ps_118_076_evfimij_zigaben"/></text:h>
      <text:p text:style-name="P4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 </text:p>
      <text:p text:style-name="First_20_line_20_indent"><text:soft-page-break/><text:span text:style-name="T16">Феодорита:</text:span> Ибо кающимся Ты обещал снисхождение, о чем говорится и у Исаии: когда обратясь восстенаешь, тогда спасешься. Или, по словам <text:span text:style-name="T16">Афанасия</text:span>, милость Отца—Сын, который утешил сердца наши, бывшие под жестоким владычеством сатаны. Замечай, говорит <text:span text:style-name="T16">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16">Афанасия</text:span>: <text:span text:style-name="T16">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 </text:p>
      <text:h text:style-name="Heading_20_2" text:outline-level="2"><text:bookmark-start text:name="old_ps_118_076_prot_grigorij_razumovskij"/>Прот. Григорий Разумовский<text:bookmark-end text:name="old_ps_118_076_prot_grigorij_razumovskij"/></text:h>
      <text:p text:style-name="P46">Буди же милость Твоя, да утешит мя, по словеси Твоему, рабу Твоему</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7"/>Толкования на Пс. 118:77<text:bookmark-end text:name="old_ps_118_077"/></text:h>
      <text:p text:style-name="P5">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46">Да приидут мне щедроты Твоя, и жив буду, яко закон Твой поучение мое есть</text:p>
      <text:p text:style-name="First_20_line_20_indent"><text:span text:style-name="T17">Да приидут мню щедроты Твоя, и жив буду.</text:span> Как обещал Ты утешение, так и сотвори, ущедряя служителей Твоих. </text:p>
      <text:p text:style-name="P47">Толкование на псалмы.</text:p>
      <text:h text:style-name="Heading_20_2" text:outline-level="2"><text:bookmark-start text:name="old_ps_118_077_svt_ioann_zlatoust"/>Свт. Иоанн Златоуст<text:bookmark-end text:name="old_ps_118_077_svt_ioann_zlatoust"/></text:h>
      <text:p text:style-name="P4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 </text:p>
      <text:p text:style-name="P47">Беседа на псалом 118.</text:p>
      <text:h text:style-name="Heading_20_2" text:outline-level="2"><text:bookmark-start text:name="old_ps_118_077_svt_feofan_zatvornik"/>Свт. Феофан Затворник<text:bookmark-end text:name="old_ps_118_077_svt_feofan_zatvornik"/></text:h>
      <text:p text:style-name="P46">Да приидут мне щедроты Твоя, и жив буду, яко закон Твой поучение мое есть</text:p>
      <text:p text:style-name="First_20_line_20_indent">«Пророк, говорит <text:span text:style-name="T16">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16">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 </text:p>
      <text:p text:style-name="First_20_line_20_indent"><text:span text:style-name="T16">Щедроты</text:span> – благоутробие, подающее благо, не только как благорасположение, но как показывающее щедрость самым делом. <text:span text:style-name="T16">Да приидут</text:span>, – <text:span text:style-name="T16">милость</text:span>, как выше сказано, <text:span text:style-name="T16">да будет</text:span>, а <text:span text:style-name="T16">щедроты да приидут</text:span>, – милость, как постоянный покров, а щедроты, как перемежающееся ниспослание нужных благ, которые отходят и приходят. <text:span text:style-name="T16">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 </text:p>
      <text:p text:style-name="First_20_line_20_indent">И <text:span text:style-name="T16">жив буду</text:span> – можно, соответственно тому, как понимал святой <text:span text:style-name="T16">Амвросий</text:span>: <text:span text:style-name="T16">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 </text:p>
      <text:p text:style-name="First_20_line_20_indent"><text:span text:style-name="T16">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16">Аз любящия Мя люблю, и ищущии Мене обрящут благодать</text:span>? «Потому, прибавляет святой <text:span text:style-name="T16">Афанасий</text:span>, как обещал Ты утешение, так и сотвори, ущедряя служителей Твоих». </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 </text:p>
      <text:p text:style-name="P47">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4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 </text:p>
      <text:h text:style-name="Heading_20_2" text:outline-level="2"><text:bookmark-start text:name="old_ps_118_077_evfimij_zigaben"/>Евфимий Зигабен<text:bookmark-end text:name="old_ps_118_077_evfimij_zigaben"/></text:h>
      <text:p text:style-name="P4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 </text:p>
      <text:p text:style-name="First_20_line_20_indent"><text:span text:style-name="T16">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16">Феодорита</text:span>: Почитает себя мертвым, как лишенного благоволения Божия. Потому-то и просит как бы оживления божественным человеколюбием. </text:p>
      <text:h text:style-name="Heading_20_2" text:outline-level="2"><text:bookmark-start text:name="old_ps_118_077_prot_grigorij_razumovskij"/>Прот. Григорий Разумовский<text:bookmark-end text:name="old_ps_118_077_prot_grigorij_razumovskij"/></text:h>
      <text:p text:style-name="P46">Да приидут мне щедроты Твоя и жив буду, яко закон Твой поучение мое есть</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8"/>Толкования на Пс. 118:78<text:bookmark-end text:name="old_ps_118_078"/></text:h>
      <text:p text:style-name="P5">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17">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17">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17">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 </text:p>
      <text:p text:style-name="P47">Толкование на псалмы.</text:p>
      <text:h text:style-name="Heading_20_2" text:outline-level="2"><text:bookmark-start text:name="old_ps_118_078_svt_ioann_zlatoust"/>Свт. Иоанн Златоуст<text:bookmark-end text:name="old_ps_118_078_svt_ioann_zlatoust"/></text:h>
      <text:p text:style-name="P4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16">«пошли нас в стадо свиней»</text:span><text:a xlink:type="simple" xlink:href="https://bible.optina.ru/new:mf:08:31" text:style-name="Internet_20_link" text:visited-style-name="Visited_20_Internet_20_Link">(Мф.8:31)</text:a>, и: <text:span text:style-name="T16">«что Тебе до нас, Иисус, Сын Божий? пришел Ты сюда прежде времени мучить нас»</text:span><text:a xlink:type="simple" xlink:href="https://bible.optina.ru/new:mf:08:29" text:style-name="Internet_20_link" text:visited-style-name="Visited_20_Internet_20_Link">(Мф.8:29)</text:a>. </text:p>
      <text:p text:style-name="First_20_line_20_indent"><text:span text:style-name="T17">«Я буду размышлять о заповедях Твоих»</text:span> – один из переводчиков перевел: <text:span text:style-name="T16">«я размышлял о заповедях Твоих»</text:span>, другой: <text:span text:style-name="T16">«буду говорить»</text:span>, а тре­тий: <text:span text:style-name="T16">«буду беседовать»</text:span>. </text:p>
      <text:p text:style-name="P47">Беседа на псалом 118.</text:p>
      <text:h text:style-name="Heading_20_2" text:outline-level="2"><text:bookmark-start text:name="old_ps_118_078_svt_feofan_zatvornik"/>Свт. Феофан Затворник<text:bookmark-end text:name="old_ps_118_078_svt_feofan_zatvornik"/></text:h>
      <text:p text:style-name="P4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 </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 </text:p>
      <text:p text:style-name="First_20_line_20_indent">«Пророк, говорит блаженный <text:span text:style-name="T16">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16">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16">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16">поглумлюся в заповедях Твоих</text:span>». Это не ослабит моей ревности об угождении Тебе исполнением заповедей Твоих, а, напротив, усилит ее. <text:span text:style-name="T16">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16">имаши много блага, лежаща на лета многа; почивай, яждь, пий, веселися</text:span>. </text:p>
      <text:p text:style-name="P47">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4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 </text:p>
      <text:h text:style-name="Heading_20_2" text:outline-level="2"><text:bookmark-start text:name="old_ps_118_078_evfimij_zigaben"/>Евфимий Зигабен<text:bookmark-end text:name="old_ps_118_078_evfimij_zigaben"/></text:h>
      <text:p text:style-name="First_20_line_20_indent"><text:span text:style-name="T17">Да постыдятся гордии, яко неправедно беззаконноваша на мя; азь же поглумлюся </text:span>(углублюсь мыслью)<text:span text:style-name="T17">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 </text:p>
      <text:p text:style-name="First_20_line_20_indent"><text:span text:style-name="T16">Феодорита</text:span>: Не проклинает чувственных врагов, но с силою молится о них: потому что стыд по причине грехов производит спасение. <text:span text:style-name="T16">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16">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 </text:p>
      <text:h text:style-name="Heading_20_2" text:outline-level="2"><text:bookmark-start text:name="old_ps_118_078_prot_grigorij_razumovskij"/>Прот. Григорий Разумовский<text:bookmark-end text:name="old_ps_118_078_prot_grigorij_razumovskij"/></text:h>
      <text:p text:style-name="P4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9"/>Толкования на Пс. 118:79<text:bookmark-end text:name="old_ps_118_079"/></text:h>
      <text:p text:style-name="P5">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46">Да обратят мя боящиися тебе и ведящии свидения твоя</text:p>
      <text:p text:style-name="First_20_line_20_indent">См. Толкование на Пс. 118:78<text:span text:style-name="T15"> [</text:span><text:span text:style-name="T15"><text:bookmark-ref text:reference-format="page" text:ref-name="old_ps_118_078_svt_afanasij_velikij">299</text:bookmark-ref></text:span><text:span text:style-name="T15">]</text:span></text:p>
      <text:h text:style-name="Heading_20_2" text:outline-level="2"><text:bookmark-start text:name="old_ps_118_079_svt_ioann_zlatoust"/>Свт. Иоанн Златоуст<text:bookmark-end text:name="old_ps_118_079_svt_ioann_zlatoust"/></text:h>
      <text:p text:style-name="P4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16">«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16">«идите, научите все народы»</text:span><text:a xlink:type="simple" xlink:href="https://bible.optina.ru/new:mf:28:19" text:style-name="Internet_20_link" text:visited-style-name="Visited_20_Internet_20_Link">(Мф.28:19)</text:a>, а сами они, конечно, вполне знали откровения Божии. </text:p>
      <text:p text:style-name="P47">Беседа на псалом 118.</text:p>
      <text:h text:style-name="Heading_20_2" text:outline-level="2"><text:bookmark-start text:name="old_ps_118_079_svt_feofan_zatvornik"/>Свт. Феофан Затворник<text:bookmark-end text:name="old_ps_118_079_svt_feofan_zatvornik"/></text:h>
      <text:p text:style-name="P46">Да обратят мя боящиися Тебе и ведящии свидения Твоя</text:p>
      <text:p text:style-name="First_20_line_20_indent"><text:span text:style-name="T16">Блаженный Феодорит</text:span> читает это место так: <text:span text:style-name="T16">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16">Симмах</text:span>: да возвратят меня боящиеся Тебя, да возвратят, конечно, к себе, да приимут то есть меня в братское общение». </text:p>
      <text:p text:style-name="First_20_line_20_indent"><text:span text:style-name="T16">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16">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 </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 </text:p>
      <text:p text:style-name="First_20_line_20_indent"><text:span text:style-name="T16">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16">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 </text:p>
      <text:p text:style-name="P47">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4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16">Симмах</text:span>: да возвратят меня боящиеся Тебя. </text:p>
      <text:h text:style-name="Heading_20_2" text:outline-level="2"><text:bookmark-start text:name="old_ps_118_079_evfimij_zigaben"/>Евфимий Зигабен<text:bookmark-end text:name="old_ps_118_079_evfimij_zigaben"/></text:h>
      <text:p text:style-name="P4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 </text:p>
      <text:p text:style-name="First_20_line_20_indent"><text:span text:style-name="T16">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16">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16">Оригена</text:span>: Пророк желает, чтобы боящиеся Бога обратились к нему и усвоили его себе, чтоб он мог сообщить им находящееся в нем. </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17">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16">о милости и щедротах к нему</text:span>. Эта цель в следующем (79-м) стихе выражена так: <text:span text:style-name="T17">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17">боящиися Тебе и ведящии свидения Твоя</text:span>. </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5"> [</text:span><text:span text:style-name="T15"><text:bookmark-ref text:reference-format="page" text:ref-name="old_ps_118_080">305</text:bookmark-ref></text:span><text:span text:style-name="T15">]</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17">непорочностию сердца</text:span>. Благоповедение не мудрено направить и выдержать, а стяжать и сохранить<text:span text:style-name="T17"> сердце непорочным</text:span> есть труд великий. Все, что устроено Господом во спасение наше, сводится к тому, чтобы <text:span text:style-name="T17">сердце</text:span> стало <text:span text:style-name="T17">непорочным</text:span>, а порочность его составляют привившиеся к нему страсти и греховные привычки. Только по благодати Божией можно достигнуть <text:span text:style-name="T17">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17"> сердце</text:span> является совершенно <text:span text:style-name="T17">непорочным</text:span>, исполненным всех плодов Духа Святаго, о которых говорит св. апостол Павел: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17">Непорочное сердце</text:span> не только чуждо всего порочного, но и полно всякою добротою. <text:span text:style-name="T17">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80"/>Толкования на Пс. 118:80<text:bookmark-end text:name="old_ps_118_080"/></text:h>
      <text:p text:style-name="P5">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46">Буди сердце мое непорочно во оправданиих Твоих, яко да не постыжуся</text:p>
      <text:p text:style-name="First_20_line_20_indent"><text:span text:style-name="T17">Буди сердце мое непорочно.</text:span> Так, после всего этого, имея уже непорочное сердце, сказал однако же: <text:span text:style-name="T17">буди сердце мое непорочно.</text:span> Это подобно сказанному в другом месте: <text:span text:style-name="T16">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 </text:p>
      <text:p text:style-name="P47">Толкование на псалмы.</text:p>
      <text:h text:style-name="Heading_20_2" text:outline-level="2"><text:bookmark-start text:name="old_ps_118_080_svt_ioann_zlatoust"/>Свт. Иоанн Златоуст<text:bookmark-end text:name="old_ps_118_080_svt_ioann_zlatoust"/></text:h>
      <text:p text:style-name="P4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 </text:p>
      <text:p text:style-name="P47">Беседа на псалом 118.</text:p>
      <text:h text:style-name="Heading_20_2" text:outline-level="2"><text:bookmark-start text:name="old_ps_118_080_svt_grigorij_nisskij"/>Свт. Григорий Нисский<text:bookmark-end text:name="old_ps_118_080_svt_grigorij_nisskij"/></text:h>
      <text:p text:style-name="P4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17">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 </text:p>
      <text:p text:style-name="P47">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4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16">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 </text:p>
      <text:p text:style-name="First_20_line_20_indent"><text:span text:style-name="T16">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 </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 </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16">отыди</text:span>, или <text:span text:style-name="T16">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 </text:p>
      <text:p text:style-name="P47">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4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 </text:p>
      <text:p text:style-name="P47">Великое послание.</text:p>
      <text:h text:style-name="Heading_20_2" text:outline-level="2"><text:bookmark-start text:name="old_ps_118_080_blzh_feodorit_kirskij"/>Блж. Феодорит Кирский<text:bookmark-end text:name="old_ps_118_080_blzh_feodorit_kirskij"/></text:h>
      <text:p text:style-name="P4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 </text:p>
      <text:h text:style-name="Heading_20_2" text:outline-level="2"><text:bookmark-start text:name="old_ps_118_080_evfimij_zigaben"/>Евфимий Зигабен<text:bookmark-end text:name="old_ps_118_080_evfimij_zigaben"/></text:h>
      <text:p text:style-name="P4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 </text:p>
      <text:p text:style-name="First_20_line_20_indent"><text:span text:style-name="T16">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 </text:p>
      <text:h text:style-name="Heading_20_2" text:outline-level="2"><text:bookmark-start text:name="old_ps_118_080_prot_grigorij_razumovskij"/>Прот. Григорий Разумовский<text:bookmark-end text:name="old_ps_118_080_prot_grigorij_razumovskij"/></text:h>
      <text:p text:style-name="P46">Буди сердце мое непорочно в оправданиих Твоих, яко да не постыжуся</text:p>
      <text:p text:style-name="First_20_line_20_indent">См. Толкование на Пс. 118:79<text:span text:style-name="T15"> [</text:span><text:span text:style-name="T15"><text:bookmark-ref text:reference-format="page" text:ref-name="old_ps_118_079_prot_grigorij_razumovskij">303</text:bookmark-ref></text:span><text:span text:style-name="T15">]</text:span></text:p>
      <text:h text:style-name="Heading_20_1" text:outline-level="1"><text:bookmark-start text:name="old_ps_118_081"/>Толкования на Пс. 118:81<text:bookmark-end text:name="old_ps_118_081"/></text:h>
      <text:p text:style-name="P5">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46">Исчезает во спасение Твое душа моя, и на слово Твое уповах</text:p>
      <text:p text:style-name="First_20_line_20_indent"><text:span text:style-name="T16">Пророк</text:span> учит нас вожделевать слова и исполняться любовью ко спасению Божию. И какое же иное спасение, кроме пришествия Господня? <text:span text:style-name="T17">На слово Твое уповах,</text:span> разумей — на обетование Твое. <text:span text:style-name="T16">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 </text:p>
      <text:p text:style-name="P47">Толкование на псалмы.</text:p>
      <text:h text:style-name="Heading_20_2" text:outline-level="2"><text:bookmark-start text:name="old_ps_118_081_svt_ioann_zlatoust"/>Свт. Иоанн Златоуст<text:bookmark-end text:name="old_ps_118_081_svt_ioann_zlatoust"/></text:h>
      <text:p text:style-name="P4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16">«яви нам, Господи, милость Твою и спасение Твое даруй нам»</text:span><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 </text:p>
      <text:p text:style-name="P47">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16">каф</text:span> – <text:span text:style-name="T16">ладонь</text:span>. </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 </text:p>
      <text:p text:style-name="P46">Исчезает во спасение Твое душа моя, на словеса Твоя уповах</text:p>
      <text:p text:style-name="First_20_line_20_indent"><text:span text:style-name="T16">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16">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16">«На слово Твое уповах»</text:span>, то есть на обетование, поясняет святой <text:span text:style-name="T16">Афанасий</text:span>. </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16">Афанасий</text:span>, святой <text:span text:style-name="T16">Амвросий</text:span> и <text:span text:style-name="T16">блаженный Августин</text:span>. </text:p>
      <text:p text:style-name="First_20_line_20_indent">Святой <text:span text:style-name="T16">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16">Амвросий</text:span> говорит: «<text:span text:style-name="T16">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16">исчезает во спасение душа</text:span>? – Вот что: душа, прилепившаяся к Господу, как бы перестает быть душою, а бывает <text:span text:style-name="T16">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16">возжада Тебе душа моя</text:span>, а немного ниже прибавляет: <text:span text:style-name="T16">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16">живу</text:span>, говорит она,<text:span text:style-name="T16"> не ктому аз, но живет во мне Христос</text:span>. Как исчезает душа во спасение Божие, хорошо изображает святой пророк Иеремия:<text:span text:style-name="T16"> и быстъ</text:span>, говорит он, <text:span text:style-name="T16">в сердцы моем яко огнь горящ, палящ в костех моих, и разслабех отвсюду, и не могу носити</text:span>. Хорошо сказал: <text:span text:style-name="T16">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 </text:p>
      <text:p text:style-name="P47">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4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16">«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 </text:p>
      <text:h text:style-name="Heading_20_2" text:outline-level="2"><text:bookmark-start text:name="old_ps_118_081_evfimij_zigaben"/>Евфимий Зигабен<text:bookmark-end text:name="old_ps_118_081_evfimij_zigaben"/></text:h>
      <text:p text:style-name="P4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16">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16">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 </text:p>
      <text:p text:style-name="First_20_line_20_indent"><text:span text:style-name="T16">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 </text:p>
      <text:h text:style-name="Heading_20_2" text:outline-level="2"><text:bookmark-start text:name="old_ps_118_081_lopuxin_ap"/>Лопухин А.П.<text:bookmark-end text:name="old_ps_118_081_lopuxin_ap"/></text:h>
      <text:p text:style-name="First_20_line_20_indent">Ст. 81-83 <text:span text:style-name="T17">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16">«Мех в дыму»</text:span>, точнее, мех на морозе, который от того твердеет, ломается и делается от него дым. «Мороз» здесь образ бедствий евреев, изнуривших последних. </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17">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16">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 </text:p>
      <text:p text:style-name="First_20_line_20_indent">Ст. 81–82 <text:span text:style-name="T17">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17">Изчезает во спасение</text:span>, то есть сильно желает <text:span text:style-name="T17">душа моя</text:span> получить <text:span text:style-name="T17">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17">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17">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17">исчезает во спасение душа</text:span>?» И так на него отвечает: «Душа, прилепившаяся к Господу, как бы перестает быть душею, а бывает «<text:span text:style-name="T16">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 </text:p>
      <text:p text:style-name="First_20_line_20_indent">в следующем стихе (82)<text:span text:style-name="T15"> [</text:span><text:span text:style-name="T15"><text:bookmark-ref text:reference-format="page" text:ref-name="old_ps_118_082">312</text:bookmark-ref></text:span><text:span text:style-name="T15">]</text:span> говорит, что очи его, молитвенно устремленные к Богу и к слову Его, в продолжительном терпении ожидавшие помощи и утешения от Бога, <text:span text:style-name="T17">тоже исчезали</text:span>, выражая нетерпеливое чувство: <text:span text:style-name="T17">когда утешиши мя</text:span>? «Здесь, – толкует блж. Феодорит, – <text:span text:style-name="T17">словом</text:span> называется обетование Божие. <text:span text:style-name="T17">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17">Когда утешиши</text:span>? Этим выражается не оскудение упования, а сила желания. </text:p>
      <text:p text:style-name="P47">Объяснение священной книги псалмов.</text:p>
      <text:h text:style-name="Heading_20_1" text:outline-level="1"><text:bookmark-start text:name="old_ps_118_082"/>Толкования на Пс. 118:82<text:bookmark-end text:name="old_ps_118_082"/></text:h>
      <text:p text:style-name="P5">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46">Исчезоша очи мои в слово Твое, глаголюще: когда утешиши мя</text:p>
      <text:p text:style-name="First_20_line_20_indent"><text:span text:style-name="T17">Исчезоша очи мои в Слово Твое.</text:span> Разумеет Господа нашего Иисуса Христа. Ибо Его, по слову Апостола, Ходатая имамы ко Отцу: <text:span text:style-name="T16">и Той есть очищение о гресех наших</text:span> (<text:a xlink:type="simple" xlink:href="https://bible.optina.ru/new:1in:02:01" text:style-name="Internet_20_link" text:visited-style-name="Visited_20_Internet_20_Link">1 Иоан. 2,1-2</text:a>). <text:span text:style-name="T17">Глаголюще: когда утешиши мя?</text:span> Ибо когда приидет ко мне Слово, тогда утешусь. </text:p>
      <text:p text:style-name="P47">Толкование на псалмы.</text:p>
      <text:h text:style-name="Heading_20_2" text:outline-level="2"><text:bookmark-start text:name="old_ps_118_082_svt_ioann_zlatoust"/>Свт. Иоанн Златоуст<text:bookmark-end text:name="old_ps_118_082_svt_ioann_zlatoust"/></text:h>
      <text:p text:style-name="P46">Исчезоша очи мои в слово Твое, глаголюще: когда утешиши мя</text:p>
      <text:p text:style-name="First_20_line_20_indent"><text:span text:style-name="T17">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16">«придите ко Мне все труждающиеся и обремененные, и Я успокою вас»</text:span><text:a xlink:type="simple" xlink:href="https://bible.optina.ru/new:mf:11:28" text:style-name="Internet_20_link" text:visited-style-name="Visited_20_Internet_20_Link">(Мф.11:28)</text:a>; <text:span text:style-name="T16">«ибо иго Мое благо, и бремя Мое легко»</text:span><text:a xlink:type="simple" xlink:href="https://bible.optina.ru/new:mf:11:30" text:style-name="Internet_20_link" text:visited-style-name="Visited_20_Internet_20_Link">(Мф.11:30)</text:a>. </text:p>
      <text:p text:style-name="P47">Беседа на псалом 118.</text:p>
      <text:h text:style-name="Heading_20_2" text:outline-level="2"><text:bookmark-start text:name="old_ps_118_082_svt_feofan_zatvornik"/>Свт. Феофан Затворник<text:bookmark-end text:name="old_ps_118_082_svt_feofan_zatvornik"/></text:h>
      <text:p text:style-name="P46">Исчезоша очи мои в слово Твое, глаголюще: когда утешиши мя</text:p>
      <text:p text:style-name="First_20_line_20_indent">«Здесь, толкует блаженный <text:span text:style-name="T16">Феодорит</text:span>, словом называется обетование Божие. Исчезает в него тот, кто ожидает исполнения Божия обетования и прекращения облежащих его зол». </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16">когда, Господи, утешиши?</text:span> – не терять упования. </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16">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16">когда утешиши?</text:span> Блаженный <text:span text:style-name="T16">Августин</text:span> пишет: «Словами – <text:span text:style-name="T16">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 </text:p>
      <text:p text:style-name="First_20_line_20_indent">Святой <text:span text:style-name="T16">Амвросий</text:span> вопль – <text:span text:style-name="T16">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 </text:p>
      <text:p text:style-name="P47">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46">Исчезоша очи мои в слово Твое, глаголюще: когда утешиши мя</text:p>
      <text:p text:style-name="First_20_line_20_indent">Здесь <text:span text:style-name="T16">«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 </text:p>
      <text:h text:style-name="Heading_20_2" text:outline-level="2"><text:bookmark-start text:name="old_ps_118_082_evfimij_zigaben"/>Евфимий Зигабен<text:bookmark-end text:name="old_ps_118_082_evfimij_zigaben"/></text:h>
      <text:p text:style-name="First_20_line_20_indent"><text:span text:style-name="T17">Исчезоша </text:span>(истощились)<text:span text:style-name="T17"> очи мои в слово Твое, глаголюще: когда утешиши мя </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 </text:p>
      <text:p text:style-name="First_20_line_20_indent"><text:span text:style-name="T16">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16">Евсевий</text:span>. <text:span text:style-name="T16">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 </text:p>
      <text:h text:style-name="Heading_20_2" text:outline-level="2"><text:bookmark-start text:name="old_ps_118_082_lopuxin_ap"/>Лопухин А.П.<text:bookmark-end text:name="old_ps_118_082_lopuxin_ap"/></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3"/>Толкования на Пс. 118:83<text:bookmark-end text:name="old_ps_118_083"/></text:h>
      <text:p text:style-name="P5">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46">зане бых яко мех на слане: оправданий твоих не забых</text:p>
      <text:p text:style-name="First_20_line_20_indent"><text:span text:style-name="T17">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16">мехом на слане,</text:span> кто истнивает плоть свою, не оставляет в ней ничего воспламененного и похотного, но как бы оледеняет ее. </text:p>
      <text:p text:style-name="P47">Толкование на псалмы.</text:p>
      <text:h text:style-name="Heading_20_2" text:outline-level="2"><text:bookmark-start text:name="old_ps_118_083_svt_ioann_zlatoust"/>Свт. Иоанн Златоуст<text:bookmark-end text:name="old_ps_118_083_svt_ioann_zlatoust"/></text:h>
      <text:p text:style-name="P4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16">«но 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 </text:p>
      <text:p text:style-name="P47">Беседа на псалом 118.</text:p>
      <text:h text:style-name="Heading_20_2" text:outline-level="2"><text:bookmark-start text:name="old_ps_118_083_svt_feofan_zatvornik"/>Свт. Феофан Затворник<text:bookmark-end text:name="old_ps_118_083_svt_feofan_zatvornik"/></text:h>
      <text:p text:style-name="P4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 </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16">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 </text:p>
      <text:p text:style-name="First_20_line_20_indent">Святые отцы, толкуя это место в нравственном отношении, в сравнении – <text:span text:style-name="T16">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16">умерщвляю тело мое,</text:span> говорит он, и <text:span text:style-name="T16">порабощаю, да не како, иным проповедуя, сам неключим буду.</text:span> Святой <text:span text:style-name="T16">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 </text:p>
      <text:p text:style-name="First_20_line_20_indent">В том же смысле говорит и святой <text:span text:style-name="T16">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16">плотоугодие не творится в похоти.</text:span></text:p>
      <text:p text:style-name="P47">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4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16">«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 </text:p>
      <text:h text:style-name="Heading_20_2" text:outline-level="2"><text:bookmark-start text:name="old_ps_118_083_evfimij_zigaben"/>Евфимий Зигабен<text:bookmark-end text:name="old_ps_118_083_evfimij_zigaben"/></text:h>
      <text:p text:style-name="First_20_line_20_indent"><text:span text:style-name="T17">Зане бых, яко мех на слане</text:span> (инее)<text:span text:style-name="T17">;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 </text:p>
      <text:p text:style-name="First_20_line_20_indent"><text:soft-page-break/><text:span text:style-name="T16">Феодорита</text:span> и <text:span text:style-name="T16">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16">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16">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 </text:p>
      <text:h text:style-name="Heading_20_2" text:outline-level="2"><text:bookmark-start text:name="old_ps_118_083_prot_sergij_ternovskij"/>Прот. Сергий Терновский<text:bookmark-end text:name="old_ps_118_083_prot_sergij_ternovskij"/></text:h>
      <text:p text:style-name="P4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5"> [</text:span><text:span text:style-name="T15"><text:bookmark-ref text:reference-format="page" text:ref-name="old_ps_118_084">319</text:bookmark-ref></text:span><text:span text:style-name="T15">]</text:span> - угнетали и стесняли жизнь его; клеветою очерняли честь его и едва не подвергли его смерти - 87<text:span text:style-name="T15"> [</text:span><text:span text:style-name="T15"><text:bookmark-ref text:reference-format="page" text:ref-name="old_ps_118_087">326</text:bookmark-ref></text:span><text:span text:style-name="T15">]</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46">зане бых яко мех на слане: оправданий твоих не забых</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17">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17">Зане бых яко мех на слане: оправданий Твоих не забых</text:span>. Св. отцы, изъясняя этот стих в нравственном отношении, – в сравнении: <text:span text:style-name="T17">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16">Умерщвляю тело мое и порабощаю</text:span>, – говорит он, – <text:span text:style-name="T16">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17">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17">Мех на слане</text:span> есть тот, кто «<text:span text:style-name="T16">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 </text:p>
      <text:p text:style-name="First_20_line_20_indent">Далее (ст. 84)<text:span text:style-name="T15"> [</text:span><text:span text:style-name="T15"><text:bookmark-ref text:reference-format="page" text:ref-name="old_ps_118_084">319</text:bookmark-ref></text:span><text:span text:style-name="T15">]</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17">Когда</text:span> же, Господи, <text:span text:style-name="T17">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4"/>Толкования на Пс. 118:84<text:bookmark-end text:name="old_ps_118_084"/></text:h>
      <text:p text:style-name="P5">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46">Колико есть дней раба Твоего? Когда сотвориши ми от гонящих мя суд</text:p>
      <text:p text:style-name="First_20_line_20_indent"><text:span text:style-name="T17">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 </text:p>
      <text:p text:style-name="P47">Толкование на псалмы.</text:p>
      <text:h text:style-name="Heading_20_2" text:outline-level="2"><text:bookmark-start text:name="old_ps_118_084_svt_ioann_zlatoust"/>Свт. Иоанн Златоуст<text:bookmark-end text:name="old_ps_118_084_svt_ioann_zlatoust"/></text:h>
      <text:p text:style-name="P4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16">«плоть желает противного духу»</text:span><text:a xlink:type="simple" xlink:href="https://bible.optina.ru/new:gal:05:17" text:style-name="Internet_20_link" text:visited-style-name="Visited_20_Internet_20_Link">(Гал.5:17)</text:a>, как говорит божественный апостол.<text:span text:style-name="T16"> «Дни лет наших: семьдесят лет»</text:span><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 </text:p>
      <text:p text:style-name="P47">Беседа на псалом 118.</text:p>
      <text:h text:style-name="Heading_20_2" text:outline-level="2"><text:bookmark-start text:name="old_ps_118_084_svt_feofan_zatvornik"/>Свт. Феофан Затворник<text:bookmark-end text:name="old_ps_118_084_svt_feofan_zatvornik"/></text:h>
      <text:p text:style-name="P4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 </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text:p>
      <text:p text:style-name="First_20_line_20_indent"><text:span text:style-name="T16">Блаженный Августин</text:span> уподобляет этот вопль воплю апокалипсических избиенных: <text:span text:style-name="T16">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 </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16">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First_20_line_20_indent">Пространнее об этом говорит святой <text:span text:style-name="T16">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16">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 </text:p>
      <text:p text:style-name="P47">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4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16">«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 </text:p>
      <text:h text:style-name="Heading_20_2" text:outline-level="2"><text:bookmark-start text:name="old_ps_118_084_evfimij_zigaben"/>Евфимий Зигабен<text:bookmark-end text:name="old_ps_118_084_evfimij_zigaben"/></text:h>
      <text:p text:style-name="First_20_line_20_indent"><text:span text:style-name="T17">Колико есть дней раба Твоего? Когда сотвориши ми от </text:span>(над)<text:span text:style-name="T17"> гонящих мя суд </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 </text:p>
      <text:p text:style-name="First_20_line_20_indent"><text:span text:style-name="T16">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 </text:p>
      <text:h text:style-name="Heading_20_2" text:outline-level="2"><text:bookmark-start text:name="old_ps_118_084_prot_grigorij_razumovskij"/>Прот. Григорий Разумовский<text:bookmark-end text:name="old_ps_118_084_prot_grigorij_razumovskij"/></text:h>
      <text:p text:style-name="P46">Колико есть дней раба Твоего? Когда сотвориши ми от гонящих мя суд </text:p>
      <text:p text:style-name="First_20_line_20_indent">См. Толкование на Пс. 118:83<text:span text:style-name="T15"> [</text:span><text:span text:style-name="T15"><text:bookmark-ref text:reference-format="page" text:ref-name="old_ps_118_083_prot_grigorij_razumovskij">317</text:bookmark-ref></text:span><text:span text:style-name="T15">]</text:span></text:p>
      <text:h text:style-name="Heading_20_1" text:outline-level="1"><text:bookmark-start text:name="old_ps_118_085"/>Толкования на Пс. 118:85<text:bookmark-end text:name="old_ps_118_085"/></text:h>
      <text:p text:style-name="P5">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46">Поведаша мне, законопреступницы глумления, но не яко закон Твой, Господи</text:p>
      <text:p text:style-name="First_20_line_20_indent"><text:span text:style-name="T17">Поведаша мне законопреступницы глумления.</text:span> Разумеет или <text:span text:style-name="T16">бaбии басни</text:span> — учения иудейские, или заповеди человеческие и суесловия мудрецов века сего. </text:p>
      <text:p text:style-name="P47">Толкование на псалмы.</text:p>
      <text:h text:style-name="Heading_20_2" text:outline-level="2"><text:bookmark-start text:name="old_ps_118_085_svt_ioann_zlatoust"/>Свт. Иоанн Златоуст<text:bookmark-end text:name="old_ps_118_085_svt_ioann_zlatoust"/></text:h>
      <text:p text:style-name="P4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 </text:p>
      <text:p text:style-name="P47">Беседа на псалом 118.</text:p>
      <text:h text:style-name="Heading_20_2" text:outline-level="2"><text:bookmark-start text:name="old_ps_118_085_svt_feofan_zatvornik"/>Свт. Феофан Затворник<text:bookmark-end text:name="old_ps_118_085_svt_feofan_zatvornik"/></text:h>
      <text:p text:style-name="P4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 </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16">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 </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16">бдите</text:span>. Бдеть надо, отревая худое; но не менее надо бдеть, рассматривая и не худое, что приходит на ум, как дело пригожее и полезное. </text:p>
      <text:p text:style-name="P47">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4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 </text:p>
      <text:h text:style-name="Heading_20_2" text:outline-level="2"><text:bookmark-start text:name="old_ps_118_085_evfimij_zigaben"/>Евфимий Зигабен<text:bookmark-end text:name="old_ps_118_085_evfimij_zigaben"/></text:h>
      <text:p text:style-name="First_20_line_20_indent"><text:span text:style-name="T17">Поведаша мне, законопреступницы глумления </text:span>(многословия)<text:span text:style-name="T17">,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 </text:p>
      <text:p text:style-name="First_20_line_20_indent">Божественного <text:span text:style-name="T16">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16">Феодорита</text:span>: Мы должны убегать не только еллинских басен и неверия иудейского, но и богохульного учения еретиков. <text:span text:style-name="T16">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 </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17">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17">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17">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17">Не таков закон Божий</text:span>; не такова воля Божия о спасении нашем! </text:p>
      <text:p text:style-name="First_20_line_20_indent">Словами следующего (86-го)<text:span text:style-name="T15"> [</text:span><text:span text:style-name="T15"><text:bookmark-ref text:reference-format="page" text:ref-name="old_ps_118_086">324</text:bookmark-ref></text:span><text:span text:style-name="T15">]</text:span> стиха пророк подтверждает то, почему он не послушал глумления законопреступников и остался верным закону: потому, говорит, что <text:span text:style-name="T17">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17">неправедно</text:span> гонимому! «Не сказал пророк, – пишет св. Амвросий, – поелику гонят меня, помоги мне, но – <text:span text:style-name="T17">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7">неправедно погнаша мя, помози ми</text:span>».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6"/>Толкования на Пс. 118:86<text:bookmark-end text:name="old_ps_118_086"/></text:h>
      <text:p text:style-name="P5">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4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 </text:p>
      <text:p text:style-name="P47">Толкование на псалмы.</text:p>
      <text:h text:style-name="Heading_20_2" text:outline-level="2"><text:bookmark-start text:name="old_ps_118_086_svt_ioann_zlatoust"/>Свт. Иоанн Златоуст<text:bookmark-end text:name="old_ps_118_086_svt_ioann_zlatoust"/></text:h>
      <text:p text:style-name="P4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 </text:p>
      <text:p text:style-name="P47">Беседа на псалом 118.</text:p>
      <text:h text:style-name="Heading_20_2" text:outline-level="2"><text:bookmark-start text:name="old_ps_118_086_svt_feofan_zatvornik"/>Свт. Феофан Затворник<text:bookmark-end text:name="old_ps_118_086_svt_feofan_zatvornik"/></text:h>
      <text:p text:style-name="P4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16">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16">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16">Феодорит</text:span>, закон Твой, потому что вижу все заповеди Твои украшенными истиною; а в том, что они гонят меня – великая неправда». </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16">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16">Амвросий</text:span> пишет: «Не сказал пророк: поелику гонят меня, помоги мне; но <text:span text:style-name="T16">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6">неправедно погнаша мя, помози ми»</text:span>. </text:p>
      <text:p text:style-name="First_20_line_20_indent">В словах <text:span text:style-name="T16">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16">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16">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16">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 </text:p>
      <text:p text:style-name="P47">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17">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17">«Вся заповеди Твоя истина».</text:span> Предпочитаю закон Твой; потому что вижу все заповеди Твои украшенными истиною. </text:p>
      <text:p text:style-name="First_20_line_20_indent"><text:span text:style-name="T17">«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 </text:p>
      <text:h text:style-name="Heading_20_2" text:outline-level="2"><text:bookmark-start text:name="old_ps_118_086_evfimij_zigaben"/>Евфимий Зигабен<text:bookmark-end text:name="old_ps_118_086_evfimij_zigaben"/></text:h>
      <text:p text:style-name="P4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 </text:p>
      <text:p text:style-name="First_20_line_20_indent"><text:span text:style-name="T16">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 </text:p>
      <text:h text:style-name="Heading_20_2" text:outline-level="2"><text:bookmark-start text:name="old_ps_118_086_prot_grigorij_razumovskij"/>Прот. Григорий Разумовский<text:bookmark-end text:name="old_ps_118_086_prot_grigorij_razumovskij"/></text:h>
      <text:p text:style-name="P46">Вся заповеди Твоя—истина; неправедно погнаша мя, помози ми</text:p>
      <text:p text:style-name="First_20_line_20_indent">См. Толкование на Пс. 118:85<text:span text:style-name="T15"> [</text:span><text:span text:style-name="T15"><text:bookmark-ref text:reference-format="page" text:ref-name="old_ps_118_085_prot_grigorij_razumovskij">323</text:bookmark-ref></text:span><text:span text:style-name="T15">]</text:span></text:p>
      <text:h text:style-name="Heading_20_1" text:outline-level="1"><text:bookmark-start text:name="old_ps_118_087"/>Толкования на Пс. 118:87<text:bookmark-end text:name="old_ps_118_087"/></text:h>
      <text:p text:style-name="P5">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46">Вмале не скончаша мене на земли, аз же не оставих заповедей Твоих</text:p>
      <text:p text:style-name="First_20_line_20_indent"><text:span text:style-name="T17">Вмале не скончаша мене на земли.</text:span> Едва не .лишился я жизни от их гонений. </text:p>
      <text:p text:style-name="P47">Толкование на псалмы.</text:p>
      <text:h text:style-name="Heading_20_2" text:outline-level="2"><text:bookmark-start text:name="old_ps_118_087_svt_ioann_zlatoust"/>Свт. Иоанн Златоуст<text:bookmark-end text:name="old_ps_118_087_svt_ioann_zlatoust"/></text:h>
      <text:p text:style-name="P4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16">«у Меня отмщение, Я воздам, говорит Господь»</text:span><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17">«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 </text:p>
      <text:p text:style-name="P47">Беседа на псалом 118.</text:p>
      <text:h text:style-name="Heading_20_2" text:outline-level="2"><text:bookmark-start text:name="old_ps_118_087_svt_feofan_zatvornik"/>Свт. Феофан Затворник<text:bookmark-end text:name="old_ps_118_087_svt_feofan_zatvornik"/></text:h>
      <text:p text:style-name="P46">Вмале не скончаша мене на земли, аз же не оставих заповедей Твоих</text:p>
      <text:p text:style-name="First_20_line_20_indent">«Едва, толкует святой <text:span text:style-name="T16">Афанасий</text:span>, не лишился я жизни от гонений». «Уж они, прибавляет <text:span text:style-name="T16">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 </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 </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 </text:p>
      <text:p text:style-name="First_20_line_20_indent">Святой <text:span text:style-name="T16">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P47">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46">Вмале не скончаша мене на земли: аз же не оставих заповедий твоих</text:p>
      <text:p text:style-name="First_20_line_20_indent">См. Толкование на Пс. 118:86<text:span text:style-name="T15"> [</text:span><text:span text:style-name="T15"><text:bookmark-ref text:reference-format="page" text:ref-name="old_ps_118_086_blzh_feodorit_kirskij">325</text:bookmark-ref></text:span><text:span text:style-name="T15">]</text:span></text:p>
      <text:h text:style-name="Heading_20_2" text:outline-level="2"><text:bookmark-start text:name="old_ps_118_087_evfimij_zigaben"/>Евфимий Зигабен<text:bookmark-end text:name="old_ps_118_087_evfimij_zigaben"/></text:h>
      <text:p text:style-name="First_20_line_20_indent"><text:span text:style-name="T17">Вмале не скончаша мене на земли</text:span> (едва не до кончины довели меня на земле)<text:span text:style-name="T17">,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 </text:p>
      <text:p text:style-name="First_20_line_20_indent">Кончина на земле, по мнению <text:span text:style-name="T16">Дидима</text:span>, значит смерть, не общую, но принятие овеществления, которое назвал землею; а равно получить кончину значит принять свойства его. </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17">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17">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17">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 </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17">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17">По милости Твоей живи мя, и сохраню свидения уст Твоих</text:span>. </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17">оживлении</text:span>. <text:span text:style-name="T17">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17">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8"/>Толкования на Пс. 118:88<text:bookmark-end text:name="old_ps_118_088"/></text:h>
      <text:p text:style-name="P5">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46">По милости Твоей живи мя, и сохраню свидения уст Твоих</text:p>
      <text:p text:style-name="First_20_line_20_indent"><text:span text:style-name="T16">Уста Божии</text:span> — пророки, послужившие свидениям, заповедям и оправданиям Божиим. </text:p>
      <text:p text:style-name="P47">Толкование на псалмы.</text:p>
      <text:h text:style-name="Heading_20_2" text:outline-level="2"><text:bookmark-start text:name="old_ps_118_088_svt_ioann_zlatoust"/>Свт. Иоанн Златоуст<text:bookmark-end text:name="old_ps_118_088_svt_ioann_zlatoust"/></text:h>
      <text:p text:style-name="P4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 </text:p>
      <text:p text:style-name="P47">Беседа на псалом 118.</text:p>
      <text:h text:style-name="Heading_20_2" text:outline-level="2"><text:bookmark-start text:name="old_ps_118_088_svt_feofan_zatvornik"/>Свт. Феофан Затворник<text:bookmark-end text:name="old_ps_118_088_svt_feofan_zatvornik"/></text:h>
      <text:p text:style-name="P4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16">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 </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 </text:p>
      <text:p text:style-name="First_20_line_20_indent">В нравственном отношении эта молитва должна быть молитвою о благодатном оживлении. Святой <text:span text:style-name="T16">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 </text:p>
      <text:p text:style-name="First_20_line_20_indent">Или можно и так: <text:span text:style-name="T16">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16">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 </text:p>
      <text:p text:style-name="First_20_line_20_indent">Двенадцатое восьмистишие следует под буквою или словом <text:span text:style-name="T16">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их 92<text:span text:style-name="T15"> [</text:span><text:span text:style-name="T15"><text:bookmark-ref text:reference-format="page" text:ref-name="old_ps_118_092">342</text:bookmark-ref></text:span><text:span text:style-name="T15">]</text:span>); действуя по оправданиям Божиим, я ожил (стих 93<text:span text:style-name="T15"> [</text:span><text:span text:style-name="T15"><text:bookmark-ref text:reference-format="page" text:ref-name="old_ps_118_093">346</text:bookmark-ref></text:span><text:span text:style-name="T15">]</text:span>); взыскав их, присвоился Богу и чувствую себя спасенным (стих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их 96<text:span text:style-name="T15"> [</text:span><text:span text:style-name="T15"><text:bookmark-ref text:reference-format="page" text:ref-name="old_ps_118_096">356</text:bookmark-ref></text:span><text:span text:style-name="T15">]</text:span>). Приступая к объяснению сего восьмистишия, святой <text:span text:style-name="T16">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 </text:p>
      <text:p text:style-name="P47">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4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 </text:p>
      <text:h text:style-name="Heading_20_2" text:outline-level="2"><text:bookmark-start text:name="old_ps_118_088_evfimij_zigaben"/>Евфимий Зигабен<text:bookmark-end text:name="old_ps_118_088_evfimij_zigaben"/></text:h>
      <text:p text:style-name="P4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 </text:p>
      <text:p text:style-name="First_20_line_20_indent"><text:span text:style-name="T16">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 </text:p>
      <text:h text:style-name="Heading_20_2" text:outline-level="2"><text:bookmark-start text:name="old_ps_118_088_prot_grigorij_razumovskij"/>Прот. Григорий Разумовский<text:bookmark-end text:name="old_ps_118_088_prot_grigorij_razumovskij"/></text:h>
      <text:p text:style-name="P46">По милости Твоей живи мя; и сохраню свидения уст Твоих</text:p>
      <text:p text:style-name="First_20_line_20_indent">См. Толкование на Пс. 118:87<text:span text:style-name="T15"> [</text:span><text:span text:style-name="T15"><text:bookmark-ref text:reference-format="page" text:ref-name="old_ps_118_087_prot_grigorij_razumovskij">327</text:bookmark-ref></text:span><text:span text:style-name="T15">]</text:span></text:p>
      <text:h text:style-name="Heading_20_1" text:outline-level="1"><text:bookmark-start text:name="old_ps_118_089"/>Толкования на Пс. 118:89<text:bookmark-end text:name="old_ps_118_089"/></text:h>
      <text:p text:style-name="P5">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4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16">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 </text:p>
      <text:p text:style-name="P47">Толкование на псалмы.</text:p>
      <text:h text:style-name="Heading_20_2" text:outline-level="2"><text:bookmark-start text:name="old_ps_118_089_svt_ioann_zlatoust"/>Свт. Иоанн Златоуст<text:bookmark-end text:name="old_ps_118_089_svt_ioann_zlatoust"/></text:h>
      <text:p text:style-name="P4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16">«поставил их во век и в век века: повеление дал – и не пройдет оно»</text:span><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 </text:p>
      <text:p text:style-name="P47">Беседа на псалом 118.</text:p>
      <text:h text:style-name="Heading_20_2" text:outline-level="2"><text:bookmark-start text:name="old_ps_118_089_svt_feofan_zatvornik"/>Свт. Феофан Затворник<text:bookmark-end text:name="old_ps_118_089_svt_feofan_zatvornik"/></text:h>
      <text:p text:style-name="P4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16">яко всяческая работна Тебе.</text:span></text:p>
      <text:p text:style-name="First_20_line_20_indent"><text:span text:style-name="T16">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16">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 </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16">новое небо</text:span>. Потому-то и не сказано: во век века, или во веки веков, а только во век. Так объясняют слово святой <text:span text:style-name="T16">Иларий</text:span>, <text:span text:style-name="T16">Анфим</text:span> и проч. Во весь период настоящего образа бытия мира, как начало все быть на небе, так и пребывает и пребудет до скончания века. </text:p>
      <text:p text:style-name="First_20_line_20_indent">Блаженный <text:span text:style-name="T16">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16">постави я в век: повеления положи, и не мимоидет.</text:span></text:p>
      <text:p text:style-name="First_20_line_20_indent"><text:soft-page-break/>Святой <text:span text:style-name="T16">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 </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16">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16">Амвросий</text:span>, святой <text:span text:style-name="T16">Иларий</text:span>, <text:span text:style-name="T16">Анфим</text:span>, <text:span text:style-name="T16">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 </text:p>
      <text:p text:style-name="First_20_line_20_indent">Останавливаясь на этой мысли, святой <text:span text:style-name="T16">Амвросий</text:span> побуждает нас к ревнованию устроить и на земле подобное же небо. Как же это? – А вот как: слушай, говорит он, что пишет апостол: <text:span text:style-name="T16">якоже облекохомся во образ перстнаго, тако да облечемся и во образ небеснаго.</text:span> Вот и небо! Такие люди имеют полное дерзновение говорить: <text:span text:style-name="T16">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16">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16">Аз и Отец приидем и обитель у него сотворим.</text:span></text:p>
      <text:p text:style-name="First_20_line_20_indent">Продолжая то же наведение, святой <text:span text:style-name="T16">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 </text:p>
      <text:p text:style-name="P47">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4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16">«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 </text:p>
      <text:h text:style-name="Heading_20_2" text:outline-level="2"><text:bookmark-start text:name="old_ps_118_089_evfimij_zigaben"/>Евфимий Зигабен<text:bookmark-end text:name="old_ps_118_089_evfimij_zigaben"/></text:h>
      <text:p text:style-name="First_20_line_20_indent">Ст. 89-90 <text:span text:style-name="T17">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 </text:p>
      <text:p text:style-name="First_20_line_20_indent">По словам <text:span text:style-name="T16">Афанасия</text:span>, <text:span text:style-name="T16">Василя</text:span> и<text:span text:style-name="T16"> Кирилла</text:span>, слово здесь не есть слово прекращающееся, но, по словам псалмопевца, пребывающее во век, и мне кажется, пророк, как говорит <text:span text:style-name="T16">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16">Феодорита</text:span>, согласные с <text:span text:style-name="T16">Афанасиевыми</text:span>, показывают, что Ангельские соборы, обитающие на небе, сохраняют Божественный закон, и чужды всякого преступления. <text:span text:style-name="T16">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16">Дидим</text:span>: Хорошо сказал: во век, а не во век века. Ибо после сего века небо и земля прейдут. А родом и родом <text:span text:style-name="T16">Феодорит</text:span> и <text:span text:style-name="T16">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 </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16">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 92)<text:span text:style-name="T15"> [</text:span><text:span text:style-name="T15"><text:bookmark-ref text:reference-format="page" text:ref-name="old_ps_118_092">342</text:bookmark-ref></text:span><text:span text:style-name="T15">]</text:span>; действуя по оправданиям Божиим, я ожил (ст. 93)<text:span text:style-name="T15"> [</text:span><text:span text:style-name="T15"><text:bookmark-ref text:reference-format="page" text:ref-name="old_ps_118_093">346</text:bookmark-ref></text:span><text:span text:style-name="T15">]</text:span>; взыскав их, присвоился Богу, чувствуя себя спасенным (ст.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 96)<text:span text:style-name="T15"> [</text:span><text:span text:style-name="T15"><text:bookmark-ref text:reference-format="page" text:ref-name="old_ps_118_096">356</text:bookmark-ref></text:span><text:span text:style-name="T15">]</text:span>. </text:p>
      <text:p text:style-name="First_20_line_20_indent">Ст. 89–91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17">слово</text:span> Бога живаго непреложно исполняется <text:span text:style-name="T17">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17">яко всяческая работна Тебе. Во век, Господи, слово Твое пребывает</text:span>, – какое слово? То, которое изречено Богом, когда Он творил мир. «<text:span text:style-name="T16">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16">да будет</text:span>, – так то и было, так то и <text:span text:style-name="T17">пребывает</text:span>. Воля Божия о бытии мира осуществилась бытием его, но и <text:span text:style-name="T17">пребывает</text:span> он потому, что пребыванием своим осуществляет волю Божию о своем пребывании. Хочет Бог, чтобы все пребывало, – и <text:span text:style-name="T17">пребывает</text:span>, и при том пребывает так, как Ему угодно. </text:p>
      <text:p text:style-name="First_20_line_20_indent"><text:span text:style-name="T17">Слово</text:span> Божие, совет Божий и определения Его неизменны. <text:span text:style-name="T17">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17">во век</text:span>. Так объясняют это св. Иларий, Анфим и др. Когда пророк говорит, что <text:span text:style-name="T17">слово</text:span> Божие <text:span text:style-name="T17">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text:p>
      <text:p text:style-name="First_20_line_20_indent">Изречениями следующего (90-го)<text:span text:style-name="T15"> [</text:span><text:span text:style-name="T15"><text:bookmark-ref text:reference-format="page" text:ref-name="old_ps_118_090">336</text:bookmark-ref></text:span><text:span text:style-name="T15">]</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17">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17">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17">в род и род пребывает истина</text:span> Божия. Какая же это истина? Во-первых, та, о которой всем <text:span text:style-name="T17">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17">пребывает в род и род</text:span> и пребудет во все роды и веки веков. Особенно же та истина, которая сообщена людям чрез откровение. </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17">В род и род</text:span> была исповедуема эта истина до св. Давида, а он провидел, что ее будут исповедовать и в последующие века также <text:span text:style-name="T17">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 </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 </text:p>
      <text:p text:style-name="First_20_line_20_indent"><text:span text:style-name="T17">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7">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 </text:p>
      <text:p text:style-name="P47">Объяснение священной книги псалмов.</text:p>
      <text:h text:style-name="Heading_20_1" text:outline-level="1"><text:bookmark-start text:name="old_ps_118_090"/>Толкования на Пс. 118:90<text:bookmark-end text:name="old_ps_118_090"/></text:h>
      <text:p text:style-name="P5">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46">В род и род истина Твоя; основал еси землю, и пребывает</text:p>
      <text:p text:style-name="First_20_line_20_indent"><text:span text:style-name="T17">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16">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17">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 </text:p>
      <text:p text:style-name="P47">Толкование на псалмы.</text:p>
      <text:h text:style-name="Heading_20_2" text:outline-level="2"><text:bookmark-start text:name="old_ps_118_090_svt_ioann_zlatoust"/>Свт. Иоанн Златоуст<text:bookmark-end text:name="old_ps_118_090_svt_ioann_zlatoust"/></text:h>
      <text:p text:style-name="P4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 </text:p>
      <text:p text:style-name="P47">Беседа на псалом 118.</text:p>
      <text:h text:style-name="Heading_20_2" text:outline-level="2"><text:bookmark-start text:name="old_ps_118_090_svt_feofan_zatvornik"/>Свт. Феофан Затворник<text:bookmark-end text:name="old_ps_118_090_svt_feofan_zatvornik"/></text:h>
      <text:p text:style-name="P4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16"> в род и род истина Твоя.</text:span> С какою мыслию? </text:p>
      <text:p text:style-name="First_20_line_20_indent">Можно слова эти поставлять в соотношение с предыдущим стихом: против <text:span text:style-name="T16">во век</text:span> станет –<text:span text:style-name="T16"> в род и род, а истина Твоя</text:span> будет стоять против – <text:span text:style-name="T16">слово Твое.</text:span> В таком случае они будут служить объяснением того стиха. И <text:span text:style-name="T16">истина Твоя</text:span> будет означать те же непреложные законы бытия неба, какие выражаются и словом: <text:span text:style-name="T16">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 </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5"> [</text:span><text:span text:style-name="T15"><text:bookmark-ref text:reference-format="page" text:ref-name="old_ps_118_089">331</text:bookmark-ref></text:span><text:span text:style-name="T15">]</text:span>) о неизменности порядков мира физического. Указал он эту неизменность на небе, укажет и на земле: <text:span text:style-name="T16">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 </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 </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16">Феодорит</text:span> пишет: <text:span text:style-name="T16">«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16">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16">возми, возми от земли таковаго</text:span>; тогда истина от рода первого перешла к роду второму». «Итак, заключает святой <text:span text:style-name="T16">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 </text:p>
      <text:p text:style-name="P47">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17">«основал еси землю, и пребывает. Учинением Твоим пребывает день»</text:span>(Пс. 118:90<text:span text:style-name="T15"> [</text:span><text:span text:style-name="T15"><text:bookmark-ref text:reference-format="page" text:ref-name="old_ps_118_090">336</text:bookmark-ref></text:span><text:span text:style-name="T15">]</text:span>-91)<text:span text:style-name="T15"> [</text:span><text:span text:style-name="T15"><text:bookmark-ref text:reference-format="page" text:ref-name="old_ps_118_091">339</text:bookmark-ref></text:span><text:span text:style-name="T15">]</text:span>. Ибо под <text:span text:style-name="T17">«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 </text:p>
      <text:p text:style-name="P47">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17">«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 </text:p>
      <text:p text:style-name="First_20_line_20_indent"><text:span text:style-name="T17">«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17">«Яко всяческая работа Тебе».</text:span> Все Тебе служит и повинуется Твоим мановениям; потому что Ты – Создатель всяческих. </text:p>
      <text:h text:style-name="Heading_20_2" text:outline-level="2"><text:bookmark-start text:name="old_ps_118_090_evfimij_zigaben"/>Евфимий Зигабен<text:bookmark-end text:name="old_ps_118_090_evfimij_zigaben"/></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evfimij_zigaben">333</text:bookmark-ref></text:span><text:span text:style-name="T15">]</text:span></text:p>
      <text:h text:style-name="Heading_20_2" text:outline-level="2"><text:bookmark-start text:name="old_ps_118_090_prot_grigorij_razumovskij"/>Прот. Григорий Разумовский<text:bookmark-end text:name="old_ps_118_090_prot_grigorij_razumovskij"/></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1"/>Толкования на Пс. 118:91<text:bookmark-end text:name="old_ps_118_091"/></text:h>
      <text:p text:style-name="P5">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4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 </text:p>
      <text:p text:style-name="P47">Толкование на псалмы.</text:p>
      <text:h text:style-name="Heading_20_2" text:outline-level="2"><text:bookmark-start text:name="old_ps_118_091_svt_ioann_zlatoust"/>Свт. Иоанн Златоуст<text:bookmark-end text:name="old_ps_118_091_svt_ioann_zlatoust"/></text:h>
      <text:p text:style-name="P4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17">«По установлению Твоему пребывает день, ибо все служит Тебе»</text:span>. Солнце, восходя, направляется к западу. <text:span text:style-name="T17">«Ибо все служит Тебе»</text:span> – и все послушно Твоему мановению. Ты Творец всего, и все покорно Тебе, Богу. </text:p>
      <text:p text:style-name="P47">Беседа на псалом 118.</text:p>
      <text:h text:style-name="Heading_20_2" text:outline-level="2"><text:bookmark-start text:name="old_ps_118_091_svt_feofan_zatvornik"/>Свт. Феофан Затворник<text:bookmark-end text:name="old_ps_118_091_svt_feofan_zatvornik"/></text:h>
      <text:p text:style-name="P46">Учинением Твоим пребывает день, яко всяческая работна Тебе</text:p>
      <text:p text:style-name="First_20_line_20_indent">Конец предыдущего стиха: <text:span text:style-name="T16">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 </text:p>
      <text:p text:style-name="First_20_line_20_indent"><text:span text:style-name="T16">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 </text:p>
      <text:p text:style-name="First_20_line_20_indent"><text:span text:style-name="T16">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 </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16">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 </text:p>
      <text:p text:style-name="First_20_line_20_indent"><text:span text:style-name="T16">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6">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 </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 </text:p>
      <text:h text:style-name="Heading_20_2" text:outline-level="2"><text:bookmark-start text:name="old_ps_118_091_prp_nil_sinajskij"/>Прп. Нил Синайский<text:bookmark-end text:name="old_ps_118_091_prp_nil_sinaj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prp_nil_sinajskij">337</text:bookmark-ref></text:span><text:span text:style-name="T15">]</text:span></text:p>
      <text:h text:style-name="Heading_20_2" text:outline-level="2"><text:bookmark-start text:name="old_ps_118_091_blzh_feodorit_kirskij"/>Блж. Феодорит Кирский<text:bookmark-end text:name="old_ps_118_091_blzh_feodorit_kir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blzh_feodorit_kirskij">338</text:bookmark-ref></text:span><text:span text:style-name="T15">]</text:span></text:p>
      <text:h text:style-name="Heading_20_2" text:outline-level="2"><text:bookmark-start text:name="old_ps_118_091_evfimij_zigaben"/>Евфимий Зигабен<text:bookmark-end text:name="old_ps_118_091_evfimij_zigaben"/></text:h>
      <text:p text:style-name="First_20_line_20_indent"><text:span text:style-name="T17">Учинением </text:span>(по устроении)<text:span text:style-name="T17">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16">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 </text:p>
      <text:p text:style-name="First_20_line_20_indent"><text:span text:style-name="T16">Феодорита</text:span>: Ибо все служит Тебе и повинуется Твоему мановению: поелику Ты— Творец всех, а дело Творца служебно. </text:p>
      <text:h text:style-name="Heading_20_2" text:outline-level="2"><text:bookmark-start text:name="old_ps_118_091_prot_grigorij_razumovskij"/>Прот. Григорий Разумовский<text:bookmark-end text:name="old_ps_118_091_prot_grigorij_razumovskij"/></text:h>
      <text:p text:style-name="P46">Учинением Твоим пребывает день, яко всяческая работна Тебе</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2"/>Толкования на Пс. 118:92<text:bookmark-end text:name="old_ps_118_092"/></text:h>
      <text:p text:style-name="P5">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4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 </text:p>
      <text:p text:style-name="P47">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17">«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17">«во век не забуду оправданий Твоих, ибо ими Ты оживил меня»</text:span>, а пророк по опыту говорит, что оправдания Твои дают жизнь и память о них не изгладится у меня. </text:p>
      <text:p text:style-name="P47">Беседа на псалом 118.</text:p>
      <text:h text:style-name="Heading_20_2" text:outline-level="2"><text:bookmark-start text:name="old_ps_118_092_svt_feofan_zatvornik"/>Свт. Феофан Затворник<text:bookmark-end text:name="old_ps_118_092_svt_feofan_zatvornik"/></text:h>
      <text:p text:style-name="P4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 </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 </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 </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 </text:p>
      <text:p text:style-name="First_20_line_20_indent">Блаженный <text:span text:style-name="T16">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 </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16">Афанасия Великого</text:span>: «От приражения лукавых помыслов и нападения сопротивных сил погиб бы я, если бы закон Твой не стал для меня опорою». </text:p>
      <text:p text:style-name="P47">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46">Яко аще бы не закон Твой поучение мое был, тогда убо погибл бых во смирении моем</text:p>
      <text:p text:style-name="First_20_line_20_indent">См. Толкование на Пс. 118:105<text:span text:style-name="T15"> [</text:span><text:span text:style-name="T15"><text:bookmark-ref text:reference-format="page" text:ref-name="old_ps_118_105_prp_serafim_sarovskij">387</text:bookmark-ref></text:span><text:span text:style-name="T15">]</text:span></text:p>
      <text:h text:style-name="Heading_20_2" text:outline-level="2"><text:bookmark-start text:name="old_ps_118_092_prav_ioann_kronshtadtskij"/>Прав. Иоанн Кронштадтский<text:bookmark-end text:name="old_ps_118_092_prav_ioann_kronshtadtskij"/></text:h>
      <text:p text:style-name="P4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 </text:p>
      <text:p text:style-name="P47">Дневник. Том II. 1857-1858.</text:p>
      <text:h text:style-name="Heading_20_2" text:outline-level="2"><text:bookmark-start text:name="old_ps_118_092_blzh_feodorit_kirskij"/>Блж. Феодорит Кирский<text:bookmark-end text:name="old_ps_118_092_blzh_feodorit_kirskij"/></text:h>
      <text:p text:style-name="P4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 </text:p>
      <text:h text:style-name="Heading_20_2" text:outline-level="2"><text:bookmark-start text:name="old_ps_118_092_evfimij_zigaben"/>Евфимий Зигабен<text:bookmark-end text:name="old_ps_118_092_evfimij_zigaben"/></text:h>
      <text:p text:style-name="P4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 </text:p>
      <text:p text:style-name="First_20_line_20_indent"><text:span text:style-name="T16">Златословесного</text:span> с <text:span text:style-name="T16">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16">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 </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17">оправданий</text:span> Господних. И первое из них то, что в смирительных обстоятельствах только <text:span text:style-name="T17">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17">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17">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 </text:p>
      <text:p text:style-name="First_20_line_20_indent"><text:span text:style-name="T17">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3"/>Толкования на Пс. 118:93<text:bookmark-end text:name="old_ps_118_093"/></text:h>
      <text:p text:style-name="P5">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4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16">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 </text:p>
      <text:p text:style-name="P47">Толкование на псалмы.</text:p>
      <text:h text:style-name="Heading_20_2" text:outline-level="2"><text:bookmark-start text:name="old_ps_118_093_svt_ioann_zlatoust"/>Свт. Иоанн Златоуст<text:bookmark-end text:name="old_ps_118_093_svt_ioann_zlatoust"/></text:h>
      <text:p text:style-name="P46">Во век не забуду оправданий Твоих, яко в них оживил мя еси</text:p>
      <text:p text:style-name="First_20_line_20_indent">См. Толкование на Пс. 118:92<text:span text:style-name="T15"> [</text:span><text:span text:style-name="T15"><text:bookmark-ref text:reference-format="page" text:ref-name="old_ps_118_092_svt_ioann_zlatoust">342</text:bookmark-ref></text:span><text:span text:style-name="T15">]</text:span></text:p>
      <text:h text:style-name="Heading_20_2" text:outline-level="2"><text:bookmark-start text:name="old_ps_118_093_svt_feofan_zatvornik"/>Свт. Феофан Затворник<text:bookmark-end text:name="old_ps_118_093_svt_feofan_zatvornik"/></text:h>
      <text:p text:style-name="P4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16">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16">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16">Дидим</text:span> у <text:span text:style-name="T16">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 </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16">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16">Афанасий</text:span> и пишет касательно этого места: «Буду взирать на Твои законы, потому что в них обретаю жизнь, как и сказал Ты мне, что<text:span text:style-name="T16"> </text:span><text:soft-page-break/><text:span text:style-name="T16">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 </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 </text:p>
      <text:p text:style-name="P47">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4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 </text:p>
      <text:h text:style-name="Heading_20_2" text:outline-level="2"><text:bookmark-start text:name="old_ps_118_093_evfimij_zigaben"/>Евфимий Зигабен<text:bookmark-end text:name="old_ps_118_093_evfimij_zigaben"/></text:h>
      <text:p text:style-name="P4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 </text:p>
      <text:p text:style-name="First_20_line_20_indent"><text:span text:style-name="T16">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16">Феодорита</text:span>: Пророк, наученный опытом, говорит, что Твои оправдания рождают жизнь, и я сохраню память о них незабвенною. <text:span text:style-name="T16">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16">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 </text:p>
      <text:h text:style-name="Heading_20_2" text:outline-level="2"><text:bookmark-start text:name="old_ps_118_093_prot_grigorij_razumovskij"/>Прот. Григорий Разумовский<text:bookmark-end text:name="old_ps_118_093_prot_grigorij_razumovskij"/></text:h>
      <text:p text:style-name="P46">Во век не забуду оправданий Твоих, яко в них оживил мя ecи</text:p>
      <text:p text:style-name="First_20_line_20_indent">См. Толкование на Пс. 118:92<text:span text:style-name="T15"> [</text:span><text:span text:style-name="T15"><text:bookmark-ref text:reference-format="page" text:ref-name="old_ps_118_092_prot_grigorij_razumovskij">344</text:bookmark-ref></text:span><text:span text:style-name="T15">]</text:span></text:p>
      <text:h text:style-name="Heading_20_1" text:outline-level="1"><text:bookmark-start text:name="old_ps_118_094"/>Толкования на Пс. 118:94<text:bookmark-end text:name="old_ps_118_094"/></text:h>
      <text:p text:style-name="P5">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46">Твой есмь аз, спаси мя, яко оправданий Твоих взысках</text:p>
      <text:p text:style-name="First_20_line_20_indent"><text:span text:style-name="T17">Твой есмь аз, спаси мя.</text:span> Подразумевается: Твой я раб, Твой я по благодати сын, Твой я служитель. </text:p>
      <text:p text:style-name="P47">Толкование на псалмы.</text:p>
      <text:h text:style-name="Heading_20_2" text:outline-level="2"><text:bookmark-start text:name="old_ps_118_094_svt_ioann_zlatoust"/>Свт. Иоанн Златоуст<text:bookmark-end text:name="old_ps_118_094_svt_ioann_zlatoust"/></text:h>
      <text:p text:style-name="P46">Твой есмь аз, спаси мя, яко оправданий Твоих взысках</text:p>
      <text:p text:style-name="First_20_line_20_indent">Различно можно понимать эти слова: <text:span text:style-name="T17">«я – Твой»</text:span>; например: я – твой раб, твой слуга, твой сын по благодати. Итак, кто уверен, что сохранил заповеди Божии, тот сам говорит: <text:span text:style-name="T17">«я – Твой, спаси меня»</text:span>. За что? <text:span text:style-name="T17">«Ибо я оправдания Твои взыскал»</text:span>. А те, которые творят дела врага Твоего, конечно, не ищут Твоих заповедей и не могут сказать: <text:span text:style-name="T17">«я – Твой, спаси меня»</text:span>. Значит, не все мы можем употребить это воскли­цание. Лжет раб греха, называя себя Божиим. <text:span text:style-name="T16">«Кто кем побежден, тот тому и раб»</text:span><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 </text:p>
      <text:p text:style-name="P47">Беседа на псалом 118.</text:p>
      <text:h text:style-name="Heading_20_2" text:outline-level="2"><text:bookmark-start text:name="old_ps_118_094_svt_feofan_zatvornik"/>Свт. Феофан Затворник<text:bookmark-end text:name="old_ps_118_094_svt_feofan_zatvornik"/></text:h>
      <text:p text:style-name="P4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 </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16">Твой аз, спаси мя!</text:span> «Твой я раб, говорит святой <text:span text:style-name="T16">Афанасий Великий</text:span>, Твой я по благодати сын, Твой я служитель». «Не все, прибавляет блаженный <text:span text:style-name="T16">Феодорит</text:span>, могут говорить так: кто раб греху, тот лжет, именуя себя рабом Божиим:<text:span text:style-name="T16">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 </text:p>
      <text:p text:style-name="First_20_line_20_indent">О, какого великого дара, какого неизреченного преимущества лишает нас грех!.. <text:span text:style-name="T16">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16">Твой есмь аз.</text:span> Какие же мы, в самом деле, Его, когда совесть громко говорит нам, что мы только и делаем, что творим плотоугодие в похоти? </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16">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16">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16">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16">Твой есмь аз,</text:span> потому что всегда предан был Господу, <text:span text:style-name="T16">яко оправданий Твоих взысках,</text:span> то есть я ничего не искал чуждого Тебе, но всегда желал одного того, что Твое есть: <text:span text:style-name="T16">оправданий Твоих взысках</text:span>. Они – единственное достояние мое; а чрез них и Сам Ты – часть моя еси, Господи». </text:p>
      <text:p text:style-name="P47">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4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16">«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 </text:p>
      <text:h text:style-name="Heading_20_2" text:outline-level="2"><text:bookmark-start text:name="old_ps_118_094_evfimij_zigaben"/>Евфимий Зигабен<text:bookmark-end text:name="old_ps_118_094_evfimij_zigaben"/></text:h>
      <text:p text:style-name="First_20_line_20_indent"><text:span text:style-name="T17">Твой есмь аз, спаси мя, яко оправданий Твоих </text:span>(тщательно)<text:span text:style-name="T17">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 </text:p>
      <text:p text:style-name="First_20_line_20_indent"><text:soft-page-break/>По <text:span text:style-name="T16">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16">Евсевия</text:span> и <text:span text:style-name="T16">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16">Афанасия</text:span>, здесь подразумевается: я Твой раб, или сын, по благости, или служитель. Слова <text:span text:style-name="T16">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 </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17">Твой есмь аз, спаси мя: яко оправданий твоих взысках. Мене ждаша грешницы погубити мя: свидения твоя разумех</text:span></text:p>
      <text:p text:style-name="First_20_line_20_indent"><text:span text:style-name="T16">Твой есмь аз, спаси мя, яко оправданий Твоих взысках. Мене ждаша грешницы погубити мя</text:span> - сии слова, по моему мнению, составляют один 94-й<text:span text:style-name="T15"> [</text:span><text:span text:style-name="T15"><text:bookmark-ref text:reference-format="page" text:ref-name="old_ps_118_094">348</text:bookmark-ref></text:span><text:span text:style-name="T15">]</text:span> стих, хотя в Библии <text:span text:style-name="T16">мене ждаша грешницы…</text:span> относится к 95-му<text:span text:style-name="T15"> [</text:span><text:span text:style-name="T15"><text:bookmark-ref text:reference-format="page" text:ref-name="old_ps_118_095">353</text:bookmark-ref></text:span><text:span text:style-name="T15">]</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46">Твой есмь аз, спаси мя: яко оправданий твоих взысках</text:p>
      <text:p text:style-name="First_20_line_20_indent">«Твой я» - только Тебе одному предан и только от Тебя жду помощи и защиты. </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17">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17">оправданий Твоих взысках</text:span>; взыскал я оправданий Твоих и стал Твой. Верую, что и Ты имеешь теперь меня Своим, спаси же меня, как Своего. <text:span text:style-name="T17">Твой есмь аз, спаси мя!</text:span> «Твой я раб, – говорит св. Афанасий Великий, – Твой я по благодати сын, Твой я служитель» [3, е. 380]. </text:p>
      <text:p text:style-name="First_20_line_20_indent">«Не все, – прибавляет блж. Феодорит, – могут говорить так: кто раб греху, тот лжет, именуя себя рабом Божиим: «<text:span text:style-name="T16">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 </text:p>
      <text:p text:style-name="First_20_line_20_indent">Вот почему человек, преданный в рабство греху, не может говорить Богу: <text:span text:style-name="T17">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 </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5"> [</text:span><text:span text:style-name="T15"><text:bookmark-ref text:reference-format="page" text:ref-name="old_ps_118_095">353</text:bookmark-ref></text:span><text:span text:style-name="T15">]</text:span> уверенность, что ему не страшны все козни врагов, замышлявших и искавших его погибели, потому что он занят размышлением о <text:span text:style-name="T17">свидениях</text:span> Господних. <text:span text:style-name="T17">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17">свидений Твоих</text:span>, то благость Твоя, Господи, благоволила принять меня под Свой покров, и я избавлен был от рук их; <text:span text:style-name="T17">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17">свидения Твои</text:span>, то и прохожу безопасною дорогою и делаю тщетными покушения их. </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17">свидениях Твоих</text:span> был я всем умом моим и только их <text:span text:style-name="T17">разумел</text:span>. Если бы я не был так предан им, то, может быть, грех и увлек бы меня, и я погиб бы, но «<text:span text:style-name="T16">се благодатию Твоею есмь, еже есмь</text:span>» <text:a xlink:type="simple" xlink:href="https://bible.optina.ru/new:1kor:15:10" text:style-name="Internet_20_link" text:visited-style-name="Visited_20_Internet_20_Link">(1 Кор. 15:10)</text:a>. </text:p>
      <text:p text:style-name="First_20_line_20_indent">Углубляясь мыслию и разумением в <text:span text:style-name="T17">свидения</text:span> Божии, пророк доходит и до заповеди Божией (ст. 96)<text:span text:style-name="T15"> [</text:span><text:span text:style-name="T15"><text:bookmark-ref text:reference-format="page" text:ref-name="old_ps_118_096">356</text:bookmark-ref></text:span><text:span text:style-name="T15">]</text:span>, и не находя ей предела, с удивлением говорит: <text:span text:style-name="T17">широка заповедь Твоя зело</text:span>. У всякого дела у самых великих предприятий и начинаний (человеческих) можно видеть начало и конец: <text:span text:style-name="T17">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 </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16">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17">широту</text:span>, где царствует воля Божия, и где он вступает, по апостолу, «<text:span text:style-name="T16">в свободу чад Божиих</text:span>» <text:a xlink:type="simple" xlink:href="https://bible.optina.ru/new:rim:08:21" text:style-name="Internet_20_link" text:visited-style-name="Visited_20_Internet_20_Link">(Рим. 8:21)</text:a>, умертвив в себе все страсти.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5"/>Толкования на Пс. 118:95<text:bookmark-end text:name="old_ps_118_095"/></text:h>
      <text:p text:style-name="P5">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4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 </text:p>
      <text:p text:style-name="P47">Толкование на псалмы.</text:p>
      <text:h text:style-name="Heading_20_2" text:outline-level="2"><text:bookmark-start text:name="old_ps_118_095_svt_ioann_zlatoust"/>Свт. Иоанн Златоуст<text:bookmark-end text:name="old_ps_118_095_svt_ioann_zlatoust"/></text:h>
      <text:p text:style-name="P46">Мене ждаша грешницы погубити мя, свидения Твоя разумех</text:p>
      <text:p text:style-name="First_20_line_20_indent"><text:span text:style-name="T17">«Ожидали»</text:span> – Симмах и Феодотион перевели: <text:span text:style-name="T16">«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 </text:p>
      <text:p text:style-name="P47">Беседа на псалом 118.</text:p>
      <text:h text:style-name="Heading_20_2" text:outline-level="2"><text:bookmark-start text:name="old_ps_118_095_svt_feofan_zatvornik"/>Свт. Феофан Затворник<text:bookmark-end text:name="old_ps_118_095_svt_feofan_zatvornik"/></text:h>
      <text:p text:style-name="P4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16">Твой есмь аз, спаси мя;</text:span> здесь же доразумевается только услышание сей молитвы. Святой <text:span text:style-name="T16">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 </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16">Амвросий</text:span> говорит: «Святой, вышедши из судилища, где изречен ему смертный приговор, мог сказать: <text:span text:style-name="T16">мене ждаша грешницы </text:span><text:soft-page-break/><text:span text:style-name="T16">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16">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16">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 </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16">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16">се</text:span> благодатию <text:span text:style-name="T16">Твоею есмь, еже есмь</text:span>». </text:p>
      <text:p text:style-name="P47">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46">Меня ждаша грешницы погубити мя: свидения Твоя разумех</text:p>
      <text:p text:style-name="First_20_line_20_indent">Вместо: <text:span text:style-name="T16">«ждаша»</text:span>, <text:span text:style-name="T16">Симмах</text:span> и <text:span text:style-name="T16">Феодотион</text:span> сказали: надеялись. Хотя имели они надежду предать меня смерти; но, внимая свидениям Твоим, приобрел я этим жизнь. </text:p>
      <text:h text:style-name="Heading_20_2" text:outline-level="2"><text:bookmark-start text:name="old_ps_118_095_evfimij_zigaben"/>Евфимий Зигабен<text:bookmark-end text:name="old_ps_118_095_evfimij_zigaben"/></text:h>
      <text:p text:style-name="First_20_line_20_indent"><text:span text:style-name="T17">Мене ждаша грешницы </text:span>(чтобы)<text:span text:style-name="T17">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 </text:p>
      <text:p text:style-name="First_20_line_20_indent"><text:span text:style-name="T16">Феодорита</text:span>: <text:span text:style-name="T16">Симмах</text:span> и <text:span text:style-name="T16">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 </text:p>
      <text:h text:style-name="Heading_20_2" text:outline-level="2"><text:bookmark-start text:name="old_ps_118_095_prot_sergij_ternovskij"/>Прот. Сергий Терновский<text:bookmark-end text:name="old_ps_118_095_prot_sergij_tern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sergij_ternovskij">350</text:bookmark-ref></text:span><text:span text:style-name="T15">]</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6"/>Толкования на Пс. 118:96<text:bookmark-end text:name="old_ps_118_096"/></text:h>
      <text:p text:style-name="P5">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46">Всякия кончины видех конец: широка заповедь Твоя зело</text:p>
      <text:p text:style-name="First_20_line_20_indent"><text:span text:style-name="T16">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16">егда скончает человек, тогда начинает</text:span> (<text:a xlink:type="simple" xlink:href="https://bible.optina.ru/old:prsir:18:06" text:style-name="Internet_20_link" text:visited-style-name="Visited_20_Internet_20_Link">Сирах. 18,6</text:a>). </text:p>
      <text:p text:style-name="P47">Толкование на псалмы.</text:p>
      <text:h text:style-name="Heading_20_2" text:outline-level="2"><text:bookmark-start text:name="old_ps_118_096_svt_ioann_zlatoust"/>Свт. Иоанн Златоуст<text:bookmark-end text:name="old_ps_118_096_svt_ioann_zlatoust"/></text:h>
      <text:p text:style-name="P4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17">«я видел предел всякого совершенства»</text:span>, а заповедь Божия весьма широка и пребывает во век и имеет воздаянием вечные блага. </text:p>
      <text:p text:style-name="P47">Беседа на псалом 118.</text:p>
      <text:h text:style-name="Heading_20_2" text:outline-level="2"><text:bookmark-start text:name="old_ps_118_096_svt_feofan_zatvornik"/>Свт. Феофан Затворник<text:bookmark-end text:name="old_ps_118_096_svt_feofan_zatvornik"/></text:h>
      <text:p text:style-name="P46">Всякия кончины видех конец: широка заповедь Твоя зело</text:p>
      <text:p text:style-name="First_20_line_20_indent"><text:span text:style-name="T16">Кончина</text:span> – συντελέια, окончание дела, может означать и самое дело, предприятие и начинание. <text:span text:style-name="T16">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text:p>
      <text:p text:style-name="First_20_line_20_indent">В каком смысле можно говорить так о заповедях? – <text:span text:style-name="T16">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16">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 </text:p>
      <text:p text:style-name="First_20_line_20_indent">Потому-то такие люди, при всех усилиях и стремлениях, обыкновенно говорят: <text:span text:style-name="T16">не у достигох… гоню же, аще и постигну.</text:span> Святой <text:span text:style-name="T16">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 </text:p>
      <text:p text:style-name="First_20_line_20_indent"><text:span text:style-name="T16">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 </text:p>
      <text:p text:style-name="First_20_line_20_indent">Отсюда вытекает, <text:span text:style-name="T16">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 </text:p>
      <text:p text:style-name="First_20_line_20_indent">Тринадцатое восьмистишие идет под буквою или словом <text:span text:style-name="T16">мем – пятно</text:span>. Пятно – то же, что порок или недостаток в вещи, а равно нравственный недостаток какой-либо и, наконец, грех. </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 </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ихи 101, 102<text:span text:style-name="T15"> [</text:span><text:span text:style-name="T15"><text:bookmark-ref text:reference-format="page" text:ref-name="old_ps_118_101">374</text:bookmark-ref></text:span><text:span text:style-name="T15">]</text:span>), восстановляет в сердце забытое чувство ко всему святому и божественному (стихи 103,104<text:span text:style-name="T15"> [</text:span><text:span text:style-name="T15"><text:bookmark-ref text:reference-format="page" text:ref-name="old_ps_118_103">379</text:bookmark-ref></text:span><text:span text:style-name="T15">]</text:span>). </text:p>
      <text:p text:style-name="P47"><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46">Всякия кончины видех конец: широка заповедь Твоя зело</text:p>
      <text:p text:style-name="First_20_line_20_indent">А <text:span text:style-name="T16">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 </text:p>
      <text:h text:style-name="Heading_20_2" text:outline-level="2"><text:bookmark-start text:name="old_ps_118_096_evfimij_zigaben"/>Евфимий Зигабен<text:bookmark-end text:name="old_ps_118_096_evfimij_zigaben"/></text:h>
      <text:p text:style-name="P4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16">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16">Евсевий</text:span>, но не причиняет она стеснения, или бедствий исполняющим ее, хотя она и представляется ленивым утомительною и трудною. </text:p>
      <text:p text:style-name="First_20_line_20_indent"><text:span text:style-name="T16">Симмах</text:span> перевел: Всякого устроения я видел конец; пространна заповедь Твоя весьма. Все, по изъяснению <text:span text:style-name="T16">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16">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16">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16">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 </text:p>
      <text:h text:style-name="Heading_20_2" text:outline-level="2"><text:bookmark-start text:name="old_ps_118_096_prot_sergij_ternovskij"/>Прот. Сергий Терновский<text:bookmark-end text:name="old_ps_118_096_prot_sergij_ternovskij"/></text:h>
      <text:p text:style-name="P4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16">будете совершении, якоже Отец ваш Небесный совершен есть</text:span>. </text:p>
      <text:p text:style-name="First_20_line_20_indent">Св. пророк Давид выражает сию неограниченную силу заповеди, возводящую к совершенству, в следующих выражениях: <text:span text:style-name="T16">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16">Аз себе не у помышляю достигши</text:span>, - так пишет св. апостол после первых уз своих, - <text:span text:style-name="T16">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text:a xlink:type="simple" xlink:href="https://bible.optina.ru/new:fil:03:13" text:style-name="Internet_20_link" text:visited-style-name="Visited_20_Internet_20_Link">(Фил. 3:13,</text:a><text:a xlink:type="simple" xlink:href="https://bible.optina.ru/new:fil:03:14" text:style-name="Internet_20_link" text:visited-style-name="Visited_20_Internet_20_Link">14,</text:a><text:a xlink:type="simple" xlink:href="https://bible.optina.ru/new:fil:03:15" text:style-name="Internet_20_link" text:visited-style-name="Visited_20_Internet_20_Link">15)</text:a>.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46">Всякия кончины видех конец: широка заповедь твоя зело</text:p>
      <text:p text:style-name="First_20_line_20_indent"><text:span text:style-name="T16">«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 </text:p>
      <text:h text:style-name="Heading_20_2" text:outline-level="2"><text:bookmark-start text:name="old_ps_118_096_prot_grigorij_razumovskij"/>Прот. Григорий Разумовский<text:bookmark-end text:name="old_ps_118_096_prot_grigorij_razumovskij"/></text:h>
      <text:p text:style-name="P46">Всякия кончины видех конец: широка заповедь твоя зело</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7"/>Толкования на Пс. 118:97<text:bookmark-end text:name="old_ps_118_097"/></text:h>
      <text:p text:style-name="P5">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4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 </text:p>
      <text:p text:style-name="P47">Толкование на псалмы.</text:p>
      <text:h text:style-name="Heading_20_2" text:outline-level="2"><text:bookmark-start text:name="old_ps_118_097_svt_ioann_zlatoust"/>Свт. Иоанн Златоуст<text:bookmark-end text:name="old_ps_118_097_svt_ioann_zlatoust"/></text:h>
      <text:p text:style-name="P4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16">«обличай, запрещай, увещевай»</text:span><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16">«от высокомерия происходит раздор, а у советующихся – мудрость»</text:span><text:a xlink:type="simple" xlink:href="https://bible.optina.ru/old:pr:08:10" text:style-name="Internet_20_link" text:visited-style-name="Visited_20_Internet_20_Link">(Притч.8:10)</text:a>. </text:p>
      <text:p text:style-name="P47">Беседа на псалом 118.</text:p>
      <text:h text:style-name="Heading_20_2" text:outline-level="2"><text:bookmark-start text:name="old_ps_118_097_svt_feofan_zatvornik"/>Свт. Феофан Затворник<text:bookmark-end text:name="old_ps_118_097_svt_feofan_zatvornik"/></text:h>
      <text:p text:style-name="P46">Коль возлюбих закон Твой, Господи, весь день поучение мое есть</text:p>
      <text:p text:style-name="First_20_line_20_indent"><text:span text:style-name="T16">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16">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 </text:p>
      <text:p text:style-name="First_20_line_20_indent">Святой <text:span text:style-name="T16">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16">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 </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16">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16"> в законе Господни поучится день и нощь.</text:span> Святой <text:span text:style-name="T16">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16">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text:p>
      <text:p text:style-name="P47">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4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 </text:p>
      <text:h text:style-name="Heading_20_2" text:outline-level="2"><text:bookmark-start text:name="old_ps_118_097_evfimij_zigaben"/>Евфимий Зигабен<text:bookmark-end text:name="old_ps_118_097_evfimij_zigaben"/></text:h>
      <text:p text:style-name="P4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 </text:p>
      <text:p text:style-name="First_20_line_20_indent"><text:span text:style-name="T16">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16">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16">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16">Павел</text:span> говорит: ночь прошла, а день приблизился, также: как днем станем ходить чинно. <text:span text:style-name="T16">Дидима</text:span>: Под целым днем можешь разуметь все время жизни нашей. </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16">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 101–102)<text:span text:style-name="T15"> [</text:span><text:span text:style-name="T15"><text:bookmark-ref text:reference-format="page" text:ref-name="old_ps_118_101">374</text:bookmark-ref></text:span><text:span text:style-name="T15">]</text:span>, восстановляет в сердце забитое чувство ко всему святому и божественному (ст. 103–104)<text:span text:style-name="T15"> [</text:span><text:span text:style-name="T15"><text:bookmark-ref text:reference-format="page" text:ref-name="old_ps_118_103">379</text:bookmark-ref></text:span><text:span text:style-name="T15">]</text:span>. </text:p>
      <text:p text:style-name="First_20_line_20_indent">Ст. 97–99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17">возлюбивший закон, поучался</text:span> в нем <text:span text:style-name="T17">весь день</text:span>; поучался при всяком деле, чтоб дело его было Богу угодно, не оскорбляло Его, поучался более потому, что такое <text:span text:style-name="T17">поучение</text:span> питает душу небесными божественными стихиями помышлений добрых и чувств благих. Потому и говорит: <text:span text:style-name="T17">Коль </text:span><text:soft-page-break/><text:span text:style-name="T17">возлюбих закон Твой, Господи</text:span>, т.е. «как любезен мне закон Твой!» Так взывает душа, испытавшая благотворные действия жизни по заповедям Божиим. </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17">день</text:span>. Потому-то, может быть, и сказал пророк <text:span text:style-name="T17">весь день поучение мое есть</text:span>, не поминая о ночи, как сделал в первом псалме, «в законе Господни поучится день и нощь». </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 </text:p>
      <text:p text:style-name="First_20_line_20_indent">Далее (ст. 98)<text:span text:style-name="T15"> [</text:span><text:span text:style-name="T15"><text:bookmark-ref text:reference-format="page" text:ref-name="old_ps_118_098">364</text:bookmark-ref></text:span><text:span text:style-name="T15">]</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 </text:p>
      <text:p text:style-name="First_20_line_20_indent"><text:span text:style-name="T17">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7">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17">в век моя есть заповедь</text:span>, – они не оставляют следа, а как приходят, так и отходят. Нет ничего дивного оказаться <text:span text:style-name="T17">умудренным заповедию Божией паче враг</text:span>; но то дивно, что пророк, поучаясь в законе Божием, стал сведущее и разумнее всех учителей своих. </text:p>
      <text:p text:style-name="First_20_line_20_indent"><text:span text:style-name="T17">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17">умудрил</text:span> его <text:span text:style-name="T17">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text:p>
      <text:p text:style-name="First_20_line_20_indent">Пророк и говорит, что он <text:span text:style-name="T17">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text:p>
      <text:p text:style-name="P47">Объяснение священной книги псалмов.</text:p>
      <text:h text:style-name="Heading_20_1" text:outline-level="1"><text:bookmark-start text:name="old_ps_118_098"/>Толкования на Пс. 118:98<text:bookmark-end text:name="old_ps_118_098"/></text:h>
      <text:p text:style-name="P5">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4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 </text:p>
      <text:p text:style-name="P47">Беседа на псалом 118.</text:p>
      <text:h text:style-name="Heading_20_2" text:outline-level="2"><text:bookmark-start text:name="old_ps_118_098_svt_feofan_zatvornik"/>Свт. Феофан Затворник<text:bookmark-end text:name="old_ps_118_098_svt_feofan_zatvornik"/></text:h>
      <text:p text:style-name="P4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 </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16">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 </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6">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16">в век моя есть заповедь,</text:span> они не оставляют следа, а как приходят, так и отходят. </text:p>
      <text:p text:style-name="First_20_line_20_indent"><text:soft-page-break/>Решимость такая: <text:span text:style-name="T16">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16">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 </text:p>
      <text:p text:style-name="P47">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4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 </text:p>
      <text:h text:style-name="Heading_20_2" text:outline-level="2"><text:bookmark-start text:name="old_ps_118_098_evfimij_zigaben"/>Евфимий Зигабен<text:bookmark-end text:name="old_ps_118_098_evfimij_zigaben"/></text:h>
      <text:p text:style-name="First_20_line_20_indent"><text:span text:style-name="T17">Паче враг моих </text:span>(Твоих)<text:span text:style-name="T17">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 </text:p>
      <text:p text:style-name="First_20_line_20_indent"><text:span text:style-name="T16">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16">Ориген</text:span> врагами называет Иудеев. Ибо христианин, как понимающий закон Божий духовно и хранящий его, умудрен заповедью его более, нежели они. </text:p>
      <text:h text:style-name="Heading_20_2" text:outline-level="2"><text:bookmark-start text:name="old_ps_118_098_lopuxin_ap"/>Лопухин А.П.<text:bookmark-end text:name="old_ps_118_098_lopuxin_ap"/></text:h>
      <text:p text:style-name="First_20_line_20_indent">Ст. 98-100 <text:span text:style-name="T17">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 </text:p>
      <text:h text:style-name="Heading_20_2" text:outline-level="2"><text:bookmark-start text:name="old_ps_118_098_prot_grigorij_razumovskij"/>Прот. Григорий Разумовский<text:bookmark-end text:name="old_ps_118_098_prot_grigorij_razumovskij"/></text:h>
      <text:p text:style-name="P46">Паче враг моих умудрил мя еси заповедию Твоею, яко в век моя есть</text:p>
      <text:p text:style-name="First_20_line_20_indent"><text:soft-page-break/>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099"/>Толкования на Пс. 118:99<text:bookmark-end text:name="old_ps_118_099"/></text:h>
      <text:p text:style-name="P5">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16">«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 </text:p>
      <text:p text:style-name="P47">Беседа на псалом 118.</text:p>
      <text:h text:style-name="Heading_20_2" text:outline-level="2"><text:bookmark-start text:name="old_ps_118_099_svt_feofan_zatvornik"/>Свт. Феофан Затворник<text:bookmark-end text:name="old_ps_118_099_svt_feofan_zatvornik"/></text:h>
      <text:p text:style-name="P4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 </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16">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16"> блажен человек, егоже аще накажеши, Господи, и от закона Твоего научиши его»</text:span>. </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16">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16">тако подобаше пострадати Христу и внити в славу Свою</text:span>. Так мгновенно и полно открывает Господь небесное и всем, кого считает того достойным. </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16">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 </text:p>
      <text:p text:style-name="P47">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46">Паче всех учащих мя разумех, яко свидения Твоя поучение мое есть</text:p>
      <text:p text:style-name="First_20_line_20_indent">Умудрись же <text:span text:style-name="T17">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 </text:p>
      <text:p text:style-name="P47">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 </text:p>
      <text:h text:style-name="Heading_20_2" text:outline-level="2"><text:bookmark-start text:name="old_ps_118_099_evfimij_zigaben"/>Евфимий Зигабен<text:bookmark-end text:name="old_ps_118_099_evfimij_zigaben"/></text:h>
      <text:p text:style-name="First_20_line_20_indent"><text:span text:style-name="T17">Паче всех учащих мя разумех </text:span>(разумен стал)<text:span text:style-name="T17">,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 </text:p>
      <text:p text:style-name="First_20_line_20_indent"><text:span text:style-name="T16">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16">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 </text:p>
      <text:h text:style-name="Heading_20_2" text:outline-level="2"><text:bookmark-start text:name="old_ps_118_099_lopuxin_ap"/>Лопухин А.П.<text:bookmark-end text:name="old_ps_118_099_lopuxin_ap"/></text:h>
      <text:p text:style-name="P46">Паче всех учащих мя разумех, яко свидения твоя поучение мое есть</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099_prot_grigorij_razumovskij"/>Прот. Григорий Разумовский<text:bookmark-end text:name="old_ps_118_099_prot_grigorij_razumovskij"/></text:h>
      <text:p text:style-name="P46">Паче всех учащих мя разумех, яко свидения твоя поучение мое есть</text:p>
      <text:p text:style-name="First_20_line_20_indent">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0"/>Толкования на Пс. 118:100<text:bookmark-end text:name="old_ps_118_100"/></text:h>
      <text:p text:style-name="P5">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svt_ioann_zlatoust">367</text:bookmark-ref></text:span><text:span text:style-name="T15">]</text:span></text:p>
      <text:h text:style-name="Heading_20_2" text:outline-level="2"><text:bookmark-start text:name="old_ps_118_100_svt_feofan_zatvornik"/>Свт. Феофан Затворник<text:bookmark-end text:name="old_ps_118_100_svt_feofan_zatvornik"/></text:h>
      <text:p text:style-name="P4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 </text:p>
      <text:p text:style-name="First_20_line_20_indent">И этому причина та же, какая и превосходству его над учителями, – именно, что Сам Господь умудрил его. Святой <text:span text:style-name="T16">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16">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16">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 </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16">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 </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 </text:p>
      <text:p text:style-name="P47">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blzh_feodorit_kirskij">368</text:bookmark-ref></text:span><text:span text:style-name="T15">]</text:span></text:p>
      <text:h text:style-name="Heading_20_2" text:outline-level="2"><text:bookmark-start text:name="old_ps_118_100_evfimij_zigaben"/>Евфимий Зигабен<text:bookmark-end text:name="old_ps_118_100_evfimij_zigaben"/></text:h>
      <text:p text:style-name="First_20_line_20_indent"><text:span text:style-name="T17">Паче старец разумех</text:span> (стал разумен), <text:span text:style-name="T17">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16">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 </text:p>
      <text:p text:style-name="First_20_line_20_indent"><text:span text:style-name="T16">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16">Оригена</text:span>: Кого выше назвал учащим, того называет и ниже старейшим. <text:span text:style-name="T16">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 </text:p>
      <text:h text:style-name="Heading_20_2" text:outline-level="2"><text:bookmark-start text:name="old_ps_118_100_lopuxin_ap"/><text:soft-page-break/>Лопухин А.П.<text:bookmark-end text:name="old_ps_118_100_lopuxin_ap"/></text:h>
      <text:p text:style-name="P46">Паче старец разумех, яко заповеди твоя взысках</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17">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17">разумел</text:span> всякое дело <text:span text:style-name="T17">гораздо лучше</text:span> и вернее <text:span text:style-name="T17">старцев</text:span>. </text:p>
      <text:p text:style-name="First_20_line_20_indent"><text:span text:style-name="T17">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17">разумел</text:span> дела Божии <text:span text:style-name="T17">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16">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 </text:p>
      <text:p text:style-name="First_20_line_20_indent">Теперь пророк указывает (ст. 101)<text:span text:style-name="T15"> [</text:span><text:span text:style-name="T15"><text:bookmark-ref text:reference-format="page" text:ref-name="old_ps_118_101">374</text:bookmark-ref></text:span><text:span text:style-name="T15">]</text:span>, как исправилась и неправость воли? и это, говорит, совершилось тем же путем. <text:span text:style-name="T17">От всякого пути лукава возбраних ногам Моим, яко да сохраню словеса Твоя</text:span>, т.е. стал я <text:span text:style-name="T17">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17">возбранить ногам</text:span>. Но это внешний труд, к нему надо присоединить внутренний – возбранение мысленным ногам от мысленных же путей лукавых. </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17">возбранил ногам моим</text:span>, а вместе с тем я <text:span text:style-name="T17">не уклонялся и от судеб Божиих</text:span>(ст. 102)<text:span text:style-name="T15"> [</text:span><text:span text:style-name="T15"><text:bookmark-ref text:reference-format="page" text:ref-name="old_ps_118_102">377</text:bookmark-ref></text:span><text:span text:style-name="T15">]</text:span>, то есть исполнял то, что советовал другим: «<text:span text:style-name="T16">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 </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17">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1"/>Толкования на Пс. 118:101<text:bookmark-end text:name="old_ps_118_101"/></text:h>
      <text:p text:style-name="P5">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46">От всякаго пути лукава возбраних ногам моим, яко да сохраню словеса Твоя</text:p>
      <text:p text:style-name="First_20_line_20_indent"><text:span text:style-name="T17">От всякого пути лукава возбраних ногам моим.</text:span> Это и значить хранить Божественный Закон — исполнять его самым делом. </text:p>
      <text:p text:style-name="P47">Толкование на псалмы.</text:p>
      <text:h text:style-name="Heading_20_2" text:outline-level="2"><text:bookmark-start text:name="old_ps_118_101_svt_ioann_zlatoust"/>Свт. Иоанн Златоуст<text:bookmark-end text:name="old_ps_118_101_svt_ioann_zlatoust"/></text:h>
      <text:p text:style-name="P4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17">«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 </text:p>
      <text:p text:style-name="P47">Беседа на псалом 118.</text:p>
      <text:h text:style-name="Heading_20_2" text:outline-level="2"><text:bookmark-start text:name="old_ps_118_101_svt_feofan_zatvornik"/>Свт. Феофан Затворник<text:bookmark-end text:name="old_ps_118_101_svt_feofan_zatvornik"/></text:h>
      <text:p text:style-name="P4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 </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 </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 </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 </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 </text:p>
      <text:p text:style-name="P47">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4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 </text:p>
      <text:h text:style-name="Heading_20_2" text:outline-level="2"><text:bookmark-start text:name="old_ps_118_101_evfimij_zigaben"/>Евфимий Зигабен<text:bookmark-end text:name="old_ps_118_101_evfimij_zigaben"/></text:h>
      <text:p text:style-name="P4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 </text:p>
      <text:p text:style-name="First_20_line_20_indent">Ибо не возможно, по словам <text:span text:style-name="T16">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16">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16">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 </text:p>
      <text:h text:style-name="Heading_20_2" text:outline-level="2"><text:bookmark-start text:name="old_ps_118_101_prot_grigorij_razumovskij"/>Прот. Григорий Разумовский<text:bookmark-end text:name="old_ps_118_101_prot_grigorij_razumovskij"/></text:h>
      <text:p text:style-name="P46">От всякого пути лукава возбраних ногам моим, яко да сохраню словеса Твоя</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2"/>Толкования на Пс. 118:102<text:bookmark-end text:name="old_ps_118_102"/></text:h>
      <text:p text:style-name="P5">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46">От судеб Твоих не уклонихся, яко Ты законоположил ми еси</text:p>
      <text:p text:style-name="First_20_line_20_indent"><text:span text:style-name="T17">От судеб Твоих не уклонихся.</text:span> Непрестанно содержал в памяти Божественное судилище. </text:p>
      <text:p text:style-name="P47">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17">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17">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16">«вожделеннее золота и многоценного камня и слаще сотового меда«</text:span><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 </text:p>
      <text:p text:style-name="P47">Беседа на псалом 118.</text:p>
      <text:h text:style-name="Heading_20_2" text:outline-level="2"><text:bookmark-start text:name="old_ps_118_102_svt_feofan_zatvornik"/>Свт. Феофан Затворник<text:bookmark-end text:name="old_ps_118_102_svt_feofan_zatvornik"/></text:h>
      <text:p text:style-name="P4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16">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16">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 </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 </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16">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 </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 </text:p>
      <text:p text:style-name="P47">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4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 </text:p>
      <text:h text:style-name="Heading_20_2" text:outline-level="2"><text:bookmark-start text:name="old_ps_118_102_evfimij_zigaben"/>Евфимий Зигабен<text:bookmark-end text:name="old_ps_118_102_evfimij_zigaben"/></text:h>
      <text:p text:style-name="P4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 </text:p>
      <text:h text:style-name="Heading_20_2" text:outline-level="2"><text:bookmark-start text:name="old_ps_118_102_prot_grigorij_razumovskij"/>Прот. Григорий Разумовский<text:bookmark-end text:name="old_ps_118_102_prot_grigorij_razumovskij"/></text:h>
      <text:p text:style-name="P46">От судеб Твоих не уклонихся, яко Ты законоположил ми ecи</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3"/>Толкования на Пс. 118:103<text:bookmark-end text:name="old_ps_118_103"/></text:h>
      <text:p text:style-name="P5">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46">Коль сладка гортани моему словеса Твоя, паче меда устом моим</text:p>
      <text:p text:style-name="First_20_line_20_indent"><text:span text:style-name="T17">Коль сладка гортани моему словеса Твоя.</text:span> Сладки они, потому что в них заключено разумное наслаждение, сладки <text:span text:style-name="T17">паче меда,</text:span> потому что медом означается у людей все приятное. </text:p>
      <text:p text:style-name="P47">Толкование на псалмы.</text:p>
      <text:h text:style-name="Heading_20_2" text:outline-level="2"><text:bookmark-start text:name="old_ps_118_103_svt_ioann_zlatoust"/>Свт. Иоанн Златоуст<text:bookmark-end text:name="old_ps_118_103_svt_ioann_zlatoust"/></text:h>
      <text:p text:style-name="P46">Коль сладка гортани моему словеса Твоя, паче меда устом моим</text:p>
      <text:p text:style-name="First_20_line_20_indent">См. Толкование на Пс. 118:102<text:span text:style-name="T15"> [</text:span><text:span text:style-name="T15"><text:bookmark-ref text:reference-format="page" text:ref-name="old_ps_118_102_svt_ioann_zlatoust">377</text:bookmark-ref></text:span><text:span text:style-name="T15">]</text:span></text:p>
      <text:h text:style-name="Heading_20_2" text:outline-level="2"><text:bookmark-start text:name="old_ps_118_103_svt_feofan_zatvornik"/>Свт. Феофан Затворник<text:bookmark-end text:name="old_ps_118_103_svt_feofan_zatvornik"/></text:h>
      <text:p text:style-name="P4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16">одебеле сердце</text:span> его. </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 </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 </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16">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text:p>
      <text:p text:style-name="P47">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4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16">«гортань»</text:span>, как орудие слова, а посредством слова образуется и мысль. Душа, употребив то и другое, извлекает из сего пользу. </text:p>
      <text:h text:style-name="Heading_20_2" text:outline-level="2"><text:bookmark-start text:name="old_ps_118_103_evfimij_zigaben"/>Евфимий Зигабен<text:bookmark-end text:name="old_ps_118_103_evfimij_zigaben"/></text:h>
      <text:p text:style-name="P4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 </text:p>
      <text:p text:style-name="First_20_line_20_indent">Не столько, по словам <text:span text:style-name="T16">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16">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16">Афанасия</text:span>: Сладки слова Божии по словесной приятности своей; а выражением: «более меда» означается то, что у людей приятнее всего. <text:span text:style-name="T16">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16">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 </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17">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 </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text:p>
      <text:p text:style-name="First_20_line_20_indent">Кто достиг сего, в том чувство духовное, значит, ожило. Вот это-то состояние и выражает пророк словами: <text:span text:style-name="T17">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17">возненавидел всяк путь неправды</text:span>. А как он дошел до этого? <text:span text:style-name="T17">Разумех</text:span>, говорит, <text:span text:style-name="T17">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4"/>Толкования на Пс. 118:104<text:bookmark-end text:name="old_ps_118_104"/></text:h>
      <text:p text:style-name="P5">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4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17">«Из заповедей Твоих я получил разумение»</text:span>; как бы так говорит: мы вникли в Твои заповеди и поняли их и поэтому возненавидели всяк <text:span text:style-name="T17">«путь неправды»</text:span>. Ведь эти заповеди и требуют: <text:span text:style-name="T16">«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text:a xlink:type="simple" xlink:href="https://bible.optina.ru/old:ish:20:13" text:style-name="Internet_20_link" text:visited-style-name="Visited_20_Internet_20_Link">(Исх.20:13–17)</text:a>. <text:span text:style-name="T16">«Не отдавай в рост брату твоему ни серебра, ни хлеба»</text:span><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17">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 </text:p>
      <text:p text:style-name="P47">Беседа на псалом 118.</text:p>
      <text:h text:style-name="Heading_20_2" text:outline-level="2"><text:bookmark-start text:name="old_ps_118_104_svt_feofan_zatvornik"/>Свт. Феофан Затворник<text:bookmark-end text:name="old_ps_118_104_svt_feofan_zatvornik"/></text:h>
      <text:p text:style-name="P4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 </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16">возненавидех всяк путь неправды</text:span>. А как он дошел до этого? – Разумех, говорит,<text:span text:style-name="T16"> от заповедей Твоих;</text:span> уразумел, что шествие по заповедям Твоим <text:soft-page-break/>есть <text:span text:style-name="T16">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 </text:p>
      <text:p text:style-name="First_20_line_20_indent">Святой <text:span text:style-name="T16">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16">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 </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16">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16"> не вем вас</text:span>, несмотря на то, что они сами себя и другие считали их усердными боговедцами! </text:p>
      <text:p text:style-name="First_20_line_20_indent">Четырнадцатое восьмистишие идет под буквою <text:span text:style-name="T16">нун</text:span>, что означает племя. Племя – отец, дед, прадед, сын, внук, правнук, со, всеми прочими ветвями отрождений. </text:p>
      <text:p text:style-name="First_20_line_20_indent">Есть своя племенность и в проявлениях духовной жизни. Святой <text:span text:style-name="T16">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16">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16">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P47">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4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 </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17">От заповедей Твоих разумех</text:span> (стал сведущее); <text:span text:style-name="T17">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 </text:p>
      <text:p text:style-name="First_20_line_20_indent"><text:span text:style-name="T16">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16">Феодорита</text:span>: Узнав, что Тебе угодно, я отвратился от всякого рода зла. </text:p>
      <text:h text:style-name="Heading_20_2" text:outline-level="2"><text:bookmark-start text:name="old_ps_118_104_prot_grigorij_razumovskij"/>Прот. Григорий Разумовский<text:bookmark-end text:name="old_ps_118_104_prot_grigorij_razumovskij"/></text:h>
      <text:p text:style-name="P46">От заповедей Твоих разумех; сего ради возненавидех всяк путь неправды</text:p>
      <text:p text:style-name="First_20_line_20_indent">См. Толкование на Пс. 118:103<text:span text:style-name="T15"> [</text:span><text:span text:style-name="T15"><text:bookmark-ref text:reference-format="page" text:ref-name="old_ps_118_103_prot_grigorij_razumovskij">381</text:bookmark-ref></text:span><text:span text:style-name="T15">]</text:span></text:p>
      <text:h text:style-name="Heading_20_1" text:outline-level="1"><text:bookmark-start text:name="old_ps_118_105"/>Толкования на Пс. 118:105<text:bookmark-end text:name="old_ps_118_105"/></text:h>
      <text:p text:style-name="P5">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46">Светильник ногама моима закон Твой, и свет стезям моим</text:p>
      <text:p text:style-name="First_20_line_20_indent"><text:span text:style-name="T17">Светильник ногама моима Закон Твой.</text:span> Ибо, кто ходит при свете Божественного Закона, тот прямо и непреткновенно совершает путь жизни. </text:p>
      <text:p text:style-name="P47">Толкование на псалмы.</text:p>
      <text:h text:style-name="Heading_20_2" text:outline-level="2"><text:bookmark-start text:name="old_ps_118_105_svt_ioann_zlatoust"/>Свт. Иоанн Златоуст<text:bookmark-end text:name="old_ps_118_105_svt_ioann_zlatoust"/></text:h>
      <text:p text:style-name="P4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16">светильником</text:span><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16">«весь мир лежит во зле»</text:span><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16">«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16">«духом моим я буду искать Тебя во внутренности моей с раннего утра»</text:span><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Он Сам просветил концы земли, и Своим ученикам сказал: <text:span text:style-name="T16">«вы – свет мира»</text:span><text:a xlink:type="simple" xlink:href="https://bible.optina.ru/new:mf:05:14" text:style-name="Internet_20_link" text:visited-style-name="Visited_20_Internet_20_Link">(Мф.5:14)</text:a>. А этим светом мы все просветились. </text:p>
      <text:p text:style-name="P47">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4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16">Не отрини мене от заповедей Твоих!</text:span>(Пс. 118.10)<text:span text:style-name="T15"> [</text:span><text:span text:style-name="T15"><text:bookmark-ref text:reference-format="page" text:ref-name="old_ps_118_010">51</text:bookmark-ref></text:span><text:span text:style-name="T15">]</text:span><text:span text:style-name="T16">научи мя оправданием Твоим!</text:span>(Пс. 118.12)<text:span text:style-name="T15"> [</text:span><text:span text:style-name="T15"><text:bookmark-ref text:reference-format="page" text:ref-name="old_ps_118_012">58</text:bookmark-ref></text:span><text:span text:style-name="T15">]</text:span><text:span text:style-name="T16">открый очи мои, и уразумею чудеса от закона Твоего!</text:span>(Пс. 118.18)<text:span text:style-name="T15"> [</text:span><text:span text:style-name="T15"><text:bookmark-ref text:reference-format="page" text:ref-name="old_ps_118_018">76</text:bookmark-ref></text:span><text:span text:style-name="T15">]</text:span><text:span text:style-name="T16">не скрый от мене заповеди Твоя</text:span>(Пс. 118.19)<text:span text:style-name="T15"> [</text:span><text:span text:style-name="T15"><text:bookmark-ref text:reference-format="page" text:ref-name="old_ps_118_019">80</text:bookmark-ref></text:span><text:span text:style-name="T15">]</text:span>. </text:p>
      <text:p text:style-name="P47">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4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 </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 </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text:p>
      <text:p text:style-name="P47">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46">Светильник ногама моима закон Твой и свет стезям моим</text:p>
      <text:p text:style-name="First_20_line_20_indent">«<text:span text:style-name="T17">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17">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17">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17">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 </text:p>
      <text:p text:style-name="P47">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4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17">Светильник ногама моима закон Твой и свет стезям моим</text:span>, и <text:span text:style-name="T16">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17">светильник</text:span> и <text:span text:style-name="T17">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 </text:p>
      <text:p text:style-name="P47">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4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16">«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16">«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16">«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 </text:p>
      <text:h text:style-name="Heading_20_2" text:outline-level="2"><text:bookmark-start text:name="old_ps_118_105_evfimij_zigaben"/>Евфимий Зигабен<text:bookmark-end text:name="old_ps_118_105_evfimij_zigaben"/></text:h>
      <text:p text:style-name="P4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 </text:p>
      <text:p text:style-name="First_20_line_20_indent">Слова <text:span text:style-name="T16">Кирилла</text:span>: Словами Божиими должно услаждаться непрерывно и Священное Писание употреблять, как некий светильник. <text:span text:style-name="T16">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16">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16">Феодорита</text:span>, закон назван светильником: ибо он едва озарял один народ; а Спаситель, как солнце правды, просвещает всю вселенную. А по словам <text:span text:style-name="T16">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16">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16">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 </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17">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16">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16">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16">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First_20_line_20_indent">Ст. 105–106 <text:span text:style-name="T17">Светильник ногама моима закон Твой, и свет стезям моим.Кляхся и поставих сохранити судьбы правды Твоея</text:span></text:p>
      <text:p text:style-name="First_20_line_20_indent"><text:span text:style-name="T17">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 </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5"> [</text:span><text:span text:style-name="T15"><text:bookmark-ref text:reference-format="page" text:ref-name="old_ps_118_106">391</text:bookmark-ref></text:span><text:span text:style-name="T15">]</text:span>. Решимость угождать Богу и постоянная о том ревность есть первая дщерь веры. </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17">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 </text:p>
      <text:p text:style-name="First_20_line_20_indent"><text:span text:style-name="T17">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17">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16">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 </text:p>
      <text:p text:style-name="P47">Объяснение священной книги псалмов.</text:p>
      <text:h text:style-name="Heading_20_1" text:outline-level="1"><text:bookmark-start text:name="old_ps_118_106"/>Толкования на Пс. 118:106<text:bookmark-end text:name="old_ps_118_106"/></text:h>
      <text:p text:style-name="P5">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4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17">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16">«клялся Господь Давиду… истиною и не отречется от нее»</text:span><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16">«не произноси имени Господа, Бога твоего, напрасно»</text:span><text:a xlink:type="simple" xlink:href="https://bible.optina.ru/old:ish:20:07" text:style-name="Internet_20_link" text:visited-style-name="Visited_20_Internet_20_Link">(Исх.20:7)</text:a>; <text:span text:style-name="T16">«не клянитесь именем Моим во лжи»</text:span><text:a xlink:type="simple" xlink:href="https://bible.optina.ru/old:lev:19:12" text:style-name="Internet_20_link" text:visited-style-name="Visited_20_Internet_20_Link">(Лев.19:12)</text:a>; <text:span text:style-name="T16">«не приучай уст твоих к клятве»</text:span><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16">«собрал себе серебра и золота и драгоценностей от царей и областей; устроил себе сады и рощи, сделал себе водоемы, и вот, все – суета и томление духа»</text:span><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16">«Я говорю вам: не клянись вовсе»</text:span><text:a xlink:type="simple" xlink:href="https://bible.optina.ru/new:mf:05:34" text:style-name="Internet_20_link" text:visited-style-name="Visited_20_Internet_20_Link">(Мф.5:34)</text:a>, а его ученик Иаков: <text:span text:style-name="T16">«прежде же всего, братия мои, не клянитесь ни небом, ни землею, и никакою другою клятвою»</text:span><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 </text:p>
      <text:p text:style-name="P47">Беседа на псалом 118.</text:p>
      <text:h text:style-name="Heading_20_2" text:outline-level="2"><text:bookmark-start text:name="old_ps_118_106_svt_feofan_zatvornik"/>Свт. Феофан Затворник<text:bookmark-end text:name="old_ps_118_106_svt_feofan_zatvornik"/></text:h>
      <text:p text:style-name="P4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16">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16">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 </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text:p>
      <text:p text:style-name="First_20_line_20_indent">Святой <text:span text:style-name="T16">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буду, хоть умереть. Это и есть решимость угождать Богу, крепкая, как смерть, с неугасающею <text:soft-page-break/>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16">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 </text:p>
      <text:p text:style-name="P47">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46">Кляхся и поставих сохранити судьбы правды Твоея</text:p>
      <text:p text:style-name="First_20_line_20_indent">Пророк <text:span text:style-name="T16">«клятвою»</text:span> наименовал твердое решение души; потому что большая часть дел подтверждается клятвою. </text:p>
      <text:h text:style-name="Heading_20_2" text:outline-level="2"><text:bookmark-start text:name="old_ps_118_106_evfimij_zigaben"/>Евфимий Зигабен<text:bookmark-end text:name="old_ps_118_106_evfimij_zigaben"/></text:h>
      <text:p text:style-name="P4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 </text:p>
      <text:p text:style-name="First_20_line_20_indent">Божественного <text:span text:style-name="T16">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16">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 </text:p>
      <text:h text:style-name="Heading_20_2" text:outline-level="2"><text:bookmark-start text:name="old_ps_118_106_prot_grigorij_razumovskij"/>Прот. Григорий Разумовский<text:bookmark-end text:name="old_ps_118_106_prot_grigorij_razumovskij"/></text:h>
      <text:p text:style-name="P46">Кляхся и поставих сохранити судьбы правды Твоея</text:p>
      <text:p text:style-name="First_20_line_20_indent">См.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7"/>Толкования на Пс. 118:107<text:bookmark-end text:name="old_ps_118_107"/></text:h>
      <text:p text:style-name="P5">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17">Смирихся до зела: Господи, живи мя по словеси Твоему</text:span></text:p>
      <text:p text:style-name="First_20_line_20_indent"><text:span text:style-name="T17">Смирихся до зела,</text:span> или по причине нападения мысленных врагов, или по причине суровой жизни, избранной по собственному произволению. <text:span text:style-name="T17">Законопреступныя возненавидех, закон же</text:span> Твой <text:span text:style-name="T17">возлюбих.</text:span> Разумеет мудрых века и ересеначальников. </text:p>
      <text:p text:style-name="P47">Толкование на псалмы.</text:p>
      <text:h text:style-name="Heading_20_2" text:outline-level="2"><text:bookmark-start text:name="old_ps_118_107_svt_ioann_zlatoust"/>Свт. Иоанн Златоуст<text:bookmark-end text:name="old_ps_118_107_svt_ioann_zlatoust"/></text:h>
      <text:p text:style-name="P46">Смирихся до зела, Господи, живи мя по словеси Твоему</text:p>
      <text:p text:style-name="First_20_line_20_indent">Не просто сказал он: я был уничижен, – но: <text:span text:style-name="T17">«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17">«до крайности»</text:span>. А когда пророк го­ворит: <text:span text:style-name="T17">«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 </text:p>
      <text:p text:style-name="P47">Беседа на псалом 118.</text:p>
      <text:h text:style-name="Heading_20_2" text:outline-level="2"><text:bookmark-start text:name="old_ps_118_107_svt_feofan_zatvornik"/>Свт. Феофан Затворник<text:bookmark-end text:name="old_ps_118_107_svt_feofan_zatvornik"/></text:h>
      <text:p text:style-name="P4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16">о укрепляющем ее Господе</text:span>; потому и исповедует: <text:span text:style-name="T16">благодатию Божиею есмь, еже есмь</text:span>. </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16"> живи же мя, Господи, по словеси Твоему.</text:span> Сам же Ты сказал: <text:span text:style-name="T16">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16">и во ад вселится душа моя</text:span>. </text:p>
      <text:p text:style-name="First_20_line_20_indent">«Пророк, пишет блаженный <text:span text:style-name="T16">Феодорит</text:span>, не просто сказал: <text:span text:style-name="T16">смирихся</text:span>, но <text:span text:style-name="T16">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 </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 </text:p>
      <text:p text:style-name="P47">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46">Смирихся до зела: Господи живи мя по словеси Твоему</text:p>
      <text:p text:style-name="First_20_line_20_indent">Пророк не просто сказал; смирился, но: <text:span text:style-name="T16">«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 </text:p>
      <text:h text:style-name="Heading_20_2" text:outline-level="2"><text:bookmark-start text:name="old_ps_118_107_evfimij_zigaben"/>Евфимий Зигабен<text:bookmark-end text:name="old_ps_118_107_evfimij_zigaben"/></text:h>
      <text:p text:style-name="First_20_line_20_indent"><text:span text:style-name="T17">Смирихся до зела</text:span> (до крайности), <text:span text:style-name="T17">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 </text:p>
      <text:p text:style-name="First_20_line_20_indent">Слова <text:span text:style-name="T16">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16">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 </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17">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17">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17">смирихся</text:span>, но: <text:span text:style-name="T17">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17">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16">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17">вольными</text:span>, или, что то же, произвольными. <text:span text:style-name="T17">Вольная уст моих</text:span>, то есть то, что самоохотно изрекают уста мои, <text:span text:style-name="T17">благоволи, Господи</text:span>, принять от меня, и <text:span text:style-name="T17">судьбам Твоим</text:span>, т.е. тому, что присуждено и определено волею Твоею, что составляет прямую Твою заповедь, <text:span text:style-name="T17">научи меня</text:span>, – научи узнавать то, во всяком случае, и исполнять с умением, во благоугождение Тебе. </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17">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17">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8"/>Толкования на Пс. 118:108<text:bookmark-end text:name="old_ps_118_108"/></text:h>
      <text:p text:style-name="P5">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4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16">«войду в дом Твой со всесожжением, исполню пред Тобою обеты мои, которые изрекли уста мои, и произнес язык мой в скорби моей»</text:span><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16">«брак у всех да будет честен и ложе непорочно; блудников же и прелюбодеев судит Бог»</text:span><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 </text:p>
      <text:p text:style-name="P47">Беседа на псалом 118.</text:p>
      <text:h text:style-name="Heading_20_2" text:outline-level="2"><text:bookmark-start text:name="old_ps_118_108_svt_feofan_zatvornik"/>Свт. Феофан Затворник<text:bookmark-end text:name="old_ps_118_108_svt_feofan_zatvornik"/></text:h>
      <text:p text:style-name="P46">Вольная уст моих благоволи же, Господи, и судьбам Твоим научи мя</text:p>
      <text:p text:style-name="First_20_line_20_indent"><text:span text:style-name="T16">Вольная уст</text:span>, то есть что самоохотно изрекают уста мои, то благоволи принять, Господи. И <text:span text:style-name="T16">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 </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16">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 </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 </text:p>
      <text:p text:style-name="P47">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4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16">«вольными»</text:span>; потому что не подлежат они необходимости законов, но суть плод боголюбиваго произволения, и справедливо называются <text:span text:style-name="T16">«вольними»</text:span>. </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17">вольная</text:span> (приношения) <text:span text:style-name="T17">уст моих; благоволи же, Господи</text:span> (к ним), <text:span text:style-name="T17">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 </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16">Феодорита</text:span>, <text:span text:style-name="T16">Евсевия</text:span> и <text:span text:style-name="T16">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16">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 </text:p>
      <text:h text:style-name="Heading_20_2" text:outline-level="2"><text:bookmark-start text:name="old_ps_118_108_prot_grigorij_razumovskij"/>Прот. Григорий Разумовский<text:bookmark-end text:name="old_ps_118_108_prot_grigorij_razumovskij"/></text:h>
      <text:p text:style-name="P46">вольная уст моих; благоволи же, Господи, и судьбам Твоим научи мя</text:p>
      <text:p text:style-name="First_20_line_20_indent">См. Толкование на Пс. 118:107<text:span text:style-name="T15"> [</text:span><text:span text:style-name="T15"><text:bookmark-ref text:reference-format="page" text:ref-name="old_ps_118_107_prot_grigorij_razumovskij">394</text:bookmark-ref></text:span><text:span text:style-name="T15">]</text:span></text:p>
      <text:h text:style-name="Heading_20_1" text:outline-level="1"><text:bookmark-start text:name="old_ps_118_109"/>Толкования на Пс. 118:109<text:bookmark-end text:name="old_ps_118_109"/></text:h>
      <text:p text:style-name="P5">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4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16">«Ты, Господи, защитник мой; в руки Твои предаю дух мой»</text:span><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 </text:p>
      <text:p text:style-name="P47">Беседа на псалом 118.</text:p>
      <text:h text:style-name="Heading_20_2" text:outline-level="2"><text:bookmark-start text:name="old_ps_118_109_svt_feofan_zatvornik"/>Свт. Феофан Затворник<text:bookmark-end text:name="old_ps_118_109_svt_feofan_zatvornik"/></text:h>
      <text:p text:style-name="P4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text:p>
      <text:p text:style-name="First_20_line_20_indent">Но скажут: если всем прощать, то и жить будет нельзя – заколотят. </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16">Праведный же, яко лев уповая,</text:span> ходит, ибо знает, что Всесильный Покровитель его всегда при нем. </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 </text:p>
      <text:p text:style-name="P47">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46">Душа моя в руку Твоею выну, и закона Твоего не забых</text:p>
      <text:p text:style-name="First_20_line_20_indent">Ибо, хранимый Твоим промыслом, удалил я от себя забвение законов Твоих. </text:p>
      <text:h text:style-name="Heading_20_2" text:outline-level="2"><text:bookmark-start text:name="old_ps_118_109_evfimij_zigaben"/>Евфимий Зигабен<text:bookmark-end text:name="old_ps_118_109_evfimij_zigaben"/></text:h>
      <text:p text:style-name="P4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 </text:p>
      <text:p text:style-name="First_20_line_20_indent"><text:span text:style-name="T16">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16">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16">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 </text:p>
      <text:h text:style-name="Heading_20_2" text:outline-level="2"><text:bookmark-start text:name="old_ps_118_109_lopuxin_ap"/>Лопухин А.П.<text:bookmark-end text:name="old_ps_118_109_lopuxin_ap"/></text:h>
      <text:p text:style-name="P46">Душа моя в руку твоею выну, и закона твоего не забых</text:p>
      <text:p text:style-name="First_20_line_20_indent"><text:span text:style-name="T16">«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 </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17">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17">век, яко радование сердца моего суть: приклоних сердце мое сотворити оправдания Твоя в век за воздаяние</text:span></text:p>
      <text:p text:style-name="First_20_line_20_indent"><text:span text:style-name="T17">Душа моя в руку Твоею выну, и закона Твоего не забых</text:span>. О себе, о своей участи он нисколько не думает, потому что душа его всецело в <text:span text:style-name="T17">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 </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 </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17">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 </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 </text:p>
      <text:p text:style-name="First_20_line_20_indent">Это самое и выражает пророк в следующем (111-м)<text:span text:style-name="T15"> [</text:span><text:span text:style-name="T15"><text:bookmark-ref text:reference-format="page" text:ref-name="old_ps_118_111">405</text:bookmark-ref></text:span><text:span text:style-name="T15">]</text:span> стихе: <text:span text:style-name="T17">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17">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16">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17">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17">радование сердца</text:span> есть только начаток и ручательство за неописанное <text:span text:style-name="T17">радование</text:span> в вечности. Господу угодно было объявить, что ревнителей об исполнении оправданий Его в будущем ожидает <text:span text:style-name="T17">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 </text:p>
      <text:p text:style-name="First_20_line_20_indent">В этой-то мысли пророк и решил в себе: если так, то я во век буду блюсти определения Божии, и потом (ст. 112)<text:span text:style-name="T15"> [</text:span><text:span text:style-name="T15"><text:bookmark-ref text:reference-format="page" text:ref-name="old_ps_118_112">407</text:bookmark-ref></text:span><text:span text:style-name="T15">]</text:span> объявляет всем о таком решении своем, т.е. что он <text:span text:style-name="T17">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10"/>Толкования на Пс. 118:110<text:bookmark-end text:name="old_ps_118_110"/></text:h>
      <text:p text:style-name="P5">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4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 </text:p>
      <text:p text:style-name="P47">Беседа на псалом 118.</text:p>
      <text:h text:style-name="Heading_20_2" text:outline-level="2"><text:bookmark-start text:name="old_ps_118_110_svt_feofan_zatvornik"/>Свт. Феофан Затворник<text:bookmark-end text:name="old_ps_118_110_svt_feofan_zatvornik"/></text:h>
      <text:p text:style-name="P4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 </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16">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 </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16">здесь</text:span> и заготовит елей для вечной отрады <text:span text:style-name="T16">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 </text:p>
      <text:p text:style-name="P47">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4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 </text:p>
      <text:h text:style-name="Heading_20_2" text:outline-level="2"><text:bookmark-start text:name="old_ps_118_110_evfimij_zigaben"/>Евфимий Зигабен<text:bookmark-end text:name="old_ps_118_110_evfimij_zigaben"/></text:h>
      <text:p text:style-name="P4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 </text:p>
      <text:p text:style-name="First_20_line_20_indent"><text:span text:style-name="T16">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16">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16">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 </text:p>
      <text:h text:style-name="Heading_20_2" text:outline-level="2"><text:bookmark-start text:name="old_ps_118_110_prot_grigorij_razumovskij"/>Прот. Григорий Разумовский<text:bookmark-end text:name="old_ps_118_110_prot_grigorij_razumovskij"/></text:h>
      <text:p text:style-name="P46">Положиша грешницы сеть мне, и от заповедей Твоих не заблудих</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1"/>Толкования на Пс. 118:111<text:bookmark-end text:name="old_ps_118_111"/></text:h>
      <text:p text:style-name="P5">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4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 </text:p>
      <text:p text:style-name="P47">Беседа на псалом 118.</text:p>
      <text:h text:style-name="Heading_20_2" text:outline-level="2"><text:bookmark-start text:name="old_ps_118_111_svt_feofan_zatvornik"/>Свт. Феофан Затворник<text:bookmark-end text:name="old_ps_118_111_svt_feofan_zatvornik"/></text:h>
      <text:p text:style-name="P4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16"> наследовах,</text:span> говорит, <text:span text:style-name="T16">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16">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 </text:p>
      <text:p text:style-name="First_20_line_20_indent"><text:span text:style-name="T16">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 </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 </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 </text:p>
      <text:p text:style-name="P47">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4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 </text:p>
      <text:h text:style-name="Heading_20_2" text:outline-level="2"><text:bookmark-start text:name="old_ps_118_111_evfimij_zigaben"/>Евфимий Зигабен<text:bookmark-end text:name="old_ps_118_111_evfimij_zigaben"/></text:h>
      <text:p text:style-name="P4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 </text:p>
      <text:p text:style-name="First_20_line_20_indent"><text:span text:style-name="T16">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16">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 </text:p>
      <text:h text:style-name="Heading_20_2" text:outline-level="2"><text:bookmark-start text:name="old_ps_118_111_prot_grigorij_razumovskij"/>Прот. Григорий Разумовский<text:bookmark-end text:name="old_ps_118_111_prot_grigorij_razumovskij"/></text:h>
      <text:p text:style-name="P46">Наследовах свидения Твоя во век, яко радование сердца моего суть</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2"/>Толкования на Пс. 118:112<text:bookmark-end text:name="old_ps_118_112"/></text:h>
      <text:p text:style-name="P5">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4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17">«приклонил»</text:span>, иногда – нет, но <text:span text:style-name="T17">«на век»</text:span>, то есть, во все дни жизни моей. Я радуюсь им, находя в них воздаяние себе. <text:span text:style-name="T16">«Не видел того глаз, не слышало ухо, и не приходило то на сердце человеку»</text:span><text:a xlink:type="simple" xlink:href="https://bible.optina.ru/new:1kor:02:09" text:style-name="Internet_20_link" text:visited-style-name="Visited_20_Internet_20_Link">(1Кор.2:9)</text:a>, вот каково наше воздаяние. Блага и созданы для благих. </text:p>
      <text:p text:style-name="P47">Беседа на псалом 118.</text:p>
      <text:h text:style-name="Heading_20_2" text:outline-level="2"><text:bookmark-start text:name="old_ps_118_112_svt_feofan_zatvornik"/>Свт. Феофан Затворник<text:bookmark-end text:name="old_ps_118_112_svt_feofan_zatvornik"/></text:h>
      <text:p text:style-name="P4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16">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 </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 </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 </text:p>
      <text:p text:style-name="First_20_line_20_indent">Заголовка к этому восьмистишию <text:span text:style-name="T16">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5"> [</text:span><text:span text:style-name="T15"><text:bookmark-ref text:reference-format="page" text:ref-name="old_ps_118_113">410</text:bookmark-ref></text:span><text:span text:style-name="T15">]</text:span>), и всегда готовая для этого помощь – со стороны благодати (стих 114<text:span text:style-name="T15"> [</text:span><text:span text:style-name="T15"><text:bookmark-ref text:reference-format="page" text:ref-name="old_ps_118_114">413</text:bookmark-ref></text:span><text:span text:style-name="T15">]</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5"> [</text:span><text:span text:style-name="T15"><text:bookmark-ref text:reference-format="page" text:ref-name="old_ps_118_115">415</text:bookmark-ref></text:span><text:span text:style-name="T15">]</text:span>), не на свою, однако ж, надеясь силу, но на Божию помощь, уповая успеть во всем, при ее содействии (стих 116<text:span text:style-name="T15"> [</text:span><text:span text:style-name="T15"><text:bookmark-ref text:reference-format="page" text:ref-name="old_ps_118_116">418</text:bookmark-ref></text:span><text:span text:style-name="T15">]</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5"> [</text:span><text:span text:style-name="T15"><text:bookmark-ref text:reference-format="page" text:ref-name="old_ps_118_117">420</text:bookmark-ref></text:span><text:span text:style-name="T15">]</text:span>), припоминанием Божия непощадения грешников (стих 118<text:span text:style-name="T15"> [</text:span><text:span text:style-name="T15"><text:bookmark-ref text:reference-format="page" text:ref-name="old_ps_118_118">423</text:bookmark-ref></text:span><text:span text:style-name="T15">]</text:span>), усмотрением того, как жизнь их безотрадна (стих 119<text:span text:style-name="T15"> [</text:span><text:span text:style-name="T15"><text:bookmark-ref text:reference-format="page" text:ref-name="old_ps_118_119">426</text:bookmark-ref></text:span><text:span text:style-name="T15">]</text:span>), и особенно страхом Божиим, который возбуждается представлением страшных судов Божиих (стих 120<text:span text:style-name="T15"> [</text:span><text:span text:style-name="T15"><text:bookmark-ref text:reference-format="page" text:ref-name="old_ps_118_120">430</text:bookmark-ref></text:span><text:span text:style-name="T15">]</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 </text:p>
      <text:p text:style-name="P47">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4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16">«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 </text:p>
      <text:h text:style-name="Heading_20_2" text:outline-level="2"><text:bookmark-start text:name="old_ps_118_112_evfimij_zigaben"/>Евфимий Зигабен<text:bookmark-end text:name="old_ps_118_112_evfimij_zigaben"/></text:h>
      <text:p text:style-name="P4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 </text:p>
      <text:p text:style-name="First_20_line_20_indent"><text:span text:style-name="T16">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16">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 </text:p>
      <text:h text:style-name="Heading_20_2" text:outline-level="2"><text:bookmark-start text:name="old_ps_118_112_prot_grigorij_razumovskij"/>Прот. Григорий Разумовский<text:bookmark-end text:name="old_ps_118_112_prot_grigorij_razumovskij"/></text:h>
      <text:p text:style-name="P46">Приклоних сердце мое сотворити оправдания Твоя во век за воздаяние</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3"/>Толкования на Пс. 118:113<text:bookmark-end text:name="old_ps_118_113"/></text:h>
      <text:p text:style-name="P5">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46">Законопреступныя возненавидех, закон же твой возлюбих</text:p>
      <text:p text:style-name="First_20_line_20_indent">См. Толкование на Пс. 118:107<text:span text:style-name="T15"> [</text:span><text:span text:style-name="T15"><text:bookmark-ref text:reference-format="page" text:ref-name="old_ps_118_107_svt_afanasij_velikij">393</text:bookmark-ref></text:span><text:span text:style-name="T15">]</text:span></text:p>
      <text:h text:style-name="Heading_20_2" text:outline-level="2"><text:bookmark-start text:name="old_ps_118_113_svt_ioann_zlatoust"/>Свт. Иоанн Златоуст<text:bookmark-end text:name="old_ps_118_113_svt_ioann_zlatoust"/></text:h>
      <text:p text:style-name="P4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16">«не возненавидел ли я ненавидящих Тебя, Господи, и о врагах Твоих не сокрушался ли? Совершенною ненавистью возненавидел я их: они стали для меня врагами»</text:span><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 </text:p>
      <text:p text:style-name="P47">Беседа на псалом 118.</text:p>
      <text:h text:style-name="Heading_20_2" text:outline-level="2"><text:bookmark-start text:name="old_ps_118_113_svt_feofan_zatvornik"/>Свт. Феофан Затворник<text:bookmark-end text:name="old_ps_118_113_svt_feofan_zatvornik"/></text:h>
      <text:p text:style-name="P46">Законопреступныя возненавидех, закон же Твой возлюбих</text:p>
      <text:p text:style-name="First_20_line_20_indent">Под словом <text:span text:style-name="T16">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16">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 </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 </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 </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 </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text:p>
      <text:p text:style-name="P47">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46">Законопреступныя возненавидех, закон же твой возлюбих</text:p>
      <text:p text:style-name="First_20_line_20_indent">Отринув помыслы внушающие нарушение закона, предпочел им закон Твой. </text:p>
      <text:h text:style-name="Heading_20_2" text:outline-level="2"><text:bookmark-start text:name="old_ps_118_113_evfimij_zigaben"/>Евфимий Зигабен<text:bookmark-end text:name="old_ps_118_113_evfimij_zigaben"/></text:h>
      <text:p text:style-name="First_20_line_20_indent">Ст. 113-114 <text:span text:style-name="T17">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 </text:p>
      <text:p text:style-name="First_20_line_20_indent">Слова <text:span text:style-name="T16">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16">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 </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17">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16">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5"> [</text:span><text:span text:style-name="T15"><text:bookmark-ref text:reference-format="page" text:ref-name="old_ps_118_114">413</text:bookmark-ref></text:span><text:span text:style-name="T15">]</text:span>. Когда обе эти подпоры соединяются в деятельности человека, тогда он с дерзновением выступает на путь богоугождения (ст. 115–116)<text:span text:style-name="T15"> [</text:span><text:span text:style-name="T15"><text:bookmark-ref text:reference-format="page" text:ref-name="old_ps_118_115">415</text:bookmark-ref></text:span><text:span text:style-name="T15">]</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5"> [</text:span><text:span text:style-name="T15"><text:bookmark-ref text:reference-format="page" text:ref-name="old_ps_118_117">420</text:bookmark-ref></text:span><text:span text:style-name="T15">]</text:span>, припоминанием Божия непощадения грешников (ст. 118)<text:span text:style-name="T15"> [</text:span><text:span text:style-name="T15"><text:bookmark-ref text:reference-format="page" text:ref-name="old_ps_118_118">423</text:bookmark-ref></text:span><text:span text:style-name="T15">]</text:span>, усмотрением того, как жизнь их безотрадна (ст. 119)<text:span text:style-name="T15"> [</text:span><text:span text:style-name="T15"><text:bookmark-ref text:reference-format="page" text:ref-name="old_ps_118_119">426</text:bookmark-ref></text:span><text:span text:style-name="T15">]</text:span>, и особенно – страхом Божиим, который возбуждается представлением страшных судов Божиих (ст. 120)<text:span text:style-name="T15"> [</text:span><text:span text:style-name="T15"><text:bookmark-ref text:reference-format="page" text:ref-name="old_ps_118_120">430</text:bookmark-ref></text:span><text:span text:style-name="T15">]</text:span>. Посему настоящее осмистишие можно назвать продолжением предыдущего, как изображающего племя добродетелей в жизни по Богу. </text:p>
      <text:p text:style-name="First_20_line_20_indent">Ст. 113–114 <text:span text:style-name="T17">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17">законопреступныя</text:span> разумеются здесь люди или совокупность людей, т.е. весь мир, со всеми его помыслами и злыми обычаями. Я <text:span text:style-name="T17">возненавидел</text:span>, говорит пророк, не только преступления закона, но и все соприкосновенное с тем и ведущее к тому, <text:span text:style-name="T17">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17">Помощник мой и заступник мой еси Ты</text:span>. </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16">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16">не воздремлет, ниже уснет храняй</text:span>» меня Господь <text:a xlink:type="simple" xlink:href="https://bible.optina.ru/old:ps:120:04" text:style-name="Internet_20_link" text:visited-style-name="Visited_20_Internet_20_Link">(Пс. 120:4)</text:a>, по благости Своей. </text:p>
      <text:p text:style-name="First_20_line_20_indent"><text:span text:style-name="T17">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16">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17">Помощник мой еси Ты, Господи, на словеса Твоя возуповах</text:span>. </text:p>
      <text:p text:style-name="P47">Объяснение священной книги псалмов.</text:p>
      <text:h text:style-name="Heading_20_1" text:outline-level="1"><text:bookmark-start text:name="old_ps_118_114"/>Толкования на Пс. 118:114<text:bookmark-end text:name="old_ps_118_114"/></text:h>
      <text:p text:style-name="P5">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46">Помощник мой и заступник мой еси ты: на словеса твоя уповах</text:p>
      <text:p text:style-name="First_20_line_20_indent">См. Толкование на Пс. 118:117<text:span text:style-name="T15"> [</text:span><text:span text:style-name="T15"><text:bookmark-ref text:reference-format="page" text:ref-name="old_ps_118_117_svt_afanasij_velikij">420</text:bookmark-ref></text:span><text:span text:style-name="T15">]</text:span></text:p>
      <text:h text:style-name="Heading_20_2" text:outline-level="2"><text:bookmark-start text:name="old_ps_118_114_svt_ioann_zlatoust"/>Свт. Иоанн Златоуст<text:bookmark-end text:name="old_ps_118_114_svt_ioann_zlatoust"/></text:h>
      <text:p text:style-name="P4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 </text:p>
      <text:p text:style-name="P47">Беседа на псалом 118.</text:p>
      <text:h text:style-name="Heading_20_2" text:outline-level="2"><text:bookmark-start text:name="old_ps_118_114_svt_feofan_zatvornik"/>Свт. Феофан Затворник<text:bookmark-end text:name="old_ps_118_114_svt_feofan_zatvornik"/></text:h>
      <text:p text:style-name="P4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 </text:p>
      <text:p text:style-name="First_20_line_20_indent"><text:span text:style-name="T16">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 </text:p>
      <text:p text:style-name="First_20_line_20_indent">Без помощи Божией нельзя преуспеть в добре. <text:span text:style-name="T16">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 </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16">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 </text:p>
      <text:p text:style-name="P47">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4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 </text:p>
      <text:h text:style-name="Heading_20_2" text:outline-level="2"><text:bookmark-start text:name="old_ps_118_114_evfimij_zigaben"/>Евфимий Зигабен<text:bookmark-end text:name="old_ps_118_114_evfimij_zigaben"/></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evfimij_zigaben">411</text:bookmark-ref></text:span><text:span text:style-name="T15">]</text:span></text:p>
      <text:h text:style-name="Heading_20_2" text:outline-level="2"><text:bookmark-start text:name="old_ps_118_114_prot_grigorij_razumovskij"/>Прот. Григорий Разумовский<text:bookmark-end text:name="old_ps_118_114_prot_grigorij_razumovskij"/></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5"/>Толкования на Пс. 118:115<text:bookmark-end text:name="old_ps_118_115"/></text:h>
      <text:p text:style-name="P5">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46">Уклонитесь от мене лукавнующии, и испытаю заповеди Бога моего</text:p>
      <text:p text:style-name="First_20_line_20_indent"><text:span text:style-name="T17">Уклонитеся от мене лукавнующии.</text:span> Разумеет или лукавые помыслы, или указанных выше учителей. </text:p>
      <text:p text:style-name="P47">Толкование на псалмы.</text:p>
      <text:h text:style-name="Heading_20_2" text:outline-level="2"><text:bookmark-start text:name="old_ps_118_115_svt_ioann_zlatoust"/>Свт. Иоанн Златоуст<text:bookmark-end text:name="old_ps_118_115_svt_ioann_zlatoust"/></text:h>
      <text:p text:style-name="P4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17">«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 </text:p>
      <text:p text:style-name="P47">Беседа на псалом 118.</text:p>
      <text:h text:style-name="Heading_20_2" text:outline-level="2"><text:bookmark-start text:name="old_ps_118_115_svt_feofan_zatvornik"/>Свт. Феофан Затворник<text:bookmark-end text:name="old_ps_118_115_svt_feofan_zatvornik"/></text:h>
      <text:p text:style-name="P4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 </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 </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16">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 </text:p>
      <text:p text:style-name="P47">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4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 </text:p>
      <text:h text:style-name="Heading_20_2" text:outline-level="2"><text:bookmark-start text:name="old_ps_118_115_evfimij_zigaben"/>Евфимий Зигабен<text:bookmark-end text:name="old_ps_118_115_evfimij_zigaben"/></text:h>
      <text:p text:style-name="P4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 </text:p>
      <text:p text:style-name="First_20_line_20_indent"><text:span text:style-name="T16">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 </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17">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17">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17">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 </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17">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16">Все могу</text:span>», – говорит он, но только «<text:span text:style-name="T16">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 </text:p>
      <text:p text:style-name="First_20_line_20_indent"><text:span text:style-name="T17">И жив буду</text:span> – разгоню, т.е. врагов, останусь цел во всем моем нравственном устроении и еще большую восприиму жизнь от Тебя. <text:span text:style-name="T17">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16">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6"/>Толкования на Пс. 118:116<text:bookmark-end text:name="old_ps_118_116"/></text:h>
      <text:p text:style-name="P5">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4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 </text:p>
      <text:p text:style-name="P47">Беседа на псалом 118.</text:p>
      <text:h text:style-name="Heading_20_2" text:outline-level="2"><text:bookmark-start text:name="old_ps_118_116_svt_feofan_zatvornik"/>Свт. Феофан Затворник<text:bookmark-end text:name="old_ps_118_116_svt_feofan_zatvornik"/></text:h>
      <text:p text:style-name="P4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16">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 </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16">заступи</text:span>; «сподоби, говорит блаженный <text:span text:style-name="T16">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16">Вся могу, </text:span>говорит оно, но только <text:span text:style-name="T16">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16">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16">И жив буду,</text:span> большую то есть восприиму жизнь от Тебя. </text:p>
      <text:p text:style-name="First_20_line_20_indent"><text:span text:style-name="T16">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16">да не постыжуся, яко уповах на Тя</text:span>, не как на бессильного и не могущего помочь. </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16">время сотворити Господеви</text:span>, – время Тебе действовать, Господи; <text:span text:style-name="T16">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16">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 </text:p>
      <text:p text:style-name="P47">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4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16">«словом»</text:span> Пророк разумеет здесь обетование, и говорит: даруй мне обетованное спасение. </text:p>
      <text:h text:style-name="Heading_20_2" text:outline-level="2"><text:bookmark-start text:name="old_ps_118_116_evfimij_zigaben"/>Евфимий Зигабен<text:bookmark-end text:name="old_ps_118_116_evfimij_zigaben"/></text:h>
      <text:p text:style-name="First_20_line_20_indent"><text:span text:style-name="T17">Заступи мя, по словеси Твоему, и жив буду, и не посрами мене от </text:span>(в)<text:span text:style-name="T17">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 </text:p>
      <text:p text:style-name="First_20_line_20_indent"><text:span text:style-name="T16">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16">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 </text:p>
      <text:h text:style-name="Heading_20_2" text:outline-level="2"><text:bookmark-start text:name="old_ps_118_116_lopuxin_ap"/>Лопухин А.П.<text:bookmark-end text:name="old_ps_118_116_lopuxin_ap"/></text:h>
      <text:p text:style-name="First_20_line_20_indent">Ст. 116-117 <text:span text:style-name="T17">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 </text:p>
      <text:h text:style-name="Heading_20_2" text:outline-level="2"><text:bookmark-start text:name="old_ps_118_116_prot_grigorij_razumovskij"/>Прот. Григорий Разумовский<text:bookmark-end text:name="old_ps_118_116_prot_grigorij_razumovskij"/></text:h>
      <text:p text:style-name="P46">Заступи мя по словеси Твоему, и жив буду: и не посрами мене от чаяния моего</text:p>
      <text:p text:style-name="First_20_line_20_indent">См. Толкование на Пс. 118:115<text:span text:style-name="T15"> [</text:span><text:span text:style-name="T15"><text:bookmark-ref text:reference-format="page" text:ref-name="old_ps_118_115_prot_grigorij_razumovskij">416</text:bookmark-ref></text:span><text:span text:style-name="T15">]</text:span></text:p>
      <text:h text:style-name="Heading_20_1" text:outline-level="1"><text:bookmark-start text:name="old_ps_118_117"/>Толкования на Пс. 118:117<text:bookmark-end text:name="old_ps_118_117"/></text:h>
      <text:p text:style-name="P5">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46">Помози ми, и спасуся, и поучуся во оправданиих Твоих выну</text:p>
      <text:p text:style-name="First_20_line_20_indent"><text:span text:style-name="T17">Помози ми, и спасуся.</text:span> Хотя и сказал: Помощник мой и заступник мой еси Ты (Пс. 118:114<text:span text:style-name="T15"> [</text:span><text:span text:style-name="T15"><text:bookmark-ref text:reference-format="page" text:ref-name="old_ps_118_114">413</text:bookmark-ref></text:span><text:span text:style-name="T15">]</text:span>), но имеет нужду и в непрестанной помощи. Ибо, пока мы здесь, не можем еще сказать совершенно: <text:span text:style-name="T17">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 </text:p>
      <text:p text:style-name="P47">Толкование на псалмы.</text:p>
      <text:h text:style-name="Heading_20_2" text:outline-level="2"><text:bookmark-start text:name="old_ps_118_117_svt_ioann_zlatoust"/>Свт. Иоанн Златоуст<text:bookmark-end text:name="old_ps_118_117_svt_ioann_zlatoust"/></text:h>
      <text:p text:style-name="P4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 </text:p>
      <text:p text:style-name="P47">Беседа на псалом 118.</text:p>
      <text:h text:style-name="Heading_20_2" text:outline-level="2"><text:bookmark-start text:name="old_ps_118_117_svt_feofan_zatvornik"/>Свт. Феофан Затворник<text:bookmark-end text:name="old_ps_118_117_svt_feofan_zatvornik"/></text:h>
      <text:p text:style-name="P46">Помози ми, и спасуся, и поучуся во оправданиих Твоих выну</text:p>
      <text:p text:style-name="First_20_line_20_indent">«Хотя, так объясняет этот стих святой <text:span text:style-name="T16">Афанасий</text:span>, и сказал пророк: <text:span text:style-name="T16">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 </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 </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16">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 </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 </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4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 </text:p>
      <text:h text:style-name="Heading_20_2" text:outline-level="2"><text:bookmark-start text:name="old_ps_118_117_evfimij_zigaben"/>Евфимий Зигабен<text:bookmark-end text:name="old_ps_118_117_evfimij_zigaben"/></text:h>
      <text:p text:style-name="P4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 </text:p>
      <text:p text:style-name="First_20_line_20_indent"><text:span text:style-name="T16">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16">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 </text:p>
      <text:h text:style-name="Heading_20_2" text:outline-level="2"><text:bookmark-start text:name="old_ps_118_117_lopuxin_ap"/>Лопухин А.П.<text:bookmark-end text:name="old_ps_118_117_lopuxin_ap"/></text:h>
      <text:p text:style-name="P46">помози ми, и спасуся, и поучуся во оправданиих твоих выну</text:p>
      <text:p text:style-name="First_20_line_20_indent">См. Толкование на Пс. 118:116<text:span text:style-name="T15"> [</text:span><text:span text:style-name="T15"><text:bookmark-ref text:reference-format="page" text:ref-name="old_ps_118_116_lopuxin_ap">419</text:bookmark-ref></text:span><text:span text:style-name="T15">]</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46">помози ми, и спасуся, и поучуся во оправданиих твоих выну</text:p>
      <text:p text:style-name="First_20_line_20_indent">Здесь пророк умоляет Бога о <text:span text:style-name="T17">помощи.</text:span> «Хотя пророк и сказал, – говорит св. Афанасий, – <text:span text:style-name="T16">заступник мой еси Ты</text:span> (см. выше ст. 114<text:span text:style-name="T15"> [</text:span><text:span text:style-name="T15"><text:bookmark-ref text:reference-format="page" text:ref-name="old_ps_118_114">413</text:bookmark-ref></text:span><text:span text:style-name="T15">]</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8"/>Толкования на Пс. 118:118<text:bookmark-end text:name="old_ps_118_118"/></text:h>
      <text:p text:style-name="P5">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17">Уничижил еси вся отступающия от оправданий Твоих.</text:span> Такой конец ожидает отметающих Закон Божий. </text:p>
      <text:p text:style-name="P47">Толкование на псалмы.</text:p>
      <text:h text:style-name="Heading_20_2" text:outline-level="2"><text:bookmark-start text:name="old_ps_118_118_svt_ioann_zlatoust"/>Свт. Иоанн Златоуст<text:bookmark-end text:name="old_ps_118_118_svt_ioann_zlatoust"/></text:h>
      <text:p text:style-name="P4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16">«уничтожатся, как вода мимотекущая»</text:span><text:a xlink:type="simple" xlink:href="https://bible.optina.ru/old:ps:057:08" text:style-name="Internet_20_link" text:visited-style-name="Visited_20_Internet_20_Link">(Пс.57:8)</text:a>, и опять: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 122:4)</text:a>. </text:p>
      <text:p text:style-name="P47">Беседа на псалом 118.</text:p>
      <text:h text:style-name="Heading_20_2" text:outline-level="2"><text:bookmark-start text:name="old_ps_118_118_svt_feofan_zatvornik"/>Свт. Феофан Затворник<text:bookmark-end text:name="old_ps_118_118_svt_feofan_zatvornik"/></text:h>
      <text:p text:style-name="P4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 </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16">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 </text:p>
      <text:p text:style-name="First_20_line_20_indent">Обрати внимание и на последующие слова пророка: <text:span text:style-name="T16">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 </text:p>
      <text:p text:style-name="P47">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17">«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 </text:p>
      <text:h text:style-name="Heading_20_2" text:outline-level="2"><text:bookmark-start text:name="old_ps_118_118_evfimij_zigaben"/>Евфимий Зигабен<text:bookmark-end text:name="old_ps_118_118_evfimij_zigaben"/></text:h>
      <text:p text:style-name="P4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 </text:p>
      <text:p text:style-name="First_20_line_20_indent">Слова <text:span text:style-name="T16">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16">Феодорит</text:span>, буду иметь великое усердие к Твоим заповедям, зная, что бесчестны и презренны и отвержены преступники оных. Ибо таков, по словам <text:span text:style-name="T16">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 </text:p>
      <text:h text:style-name="Heading_20_2" text:outline-level="2"><text:bookmark-start text:name="old_ps_118_118_prot_grigorij_razumovskij"/>Прот. Григорий Разумовский<text:bookmark-end text:name="old_ps_118_118_prot_grigorij_razumovskij"/></text:h>
      <text:p text:style-name="P4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17">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17">уничижаемы</text:span> и посрамляемы Тобой». <text:span text:style-name="T17">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17">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9"/>Толкования на Пс. 118:119<text:bookmark-end text:name="old_ps_118_119"/></text:h>
      <text:p text:style-name="P5">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4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 </text:p>
      <text:p text:style-name="P47">Толкование на псалмы.</text:p>
      <text:h text:style-name="Heading_20_2" text:outline-level="2"><text:bookmark-start text:name="old_ps_118_119_svt_ioann_zlatoust"/>Свт. Иоанн Златоуст<text:bookmark-end text:name="old_ps_118_119_svt_ioann_zlatoust"/></text:h>
      <text:p text:style-name="P4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16">«за ничто»</text:span>, а Симмах: <text:span text:style-name="T16">«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16">«всякий, делающий грех, делает и беззаконие»</text:span><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 </text:p>
      <text:p text:style-name="P47">Беседа на псалом 118.</text:p>
      <text:h text:style-name="Heading_20_2" text:outline-level="2"><text:bookmark-start text:name="old_ps_118_119_svt_feofan_zatvornik"/>Свт. Феофан Затворник<text:bookmark-end text:name="old_ps_118_119_svt_feofan_zatvornik"/></text:h>
      <text:p text:style-name="P4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16">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16">Феодорит</text:span>, все усердие к исполнению Божиих словес, как познавший вред преступления закона». </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 </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 </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16">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16">делание всякия нечистоты в лихоимании</text:span>. Куда как красиво такое лицо души грешной! А всякая грешная душа действительно такова. </text:p>
      <text:p text:style-name="First_20_line_20_indent">Что говорит пророк – <text:span text:style-name="T16">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 </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 </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16">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 </text:p>
      <text:p text:style-name="P47">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46">Преступающия непщевах вся грешныя земли: сего ради возлюбих свидения Твоя</text:p>
      <text:p text:style-name="First_20_line_20_indent">Вместо: <text:span text:style-name="T16">«преступающия непщевах» Феодотион</text:span> сказал: <text:span text:style-name="T16">вменил ни во что</text:span>, а <text:span text:style-name="T16">Симмах</text:span>: <text:span text:style-name="T16">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 </text:p>
      <text:h text:style-name="Heading_20_2" text:outline-level="2"><text:bookmark-start text:name="old_ps_118_119_evfimij_zigaben"/>Евфимий Зигабен<text:bookmark-end text:name="old_ps_118_119_evfimij_zigaben"/></text:h>
      <text:p text:style-name="First_20_line_20_indent"><text:span text:style-name="T17">Преступающыя непщевах </text:span>(преступниками я почитал)<text:span text:style-name="T17">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 </text:p>
      <text:p text:style-name="First_20_line_20_indent"><text:soft-page-break/>Слова <text:span text:style-name="T16">Феодорита</text:span>: <text:span text:style-name="T16">Феодотион</text:span> вместо: преступниками я почитал, перевел: за ничто <text:span text:style-name="T16">Акила</text:span>: за выжимки, а <text:span text:style-name="T16">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16">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16"> Безименного</text:span>: Всякий, говорит, грешник будет поставлен в числе преступников, не много ли он преступит закон, или много. Потому то и<text:span text:style-name="T16">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 </text:p>
      <text:p text:style-name="P47">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17">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17">Преступающыя</text:span> – то же, что преступники, или нарушители закона. <text:span text:style-name="T17">Непщевах</text:span>, от «непщевати», – то же самое слово, что и в 39-м<text:span text:style-name="T15"> [</text:span><text:span text:style-name="T15"><text:bookmark-ref text:reference-format="page" text:ref-name="old_ps_118_039">159</text:bookmark-ref></text:span><text:span text:style-name="T15">]</text:span> стихе, только здесь (в ст. 117)<text:span text:style-name="T15"> [</text:span><text:span text:style-name="T15"><text:bookmark-ref text:reference-format="page" text:ref-name="old_ps_118_117">420</text:bookmark-ref></text:span><text:span text:style-name="T15">]</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17">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 </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17">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 </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17">Пригвозди</text:span>, говорит, <text:span text:style-name="T17">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16">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17">умерщвление плоти и всех удов, яже на земли</text:span>, есть последняя и, должно сказать, самая надежная опора доброй нравственности.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20"/>Толкования на Пс. 118:120<text:bookmark-end text:name="old_ps_118_120"/></text:h>
      <text:p text:style-name="P5">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46">Пригвозди страху Твоему плоти моя, от судеб бо Твоих убояхся</text:p>
      <text:p text:style-name="First_20_line_20_indent"><text:span text:style-name="T17">Пригвозди страху Твоему плоти моя.</text:span> Сказано: <text:span text:style-name="T16">пригвозди,</text:span> вместо: утверди. Итак утверди, говорит, в чистоте <text:span text:style-name="T17">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17">От судеб бо Твоих убояхся,</text:span> то есть, убоялся Божественного Закона. Ибо не иначе совершает кто-либо грех, как поставив себя прежде вне страха Божия. </text:p>
      <text:p text:style-name="P47">Толкование на псалмы.</text:p>
      <text:h text:style-name="Heading_20_2" text:outline-level="2"><text:bookmark-start text:name="old_ps_118_120_svt_ioann_zlatoust"/>Свт. Иоанн Златоуст<text:bookmark-end text:name="old_ps_118_120_svt_ioann_zlatoust"/></text:h>
      <text:p text:style-name="P4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16">«умертвите земные члены ваши: блуд, нечистоту, страсть, злую похоть и любостяжание, которое есть идолослужение»</text:span><text:a xlink:type="simple" xlink:href="https://bible.optina.ru/new:kol:03:05" text:style-name="Internet_20_link" text:visited-style-name="Visited_20_Internet_20_Link">(Колос.3:5)</text:a>, а в другом месте: <text:span text:style-name="T16">«законом я умер для закона, чтобы жить для Бога. Я сораспялся Христу, и уже не я живу, но живет во мне Христос»</text:span><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16">«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text:p>
      <text:p text:style-name="P47">Беседа на псалом 118.</text:p>
      <text:h text:style-name="Heading_20_2" text:outline-level="2"><text:bookmark-start text:name="old_ps_118_120_svt_feofan_zatvornik"/>Свт. Феофан Затворник<text:bookmark-end text:name="old_ps_118_120_svt_feofan_zatvornik"/></text:h>
      <text:p text:style-name="P4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 </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16">пригвозди</text:span>, говорит, <text:span text:style-name="T16">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16">пригвозди</text:span>, говорит, <text:span text:style-name="T16">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16">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16"> умертвите уды ваша, яже на земли, блуд, нечистоту, страсть, похоть злую и лихоимание, еже есть идолослужение</text:span>; и еще: <text:span text:style-name="T16">Христови сораспяхся: живу же не ктому аз, но живет во мне Христос»</text:span>. </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 </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 </text:p>
      <text:p text:style-name="First_20_line_20_indent">Заголовка к этому восьмистишию<text:span text:style-name="T16">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 </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 </text:p>
      <text:p text:style-name="First_20_line_20_indent">Впрочем, много распространяться об этом нет большой пользы; полезнее знать строй духа созерцающего. </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16">очи мои выну ко Господу; яко к Тебе, Господи, очи мои; возведох очи мои в горы</text:span> (горе, на небеса); <text:span text:style-name="T16">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16">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5"> [</text:span><text:span text:style-name="T15"><text:bookmark-ref text:reference-format="page" text:ref-name="old_ps_118_123">440</text:bookmark-ref></text:span><text:span text:style-name="T15">]</text:span>: <text:span text:style-name="T16">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16">сего ради возлюбих заповеди Твоя</text:span> (стих 127<text:span text:style-name="T15"> [</text:span><text:span text:style-name="T15"><text:bookmark-ref text:reference-format="page" text:ref-name="old_ps_118_127">453</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4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16">«Христови сраспяхся: живу же не к тому аз, но живет во мне Христос»</text:span> (<text:a xlink:type="simple" xlink:href="https://bible.optina.ru/new:gal:02:19" text:style-name="Internet_20_link" text:visited-style-name="Visited_20_Internet_20_Link">Гал.2:19–20</text:a>). </text:p>
      <text:h text:style-name="Heading_20_2" text:outline-level="2"><text:bookmark-start text:name="old_ps_118_120_evfimij_zigaben"/>Евфимий Зигабен<text:bookmark-end text:name="old_ps_118_120_evfimij_zigaben"/></text:h>
      <text:p text:style-name="P4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 </text:p>
      <text:p text:style-name="First_20_line_20_indent"><text:soft-page-break/>Слова <text:span text:style-name="T16">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16">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 </text:p>
      <text:h text:style-name="Heading_20_2" text:outline-level="2"><text:bookmark-start text:name="old_ps_118_120_lopuxin_ap"/>Лопухин А.П.<text:bookmark-end text:name="old_ps_118_120_lopuxin_ap"/></text:h>
      <text:p text:style-name="P46">Пригвозди страху твоему плоти моя: от судеб бо твоих убояхся</text:p>
      <text:p text:style-name="First_20_line_20_indent"><text:span text:style-name="T16">«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 </text:p>
      <text:h text:style-name="Heading_20_2" text:outline-level="2"><text:bookmark-start text:name="old_ps_118_120_prot_grigorij_razumovskij"/>Прот. Григорий Разумовский<text:bookmark-end text:name="old_ps_118_120_prot_grigorij_razumovskij"/></text:h>
      <text:p text:style-name="P46">Пригвозди страху твоему плоти моя: от судеб бо твоих убояхся</text:p>
      <text:p text:style-name="First_20_line_20_indent">См. Толкование на Пс. 118:119<text:span text:style-name="T15"> [</text:span><text:span text:style-name="T15"><text:bookmark-ref text:reference-format="page" text:ref-name="old_ps_118_119_prot_grigorij_razumovskij">428</text:bookmark-ref></text:span><text:span text:style-name="T15">]</text:span></text:p>
      <text:h text:style-name="Heading_20_1" text:outline-level="1"><text:bookmark-start text:name="old_ps_118_121"/>Толкования на Пс. 118: 121<text:bookmark-end text:name="old_ps_118_121"/></text:h>
      <text:p text:style-name="P5">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4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16">«похвала наша сия есть свидетельство совести нашей»</text:span><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 </text:p>
      <text:p text:style-name="P47">Беседа на псалом 118.</text:p>
      <text:h text:style-name="Heading_20_2" text:outline-level="2"><text:bookmark-start text:name="old_ps_118_121_svt_feofan_zatvornik"/>Свт. Феофан Затворник<text:bookmark-end text:name="old_ps_118_121_svt_feofan_zatvornik"/></text:h>
      <text:p text:style-name="P4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16"> не предаждь мене.</text:span> Но при этом совесть может заграждать уста иному: взываешь ты – <text:span text:style-name="T16">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 </text:p>
      <text:p text:style-name="First_20_line_20_indent">Но, однако, кто же чист пред Господом? – <text:span text:style-name="T16">Никтоже, аще и един день житие его на земли. </text:span>Как же можно сказать:<text:span text:style-name="T16">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16">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16">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6">сотворих суд и правду,</text:span> особенно когда прямо от Самого Бога изречено прощение». </text:p>
      <text:p text:style-name="First_20_line_20_indent">Итак, если желаешь, чтоб упование осеняло душу твою и ты мог с дерзновением изрекать к Богу: <text:span text:style-name="T16">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 </text:p>
      <text:p text:style-name="P47">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4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16">«похваление бо наше сие есть, свидетельство совести нашея»</text:span> (<text:a xlink:type="simple" xlink:href="https://bible.optina.ru/new:2kor:01:12" text:style-name="Internet_20_link" text:visited-style-name="Visited_20_Internet_20_Link">2Кор.1:12</text:a>). </text:p>
      <text:h text:style-name="Heading_20_2" text:outline-level="2"><text:bookmark-start text:name="old_ps_118_121_evfimij_zigaben"/>Евфимий Зигабен<text:bookmark-end text:name="old_ps_118_121_evfimij_zigaben"/></text:h>
      <text:p text:style-name="P4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 </text:p>
      <text:p text:style-name="First_20_line_20_indent"><text:span text:style-name="T16">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16">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16">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16">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 </text:p>
      <text:h text:style-name="Heading_20_2" text:outline-level="2"><text:bookmark-start text:name="old_ps_118_121_lopuxin_ap"/>Лопухин А.П.<text:bookmark-end text:name="old_ps_118_121_lopuxin_ap"/></text:h>
      <text:p text:style-name="First_20_line_20_indent">Ст. 121-122 <text:span text:style-name="T17">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 </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17">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17">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16">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16">Очи мои выну ко Господу</text:span>» <text:a xlink:type="simple" xlink:href="https://bible.optina.ru/old:ps:024:15" text:style-name="Internet_20_link" text:visited-style-name="Visited_20_Internet_20_Link">(Пс. 24:15)</text:a>, «<text:span text:style-name="T16">Яко к Тебе, Господи, очи мои</text:span>» <text:a xlink:type="simple" xlink:href="https://bible.optina.ru/old:ps:140:08" text:style-name="Internet_20_link" text:visited-style-name="Visited_20_Internet_20_Link">(Пс. 140:8)</text:a> и в др. </text:p>
      <text:p text:style-name="P4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17">не предаждь мене</text:span>. Но при этом совесть может заграждать уста иному: взываешь ты – <text:span text:style-name="T17">не предаждь</text:span>, говорит она ему, а сам себя предаешь тому, что ненавидит Бог, – предаешь греху и всякой неправде. </text:p>
      <text:p text:style-name="First_20_line_20_indent">Пророк уверяет, что этого нет за ним, что он не сознает за собою ничего неправого, и потому с дерзновением говорит: <text:span text:style-name="T17">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16">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17">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 </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16">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7">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17">не предаждь меня</text:span>. </text:p>
      <text:p text:style-name="P47">Объяснение священной книги псалмов.</text:p>
      <text:h text:style-name="Heading_20_1" text:outline-level="1"><text:bookmark-start text:name="old_ps_118_122"/>Толкования на Пс. 118:122<text:bookmark-end text:name="old_ps_118_122"/></text:h>
      <text:p text:style-name="P5">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46">Восприими раба Твоего во благо, да не оклеветают мене гордии</text:p>
      <text:p text:style-name="First_20_line_20_indent">Симмах: <text:span text:style-name="T16">«прими меня раба твоего во благо»</text:span>; Акила же и Феодотион: <text:span text:style-name="T16">«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 </text:p>
      <text:p text:style-name="First_20_line_20_indent">Все те, которые не соблюдают заповедей Бо­жиих, называются гордыми согласно с изречением: <text:span text:style-name="T16">«гордые до крайности преступали закон…»</text:span>(Пс.118:51)<text:span text:style-name="T15"> [</text:span><text:span text:style-name="T15"><text:bookmark-ref text:reference-format="page" text:ref-name="old_ps_118_051">205</text:bookmark-ref></text:span><text:span text:style-name="T15">]</text:span>. <text:span text:style-name="T17">«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 </text:p>
      <text:p text:style-name="P47">Беседа на псалом 118.</text:p>
      <text:h text:style-name="Heading_20_2" text:outline-level="2"><text:bookmark-start text:name="old_ps_118_122_svt_feofan_zatvornik"/>Свт. Феофан Затворник<text:bookmark-end text:name="old_ps_118_122_svt_feofan_zatvornik"/></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 </text:p>
      <text:p text:style-name="First_20_line_20_indent">Клевета есть наичувствительнейшее зло. Против обидящих пророк говорит: <text:span text:style-name="T16">не предаждь;</text:span> а против клеветников: <text:span text:style-name="T16">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 </text:p>
      <text:p text:style-name="First_20_line_20_indent"><text:span text:style-name="T16">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16">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 </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6">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 </text:p>
      <text:p text:style-name="P47">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46">Восприими раба твоего во благо, да не оклеветают мене гордии</text:p>
      <text:p text:style-name="First_20_line_20_indent"><text:span text:style-name="T17">«Восприими раба Твоего во благо».</text:span> А <text:span text:style-name="T16">Симмах</text:span> перевел: приими меня в добраго раба Тебе; <text:span text:style-name="T16">Акила</text:span> же и <text:span text:style-name="T16">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 </text:p>
      <text:p text:style-name="First_20_line_20_indent"><text:span text:style-name="T17">«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16">«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 </text:p>
      <text:h text:style-name="Heading_20_2" text:outline-level="2"><text:bookmark-start text:name="old_ps_118_122_evfimij_zigaben"/>Евфимий Зигабен<text:bookmark-end text:name="old_ps_118_122_evfimij_zigaben"/></text:h>
      <text:p text:style-name="P4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 </text:p>
      <text:p text:style-name="First_20_line_20_indent">Слова <text:span text:style-name="T16">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 </text:p>
      <text:h text:style-name="Heading_20_2" text:outline-level="2"><text:bookmark-start text:name="old_ps_118_122_lopuxin_ap"/>Лопухин А.П.<text:bookmark-end text:name="old_ps_118_122_lopuxin_ap"/></text:h>
      <text:p text:style-name="P46">Восприими раба твоего во благо, да не оклеветают мене гордии</text:p>
      <text:p text:style-name="First_20_line_20_indent">См. Толкование на Пс. 118:121<text:span text:style-name="T15"> [</text:span><text:span text:style-name="T15"><text:bookmark-ref text:reference-format="page" text:ref-name="old_ps_118_121_lopuxin_ap">435</text:bookmark-ref></text:span><text:span text:style-name="T15">]</text:span></text:p>
      <text:h text:style-name="Heading_20_2" text:outline-level="2"><text:bookmark-start text:name="old_ps_118_122_prot_grigorij_razumovskij"/>Прот. Григорий Разумовский<text:bookmark-end text:name="old_ps_118_122_prot_grigorij_razumovskij"/></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16">не предаждь</text:span>, а против <text:soft-page-break/>клеветников – <text:span text:style-name="T17">восприими</text:span>, т.е. возьми меня на руки, подними на такую высоту, чтобы стрелы клеветы на досягали до меня; <text:span text:style-name="T17">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17">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17">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7">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3"/>Толкования на Пс. 118:123<text:bookmark-end text:name="old_ps_118_123"/></text:h>
      <text:p text:style-name="P5">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17">Очи мои исчезосте во спасение Твое и в слово правды Твоея</text:span></text:p>
      <text:p text:style-name="First_20_line_20_indent"><text:span text:style-name="T17">Очи мои исчезосте во сnaceниe Твое,</text:span> то есть, в Божественное пришествие, от которого надеялся я спасены и себе и всему человеческому роду. <text:span text:style-name="T17">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17">Раб Твой есмь аз: вразуми мя, и увем свидения Твоя.</text:span> Кто нимало не работает греху, тот пусть говорит: <text:span text:style-name="T17">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16">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16">благ.</text:span></text:p>
      <text:p text:style-name="P47">Толкование на псалмы.</text:p>
      <text:h text:style-name="Heading_20_2" text:outline-level="2"><text:bookmark-start text:name="old_ps_118_123_svt_ioann_zlatoust"/>Свт. Иоанн Златоуст<text:bookmark-end text:name="old_ps_118_123_svt_ioann_zlatoust"/></text:h>
      <text:p text:style-name="P4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16">«истаевает душа моя </text:span>(ожидая)<text:span text:style-name="T16"> спасения Твоего»</text:span>(Пс.118:81)<text:span text:style-name="T15"> [</text:span><text:span text:style-name="T15"><text:bookmark-ref text:reference-format="page" text:ref-name="old_ps_118_081">308</text:bookmark-ref></text:span><text:span text:style-name="T15">]</text:span>. Какое же спа­сение? То, о котором Симеон, держа в объятиях Господа, говорил: <text:span text:style-name="T16">«видели очи мои спасение Твое, которое Ты уготовал пред лицем всех народов»</text:span><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16">«истаевает душа моя»</text:span> не иное что означают, как напряженное жела­ние. </text:p>
      <text:p text:style-name="P47">Беседа на псалом 118.</text:p>
      <text:h text:style-name="Heading_20_2" text:outline-level="2"><text:bookmark-start text:name="old_ps_118_123_svt_feofan_zatvornik"/>Свт. Феофан Затворник<text:bookmark-end text:name="old_ps_118_123_svt_feofan_zatvornik"/></text:h>
      <text:p text:style-name="P46">Очи мои исчезосте во спасение Твое и в слово правды Твоея</text:p>
      <text:p text:style-name="First_20_line_20_indent"><text:span text:style-name="T16">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16">Исчезосте очи мои во спасение Твое,</text:span> которое уповаю я получить не от кого иного, а от Тебя единого, Господи». </text:p>
      <text:p text:style-name="First_20_line_20_indent"><text:span text:style-name="T16">Слово правды,</text:span> по <text:span text:style-name="T16">Феодориту</text:span>, означает «или обетование, в той мысли, что непрестанно ожидаю от Тебя спасения и исполнения обетования», или, по мнению святого <text:span text:style-name="T16">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16">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p>
      <text:p text:style-name="First_20_line_20_indent">Нельзя пропустить без внимания наведение из этого стиха, делаемое святым <text:span text:style-name="T16">Афанасием Великим</text:span>, который говорит: <text:span text:style-name="T16">«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46">Очи мои исчезосте во спасение Твое и в слово правды Твоея</text:p>
      <text:p text:style-name="First_20_line_20_indent">Пророк и здесь опять <text:span text:style-name="T16">«словом»</text:span> называет обетование. Непрестанно, говорит, ожидаю от Тебя спасения и исполнения обетования. Сказал же: <text:span text:style-name="T16">«исчезосте»</text:span>, означая усильное желание. </text:p>
      <text:h text:style-name="Heading_20_2" text:outline-level="2"><text:bookmark-start text:name="old_ps_118_123_evfimij_zigaben"/>Евфимий Зигабен<text:bookmark-end text:name="old_ps_118_123_evfimij_zigaben"/></text:h>
      <text:p text:style-name="First_20_line_20_indent"><text:span text:style-name="T17">Очи мои исчезосте </text:span>(вникая)<text:span text:style-name="T17">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 </text:p>
      <text:p text:style-name="First_20_line_20_indent">Того же <text:span text:style-name="T16">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16">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16">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 </text:p>
      <text:h text:style-name="Heading_20_2" text:outline-level="2"><text:bookmark-start text:name="old_ps_118_123_prot_grigorij_razumovskij"/>Прот. Григорий Разумовский<text:bookmark-end text:name="old_ps_118_123_prot_grigorij_razumovskij"/></text:h>
      <text:p text:style-name="P4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 </text:p>
      <text:p text:style-name="First_20_line_20_indent">Нельзя пропустить без внимания наведение из этого стиха, делаемое св. Афанасием Великим, который говорит: «<text:span text:style-name="T17">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4"/>Толкования на Пс. 118:124<text:bookmark-end text:name="old_ps_118_124"/></text:h>
      <text:p text:style-name="P5">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4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 </text:p>
      <text:p text:style-name="P47">Беседа на псалом 118.</text:p>
      <text:h text:style-name="Heading_20_2" text:outline-level="2"><text:bookmark-start text:name="old_ps_118_124_svt_feofan_zatvornik"/>Свт. Феофан Затворник<text:bookmark-end text:name="old_ps_118_124_svt_feofan_zatvornik"/></text:h>
      <text:p text:style-name="P4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16">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16">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16">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16">Амвросий</text:span>: «И в другом месте то же чувство выражает пророк, говоря: <text:span text:style-name="T16">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16">Тебе единому согреших</text:span>. Не отвергая того, что может согрешить и праведник, потому что нет человека без греха, он и молится:<text:span text:style-name="T16">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text:p>
      <text:p text:style-name="First_20_line_20_indent"><text:span text:style-name="T16">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16">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16">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 </text:p>
      <text:p text:style-name="First_20_line_20_indent">С этою мыслию согласуется и последующая мольба: <text:span text:style-name="T16">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16">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 </text:p>
      <text:p text:style-name="First_20_line_20_indent"><text:span text:style-name="T16">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 </text:p>
      <text:p text:style-name="P47">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4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 </text:p>
      <text:h text:style-name="Heading_20_2" text:outline-level="2"><text:bookmark-start text:name="old_ps_118_124_evfimij_zigaben"/>Евфимий Зигабен<text:bookmark-end text:name="old_ps_118_124_evfimij_zigaben"/></text:h>
      <text:p text:style-name="P4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 </text:p>
      <text:p text:style-name="First_20_line_20_indent"><text:span text:style-name="T16">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16">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 </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17">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17">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17">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17">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7">раб Твой есмь аз</text:span>» [7, с. 389–390]. <text:span text:style-name="T17">Вразуми мя</text:span>, – он просил уже: научи, а теперь указывает, как хотел бы он быть наученным. <text:span text:style-name="T17">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 </text:p>
      <text:p text:style-name="P47">Объяснение священной книги псалмов.</text:p>
      <text:p text:style-name="First_20_line_20_indent">См.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5"/>Толкования на Пс. 118:125<text:bookmark-end text:name="old_ps_118_125"/></text:h>
      <text:p text:style-name="P5">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46">Раб твой есмь аз: вразуми мя, и увем свидения твоя</text:p>
      <text:p text:style-name="First_20_line_20_indent">См. Толкование на Пс. 118:123<text:span text:style-name="T15"> [</text:span><text:span text:style-name="T15"><text:bookmark-ref text:reference-format="page" text:ref-name="old_ps_118_123_svt_afanasij_velikij">440</text:bookmark-ref></text:span><text:span text:style-name="T15">]</text:span></text:p>
      <text:h text:style-name="Heading_20_2" text:outline-level="2"><text:bookmark-start text:name="old_ps_118_125_svt_ioann_zlatoust"/>Свт. Иоанн Златоуст<text:bookmark-end text:name="old_ps_118_125_svt_ioann_zlatoust"/></text:h>
      <text:p text:style-name="P4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 </text:p>
      <text:p text:style-name="P47">Беседа на псалом 118.</text:p>
      <text:h text:style-name="Heading_20_2" text:outline-level="2"><text:bookmark-start text:name="old_ps_118_125_svt_feofan_zatvornik"/>Свт. Феофан Затворник<text:bookmark-end text:name="old_ps_118_125_svt_feofan_zatvornik"/></text:h>
      <text:p text:style-name="P4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16">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16">раб Твой есмь,</text:span> говорит он; скажи только, что сделать, и я сделаю. Остановка не за мною, а за приказом; как только приму к сознанию приказ, тотчас и за дело. </text:p>
      <text:p text:style-name="First_20_line_20_indent"><text:span text:style-name="T16">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16">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6">раб Твой есмь аз».</text:span></text:p>
      <text:p text:style-name="First_20_line_20_indent"><text:span text:style-name="T16">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16">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16">Афанасий</text:span> пишет: «Просить разума, дарованного Богом и как бы хранящегося у Него в сокровищнице; потому что дух <text:span text:style-name="T16">премудрости и разума</text:span> и прочие блага суть Божии дарования». </text:p>
      <text:p text:style-name="First_20_line_20_indent"><text:span text:style-name="T16">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16">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16">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16">оскуде преподобный,</text:span> ибо с этим оскудением соединено <text:span text:style-name="T16">умаление истины среди сынов человеческих</text:span>. Всякий идет тогда по воле сердца своего, уклоняясь от истинных намерений Божиих. </text:p>
      <text:p text:style-name="P47">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4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 </text:p>
      <text:h text:style-name="Heading_20_2" text:outline-level="2"><text:bookmark-start text:name="old_ps_118_125_evfimij_zigaben"/>Евфимий Зигабен<text:bookmark-end text:name="old_ps_118_125_evfimij_zigaben"/></text:h>
      <text:p text:style-name="First_20_line_20_indent">Ст. 125-126 <text:span text:style-name="T17">Раб Твой семь аз; вразуми мя, и увем свидения Твоя. Время сотворити Господеви </text:span>(месть)<text:span text:style-name="T17">;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 </text:p>
      <text:p text:style-name="First_20_line_20_indent"><text:span text:style-name="T16">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16">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16">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 </text:p>
      <text:h text:style-name="Heading_20_2" text:outline-level="2"><text:bookmark-start text:name="old_ps_118_125_prot_grigorij_razumovskij"/>Прот. Григорий Разумовский<text:bookmark-end text:name="old_ps_118_125_prot_grigorij_razumovskij"/></text:h>
      <text:p text:style-name="P46">Раб Твой есмь аз: вразуми мя, и увем свидения Твоя</text:p>
      <text:p text:style-name="First_20_line_20_indent">См. Толкование на Пс. 118:124<text:span text:style-name="T15"> [</text:span><text:span text:style-name="T15"><text:bookmark-ref text:reference-format="page" text:ref-name="old_ps_118_124_prot_grigorij_razumovskij">445</text:bookmark-ref></text:span><text:span text:style-name="T15">]</text:span></text:p>
      <text:h text:style-name="Heading_20_1" text:outline-level="1"><text:bookmark-start text:name="old_ps_118_126"/>Толкования на Пс. 118:126<text:bookmark-end text:name="old_ps_118_126"/></text:h>
      <text:p text:style-name="P5">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4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 </text:p>
      <text:p text:style-name="P47">Толкование на псалмы.</text:p>
      <text:h text:style-name="Heading_20_2" text:outline-level="2"><text:bookmark-start text:name="old_ps_118_126_svt_ioann_zlatoust"/>Свт. Иоанн Златоуст<text:bookmark-end text:name="old_ps_118_126_svt_ioann_zlatoust"/></text:h>
      <text:p text:style-name="P4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16">«теперь время благоприятное, вот, теперь день спасения»</text:span><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17">«уничтожили закон Твой»</text:span>. </text:p>
      <text:p text:style-name="P47">Беседа на псалом 118.</text:p>
      <text:h text:style-name="Heading_20_2" text:outline-level="2"><text:bookmark-start text:name="old_ps_118_126_svt_feofan_zatvornik"/>Свт. Феофан Затворник<text:bookmark-end text:name="old_ps_118_126_svt_feofan_zatvornik"/></text:h>
      <text:p text:style-name="P4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text:p>
      <text:p text:style-name="First_20_line_20_indent">Слово <text:span text:style-name="T16">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 </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16">Амвросий</text:span> пишет: «Хорошо сказал: <text:span text:style-name="T16">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16">Время</text:span>, вопиет, <text:span text:style-name="T16">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16"> время сотворити»</text:span>. </text:p>
      <text:p text:style-name="First_20_line_20_indent">Слова<text:span text:style-name="T16">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text:p>
      <text:p text:style-name="P47">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4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 </text:p>
      <text:h text:style-name="Heading_20_2" text:outline-level="2"><text:bookmark-start text:name="old_ps_118_126_evfimij_zigaben"/>Евфимий Зигабен<text:bookmark-end text:name="old_ps_118_126_evfimij_zigaben"/></text:h>
      <text:p text:style-name="P46">Время сотворити Господеви: разориша закон твой</text:p>
      <text:p text:style-name="First_20_line_20_indent">См. Толкование на Пс. 118:125<text:span text:style-name="T15"> [</text:span><text:span text:style-name="T15"><text:bookmark-ref text:reference-format="page" text:ref-name="old_ps_118_125_evfimij_zigaben">447</text:bookmark-ref></text:span><text:span text:style-name="T15">]</text:span></text:p>
      <text:h text:style-name="Heading_20_2" text:outline-level="2"><text:bookmark-start text:name="old_ps_118_126_lopuxin_ap"/>Лопухин А.П.<text:bookmark-end text:name="old_ps_118_126_lopuxin_ap"/></text:h>
      <text:p text:style-name="P4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 </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17">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17">Время сотворити</text:span>. </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text:p>
      <text:p text:style-name="First_20_line_20_indent">Св. Амвросий пишет: «Хорошо сказал: <text:span text:style-name="T17">Время сотворити</text:span>; ибо есть – «<text:span text:style-name="T16">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17">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text:p>
      <text:p text:style-name="First_20_line_20_indent"><text:span text:style-name="T17">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 </text:p>
      <text:p text:style-name="First_20_line_20_indent"><text:soft-page-break/>Слова: <text:span text:style-name="T17">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17">любовь к заповедям</text:span> Божиим, и в чем она выразилась. <text:span text:style-name="T17">Возлюбих</text:span>, говорит, <text:span text:style-name="T17">заповеди</text:span>, но чем же свидетельствовал эту любовь? Мыслями, словом? Нет, я свидетельствую это не словом, а делом, ибо все действия мои <text:span text:style-name="T17">направляю по заповедям Твоим и ненавижу всякий путь неправды</text:span>. Любовь к первым рождала, возбуждала и поддерживала ненависть к последним.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7"/>Толкования на Пс. 118:127<text:bookmark-end text:name="old_ps_118_127"/></text:h>
      <text:p text:style-name="P5">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46">Сего ради возлюбих заповеди Твоя паче злата и топазия</text:p>
      <text:p text:style-name="First_20_line_20_indent">Это согласно с сказанным: <text:span text:style-name="T16">благ мне закон уст Твоих паче тысящ злата и сребра,</text:span> (Пс. 118:72<text:span text:style-name="T15"> [</text:span><text:span text:style-name="T15"><text:bookmark-ref text:reference-format="page" text:ref-name="old_ps_118_072">279</text:bookmark-ref></text:span><text:span text:style-name="T15">]</text:span>) и еще: <text:span text:style-name="T16">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 </text:p>
      <text:p text:style-name="P47">Толкование на псалмы.</text:p>
      <text:h text:style-name="Heading_20_2" text:outline-level="2"><text:bookmark-start text:name="old_ps_118_127_svt_ioann_zlatoust"/>Свт. Иоанн Златоуст<text:bookmark-end text:name="old_ps_118_127_svt_ioann_zlatoust"/></text:h>
      <text:p text:style-name="P4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16">«если заповеди Мои соблюдете, пребудете в любви Моей»</text:span><text:a xlink:type="simple" xlink:href="https://bible.optina.ru/new:in:15:10" text:style-name="Internet_20_link" text:visited-style-name="Visited_20_Internet_20_Link">(Ин.15:10)</text:a>. </text:p>
      <text:p text:style-name="P47">Беседа на псалом 118.</text:p>
      <text:h text:style-name="Heading_20_2" text:outline-level="2"><text:bookmark-start text:name="old_ps_118_127_svt_feofan_zatvornik"/>Свт. Феофан Затворник<text:bookmark-end text:name="old_ps_118_127_svt_feofan_zatvornik"/></text:h>
      <text:p text:style-name="P46">Сего ради возлюбих заповеди Твоя паче злата и топазия</text:p>
      <text:p text:style-name="First_20_line_20_indent">«Это, говорит святой <text:span text:style-name="T16">Афанасий</text:span>, согласно с сказанным в стихе 72<text:span text:style-name="T15"> [</text:span><text:span text:style-name="T15"><text:bookmark-ref text:reference-format="page" text:ref-name="old_ps_118_072">279</text:bookmark-ref></text:span><text:span text:style-name="T15">]</text:span>: <text:span text:style-name="T16">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16">блаженный Феодорит</text:span>, пренебрегли закон Твой, а я почитаю заповеди Твои более достолюбезными, нежели золото и драгоценные камни». </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 </text:p>
      <text:p text:style-name="First_20_line_20_indent"><text:span text:style-name="T16">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 </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 </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 </text:p>
      <text:p text:style-name="First_20_line_20_indent"><text:span text:style-name="T16">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16">единым</text:span>, которое занимает все сердце. </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 </text:p>
      <text:p text:style-name="P47">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4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 </text:p>
      <text:h text:style-name="Heading_20_2" text:outline-level="2"><text:bookmark-start text:name="old_ps_118_127_evfimij_zigaben"/>Евфимий Зигабен<text:bookmark-end text:name="old_ps_118_127_evfimij_zigaben"/></text:h>
      <text:p text:style-name="P4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 </text:p>
      <text:p text:style-name="First_20_line_20_indent"><text:span text:style-name="T16">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16">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16">Другие</text:span> говорят, что топаз имеет цвет золота; почему Давид и причислил его к золоту. <text:span text:style-name="T16">Афанасия</text:span>: <text:span text:style-name="T16">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16">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 </text:p>
      <text:h text:style-name="Heading_20_2" text:outline-level="2"><text:bookmark-start text:name="old_ps_118_127_prot_grigorij_razumovskij"/>Прот. Григорий Разумовский<text:bookmark-end text:name="old_ps_118_127_prot_grigorij_razumovskij"/></text:h>
      <text:p text:style-name="P46">Сего ради возлюбих заповеди Твоя паче злата и топазия</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8"/>Толкования на Пс. 118:128<text:bookmark-end text:name="old_ps_118_128"/></text:h>
      <text:p text:style-name="P5">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46">Сего ради ко всем заповедем Твоим направляхся, всяк путь неправды возненавидех</text:p>
      <text:p text:style-name="First_20_line_20_indent"><text:span text:style-name="T17">Сего ради ко всем заповедем Твоим направляхся.</text:span> Чего же именно ради? Не того ли, чтобы непрестанно поучаться в Законе? </text:p>
      <text:p text:style-name="P47">Толкование на псалмы.</text:p>
      <text:h text:style-name="Heading_20_2" text:outline-level="2"><text:bookmark-start text:name="old_ps_118_128_svt_ioann_zlatoust"/>Свт. Иоанн Златоуст<text:bookmark-end text:name="old_ps_118_128_svt_ioann_zlatoust"/></text:h>
      <text:p text:style-name="P4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16">«Кто соблюдает весь закон и согрешит в одном чем-нибудь, тот становится виновным во всем»</text:span><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 </text:p>
      <text:p text:style-name="P47">Беседа на псалом 118.</text:p>
      <text:h text:style-name="Heading_20_2" text:outline-level="2"><text:bookmark-start text:name="old_ps_118_128_svt_feofan_zatvornik"/>Свт. Феофан Затворник<text:bookmark-end text:name="old_ps_118_128_svt_feofan_zatvornik"/></text:h>
      <text:p text:style-name="P4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 </text:p>
      <text:p text:style-name="First_20_line_20_indent"><text:span text:style-name="T16">Возлюбих</text:span>, говорит, <text:span text:style-name="T16">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16">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 </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 </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 </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 </text:p>
      <text:p text:style-name="First_20_line_20_indent">Заголовка к этому восьмистишию <text:span text:style-name="T16">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 </text:p>
      <text:p text:style-name="P47">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4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17">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 </text:p>
      <text:p text:style-name="P47">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4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 </text:p>
      <text:p text:style-name="P47">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4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 </text:p>
      <text:h text:style-name="Heading_20_2" text:outline-level="2"><text:bookmark-start text:name="old_ps_118_128_evfimij_zigaben"/>Евфимий Зигабен<text:bookmark-end text:name="old_ps_118_128_evfimij_zigaben"/></text:h>
      <text:p text:style-name="P4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 </text:p>
      <text:p text:style-name="First_20_line_20_indent"><text:span text:style-name="T16">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16">Евсевий</text:span> и <text:span text:style-name="T16">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16">Синесия</text:span>: Сопротивление всякому злу есть стремление ко всякой добродетели. </text:p>
      <text:h text:style-name="Heading_20_2" text:outline-level="2"><text:bookmark-start text:name="old_ps_118_128_prot_grigorij_razumovskij"/>Прот. Григорий Разумовский<text:bookmark-end text:name="old_ps_118_128_prot_grigorij_razumovskij"/></text:h>
      <text:p text:style-name="P46">Сего ради ко всем заповедем Твоим направляхся, всяк путь неправды возненавидех</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9"/>Толкования на Пс. 118:129<text:bookmark-end text:name="old_ps_118_129"/></text:h>
      <text:p text:style-name="P5">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4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 </text:p>
      <text:p text:style-name="P47">Беседа на псалом 118.</text:p>
      <text:h text:style-name="Heading_20_2" text:outline-level="2"><text:bookmark-start text:name="old_ps_118_129_svt_feofan_zatvornik"/>Свт. Феофан Затворник<text:bookmark-end text:name="old_ps_118_129_svt_feofan_zatvornik"/></text:h>
      <text:p text:style-name="P4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 </text:p>
      <text:p text:style-name="First_20_line_20_indent">Почему же эти свидения, эти заповеди – <text:span text:style-name="T16">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16">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16">Блаженный Августин</text:span> говорит: «Дивно, что дан закон, не могший животворить, но составлявший, однако ж, неминуемый путь к животу истинному». </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 </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16">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6">сего ради испыта я душа моя.</text:span> Испыта – εξηρέυνησεν – усиленно стала исследовать, по толкованию <text:span text:style-name="T16">Зигабена</text:span> и <text:span text:style-name="T16">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16">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 </text:p>
      <text:p text:style-name="P47">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4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 </text:p>
      <text:h text:style-name="Heading_20_2" text:outline-level="2"><text:bookmark-start text:name="old_ps_118_129_evfimij_zigaben"/>Евфимий Зигабен<text:bookmark-end text:name="old_ps_118_129_evfimij_zigaben"/></text:h>
      <text:p text:style-name="P4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16">Дидима</text:span>? Посему душа моя не просто испытала их, но исследовала, то есть, во всей возможной полноте и подробности. </text:p>
      <text:p text:style-name="First_20_line_20_indent">Другие, говорит <text:span text:style-name="T16">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16">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16">Златоуст</text:span> вместе с <text:span text:style-name="T16">Феодоритом</text:span>: Давид не напрасно возлюбил их; ибо они достославны и могут привлечь и возбудить к любви способных видеть. </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17">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16">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 </text:p>
      <text:p text:style-name="P46">Дивна свидения Твоя: сего ради испыта я душа моя</text:p>
      <text:p text:style-name="First_20_line_20_indent">Под именем <text:span text:style-name="T17">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17">свидениями</text:span> нужно разуметь заповеди Божии, правила жизни. </text:p>
      <text:p text:style-name="First_20_line_20_indent">Почему же эти <text:span text:style-name="T17">свидения</text:span>, эти заповеди – <text:span text:style-name="T17">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17">дивны</text:span> заповеди? <text:span text:style-name="T17">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17">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17">Дивны</text:span> по тому еще, куда они приводят: облекши богоподобием здесь, они по смерти вводят в область вечного покоя и блаженства. <text:span text:style-name="T17">Дивны</text:span> и по тому, наконец, что во многом непостижимы. </text:p>
      <text:p text:style-name="First_20_line_20_indent">Если отвлечемся от ветхого и обратимся к новому, то <text:span text:style-name="T17">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text:p>
      <text:p text:style-name="First_20_line_20_indent">Это все <text:span text:style-name="T17">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17">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7">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text:p>
      <text:p text:style-name="P47">Объяснение священной книги псалмов.</text:p>
      <text:h text:style-name="Heading_20_1" text:outline-level="1"><text:bookmark-start text:name="old_ps_118_130"/>Толкования на Пс. 118:130<text:bookmark-end text:name="old_ps_118_130"/></text:h>
      <text:p text:style-name="P5">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46">Явление словес Твоих просвещает и умудряет младенцы</text:p>
      <text:p text:style-name="First_20_line_20_indent"><text:span text:style-name="T17">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 </text:p>
      <text:p text:style-name="P47">Толкование на псалмы.</text:p>
      <text:h text:style-name="Heading_20_2" text:outline-level="2"><text:bookmark-start text:name="old_ps_118_130_svt_ioann_zlatoust"/>Свт. Иоанн Златоуст<text:bookmark-end text:name="old_ps_118_130_svt_ioann_zlatoust"/></text:h>
      <text:p text:style-name="P4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16">«славлю Тебя, Отче, Господи неба и земли, что Ты утаил сие от мудрых и разумных и открыл то младенцам»</text:span><text:a xlink:type="simple" xlink:href="https://bible.optina.ru/new:mf:11:25" text:style-name="Internet_20_link" text:visited-style-name="Visited_20_Internet_20_Link">(Мф.11:25)</text:a>, разумея апо­столов, потому что в злобе они были младенцами. </text:p>
      <text:p text:style-name="P47">Беседа на псалом 118.</text:p>
      <text:h text:style-name="Heading_20_2" text:outline-level="2"><text:bookmark-start text:name="old_ps_118_130_svt_feofan_zatvornik"/>Свт. Феофан Затворник<text:bookmark-end text:name="old_ps_118_130_svt_feofan_zatvornik"/></text:h>
      <text:p text:style-name="P46">Явление словес Твоих просвещает и умудряет младенцы</text:p>
      <text:p text:style-name="First_20_line_20_indent">Что такое <text:span text:style-name="T16">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 </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 </text:p>
      <text:p text:style-name="First_20_line_20_indent"><text:span text:style-name="T16">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 </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 </text:p>
      <text:p text:style-name="First_20_line_20_indent">Но слово Божие просвещает и умудряет <text:span text:style-name="T16">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 </text:p>
      <text:p text:style-name="P47">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4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 </text:p>
      <text:h text:style-name="Heading_20_2" text:outline-level="2"><text:bookmark-start text:name="old_ps_118_130_evfimij_zigaben"/>Евфимий Зигабен<text:bookmark-end text:name="old_ps_118_130_evfimij_zigaben"/></text:h>
      <text:p text:style-name="P4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 </text:p>
      <text:p text:style-name="First_20_line_20_indent"><text:span text:style-name="T16">Акила</text:span> вместо: явление слов Твоих, перевел: отверстие слов, <text:span text:style-name="T16">Симмах</text:span>: Дверь слов Твоих. Твоим светом, говорят <text:span text:style-name="T16">Феодорит</text:span> и <text:span text:style-name="T16">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16">Златоусту</text:span>, и говорил об Апостолах: исповедуюсь Тебе, Отче, что Ты утаил сие от премудрых и разумных и открыл то младенцам. <text:span text:style-name="T16">Афанасий</text:span>: Под младенцами можешь разуметь находящихся в неведении и подобных младенцам. Их то, говорит, насыщает слово Твое разумением. <text:span text:style-name="T16">Феодорита</text:span>: Архиерею повелено было носить в слове явление и истину. Сие то явление просвещает и вразумляет младенцев. </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17">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17">Явление словес Твоих</text:span> здесь значит то же, что: «словеса, исходящие из уст Твоих», – <text:span text:style-name="T17">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17">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 </text:p>
      <text:p text:style-name="First_20_line_20_indent">И вот, когда услышал пророк из уст Божиих исшедшие заповеди, <text:span text:style-name="T16">дивныя</text:span>, <text:span text:style-name="T17">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 </text:p>
      <text:p text:style-name="First_20_line_20_indent">Под <text:span text:style-name="T17">отверзением уст</text:span> они разумеют отверстие ума и сердца – выражение жажды духа человеческого, а под <text:span text:style-name="T17">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16">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5"> [</text:span><text:span text:style-name="T15"><text:bookmark-ref text:reference-format="page" text:ref-name="old_ps_118_131">466</text:bookmark-ref></text:span><text:span text:style-name="T15">]</text:span> должно понимать духовно: <text:span text:style-name="T17">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16">Духом владычним утверди мя</text:span>!» и «<text:span text:style-name="T16">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17">привлекает</text:span> на себя благодать Святого Духа.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1"/>Толкования на Пс. 118:131<text:bookmark-end text:name="old_ps_118_131"/></text:h>
      <text:p text:style-name="P5">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46">Уста моя отверзох, и привлекох дух, яко заповедей Твоих желах</text:p>
      <text:p text:style-name="First_20_line_20_indent"><text:span text:style-name="T17">Уста моя отверзох, и привлекох дух.</text:span> Словеса Божии требуют, чтоб отверст был ум. Поэтому-то и Спаситель <text:span text:style-name="T16">отверзе ум</text:span> ученикам <text:span text:style-name="T16">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 </text:p>
      <text:p text:style-name="P47">Толкование на псалмы.</text:p>
      <text:h text:style-name="Heading_20_2" text:outline-level="2"><text:bookmark-start text:name="old_ps_118_131_svt_ioann_zlatoust"/>Свт. Иоанн Златоуст<text:bookmark-end text:name="old_ps_118_131_svt_ioann_zlatoust"/></text:h>
      <text:p text:style-name="P4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16">«открой уста Твои и Я наполню их»</text:span><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16">«Господь дал слово благовествующим с великою силою«</text:span><text:a xlink:type="simple" xlink:href="https://bible.optina.ru/old:ps:067:12" text:style-name="Internet_20_link" text:visited-style-name="Visited_20_Internet_20_Link">(Пс.67:12)</text:a>. Тоже сказал он и здесь: <text:span text:style-name="T17">«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16"> «не будьте, как конь и мул, у которых нет разума и которых челюсти можно притянуть (лишь) уздою и удилами, когда они не приближаются к тебе»</text:span><text:a xlink:type="simple" xlink:href="https://bible.optina.ru/old:ps:031:09" text:style-name="Internet_20_link" text:visited-style-name="Visited_20_Internet_20_Link">(Пс.31:9)</text:a>; и: <text:span text:style-name="T16">«много наказаний грешному»</text:span><text:a xlink:type="simple" xlink:href="https://bible.optina.ru/old:ps:031:10" text:style-name="Internet_20_link" text:visited-style-name="Visited_20_Internet_20_Link">(Пс.31:10)</text:a>. </text:p>
      <text:p text:style-name="P47">Беседа на псалом 118.</text:p>
      <text:h text:style-name="Heading_20_2" text:outline-level="2"><text:bookmark-start text:name="old_ps_118_131_svt_feofan_zatvornik"/>Свт. Феофан Затворник<text:bookmark-end text:name="old_ps_118_131_svt_feofan_zatvornik"/></text:h>
      <text:p text:style-name="P4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 </text:p>
      <text:p text:style-name="First_20_line_20_indent">Но все наши толковники: <text:span text:style-name="T16">Афанасий Великий, Феодорит</text:span>, святой <text:span text:style-name="T16">Амвросий</text:span>, <text:span text:style-name="T16">Августин</text:span>, <text:span text:style-name="T16">Иларий, Анфим, Зигабен</text:span> и приводимые у сего последнего <text:span text:style-name="T16">Василий Великий</text:span>, <text:span text:style-name="T16">Григорий Богослов</text:span>, <text:span text:style-name="T16">Григорий Нисский</text:span>, преподобный <text:span text:style-name="T16">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16">Устами</text:span>, говорит святой <text:span text:style-name="T16">Афанасий Великий</text:span>, называет здесь пророк сердечное усердие, потому что, поясняет блаженный <text:span text:style-name="T16">Феодорит</text:span>, оно привлекает благодать Духа, как и в другом месте он говорит:<text:span text:style-name="T16"> разшири уста твоя, и исполню я</text:span>.» «Уразумей же, учит святой <text:span text:style-name="T16">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16">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16">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16">святую, праведную и благую</text:span>. Ибо если мы,<text:span text:style-name="T16"> зли суще,</text:span> умеем<text:span text:style-name="T16"> даяния блага даяти чадом</text:span> своим: <text:span text:style-name="T16">кольми паче Отец, иже с небесе, даст Духа Святаго просящим у Него</text:span>. Не те, кои своим духом действуют, но те, кои <text:span text:style-name="T16">Духом Божиим водятся, сии суть сынове</text:span>. И тем более соделываются благими сынами Богу, чем обильнее дается им от Отца Дух благий». </text:p>
      <text:p text:style-name="P47">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46">Уста моя отверзох, и привлекох Дух, яко заповедей Твоих желах</text:p>
      <text:p text:style-name="First_20_line_20_indent"><text:span text:style-name="T16">«Устами»</text:span> называет здесь Пророк сердечное усердие; потому что оно привлекает благодать Духа. Ибо и в другом месте говорит:<text:span text:style-name="T16">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16">«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16">«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16">«уста моя отверзох, и превлекох Дух, яко заповедей Твоих желах».</text:span> Узрев, что желаю заповедей Твоих, сподобил меня благодати Твоей. </text:p>
      <text:h text:style-name="Heading_20_2" text:outline-level="2"><text:bookmark-start text:name="old_ps_118_131_evfimij_zigaben"/>Евфимий Зигабен<text:bookmark-end text:name="old_ps_118_131_evfimij_zigaben"/></text:h>
      <text:p text:style-name="P46">Уста моя отверзох, и привлекох дух; яко заповедей Твоих желах</text:p>
      <text:p text:style-name="First_20_line_20_indent">Уста, говорит, души моей, то есть, по <text:span text:style-name="T16">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 </text:p>
      <text:p text:style-name="First_20_line_20_indent"><text:soft-page-break/>Слова <text:span text:style-name="T16">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16">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16">Григория Нисского</text:span> и <text:span text:style-name="T16">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16">Оригена</text:span>: Итак, награда, подаваемая от Духа, есть изъяснение на исполнение заповедей Божиих. </text:p>
      <text:h text:style-name="Heading_20_2" text:outline-level="2"><text:bookmark-start text:name="old_ps_118_131_prot_sergij_ternovskij"/>Прот. Сергий Терновский<text:bookmark-end text:name="old_ps_118_131_prot_sergij_ternovskij"/></text:h>
      <text:p text:style-name="P4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 </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 </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16">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16">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46">Уста моя отверзох и привлекох дух, яко заповедий твоих желах</text:p>
      <text:p text:style-name="First_20_line_20_indent">См. Толкование на Пс. 118:130<text:span text:style-name="T15"> [</text:span><text:span text:style-name="T15"><text:bookmark-ref text:reference-format="page" text:ref-name="old_ps_118_130_prot_grigorij_razumovskij">464</text:bookmark-ref></text:span><text:span text:style-name="T15">]</text:span></text:p>
      <text:h text:style-name="Heading_20_1" text:outline-level="1"><text:bookmark-start text:name="old_ps_118_132"/>Толкования на Пс. 118:132<text:bookmark-end text:name="old_ps_118_132"/></text:h>
      <text:p text:style-name="P5">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17">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 </text:p>
      <text:p text:style-name="P47">Толкование на псалмы.</text:p>
      <text:h text:style-name="Heading_20_2" text:outline-level="2"><text:bookmark-start text:name="old_ps_118_132_svt_ioann_zlatoust"/>Свт. Иоанн Златоуст<text:bookmark-end text:name="old_ps_118_132_svt_ioann_zlatoust"/></text:h>
      <text:p text:style-name="P4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17">«призри на меня и помилуй меня»</text:span>. Иногда Бог призирает в гневе, как сказано у пророка Аввакума: <text:span text:style-name="T16">«воззрел, и в трепет привел народы»</text:span><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17">«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17">«Как поступаешь с любящими имя Твое»</text:span>, сказал он, что значит: я прошу одина­кового с ними приговора себе. </text:p>
      <text:p text:style-name="P47">Беседа на псалом 118.</text:p>
      <text:h text:style-name="Heading_20_2" text:outline-level="2"><text:bookmark-start text:name="old_ps_118_132_svt_feofan_zatvornik"/>Свт. Феофан Затворник<text:bookmark-end text:name="old_ps_118_132_svt_feofan_zatvornik"/></text:h>
      <text:p text:style-name="P4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16">призри на мя и помилуй мя. Помилуй,</text:span> яви то есть милость и благоволение, <text:span text:style-name="T16">по суду,</text:span> или по чину<text:span text:style-name="T16"> любящих имя Твое.</text:span> «Пророк, говорит <text:span text:style-name="T16">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16">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 </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 </text:p>
      <text:p text:style-name="First_20_line_20_indent">Слова: <text:span text:style-name="T16">по суду любящих</text:span> – указывают и на Божию любовь. Так обетовал Сам Бог: <text:span text:style-name="T16">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16">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 </text:p>
      <text:p text:style-name="P47">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17">«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16">«по суду любящих имя Твое»</text:span>, то есть, умоляю и о мне дать то же что и о них, определение. </text:p>
      <text:h text:style-name="Heading_20_2" text:outline-level="2"><text:bookmark-start text:name="old_ps_118_132_evfimij_zigaben"/>Евфимий Зигабен<text:bookmark-end text:name="old_ps_118_132_evfimij_zigaben"/></text:h>
      <text:p text:style-name="P4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 </text:p>
      <text:p text:style-name="First_20_line_20_indent">Слова <text:span text:style-name="T16">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16">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 </text:p>
      <text:h text:style-name="Heading_20_2" text:outline-level="2"><text:bookmark-start text:name="old_ps_118_132_prot_grigorij_razumovskij"/><text:soft-page-break/>Прот. Григорий Разумовский<text:bookmark-end text:name="old_ps_118_132_prot_grigorij_razumovskij"/></text:h>
      <text:p text:style-name="P4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 </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17">Призри на мя и помилуй мя</text:span>. <text:span text:style-name="T17">Помилуй</text:span>, – яви, т.е., милость и благоволение, по суду, или по чину <text:span text:style-name="T17">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17">по суду любящих</text:span> – указывают и на Божию любовь. Так обетовал Сам Бог: «<text:span text:style-name="T16">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 </text:p>
      <text:p text:style-name="P47">Объяснение священной книги псалмов.</text:p>
      <text:p text:style-name="First_20_line_20_indent">См.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3"/>Толкования на Пс. 118:133<text:bookmark-end text:name="old_ps_118_133"/></text:h>
      <text:p text:style-name="P5">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17">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 </text:p>
      <text:p text:style-name="P47">Толкование на псалмы.</text:p>
      <text:h text:style-name="Heading_20_2" text:outline-level="2"><text:bookmark-start text:name="old_ps_118_133_svt_ioann_zlatoust"/>Свт. Иоанн Златоуст<text:bookmark-end text:name="old_ps_118_133_svt_ioann_zlatoust"/></text:h>
      <text:p text:style-name="P4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16">«не убоишься ужаса… ночи, стрелы, летящей днем, бедствия, постигающего ночью»</text:span><text:a xlink:type="simple" xlink:href="https://bible.optina.ru/old:ps:090:05" text:style-name="Internet_20_link" text:visited-style-name="Visited_20_Internet_20_Link">(Пс.90:5–6)</text:a>; все это – беззаконие. </text:p>
      <text:p text:style-name="P47">Беседа на псалом 118.</text:p>
      <text:h text:style-name="Heading_20_2" text:outline-level="2"><text:bookmark-start text:name="old_ps_118_133_svt_feofan_zatvornik"/>Свт. Феофан Затворник<text:bookmark-end text:name="old_ps_118_133_svt_feofan_zatvornik"/></text:h>
      <text:p text:style-name="P4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16">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16">стопы моя направи по словеси Твоему.</text:span> «Сам Бог, говорит святой <text:span text:style-name="T16">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16">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 </text:p>
      <text:p text:style-name="First_20_line_20_indent"><text:span text:style-name="T16">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 </text:p>
      <text:p text:style-name="P47">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17">«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 </text:p>
      <text:h text:style-name="Heading_20_2" text:outline-level="2"><text:bookmark-start text:name="old_ps_118_133_evfimij_zigaben"/>Евфимий Зигабен<text:bookmark-end text:name="old_ps_118_133_evfimij_zigaben"/></text:h>
      <text:p text:style-name="P4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 </text:p>
      <text:p text:style-name="First_20_line_20_indent"><text:span text:style-name="T16">Феодорита</text:span>: Когда мы приносим и от себя усердие, и Бог подает помощь и направляет шествия, тогда грех не имеет силы и места. <text:span text:style-name="T16">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16">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16">Аполлинария</text:span>, слово Божие направляет стопы мои и я иду от зла и незнания к добродетели и познанию истины. Заметь, что на сие говорят <text:span text:style-name="T16">Феодорит</text:span> и <text:span text:style-name="T16">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 </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17">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17">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 </text:p>
      <text:p text:style-name="First_20_line_20_indent"><text:span text:style-name="T17">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17">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17">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17">и сохраню заповеди Тво</text:span>я, т.е. и буду беспрепятственно хранить заповеди, или: и мне легче и удобнее будет тогда хранить заповеди Твои.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4"/>Толкования на Пс. 118:134<text:bookmark-end text:name="old_ps_118_134"/></text:h>
      <text:p text:style-name="P5">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46">Избави мя от клеветы человеческия, и сохраню заповеди Твоя</text:p>
      <text:p text:style-name="First_20_line_20_indent"><text:span text:style-name="T17">Избави мя от клеветы человеческия.</text:span><text:span text:style-name="T17">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 </text:p>
      <text:p text:style-name="P47">Толкование на псалмы.</text:p>
      <text:h text:style-name="Heading_20_2" text:outline-level="2"><text:bookmark-start text:name="old_ps_118_134_svt_ioann_zlatoust"/>Свт. Иоанн Златоуст<text:bookmark-end text:name="old_ps_118_134_svt_ioann_zlatoust"/></text:h>
      <text:p text:style-name="P4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16">«Господи, избавь душу мою от уст… неправедных и от языка льстивого. Что дастся тебе или что прибавится тебе при языке льстивом?»</text:span><text:a xlink:type="simple" xlink:href="https://bible.optina.ru/old:ps:119:02" text:style-name="Internet_20_link" text:visited-style-name="Visited_20_Internet_20_Link">(Пс.119:2–3)</text:a>. И опять в другом псалме: <text:span text:style-name="T16">«сыны человеческие! Зубы их – оружие и стрелы, и язык их – острый меч»</text:span><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 </text:p>
      <text:p text:style-name="P47">Беседа на псалом 118.</text:p>
      <text:h text:style-name="Heading_20_2" text:outline-level="2"><text:bookmark-start text:name="old_ps_118_134_svt_feofan_zatvornik"/>Свт. Феофан Затворник<text:bookmark-end text:name="old_ps_118_134_svt_feofan_zatvornik"/></text:h>
      <text:p text:style-name="P4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16">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text:soft-page-break/>очень благоприятная атмосфера для ее расцветания и плодоношения. Отсутствие же его и 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16"> и сохраню заповеди Твоя,</text:span> то есть как бы так: и буду беспрепятственно хранить заповеди, или: и мне легче и удобнее будет тогда хранить заповеди Твои. </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16">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16">погибе бегство от мене.</text:span> Куда обратиться человеку, всеми оставленному? – Некуда, кроме неба. <text:span text:style-name="T16">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16">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 </text:p>
      <text:p text:style-name="P47">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4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16">«не внити в напасть».</text:span> Посему согласна с евангельскими законами и сия молитва Пророка. </text:p>
      <text:h text:style-name="Heading_20_2" text:outline-level="2"><text:bookmark-start text:name="old_ps_118_134_evagrij_pontijskij"/>Евагрий Понтийский<text:bookmark-end text:name="old_ps_118_134_evagrij_pontijskij"/></text:h>
      <text:p text:style-name="P46">Избави мя от клеветы человеческия, и сохраню заповеди Твоя</text:p>
      <text:p text:style-name="First_20_line_20_indent">А блаженный Давид и молится, говоря так: «<text:span text:style-name="T17">Избави мя от клеветы человеческой</text:span>» — называя здесь «<text:span text:style-name="T17">человеками</text:span>» бесов вследствие разумности их природы. И Спаситель [наш] в Евангелиях назвал «<text:span text:style-name="T17">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 </text:p>
      <text:p text:style-name="P47">О помыслах.</text:p>
      <text:h text:style-name="Heading_20_2" text:outline-level="2"><text:bookmark-start text:name="old_ps_118_134_evfimij_zigaben"/>Евфимий Зигабен<text:bookmark-end text:name="old_ps_118_134_evfimij_zigaben"/></text:h>
      <text:p text:style-name="P4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 </text:p>
      <text:p text:style-name="First_20_line_20_indent"><text:span text:style-name="T16">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16">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16">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16">Кирилл</text:span> вместе с <text:span text:style-name="T16">Афанасием</text:span> клеветою называет еретическое учение и учение мудрых века сего. А человеками не собственно могут быть названы, по словам <text:span text:style-name="T16">Дидима</text:span>, диавол и злые силы его, от клеветы которых может избавить только один Бог. </text:p>
      <text:h text:style-name="Heading_20_2" text:outline-level="2"><text:bookmark-start text:name="old_ps_118_134_prot_sergij_ternovskij"/>Прот. Сергий Терновский<text:bookmark-end text:name="old_ps_118_134_prot_sergij_ternovskij"/></text:h>
      <text:p text:style-name="P46">избави мя от клеветы человеческия, и сохраню заповеди твоя</text:p>
      <text:p text:style-name="First_20_line_20_indent">Во имя Отца и Сына и Святаго Духа. Аминь. </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16">аще кого ним обидех, возвращу четверицею</text:span><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16">никого же обидите, не оклеветавайте</text:span><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 </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 </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16">избавльшимся из руки враг</text:span> без страха служить Ему <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16">Молю вас</text:span>, - говорит св. апостол, - <text:span text:style-name="T16">творити молитвы, моления, прошения, </text:span><text:soft-page-break/><text:span text:style-name="T16">благодарения за вся человеки, за царя, и за всех, иже во власти суть: да тихое и безмолвное житие поживем во всяком благочестии и чистоте</text:span><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 </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16">укоряем противу не укоряше, стражда не прещаше</text:span><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 </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 </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 </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 </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16">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 </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 </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46">избави мя от клеветы человеческия, и сохраню заповеди твоя</text:p>
      <text:p text:style-name="First_20_line_20_indent"><text:soft-page-break/>Избавление от <text:span text:style-name="T16">«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 </text:p>
      <text:h text:style-name="Heading_20_2" text:outline-level="2"><text:bookmark-start text:name="old_ps_118_134_prot_grigorij_razumovskij"/>Прот. Григорий Разумовский<text:bookmark-end text:name="old_ps_118_134_prot_grigorij_razumovskij"/></text:h>
      <text:p text:style-name="P46">избави мя от клеветы человеческия, и сохраню заповеди твоя</text:p>
      <text:p text:style-name="First_20_line_20_indent">См. Толкование на Пс. 118:133<text:span text:style-name="T15"> [</text:span><text:span text:style-name="T15"><text:bookmark-ref text:reference-format="page" text:ref-name="old_ps_118_133_prot_grigorij_razumovskij">474</text:bookmark-ref></text:span><text:span text:style-name="T15">]</text:span></text:p>
      <text:h text:style-name="Heading_20_1" text:outline-level="1"><text:bookmark-start text:name="old_ps_118_135"/>Толкования на Пс. 118:135<text:bookmark-end text:name="old_ps_118_135"/></text:h>
      <text:p text:style-name="P5">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46">Лице Твое просвети на раба Твоего, и научи мя оправданием Твоим</text:p>
      <text:p text:style-name="First_20_line_20_indent"><text:span text:style-name="T17">Лице Твое просвети на раба Твоего.</text:span> Желает видеть пришествие Господне; потому что Господь есть образ Отца. <text:span text:style-name="T17">И научи мя оправданием Твоим.</text:span> Разумеет Новый Завет, которым Бог и Отец оправдал сущих на земле. </text:p>
      <text:p text:style-name="P47">Толкование на псалмы.</text:p>
      <text:h text:style-name="Heading_20_2" text:outline-level="2"><text:bookmark-start text:name="old_ps_118_135_svt_ioann_zlatoust"/>Свт. Иоанн Златоуст<text:bookmark-end text:name="old_ps_118_135_svt_ioann_zlatoust"/></text:h>
      <text:p text:style-name="P4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 </text:p>
      <text:p text:style-name="P47">Беседа на псалом 118.</text:p>
      <text:h text:style-name="Heading_20_2" text:outline-level="2"><text:bookmark-start text:name="old_ps_118_135_svt_feofan_zatvornik"/>Свт. Феофан Затворник<text:bookmark-end text:name="old_ps_118_135_svt_feofan_zatvornik"/></text:h>
      <text:p text:style-name="P4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16">просвети лице Твое,</text:span> пророк молится о Божием к себе любительном благоволении. </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16">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16">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 </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6">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 </text:p>
      <text:p text:style-name="P47">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4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 </text:p>
      <text:h text:style-name="Heading_20_2" text:outline-level="2"><text:bookmark-start text:name="old_ps_118_135_evfimij_zigaben"/>Евфимий Зигабен<text:bookmark-end text:name="old_ps_118_135_evfimij_zigaben"/></text:h>
      <text:p text:style-name="First_20_line_20_indent"><text:span text:style-name="T17">Лице Твое просвети</text:span> (яви) <text:span text:style-name="T17">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16">Кириллом</text:span> и <text:span text:style-name="T16">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 </text:p>
      <text:p text:style-name="First_20_line_20_indent"><text:span text:style-name="T16">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 </text:p>
      <text:h text:style-name="Heading_20_2" text:outline-level="2"><text:bookmark-start text:name="old_ps_118_135_prot_grigorij_razumovskij"/>Прот. Григорий Разумовский<text:bookmark-end text:name="old_ps_118_135_prot_grigorij_razumovskij"/></text:h>
      <text:p text:style-name="P4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17">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text:p>
      <text:p text:style-name="First_20_line_20_indent">Божие благовление или неблаговоление к нему, смотря по свидетельству совести. Посему слова: <text:span text:style-name="T17">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16">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7">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6"/>Толкования на Пс. 118:136<text:bookmark-end text:name="old_ps_118_136"/></text:h>
      <text:p text:style-name="P5">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46">Исходища водная изведосте очи мои, понеже не сохраних закона твоего</text:p>
      <text:p text:style-name="First_20_line_20_indent"><text:span text:style-name="T17">Исходища водная изведосте очи мои.</text:span> Много пролил я слез, оплакивая преступающих Закон Твой. </text:p>
      <text:p text:style-name="P47">Толкование на псалмы.</text:p>
      <text:h text:style-name="Heading_20_2" text:outline-level="2"><text:bookmark-start text:name="old_ps_118_136_svt_ioann_zlatoust"/>Свт. Иоанн Златоуст<text:bookmark-end text:name="old_ps_118_136_svt_ioann_zlatoust"/></text:h>
      <text:p text:style-name="P46">Исходища водная изведосте очи мои, понеже не сохраних закона Твоего</text:p>
      <text:p text:style-name="First_20_line_20_indent">И это – закон апостольский, потому что <text:span text:style-name="T16">«страдает ли один член</text:span>, – говорит – апостол,<text:span text:style-name="T16"> страдают с ним все члены»</text:span><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16">«прости им грех их, а если нет, то изгладь и меня из книги Твоей, в которую Ты вписал»</text:span><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16">«я желал бы сам быть отлученным от Христа за братьев моих, родных мне по плоти»</text:span><text:a xlink:type="simple" xlink:href="https://bible.optina.ru/new:rim:09:03" text:style-name="Internet_20_link" text:visited-style-name="Visited_20_Internet_20_Link">(Римл.9:3)</text:a>. </text:p>
      <text:p text:style-name="P47">Беседа на псалом 118.</text:p>
      <text:h text:style-name="Heading_20_2" text:outline-level="2"><text:bookmark-start text:name="old_ps_118_136_svt_feofan_zatvornik"/>Свт. Феофан Затворник<text:bookmark-end text:name="old_ps_118_136_svt_feofan_zatvornik"/></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6">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16">изшед вон со двора архиереова</text:span> – места оскорбления Господа, <text:span text:style-name="T16">плакася горько</text:span>. </text:p>
      <text:p text:style-name="First_20_line_20_indent">Восемнадцатое восьмистишие идет под буквою <text:span text:style-name="T16">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16">вера</text:span> – уверенность, что заповеди Божий суть правда и истина непреложная (стихи 137 – 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6">ревность</text:span> об исполнении всех этих заповедей и своя к ним любовь (стихи 139–140<text:span text:style-name="T15"> [</text:span><text:span text:style-name="T15"><text:bookmark-ref text:reference-format="page" text:ref-name="old_ps_118_139">492</text:bookmark-ref></text:span><text:span text:style-name="T15">]</text:span>); с севера – <text:span text:style-name="T16">смирение с надеждою</text:span> (стихи 141 – 142<text:span text:style-name="T15"> [</text:span><text:span text:style-name="T15"><text:bookmark-ref text:reference-format="page" text:ref-name="old_ps_118_141">498</text:bookmark-ref></text:span><text:span text:style-name="T15">]</text:span>); с юга – <text:span text:style-name="T16">терпение</text:span> всего находящего из-за верности заповедям (стихи 143 – 144<text:span text:style-name="T15"> [</text:span><text:span text:style-name="T15"><text:bookmark-ref text:reference-format="page" text:ref-name="old_ps_118_143">503</text:bookmark-ref></text:span><text:span text:style-name="T15">]</text:span>). Таково содержание сего восьмистишия. </text:p>
      <text:p text:style-name="P47">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46">Исходища водная изведосте очи мои, понеже не сохраних закона Твоего</text:p>
      <text:p text:style-name="First_20_line_20_indent">И это закон апостольский; ибо сказано: <text:span text:style-name="T16">«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16">«Исходищами же водными»</text:span> назвал он множество слез, и говорит: потоками проливал я слезы, смотря на беззакония человеческия. </text:p>
      <text:h text:style-name="Heading_20_2" text:outline-level="2"><text:bookmark-start text:name="old_ps_118_136_evfimij_zigaben"/>Евфимий Зигабен<text:bookmark-end text:name="old_ps_118_136_evfimij_zigaben"/></text:h>
      <text:p text:style-name="First_20_line_20_indent"><text:span text:style-name="T17">Исходища водная</text:span> (потоки вод) <text:span text:style-name="T17">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 </text:p>
      <text:p text:style-name="First_20_line_20_indent">[<text:span text:style-name="T16">Зигабен</text:span> читал: «чрез (в) потоки вод впали (истощили) очи мои». В слове διεξοδους он читал δια как отдельный предлог]. </text:p>
      <text:p text:style-name="First_20_line_20_indent"><text:span text:style-name="T16">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 </text:p>
      <text:h text:style-name="Heading_20_2" text:outline-level="2"><text:bookmark-start text:name="old_ps_118_136_lopuxin_ap"/>Лопухин А.П.<text:bookmark-end text:name="old_ps_118_136_lopuxin_ap"/></text:h>
      <text:p text:style-name="P4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 </text:p>
      <text:h text:style-name="Heading_20_2" text:outline-level="2"><text:bookmark-start text:name="old_ps_118_136_prot_grigorij_razumovskij"/>Прот. Григорий Разумовский<text:bookmark-end text:name="old_ps_118_136_prot_grigorij_razumovskij"/></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text:p>
      <text:p text:style-name="First_20_line_20_indent"><text:span text:style-name="T17">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7">исходищами водными</text:span>. </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16">изшед вон</text:span>» со двора архиереева, – места оскорбления Господа, «<text:span text:style-name="T16">плакася горько</text:span>» <text:a xlink:type="simple" xlink:href="https://bible.optina.ru/new:lk:22:62" text:style-name="Internet_20_link" text:visited-style-name="Visited_20_Internet_20_Link">(Лк. 22:62).</text:a></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7"/>Толкования на Пс. 118:137<text:bookmark-end text:name="old_ps_118_137"/></text:h>
      <text:p text:style-name="P5">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46">Праведен еси Господи, и прави суди Твои</text:p>
      <text:p text:style-name="First_20_line_20_indent"><text:span text:style-name="T17">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 </text:p>
      <text:p text:style-name="P47">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17">«совершенную истину»</text:span>. Назначен у Господа день, когда Он будет судить вселенную и воздавать <text:span text:style-name="T16">«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text:a xlink:type="simple" xlink:href="https://bible.optina.ru/new:rim:02:06" text:style-name="Internet_20_link" text:visited-style-name="Visited_20_Internet_20_Link">(Римл.2:6–9)</text:a>. Выражением же: <text:span text:style-name="T17">«совершенную истину»</text:span> – он обозначил непреложность исполнения дела. </text:p>
      <text:p text:style-name="P47">Беседа на псалом 118.</text:p>
      <text:h text:style-name="Heading_20_2" text:outline-level="2"><text:bookmark-start text:name="old_ps_118_137_svt_feofan_zatvornik"/>Свт. Феофан Затворник<text:bookmark-end text:name="old_ps_118_137_svt_feofan_zatvornik"/></text:h>
      <text:p text:style-name="P4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16">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16">правы: ευθεις; – прямы</text:span>, прямы то есть пути, которые указывают нам заповеди Твои, Господи, – прямо ведут они к цели. В двух этих стихах (137 и 138<text:span text:style-name="T15"> [</text:span><text:span text:style-name="T15"><text:bookmark-ref text:reference-format="page" text:ref-name="old_ps_118_138">490</text:bookmark-ref></text:span><text:span text:style-name="T15">]</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 </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 </text:p>
      <text:p text:style-name="P47">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16">«и истину зело»</text:span>. </text:p>
      <text:h text:style-name="Heading_20_2" text:outline-level="2"><text:bookmark-start text:name="old_ps_118_137_evfimij_zigaben"/>Евфимий Зигабен<text:bookmark-end text:name="old_ps_118_137_evfimij_zigaben"/></text:h>
      <text:p text:style-name="P46">Проведет ecи, Господи, и правы суды Твои</text:p>
      <text:p text:style-name="First_20_line_20_indent">По словам <text:span text:style-name="T16">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 </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17">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16">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17">правда и истина</text:span> непреложная (ст. 137–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7">ревность</text:span> об исполнении всех этих заповедей и своя к ним любовь (ст. 139–140)<text:span text:style-name="T15"> [</text:span><text:span text:style-name="T15"><text:bookmark-ref text:reference-format="page" text:ref-name="old_ps_118_139">492</text:bookmark-ref></text:span><text:span text:style-name="T15">]</text:span>; с севера – смирение с надеждою (ст. 141–142)<text:span text:style-name="T15"> [</text:span><text:span text:style-name="T15"><text:bookmark-ref text:reference-format="page" text:ref-name="old_ps_118_141">498</text:bookmark-ref></text:span><text:span text:style-name="T15">]</text:span>; с юга – терпение всего находящего из-за верности заповедям. Таково содержание сего осмистишия. </text:p>
      <text:p text:style-name="P4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17">Праведен еси, Господи</text:span>; но исповедует это не в виде отвлеченного созерцания, а как основание правости <text:span text:style-name="T17">судов</text:span> Божиих. <text:span text:style-name="T17">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17">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17">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17"> праведен</text:span>, столько же уверен и в том, что прямы пути, указываемые Тобою в заповедях. </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 </text:p>
      <text:p text:style-name="First_20_line_20_indent"><text:span text:style-name="T17">Свидения Твои</text:span> суть божественные Писания: они – правда по нравственным заповедям, и <text:span text:style-name="T17">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text:p>
      <text:p text:style-name="P47">Объяснение священной книги псалмов.</text:p>
      <text:h text:style-name="Heading_20_1" text:outline-level="1"><text:bookmark-start text:name="old_ps_118_138"/>Толкования на Пс. 118:138<text:bookmark-end text:name="old_ps_118_138"/></text:h>
      <text:p text:style-name="P5">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46">Заповедал еси правду свидения Твоя, и истину зело</text:p>
      <text:p text:style-name="First_20_line_20_indent"><text:span text:style-name="T17">Заповедал еси правду свидения Твоя…</text:span> После сих свидетелей — неба и земли и иных еще свидетелей, <text:span text:style-name="T17">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 </text:p>
      <text:p text:style-name="P47">Толкование на псалмы.</text:p>
      <text:h text:style-name="Heading_20_2" text:outline-level="2"><text:bookmark-start text:name="old_ps_118_138_svt_ioann_zlatoust"/>Свт. Иоанн Златоуст<text:bookmark-end text:name="old_ps_118_138_svt_ioann_zlatoust"/></text:h>
      <text:p text:style-name="P46">Заповедал ес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svt_ioann_zlatoust">487</text:bookmark-ref></text:span><text:span text:style-name="T15">]</text:span></text:p>
      <text:h text:style-name="Heading_20_2" text:outline-level="2"><text:bookmark-start text:name="old_ps_118_138_svt_feofan_zatvornik"/>Свт. Феофан Затворник<text:bookmark-end text:name="old_ps_118_138_svt_feofan_zatvornik"/></text:h>
      <text:p text:style-name="P4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16">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 </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 </text:p>
      <text:p text:style-name="P47">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46">заповедал еси правду свидения твоя, и истину зело</text:p>
      <text:p text:style-name="First_20_line_20_indent">См. Толкование на Пс. 118:138<text:span text:style-name="T15"> [</text:span><text:span text:style-name="T15"><text:bookmark-ref text:reference-format="page" text:ref-name="old_ps_118_137_blzh_feodorit_kirskij">488</text:bookmark-ref></text:span><text:span text:style-name="T15">]</text:span></text:p>
      <text:h text:style-name="Heading_20_2" text:outline-level="2"><text:bookmark-start text:name="old_ps_118_138_evfimij_zigaben"/>Евфимий Зигабен<text:bookmark-end text:name="old_ps_118_138_evfimij_zigaben"/></text:h>
      <text:p text:style-name="P4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 </text:p>
      <text:p text:style-name="First_20_line_20_indent"><text:span text:style-name="T16">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16">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 </text:p>
      <text:h text:style-name="Heading_20_2" text:outline-level="2"><text:bookmark-start text:name="old_ps_118_138_prot_grigorij_razumovskij"/>Прот. Григорий Разумовский<text:bookmark-end text:name="old_ps_118_138_prot_grigorij_razumovskij"/></text:h>
      <text:p text:style-name="P46">Заповедал ec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39"/>Толкования на Пс. 118:139<text:bookmark-end text:name="old_ps_118_139"/></text:h>
      <text:p text:style-name="P5">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4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16">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 </text:p>
      <text:p text:style-name="P47">Толкование на псалмы.</text:p>
      <text:h text:style-name="Heading_20_2" text:outline-level="2"><text:bookmark-start text:name="old_ps_118_139_svt_ioann_zlatoust"/>Свт. Иоанн Златоуст<text:bookmark-end text:name="old_ps_118_139_svt_ioann_zlatoust"/></text:h>
      <text:p text:style-name="P4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16">«Источники вод… извели очи мои, ибо я не сохранил закона Твоего»</text:span>(Пс.118:136)<text:span text:style-name="T15"> [</text:span><text:span text:style-name="T15"><text:bookmark-ref text:reference-format="page" text:ref-name="old_ps_118_136">484</text:bookmark-ref></text:span><text:span text:style-name="T15">]</text:span>, то и здесь разумеет: <text:span text:style-name="T17">«истаяла меня… ревность по Тебе, ибо забыли слова Твои враги мои»</text:span>. Таков был, как я сказал, Финеес, поразивший блудника: <text:span text:style-name="T16">«и (это) вменилось ему в праведность»</text:span><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 11:29)</text:a>? И блаженный Лука говорит о нем, что в Афинах возму­щался <text:span text:style-name="T16">«при виде этого города, полного идолов»</text:span><text:a xlink:type="simple" xlink:href="https://bible.optina.ru/new:act:17:16" text:style-name="Internet_20_link" text:visited-style-name="Visited_20_Internet_20_Link">(Деян.17:16)</text:a></text:p>
      <text:p text:style-name="P47">Беседа на псалом 118.</text:p>
      <text:h text:style-name="Heading_20_2" text:outline-level="2"><text:bookmark-start text:name="old_ps_118_139_svt_feofan_zatvornik"/>Свт. Феофан Затворник<text:bookmark-end text:name="old_ps_118_139_svt_feofan_zatvornik"/></text:h>
      <text:p text:style-name="P4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16">Истаяла</text:span>, говорит, <text:span text:style-name="T16">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16">истаяла мя ревность Твоя,</text:span> то есть та, которую Сам Господь имеет, так как Он есть <text:span text:style-name="T16">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 </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16">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 </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16">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span text:style-name="T16">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16">кто изнемогает, и не изнемогаю? Кто соблазняется, и аз не разжизаюся</text:span>? И блаженный Лука говорит о нем, что <text:span text:style-name="T16">во Афинах стенал дух его в нем, зрящем идол полн сущ град»</text:span>. </text:p>
      <text:p text:style-name="P47">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4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16">«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16">«во Афинах» стеснялся «дух его в нем зрящем идол полн сущь град»</text:span> (<text:a xlink:type="simple" xlink:href="https://bible.optina.ru/new:act:17:16" text:style-name="Internet_20_link" text:visited-style-name="Visited_20_Internet_20_Link">Деян.17:16</text:a>). </text:p>
      <text:h text:style-name="Heading_20_2" text:outline-level="2"><text:bookmark-start text:name="old_ps_118_139_evfimij_zigaben"/>Евфимий Зигабен<text:bookmark-end text:name="old_ps_118_139_evfimij_zigaben"/></text:h>
      <text:p text:style-name="P4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 </text:p>
      <text:p text:style-name="First_20_line_20_indent"><text:span text:style-name="T16">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 </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17">Истаяла мя есть ревность Твоя, яко забыта словеса Твоя врази мои. Разжжено слово Твое зело, и раб Твой возлюби е</text:span></text:p>
      <text:p text:style-name="First_20_line_20_indent"><text:span text:style-name="T17">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 </text:p>
      <text:p text:style-name="First_20_line_20_indent"><text:span text:style-name="T17">Истаяла</text:span>, говорит, <text:span text:style-name="T17">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17">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 </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17">забыта</text:span>, скорбит и сокрушается. Прискорбно, говорит, мне видеть, как дерзают <text:span text:style-name="T17">забывать</text:span> волю Твою <text:span text:style-name="T17">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 </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5"> [</text:span><text:span text:style-name="T15"><text:bookmark-ref text:reference-format="page" text:ref-name="old_ps_118_140">496</text:bookmark-ref></text:span><text:span text:style-name="T15">]</text:span> пророк ведет речь об этом не к беззаконнующим, а беседуя с Господом: <text:span text:style-name="T17">Разжжено слово Твое</text:span>. <text:span text:style-name="T17">Разжжено</text:span> – чисто, беспримесно, как говорит он о том и в другом месте: «<text:span text:style-name="T16">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17">и возлюбил ег</text:span>о, но возлюбил не потому только, что оно чисто, а более потому, что оно от Господа. Сознавая себя <text:span text:style-name="T17">рабом</text:span> Господним, я покорствую <text:span text:style-name="T17">слову</text:span> Его, и тем охотнее, что слово Его всегда есть полная и беспримесная истина, любезная и привлекательная для сердца моего. </text:p>
      <text:p text:style-name="First_20_line_20_indent">Слово <text:span text:style-name="T17">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text:soft-page-break/>своим действием. Человек – смесь добра и зла. <text:span text:style-name="T17">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0"/>Толкования на Пс. 118:140<text:bookmark-end text:name="old_ps_118_140"/></text:h>
      <text:p text:style-name="P5">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46">Разжжено слово Твое зело, и раб Твой возлюби е</text:p>
      <text:p text:style-name="First_20_line_20_indent"><text:span text:style-name="T17">Разжжено слово Твое зело.</text:span> Слово Божие разжжено зело, и изумительно, и выше всякого испытания; и если кто имеет это разжженное слово, то он <text:span text:style-name="T16">востязует убо вся, а сам ни от единого востязуется</text:span> (<text:a xlink:type="simple" xlink:href="https://bible.optina.ru/new:1kor:02:15" text:style-name="Internet_20_link" text:visited-style-name="Visited_20_Internet_20_Link">1 Кор. 2,15</text:a>). </text:p>
      <text:p text:style-name="P47">Толкование на псалмы.</text:p>
      <text:h text:style-name="Heading_20_2" text:outline-level="2"><text:bookmark-start text:name="old_ps_118_140_svt_ioann_zlatoust"/>Свт. Иоанн Златоуст<text:bookmark-end text:name="old_ps_118_140_svt_ioann_zlatoust"/></text:h>
      <text:p text:style-name="P4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16">«слова Господни – слова чистые, серебро расплавленное, испытанное в земле, семикратно очищенное«</text:span><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 </text:p>
      <text:p text:style-name="P47">Беседа на псалом 118.</text:p>
      <text:h text:style-name="Heading_20_2" text:outline-level="2"><text:bookmark-start text:name="old_ps_118_140_svt_feofan_zatvornik"/>Свт. Феофан Затворник<text:bookmark-end text:name="old_ps_118_140_svt_feofan_zatvornik"/></text:h>
      <text:p text:style-name="P4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16">разжжено слово Твое. Разжжено</text:span> – чисто, беспримесно, как говорит он о том и в другом месте: <text:span text:style-name="T16">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 </text:p>
      <text:p text:style-name="First_20_line_20_indent">Слово <text:span text:style-name="T16">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16">живо слово Божие и действенно,</text:span> говорит он, <text:span text:style-name="T16">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 </text:p>
      <text:p text:style-name="P47">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4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 </text:p>
      <text:h text:style-name="Heading_20_2" text:outline-level="2"><text:bookmark-start text:name="old_ps_118_140_evfimij_zigaben"/>Евфимий Зигабен<text:bookmark-end text:name="old_ps_118_140_evfimij_zigaben"/></text:h>
      <text:p text:style-name="P4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 </text:p>
      <text:p text:style-name="First_20_line_20_indent">По словам <text:span text:style-name="T16">Григория Богослова</text:span> и божественного <text:span text:style-name="T16">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16">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16">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 </text:p>
      <text:h text:style-name="Heading_20_2" text:outline-level="2"><text:bookmark-start text:name="old_ps_118_140_prot_grigorij_razumovskij"/>Прот. Григорий Разумовский<text:bookmark-end text:name="old_ps_118_140_prot_grigorij_razumovskij"/></text:h>
      <text:p text:style-name="P46">Разжжено слово Твое зело, и раб Твой возлюби е</text:p>
      <text:p text:style-name="First_20_line_20_indent">См. Толкование на Пс. 118:139<text:span text:style-name="T15"> [</text:span><text:span text:style-name="T15"><text:bookmark-ref text:reference-format="page" text:ref-name="old_ps_118_139_prot_grigorij_razumovskij">494</text:bookmark-ref></text:span><text:span text:style-name="T15">]</text:span></text:p>
      <text:h text:style-name="Heading_20_1" text:outline-level="1"><text:bookmark-start text:name="old_ps_118_141"/>Толкования на Пс. 118:141<text:bookmark-end text:name="old_ps_118_141"/></text:h>
      <text:p text:style-name="P5">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46">Юнейший аз есмь и уничижен, оправданий Твоих не забых</text:p>
      <text:p text:style-name="First_20_line_20_indent"><text:span text:style-name="T17">Юнейший аз есмь и уничижен.</text:span><text:span text:style-name="T16">Юнейший,</text:span> кто изучает начатки Божественных словес; <text:span text:style-name="T16">уничижен</text:span> же, потому что смиряет сам себя. </text:p>
      <text:p text:style-name="P47">Толкование на псалмы.</text:p>
      <text:h text:style-name="Heading_20_2" text:outline-level="2"><text:bookmark-start text:name="old_ps_118_141_svt_ioann_zlatoust"/>Свт. Иоанн Златоуст<text:bookmark-end text:name="old_ps_118_141_svt_ioann_zlatoust"/></text:h>
      <text:p text:style-name="P4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 </text:p>
      <text:p text:style-name="P47">Беседа на псалом 118.</text:p>
      <text:h text:style-name="Heading_20_2" text:outline-level="2"><text:bookmark-start text:name="old_ps_118_141_svt_feofan_zatvornik"/>Свт. Феофан Затворник<text:bookmark-end text:name="old_ps_118_141_svt_feofan_zatvornik"/></text:h>
      <text:p text:style-name="P4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16">блаженный Феодорит</text:span>, святой <text:span text:style-name="T16">Амвросий</text:span> и <text:span text:style-name="T16">Иларий</text:span>. А может, и то обстоятельство, как он, вызвавшись на единоборство с Голиафом, услышал от соотчичей своих: «Куда тебе, птенец! Он тебя сразу раздавит». </text:p>
      <text:p text:style-name="First_20_line_20_indent">Воспоминая, рассуждает святой <text:span text:style-name="T16">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16">блаженного Феодорита</text:span>. </text:p>
      <text:p text:style-name="First_20_line_20_indent">Но не лучше ли положить, что он говорит так о себе в чувстве смирения, как думает святой <text:span text:style-name="T16">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16">широка заповедь Твоя зело</text:span> (ранее, стих 26<text:span text:style-name="T15"> [</text:span><text:span text:style-name="T15"><text:bookmark-ref text:reference-format="page" text:ref-name="old_ps_118_026">106</text:bookmark-ref></text:span><text:span text:style-name="T15">]</text:span>). В этом смысле он выражает здесь то же, что заповедал Господь чувствовать всем, творящим заповеди Его: <text:span text:style-name="T16">егда сотворите вся повеленная вам, глаголите, яко раби неключими есмы; яко, еже должни бехом сотворити, сотворихом</text:span>. </text:p>
      <text:p text:style-name="P47">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4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 </text:p>
      <text:h text:style-name="Heading_20_2" text:outline-level="2"><text:bookmark-start text:name="old_ps_118_141_evfimij_zigaben"/>Евфимий Зигабен<text:bookmark-end text:name="old_ps_118_141_evfimij_zigaben"/></text:h>
      <text:p text:style-name="P4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16">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 </text:p>
      <text:p text:style-name="First_20_line_20_indent"><text:span text:style-name="T16">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 </text:p>
      <text:h text:style-name="Heading_20_2" text:outline-level="2"><text:bookmark-start text:name="old_ps_118_141_lopuxin_ap"/>Лопухин А.П.<text:bookmark-end text:name="old_ps_118_141_lopuxin_ap"/></text:h>
      <text:p text:style-name="P4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 </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17">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17">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 </text:p>
      <text:p text:style-name="First_20_line_20_indent"><text:span text:style-name="T17">Правда Твоя правда во век</text:span>. Почему? Потому что она одна дает закон, который не только истинен, но сам есть <text:span text:style-name="T17">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 </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17">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16">время</text:span>, – говорит он, – <text:span text:style-name="T16">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16">Ничесоже в себе свем</text:span> (ничего худого за собою не знаю), – <text:span text:style-name="T16">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16">Вера любовию споспешествуема</text:span>» <text:a xlink:type="simple" xlink:href="https://bible.optina.ru/new:gal:05:06" text:style-name="Internet_20_link" text:visited-style-name="Visited_20_Internet_20_Link">(Гал. 5:6)</text:a>.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2"/>Толкования на Пс. 118:142<text:bookmark-end text:name="old_ps_118_142"/></text:h>
      <text:p text:style-name="P5">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46">Правда Твоя, правда во век, и закон Твой истина</text:p>
      <text:p text:style-name="First_20_line_20_indent"><text:span text:style-name="T17">Правда Твоя правда во век.</text:span> Ибо правда у людей на малое время присуждается тем, кто судит праведно; правда же Божия дает вечное определение. </text:p>
      <text:p text:style-name="P47">Толкование на псалмы.</text:p>
      <text:h text:style-name="Heading_20_2" text:outline-level="2"><text:bookmark-start text:name="old_ps_118_142_svt_ioann_zlatoust"/>Свт. Иоанн Златоуст<text:bookmark-end text:name="old_ps_118_142_svt_ioann_zlatoust"/></text:h>
      <text:p text:style-name="P4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17">«Правда Твоя – правда во век, и закон Твой – истина»</text:span>. Итак, правда Божия и закон – истина на век. Поэтому и иудеям говорил блаженный Павел: <text:span text:style-name="T16">«не разумея праведности Божией и усиливаясь поставить собственную праведность, не покорились праведности Божией»</text:span><text:a xlink:type="simple" xlink:href="https://bible.optina.ru/new:rim:10:03" text:style-name="Internet_20_link" text:visited-style-name="Visited_20_Internet_20_Link">(Римл.10:3)</text:a>. </text:p>
      <text:p text:style-name="P47">Беседа на псалом 118.</text:p>
      <text:h text:style-name="Heading_20_2" text:outline-level="2"><text:bookmark-start text:name="old_ps_118_142_svt_feofan_zatvornik"/>Свт. Феофан Затворник<text:bookmark-end text:name="old_ps_118_142_svt_feofan_zatvornik"/></text:h>
      <text:p text:style-name="P4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16">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16">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16">Афанасий</text:span> пишет: «Правда у людей на малое время приписывается тем, кто судит праведно; правда же Божия дает вечное оправдание». <text:span text:style-name="T16">Блаженный Феодорит</text:span> прибавляет к сему: «Следующий заповедям Божиим наградою за труды имеет вечную жизнь». </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16">Время</text:span>, говорит он, <text:span text:style-name="T16">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16">Ничесоже в себе свем</text:span> (ничего худого за собою не знаю), исповедует он, <text:span text:style-name="T16">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16">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 </text:p>
      <text:h text:style-name="Heading_20_2" text:outline-level="2"><text:bookmark-start text:name="old_ps_118_142_blzh_feodorit_kirskij"/>Блж. Феодорит Кирский<text:bookmark-end text:name="old_ps_118_142_blzh_feodorit_kirskij"/></text:h>
      <text:p text:style-name="P4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16">«правда Твоя правда во век, и закон Твой истина»</text:span>. </text:p>
      <text:h text:style-name="Heading_20_2" text:outline-level="2"><text:bookmark-start text:name="old_ps_118_142_evfimij_zigaben"/>Евфимий Зигабен<text:bookmark-end text:name="old_ps_118_142_evfimij_zigaben"/></text:h>
      <text:p text:style-name="P4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 </text:p>
      <text:p text:style-name="First_20_line_20_indent">Божественного <text:span text:style-name="T16">Кирилла</text:span>: Правдою назвал новую и евангельскую проповедь, которой закон был предначертанием. <text:span text:style-name="T16">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16">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 </text:p>
      <text:h text:style-name="Heading_20_2" text:outline-level="2"><text:bookmark-start text:name="old_ps_118_142_prot_grigorij_razumovskij"/>Прот. Григорий Разумовский<text:bookmark-end text:name="old_ps_118_142_prot_grigorij_razumovskij"/></text:h>
      <text:p text:style-name="P46">Правда Твоя правда во век, и закон Твой истина</text:p>
      <text:p text:style-name="First_20_line_20_indent">См. Толкование на Пс. 118:141<text:span text:style-name="T15"> [</text:span><text:span text:style-name="T15"><text:bookmark-ref text:reference-format="page" text:ref-name="old_ps_118_141_prot_grigorij_razumovskij">499</text:bookmark-ref></text:span><text:span text:style-name="T15">]</text:span></text:p>
      <text:h text:style-name="Heading_20_1" text:outline-level="1"><text:bookmark-start text:name="old_ps_118_143"/>Толкования на Пс. 118:143<text:bookmark-end text:name="old_ps_118_143"/></text:h>
      <text:p text:style-name="P5">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46">Скорби и нужди обретоша мя, заповеди Твоя поучение мое</text:p>
      <text:p text:style-name="First_20_line_20_indent"><text:span text:style-name="T17">Скорби и нужди обретоша мя.</text:span> И в напастях, говорит, без нерадения поучался я в Законе Твоем. </text:p>
      <text:p text:style-name="P47">Толкование на псалмы.</text:p>
      <text:h text:style-name="Heading_20_2" text:outline-level="2"><text:bookmark-start text:name="old_ps_118_143_svt_ioann_zlatoust"/>Свт. Иоанн Златоуст<text:bookmark-end text:name="old_ps_118_143_svt_ioann_zlatoust"/></text:h>
      <text:p text:style-name="P4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16">«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17">«Заповеди Твои – утешение мое»</text:span>. Изучение их поддерживает мое мужество, и я мужественно переношу скорби. </text:p>
      <text:p text:style-name="P47">Беседа на псалом 118.</text:p>
      <text:h text:style-name="Heading_20_2" text:outline-level="2"><text:bookmark-start text:name="old_ps_118_143_svt_feofan_zatvornik"/>Свт. Феофан Затворник<text:bookmark-end text:name="old_ps_118_143_svt_feofan_zatvornik"/></text:h>
      <text:p text:style-name="P4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 </text:p>
      <text:p text:style-name="First_20_line_20_indent">Святой <text:span text:style-name="T16">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 </text:p>
      <text:h text:style-name="Heading_20_2" text:outline-level="2"><text:bookmark-start text:name="old_ps_118_143_prav_ioann_kronshtadtskij"/>Прав. Иоанн Кронштадтский<text:bookmark-end text:name="old_ps_118_143_prav_ioann_kronshtadtskij"/></text:h>
      <text:p text:style-name="P46">Скорби и нужди обретоша мя: заповеди твоя поучение мое</text:p>
      <text:p text:style-name="First_20_line_20_indent">Пусть и для тебя заповеди Господни будут поучением в скорбях и нуждах. </text:p>
      <text:p text:style-name="P47">Дневник. Том II. 1857-1858.</text:p>
      <text:h text:style-name="Heading_20_2" text:outline-level="2"><text:bookmark-start text:name="old_ps_118_143_blzh_feodorit_kirskij"/>Блж. Феодорит Кирский<text:bookmark-end text:name="old_ps_118_143_blzh_feodorit_kirskij"/></text:h>
      <text:p text:style-name="P46">Скорби и нужди обретоша мя, заповеди Твоя поучение мое</text:p>
      <text:p text:style-name="First_20_line_20_indent"><text:span text:style-name="T17">«Скорби и нужди обретоша мя».</text:span> Они неразлучны с любителями добродетели. </text:p>
      <text:p text:style-name="First_20_line_20_indent"><text:span text:style-name="T17">«Заповеди Твоя поучение мое».</text:span> Из их учения почерпаю я уроки мужества, и скорби переношу великодушно. </text:p>
      <text:h text:style-name="Heading_20_2" text:outline-level="2"><text:bookmark-start text:name="old_ps_118_143_evfimij_zigaben"/>Евфимий Зигабен<text:bookmark-end text:name="old_ps_118_143_evfimij_zigaben"/></text:h>
      <text:p text:style-name="First_20_line_20_indent">Ст. 143-144 <text:span text:style-name="T17">Скорби и нужди обретоша мя, заповеди Твоя—поучение мое. Правда свидения Твоя во век</text:span> (вечна); <text:span text:style-name="T17">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 </text:p>
      <text:p text:style-name="First_20_line_20_indent"><text:span text:style-name="T16">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16">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16">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 </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17">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17">Скорби и нужды</text:span> почти всегда, словно мраком, покрывают верного заповедям. <text:span text:style-name="T17">Заповеди Твои</text:span>, – говорит пророк, – <text:span text:style-name="T17">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17">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 </text:p>
      <text:p text:style-name="First_20_line_20_indent"><text:soft-page-break/><text:span text:style-name="T17">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17">заповеди</text:span> – вечная правда. Сам Бог засвидетельствовал их непреложность. И вместе с тем, обращаясь к Самому Господу, молись: <text:span text:style-name="T17">вразуми мя, и жив буду</text:span>, дай мне, Господи, всегда держать в разуме убеждение в непреложности заповедей Твоих, – <text:span text:style-name="T17">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4"/>Толкования на Пс. 118:144<text:bookmark-end text:name="old_ps_118_144"/></text:h>
      <text:p text:style-name="P5">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17">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17">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17">Воззвах всем сердцем моим.</text:span> Сперва: <text:span text:style-name="T17">воззвах всем сердцем моим, услыши мя Господи: оправдания Твоя взыщу.</text:span> А потом: <text:span text:style-name="T17">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 </text:p>
      <text:p text:style-name="P47">Толкование на псалмы.</text:p>
      <text:h text:style-name="Heading_20_2" text:outline-level="2"><text:bookmark-start text:name="old_ps_118_144_svt_ioann_zlatoust"/>Свт. Иоанн Златоуст<text:bookmark-end text:name="old_ps_118_144_svt_ioann_zlatoust"/></text:h>
      <text:p text:style-name="P46">Правда свидения Твоя в век: вразуми мя, и жив буду</text:p>
      <text:p text:style-name="First_20_line_20_indent">то есть, чрез них мы приобретаем вечные блага. <text:span text:style-name="T17">«Вразуми меня и жив буду»</text:span>. Просвещаемый Тобою, я буду наслаждаться вечною жизнью. </text:p>
      <text:p text:style-name="P47">Беседа на псалом 118.</text:p>
      <text:h text:style-name="Heading_20_2" text:outline-level="2"><text:bookmark-start text:name="old_ps_118_144_svt_feofan_zatvornik"/>Свт. Феофан Затворник<text:bookmark-end text:name="old_ps_118_144_svt_feofan_zatvornik"/></text:h>
      <text:p text:style-name="P4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16">вразуми мя, и жив буду,</text:span> дай мне, Господи, всегда держать в разуме убеждение в непреложности заповедей Твоих, – <text:span text:style-name="T16">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 </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 </text:p>
      <text:p text:style-name="First_20_line_20_indent">Девятнадцатое восьмистишие идет под буквою или словом <text:span text:style-name="T16">каф</text:span>, что значит <text:span text:style-name="T16">обезьяна</text:span>. </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16"> Подражатели мне бывайте</text:span>, говорит святой апостол Павел,<text:span text:style-name="T16">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 </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16">Воззвах всем сердцем… предварих ко утру… Услыши, спаси.</text:span> А сам что предлагает? – <text:span text:style-name="T16">Оправдания Твоя взыщу… сохраню свидения Твоя.</text:span> Усердие есть, помоги, Господи, – и дело будет (стихи 145–148<text:span text:style-name="T15"> [</text:span><text:span text:style-name="T15"><text:bookmark-ref text:reference-format="page" text:ref-name="old_ps_118_145">509</text:bookmark-ref></text:span><text:span text:style-name="T15">]</text:span>). Склонить же Господа на услышание чает милостию и судом (стих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их 150<text:span text:style-name="T15"> [</text:span><text:span text:style-name="T15"><text:bookmark-ref text:reference-format="page" text:ref-name="old_ps_118_150">522</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46">Правда свидения Твоя в век: вразуми мя, и жив буду</text:p>
      <text:p text:style-name="First_20_line_20_indent"><text:span text:style-name="T17">«Правда свидения Твоя в век»</text:span>, то есть, доставляют вечныя блага. </text:p>
      <text:p text:style-name="First_20_line_20_indent"><text:span text:style-name="T17">«Вразуми мя, и жив буду».</text:span> Просвещаемый Тобою, наслаждусь вечною жизнию. </text:p>
      <text:h text:style-name="Heading_20_2" text:outline-level="2"><text:bookmark-start text:name="old_ps_118_144_evfimij_zigaben"/><text:soft-page-break/>Евфимий Зигабен<text:bookmark-end text:name="old_ps_118_144_evfimij_zigaben"/></text:h>
      <text:p text:style-name="P46">Правда свидения твоя в век: вразуми мя, и жив буду</text:p>
      <text:p text:style-name="First_20_line_20_indent">См. Толкование на Пс. 118:143<text:span text:style-name="T15"> [</text:span><text:span text:style-name="T15"><text:bookmark-ref text:reference-format="page" text:ref-name="old_ps_118_143_evfimij_zigaben">504</text:bookmark-ref></text:span><text:span text:style-name="T15">]</text:span></text:p>
      <text:h text:style-name="Heading_20_2" text:outline-level="2"><text:bookmark-start text:name="old_ps_118_144_prot_grigorij_razumovskij"/>Прот. Григорий Разумовский<text:bookmark-end text:name="old_ps_118_144_prot_grigorij_razumovskij"/></text:h>
      <text:p text:style-name="P46">Скорби и нужди обретоша мя: заповеди Твоя поучение мое</text:p>
      <text:p text:style-name="First_20_line_20_indent">См. Толкование на Пс. 118:143<text:span text:style-name="T15"> [</text:span><text:span text:style-name="T15"><text:bookmark-ref text:reference-format="page" text:ref-name="old_ps_118_143_prot_grigorij_razumovskij">504</text:bookmark-ref></text:span><text:span text:style-name="T15">]</text:span></text:p>
      <text:h text:style-name="Heading_20_1" text:outline-level="1"><text:bookmark-start text:name="old_ps_118_145"/>Толкования на Пс. 118:145<text:bookmark-end text:name="old_ps_118_145"/></text:h>
      <text:p text:style-name="P5">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46">Воззвах всем сердцем моим, услыши мя, Господи: оправдания твоя взыщу</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5_svt_ioann_zlatoust"/>Свт. Иоанн Златоуст<text:bookmark-end text:name="old_ps_118_145_svt_ioann_zlatoust"/></text:h>
      <text:p text:style-name="P4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17">«всем сердцем моим»</text:span>. Так и Мои­сей взывал молча, но в ответ на его тайную молитву Господь сказал:<text:span text:style-name="T16"> «что ты вопиешь ко Мне?»</text:span><text:a xlink:type="simple" xlink:href="https://bible.optina.ru/old:ish:14:15" text:style-name="Internet_20_link" text:visited-style-name="Visited_20_Internet_20_Link">(Исх.14:15)</text:a>. Прибавление же слов: <text:span text:style-name="T17">«всем сердцем»</text:span> – показывает, что разумеется душевное усердие, а не крик испускаемый устами. В таком роде говорил и божественный Павел: <text:span text:style-name="T16">«назидая самих себя псалмами и славословиями и песнопениями духовными, поя и воспевая в сердцах ваших Господу»</text:span><text:a xlink:type="simple" xlink:href="https://bible.optina.ru/new:ef:05:19" text:style-name="Internet_20_link" text:visited-style-name="Visited_20_Internet_20_Link">(Еф.5:19)</text:a>. </text:p>
      <text:p text:style-name="P47">Беседа на псалом 118.</text:p>
      <text:h text:style-name="Heading_20_2" text:outline-level="2"><text:bookmark-start text:name="old_ps_118_145_svt_feofan_zatvornik"/>Свт. Феофан Затворник<text:bookmark-end text:name="old_ps_118_145_svt_feofan_zatvornik"/></text:h>
      <text:p text:style-name="P46">Воззвах всем сердцем моим, услыши мя, Господи, оправдания Твоя взыщу</text:p>
      <text:p text:style-name="First_20_line_20_indent"><text:span text:style-name="T16">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16">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16">что вопиеши ко Мне?</text:span>, хотя он молчал устами, – молчал, но вопль сердца его был так силен, что прошел небеса и взошел пред Самого Бога. </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16">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 </text:p>
      <text:p text:style-name="First_20_line_20_indent"><text:span text:style-name="T16">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 </text:p>
      <text:p text:style-name="P47">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4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16">«всем сердцем моим»</text:span>. Так и Моисей взывал молча, и молившемуся мысленно сказал Бог: <text:span text:style-name="T16">«что, вопиеши ко мне»</text:span> (<text:a xlink:type="simple" xlink:href="https://bible.optina.ru/old:ish:14:15" text:style-name="Internet_20_link" text:visited-style-name="Visited_20_Internet_20_Link">Исх.14:15</text:a>)? </text:p>
      <text:h text:style-name="Heading_20_2" text:outline-level="2"><text:bookmark-start text:name="old_ps_118_145_evfimij_zigaben"/>Евфимий Зигабен<text:bookmark-end text:name="old_ps_118_145_evfimij_zigaben"/></text:h>
      <text:p text:style-name="P4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 </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 </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17">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16">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16">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16">Будите милосерди</text:span>, – говорит Он, – <text:span text:style-name="T16">якоже и Отец ваш Милосерд есть</text:span>» <text:a xlink:type="simple" xlink:href="https://bible.optina.ru/new:lk:06:36" text:style-name="Internet_20_link" text:visited-style-name="Visited_20_Internet_20_Link">(Лк. 6:36)</text:a>; «<text:span text:style-name="T16">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 </text:p>
      <text:p text:style-name="First_20_line_20_indent">Пророк представляет очам нашим Господа, близ Сущаго, и от лица Его исходящие заповеди, как неотложный вечный <text:span text:style-name="T17">закон</text:span> жизни нашей (ст. 151-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p>
      <text:p text:style-name="First_20_line_20_indent"><text:span text:style-name="T17">Воззвах всем сердцем… Предварих ко утру… Услыши, спаси</text:span>. А сам что предлагает? <text:span text:style-name="T17">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17">милостию и судом</text:span>(ст.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 150)<text:span text:style-name="T15"> [</text:span><text:span text:style-name="T15"><text:bookmark-ref text:reference-format="page" text:ref-name="old_ps_118_150">522</text:bookmark-ref></text:span><text:span text:style-name="T15">]</text:span>. </text:p>
      <text:p text:style-name="First_20_line_20_indent">Ст. 145–146 <text:span text:style-name="T17">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Воззвах все сердцем</text:span> – здесь не то значит, что «громко говорил», а выражает силу духовного устремления к Богу. Не голосом, говорит,<text:span text:style-name="T17"> воззвах</text:span>, как толкует и блж. Феодорит, но сердцем, и не какою-либо частию сердца, а <text:span text:style-name="T17">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17">услыши</text:span>, а что далее – указывать не дерзает. </text:p>
      <text:p text:style-name="First_20_line_20_indent">Буди воля Твоя! – <text:span text:style-name="T17">Услыши</text:span>: я же<text:span text:style-name="T17">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17">Воззвах Ти, спаси мя</text:span>, и в такой же, разумеется, силе, только вместо: <text:span text:style-name="T17">услыши</text:span>, – говорит определенно: <text:span text:style-name="T17">спаси мя</text:span>, – а в виду имеется опять все то же: <text:span text:style-name="T17">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 </text:p>
      <text:p text:style-name="First_20_line_20_indent">Из совместного выражения желаний: <text:span text:style-name="T17">спаси и сохраню</text:span>, – очевидно, что в слове с<text:span text:style-name="T17">паси</text:span> он совмещает получение всего, что необходимо для сохранения <text:span text:style-name="T17">свидений</text:span> Господних. Он говорит как бы так: даруй мне спасительные силы, <text:span text:style-name="T17">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 </text:p>
      <text:p text:style-name="First_20_line_20_indent">Блж. Августин пишет: «<text:span text:style-name="T17">Спасение</text:span> (т.е. получение того, что означается здесь словом<text:span text:style-name="T17">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17">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 </text:p>
      <text:p text:style-name="P47">Объяснение священной книги псалмов.</text:p>
      <text:h text:style-name="Heading_20_1" text:outline-level="1"><text:bookmark-start text:name="old_ps_118_146"/>Толкования на Пс. 118:146<text:bookmark-end text:name="old_ps_118_146"/></text:h>
      <text:p text:style-name="P5">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46">Воззвах ти, спаси мя, и сохраню свидения твоя</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6_svt_ioann_zlatoust"/>Свт. Иоанн Златоуст<text:bookmark-end text:name="old_ps_118_146_svt_ioann_zlatoust"/></text:h>
      <text:p text:style-name="P4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 </text:p>
      <text:p text:style-name="P47">Беседа на псалом 118.</text:p>
      <text:h text:style-name="Heading_20_2" text:outline-level="2"><text:bookmark-start text:name="old_ps_118_146_svt_feofan_zatvornik"/>Свт. Феофан Затворник<text:bookmark-end text:name="old_ps_118_146_svt_feofan_zatvornik"/></text:h>
      <text:p text:style-name="P46">Воззвах Ти, спаси мя, и сохраню свидения Твоя</text:p>
      <text:p text:style-name="First_20_line_20_indent">И еще вопль, и в такой же, разумеется, силе; только вместо: <text:span text:style-name="T16">услыши</text:span>, говорится определенно:<text:span text:style-name="T16"> спаси мя;</text:span> а в виду имеется опять все то же:<text:span text:style-name="T16">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16">спаси</text:span>, а потом – <text:span text:style-name="T16">сохраню</text:span>. </text:p>
      <text:p text:style-name="First_20_line_20_indent">Из совместного выражения желаний:<text:span text:style-name="T16"> спаси, и сохраню,</text:span> очевидно, что в слове <text:span text:style-name="T16">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16">Блаженный Августин</text:span> пишет: «Спасение (то есть получение того, что означается здесь словом <text:span text:style-name="T16">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16">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 </text:p>
      <text:p text:style-name="P47">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46">Воззвах Ти, спаси мя, и сохраню свидения Твоя</text:p>
      <text:p text:style-name="First_20_line_20_indent">Ибо, прияв от Тебя спасение, буду хранителем законов Твоих. </text:p>
      <text:h text:style-name="Heading_20_2" text:outline-level="2"><text:bookmark-start text:name="old_ps_118_146_evfimij_zigaben"/>Евфимий Зигабен<text:bookmark-end text:name="old_ps_118_146_evfimij_zigaben"/></text:h>
      <text:p text:style-name="P4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 </text:p>
      <text:h text:style-name="Heading_20_2" text:outline-level="2"><text:bookmark-start text:name="old_ps_118_146_prot_grigorij_razumovskij"/>Прот. Григорий Разумовский<text:bookmark-end text:name="old_ps_118_146_prot_grigorij_razumovskij"/></text:h>
      <text:p text:style-name="P46">Воззвах Ти; спаси мя, и сохраню свидения Твоя</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7"/>Толкования на Пс. 118:147<text:bookmark-end text:name="old_ps_118_147"/></text:h>
      <text:p text:style-name="P5">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46">Предварих в безгодии, и воззвах, на словеса Твоя уповах</text:p>
      <text:p text:style-name="First_20_line_20_indent"><text:span text:style-name="T17">Предварих в безгодии, и воззвах.</text:span><text:span text:style-name="T16">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 </text:p>
      <text:p text:style-name="P47">Толкование на псалмы.</text:p>
      <text:h text:style-name="Heading_20_2" text:outline-level="2"><text:bookmark-start text:name="old_ps_118_147_svt_ioann_zlatoust"/>Свт. Иоанн Златоуст<text:bookmark-end text:name="old_ps_118_147_svt_ioann_zlatoust"/></text:h>
      <text:p text:style-name="P4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17">«в безвремении»</text:span>) де­лал это, научая и нас всегда иметь Бога в памяти своей. Вспоми­нать о Боге нужно чаще, чем делать дыхание, как говорил Григо­рий Богослов. </text:p>
      <text:p text:style-name="P47">Беседа на псалом 118.</text:p>
      <text:h text:style-name="Heading_20_2" text:outline-level="2"><text:bookmark-start text:name="old_ps_118_147_svt_feofan_zatvornik"/>Свт. Феофан Затворник<text:bookmark-end text:name="old_ps_118_147_svt_feofan_zatvornik"/></text:h>
      <text:p text:style-name="P46">Предварих в безгодии, и воззвах, на словеса Твоя уповах</text:p>
      <text:p text:style-name="First_20_line_20_indent"><text:span text:style-name="T16">Безгодие</text:span> – αωρία, от ωρα – час с отрицательною частицею α; стало быть, выйдет так: <text:span text:style-name="T16">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16">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16">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 </text:p>
      <text:p text:style-name="First_20_line_20_indent">Но <text:span text:style-name="T16">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16">Афанасий</text:span>. «Безгодием, говорит он, пророк называет тьму, или смутность обстоятельств». В таком случае выйдет вот что: находясь в крайности, <text:span text:style-name="T16">предварих</text:span>, то есть <text:soft-page-break/>прежде всего поспешил обратиться к Тебе, Господи, как и в другом месте говорит он: <text:span text:style-name="T16">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16">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16">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 </text:p>
      <text:p text:style-name="P47">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4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 </text:p>
      <text:h text:style-name="Heading_20_2" text:outline-level="2"><text:bookmark-start text:name="old_ps_118_147_evfimij_zigaben"/>Евфимий Зигабен<text:bookmark-end text:name="old_ps_118_147_evfimij_zigaben"/></text:h>
      <text:p text:style-name="First_20_line_20_indent"><text:span text:style-name="T17">Предварих в безгодии</text:span> (предупредил преждевременно) <text:span text:style-name="T17">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 </text:p>
      <text:p text:style-name="First_20_line_20_indent">Слова <text:span text:style-name="T16">Златословесного</text:span> вместе с <text:span text:style-name="T16">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16">Другие</text:span> же, т. е. <text:span text:style-name="T16">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16">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 </text:p>
      <text:h text:style-name="Heading_20_2" text:outline-level="2"><text:bookmark-start text:name="old_ps_118_147_lopuxin_ap"/><text:soft-page-break/>Лопухин А.П.<text:bookmark-end text:name="old_ps_118_147_lopuxin_ap"/></text:h>
      <text:p text:style-name="P46">Предварих в безгодии и воззвах: на словеса твоя уповах</text:p>
      <text:p text:style-name="First_20_line_20_indent"><text:span text:style-name="T16">«Предваряю рассвет и взываю»</text:span>, т. е. с раннего утра «до наступления» появления рассвета, я молюсь и взываю к Тебе о защите и помощи. </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17">Предварих в безгодии и воззвах: на словеса твоя уповах. Предваристе очи мои ко утру, поучитися словесем Твоим</text:span></text:p>
      <text:p text:style-name="First_20_line_20_indent"><text:span text:style-name="T17">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17">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16">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 </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 </text:p>
      <text:p text:style-name="First_20_line_20_indent">«<text:span text:style-name="T16">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5"> [</text:span><text:span text:style-name="T15"><text:bookmark-ref text:reference-format="page" text:ref-name="old_ps_118_148">518</text:bookmark-ref></text:span><text:span text:style-name="T15">]</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 </text:p>
      <text:p text:style-name="P47">Объяснение священной книги псалмов.</text:p>
      <text:p text:style-name="First_20_line_20_indent"><text:soft-page-break/>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8"/>Толкования на Пс. 118:148<text:bookmark-end text:name="old_ps_118_148"/></text:h>
      <text:p text:style-name="P5">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4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16">«смотрите же за собою, чтобы сердца ваши не отягчались объядением и пьянством и заботами житейскими»</text:span><text:a xlink:type="simple" xlink:href="https://bible.optina.ru/new:lk:21:34" text:style-name="Internet_20_link" text:visited-style-name="Visited_20_Internet_20_Link">(Лк.21:34)</text:a>. А один из пророков, оплакивая таких людей, говорил: <text:span text:style-name="T16">«спит всю ночь»</text:span><text:a xlink:type="simple" xlink:href="https://bible.optina.ru/old:os:07:06" text:style-name="Internet_20_link" text:visited-style-name="Visited_20_Internet_20_Link">(Ос. 7:6)</text:a>. </text:p>
      <text:p text:style-name="P47">Беседа на псалом 118.</text:p>
      <text:h text:style-name="Heading_20_2" text:outline-level="2"><text:bookmark-start text:name="old_ps_118_148_svt_feofan_zatvornik"/>Свт. Феофан Затворник<text:bookmark-end text:name="old_ps_118_148_svt_feofan_zatvornik"/></text:h>
      <text:p text:style-name="P4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16">ко утру</text:span>, чуть свет, затем, чтобы поучаться словесам Господним. <text:span text:style-name="T16">Поучаться</text:span> – читать на память или по книге слово Божие и размышлять. <text:span text:style-name="T16">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16">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 </text:p>
      <text:p text:style-name="P47">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4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 </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17">Предваристе,</text:span> (ускоряли) <text:span text:style-name="T17">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 </text:p>
      <text:p text:style-name="First_20_line_20_indent"><text:span text:style-name="T16">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 </text:p>
      <text:h text:style-name="Heading_20_2" text:outline-level="2"><text:bookmark-start text:name="old_ps_118_148_prot_grigorij_razumovskij"/>Прот. Григорий Разумовский<text:bookmark-end text:name="old_ps_118_148_prot_grigorij_razumovskij"/></text:h>
      <text:p text:style-name="P46">Предваристе, очи мои ко утру, поучитися словесем Твоим</text:p>
      <text:p text:style-name="First_20_line_20_indent">См. Толкование на Пс. 118:147<text:span text:style-name="T15"> [</text:span><text:span text:style-name="T15"><text:bookmark-ref text:reference-format="page" text:ref-name="old_ps_118_147_prot_grigorij_razumovskij">516</text:bookmark-ref></text:span><text:span text:style-name="T15">]</text:span></text:p>
      <text:h text:style-name="Heading_20_1" text:outline-level="1"><text:bookmark-start text:name="old_ps_118_149"/>Толкования на Пс. 118:149<text:bookmark-end text:name="old_ps_118_149"/></text:h>
      <text:p text:style-name="P5">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4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 </text:p>
      <text:p text:style-name="P47">Беседа на псалом 118.</text:p>
      <text:h text:style-name="Heading_20_2" text:outline-level="2"><text:bookmark-start text:name="old_ps_118_149_svt_feofan_zatvornik"/>Свт. Феофан Затворник<text:bookmark-end text:name="old_ps_118_149_svt_feofan_zatvornik"/></text:h>
      <text:p text:style-name="P4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16">услыши Господи;</text:span> видишь, чего хочу, к чему стремлюсь, о чем вопию, – услышь же и поспособствуй! </text:p>
      <text:p text:style-name="First_20_line_20_indent">Услыши – <text:span text:style-name="T16">по милости,</text:span> а <text:span text:style-name="T16">живи</text:span>, ниспосли то есть живительную силу, или даруй жизни моей раскрыться, – по <text:span text:style-name="T16">судьбе Твоей</text:span>, по присуждению Твоему, как находишь то благопотребным и спасительным для меня. «Просит, толкует <text:span text:style-name="T16">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 </text:p>
      <text:p text:style-name="First_20_line_20_indent">Слова: <text:span text:style-name="T16">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16">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16">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16"> благоспетися и хранитися,</text:span> при всей невзрачности внешнего положения и скудости ценимых людьми житейских проявлений жизни. </text:p>
      <text:p text:style-name="P47">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4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 </text:p>
      <text:h text:style-name="Heading_20_2" text:outline-level="2"><text:bookmark-start text:name="old_ps_118_149_evfimij_zigaben"/>Евфимий Зигабен<text:bookmark-end text:name="old_ps_118_149_evfimij_zigaben"/></text:h>
      <text:p text:style-name="First_20_line_20_indent">Ст. 149-150 <text:span text:style-name="T17">Глас мой услыши, Господи, по милости Твоей, по судьбе Твоей живи мя. Приближишася гонящии мя беззаконием</text:span> (к беззаконию); <text:span text:style-name="T17">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 </text:p>
      <text:p text:style-name="First_20_line_20_indent">Того же <text:span text:style-name="T16">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 </text:p>
      <text:p text:style-name="First_20_line_20_indent">Далеки от законов Божиих те, которые покушаются вести с праведником брани, сказывает <text:span text:style-name="T16">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16">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 </text:p>
      <text:h text:style-name="Heading_20_2" text:outline-level="2"><text:bookmark-start text:name="old_ps_118_149_prot_grigorij_razumovskij"/>Прот. Григорий Разумовский<text:bookmark-end text:name="old_ps_118_149_prot_grigorij_razumovskij"/></text:h>
      <text:p text:style-name="P4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17">Услыши по милости</text:span>, а<text:span text:style-name="T17"> живи</text:span>, – ниспосли, т.е., живительную силу, или даруй жизни моей раскрыться, – <text:span text:style-name="T17">по судьбе Твоей</text:span>, по присуждению Твоему, как находишь то благопотребным и спасительным для меня. </text:p>
      <text:p text:style-name="First_20_line_20_indent">Слова: <text:span text:style-name="T17">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17">по судбе Твоей живи мя</text:span>, – т.е., как присудишь лучше, так и устрой мою жизнь. </text:p>
      <text:p text:style-name="P47">Объяснение священной книги псалмов.</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0"/>Толкования на Пс. 118:150<text:bookmark-end text:name="old_ps_118_150"/></text:h>
      <text:p text:style-name="P5">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46">Приближишася гонящии мя беззаконием, от закона же Твоего удалишася</text:p>
      <text:p text:style-name="First_20_line_20_indent"><text:span text:style-name="T17">Приближишася гонящии мя беззаконием.</text:span> Нападающие на меня преданы, говорит, беззаконию. Ибо не гонит праведного, кто не намерен погрязнуть в беззаконии. </text:p>
      <text:p text:style-name="P47">Толкование на псалмы.</text:p>
      <text:h text:style-name="Heading_20_2" text:outline-level="2"><text:bookmark-start text:name="old_ps_118_150_svt_ioann_zlatoust"/>Свт. Иоанн Златоуст<text:bookmark-end text:name="old_ps_118_150_svt_ioann_zlatoust"/></text:h>
      <text:p text:style-name="P4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16">«и отвергающийся вас Меня отвергается; а отвергающийся Меня отвергается Пославшего Меня»</text:span><text:a xlink:type="simple" xlink:href="https://bible.optina.ru/new:lk:10:16" text:style-name="Internet_20_link" text:visited-style-name="Visited_20_Internet_20_Link">(Лк.10:16)</text:a>, как ска­зано: <text:span text:style-name="T16">«врагом буду врагов твоих и противником противников твоих»</text:span><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 </text:p>
      <text:p text:style-name="P47">Беседа на псалом 118.</text:p>
      <text:h text:style-name="Heading_20_2" text:outline-level="2"><text:bookmark-start text:name="old_ps_118_150_svt_feofan_zatvornik"/>Свт. Феофан Затворник<text:bookmark-end text:name="old_ps_118_150_svt_feofan_zatvornik"/></text:h>
      <text:p text:style-name="P4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 </text:p>
      <text:p text:style-name="First_20_line_20_indent"><text:span text:style-name="T16">Зигабен</text:span> пишет, что иные читают – не <text:span text:style-name="T16">беззаконием приближишася,</text:span> а <text:span text:style-name="T16">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 </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 </text:p>
      <text:p text:style-name="P47">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4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16">«отметаяйся вас»</text:span>, не вас отметается, но пославшаго вас (<text:a xlink:type="simple" xlink:href="https://bible.optina.ru/new:lk:10:16" text:style-name="Internet_20_link" text:visited-style-name="Visited_20_Internet_20_Link">Лк.10:16</text:a>); и: <text:span text:style-name="T16">«враг буду врагом Твоим, и сопротивлюся сопротивником Твоим»</text:span> (<text:a xlink:type="simple" xlink:href="https://bible.optina.ru/old:ish:23:22" text:style-name="Internet_20_link" text:visited-style-name="Visited_20_Internet_20_Link">Исх.23:22</text:a>). </text:p>
      <text:h text:style-name="Heading_20_2" text:outline-level="2"><text:bookmark-start text:name="old_ps_118_150_evfimij_zigaben"/>Евфимий Зигабен<text:bookmark-end text:name="old_ps_118_150_evfimij_zigaben"/></text:h>
      <text:p text:style-name="P46">Приближишася гонящии мя беззаконием: от закона же твоего удалишася</text:p>
      <text:p text:style-name="First_20_line_20_indent">См. Толкование на Пс. 118:149<text:span text:style-name="T15"> [</text:span><text:span text:style-name="T15"><text:bookmark-ref text:reference-format="page" text:ref-name="old_ps_118_149_evfimij_zigaben">521</text:bookmark-ref></text:span><text:span text:style-name="T15">]</text:span></text:p>
      <text:h text:style-name="Heading_20_2" text:outline-level="2"><text:bookmark-start text:name="old_ps_118_150_prot_grigorij_razumovskij"/>Прот. Григорий Разумовский<text:bookmark-end text:name="old_ps_118_150_prot_grigorij_razumovskij"/></text:h>
      <text:p text:style-name="P4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1"/>Толкования на Пс. 118:151<text:bookmark-end text:name="old_ps_118_151"/></text:h>
      <text:p text:style-name="P5">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17">Близ еси Ты, Господи.</text:span> В другом месте Бог говорит: <text:span text:style-name="T16">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 </text:p>
      <text:p text:style-name="P47">Толкование на псалмы.</text:p>
      <text:h text:style-name="Heading_20_2" text:outline-level="2"><text:bookmark-start text:name="old_ps_118_151_svt_ioann_zlatoust"/>Свт. Иоанн Златоуст<text:bookmark-end text:name="old_ps_118_151_svt_ioann_zlatoust"/></text:h>
      <text:p text:style-name="P4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16">«Разве Я – Бог только вблизи, говорит Господь, а не Бог и вдали?»</text:span><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16">«мы Им живем и движемся и существуем»</text:span><text:a xlink:type="simple" xlink:href="https://bible.optina.ru/new:act:17:28" text:style-name="Internet_20_link" text:visited-style-name="Visited_20_Internet_20_Link">(Деян.17:28)</text:a>. </text:p>
      <text:p text:style-name="P47">Беседа на псалом 118.</text:p>
      <text:h text:style-name="Heading_20_2" text:outline-level="2"><text:bookmark-start text:name="old_ps_118_151_svt_feofan_zatvornik"/>Свт. Феофан Затворник<text:bookmark-end text:name="old_ps_118_151_svt_feofan_zatvornik"/></text:h>
      <text:p text:style-name="P4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 </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16">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 </text:p>
      <text:p text:style-name="P47">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17">«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16">«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16">«о Нем бо живем, и движемся и есмы»</text:span> (<text:a xlink:type="simple" xlink:href="https://bible.optina.ru/new:act:17:28" text:style-name="Internet_20_link" text:visited-style-name="Visited_20_Internet_20_Link">Деян.17:28</text:a>). </text:p>
      <text:h text:style-name="Heading_20_2" text:outline-level="2"><text:bookmark-start text:name="old_ps_118_151_evfimij_zigaben"/>Евфимий Зигабен<text:bookmark-end text:name="old_ps_118_151_evfimij_zigaben"/></text:h>
      <text:p text:style-name="P46">Близ еси Ты, Господи, и вси путие Твои истина</text:p>
      <text:p text:style-name="P4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 </text:p>
      <text:p text:style-name="First_20_line_20_indent">Другой, т.е. <text:span text:style-name="T16">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 </text:p>
      <text:p text:style-name="P46">И вcи пути Твои истина</text:p>
      <text:p text:style-name="First_20_line_20_indent"><text:span text:style-name="T16">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 </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17">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text:p>
      <text:p text:style-name="First_20_line_20_indent">Так и здесь: <text:span text:style-name="T17">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17">близ </text:span>Господь, а сознавая, что это дано ему ради верности закону, не может не свидетельствовать, что этот закон есть <text:span text:style-name="T17">истина</text:span>. </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17">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17">Исперва</text:span>, с первого т.е., раза, лишь только сознал себя, лишь только приступил к жизни по заповедям, тотчас и познал, что они <text:span text:style-name="T17">на век основаны</text:span>. «Издавна узнал я об откровениях Твоих, что Ты утвердил их на веки» (пер. с евр.). Откуда же он это познал? <text:span text:style-name="T17">От свидений</text:span>. Если сведения принять только как доказательство, то будет: <text:span text:style-name="T17">познал из Твоих свидетельств</text:span> и удостоверений, Господи. Сам Ты, давая заповеди, сказал, что они вечны и неизменны.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2"/>Толкования на Пс. 118:152<text:bookmark-end text:name="old_ps_118_152"/></text:h>
      <text:p text:style-name="P5">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46">Исперва познах от свидений твоих, яко в век основал я еси</text:p>
      <text:p text:style-name="First_20_line_20_indent">См. Толкование на Пс. 118:156<text:span text:style-name="T15"> [</text:span><text:span text:style-name="T15"><text:bookmark-ref text:reference-format="page" text:ref-name="old_ps_118_156_svt_afanasij_velikij">539</text:bookmark-ref></text:span><text:span text:style-name="T15">]</text:span></text:p>
      <text:h text:style-name="Heading_20_2" text:outline-level="2"><text:bookmark-start text:name="old_ps_118_152_svt_ioann_zlatoust"/>Свт. Иоанн Златоуст<text:bookmark-end text:name="old_ps_118_152_svt_ioann_zlatoust"/></text:h>
      <text:p text:style-name="P46">Исперва познах от свидений Твоих, яко в век основал я еси</text:p>
      <text:p text:style-name="First_20_line_20_indent"><text:span text:style-name="T17">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16">«внимай, небо, я буду говорить; и слушай, земля, слова уст моих»</text:span><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16">«небо и земля прейдут, но слова Мои не прейдут»</text:span><text:a xlink:type="simple" xlink:href="https://bible.optina.ru/new:mf:24:35" text:style-name="Internet_20_link" text:visited-style-name="Visited_20_Internet_20_Link">(Мф.24:35)</text:a>. </text:p>
      <text:p text:style-name="P47">Беседа на псалом 118.</text:p>
      <text:h text:style-name="Heading_20_2" text:outline-level="2"><text:bookmark-start text:name="old_ps_118_152_svt_feofan_zatvornik"/>Свт. Феофан Затворник<text:bookmark-end text:name="old_ps_118_152_svt_feofan_zatvornik"/></text:h>
      <text:p text:style-name="P4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 </text:p>
      <text:p text:style-name="First_20_line_20_indent"><text:span text:style-name="T16">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16">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 </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16">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 </text:p>
      <text:p text:style-name="First_20_line_20_indent">Двадцатое восьмистишие идет под буквою <text:span text:style-name="T16">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16">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16">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7">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46">Исперва познах от свиденiй Твоих, яко в век основал я еси</text:p>
      <text:p text:style-name="First_20_line_20_indent">Пророк <text:span text:style-name="T16">«свидениями»</text:span> называет небо и землю. <text:span text:style-name="T16">«Сошед»</text:span>, сказано, <text:span text:style-name="T16">«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16">«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16">«близь еси»</text:span>, присущь всему, чтó ни совершается, и ничто не скрыто от Тебя. </text:p>
      <text:h text:style-name="Heading_20_2" text:outline-level="2"><text:bookmark-start text:name="old_ps_118_152_evfimij_zigaben"/>Евфимий Зигабен<text:bookmark-end text:name="old_ps_118_152_evfimij_zigaben"/></text:h>
      <text:p text:style-name="P4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 </text:p>
      <text:p text:style-name="First_20_line_20_indent">По словам <text:span text:style-name="T16">Златоуста</text:span> и <text:span text:style-name="T16">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16">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 </text:p>
      <text:h text:style-name="Heading_20_2" text:outline-level="2"><text:bookmark-start text:name="old_ps_118_152_prot_grigorij_razumovskij"/>Прот. Григорий Разумовский<text:bookmark-end text:name="old_ps_118_152_prot_grigorij_razumovskij"/></text:h>
      <text:p text:style-name="P46">Исперва познах от свидений Твоих, яко во век основал я ecи</text:p>
      <text:p text:style-name="First_20_line_20_indent">См. Толкование на Пс. 118:151<text:span text:style-name="T15"> [</text:span><text:span text:style-name="T15"><text:bookmark-ref text:reference-format="page" text:ref-name="old_ps_118_151_prot_grigorij_razumovskij">525</text:bookmark-ref></text:span><text:span text:style-name="T15">]</text:span></text:p>
      <text:h text:style-name="Heading_20_1" text:outline-level="1"><text:bookmark-start text:name="old_ps_118_153"/>Толкования на Пс. 118:153<text:bookmark-end text:name="old_ps_118_153"/></text:h>
      <text:p text:style-name="P5">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46">Виждь смирение мое, и изми мя, яко закона Твоего не забых</text:p>
      <text:p text:style-name="First_20_line_20_indent"><text:span text:style-name="T16">«Кто унижает себя, тот возвысится»</text:span>, по слову Господню <text:a xlink:type="simple" xlink:href="https://bible.optina.ru/new:mf:23:12" text:style-name="Internet_20_link" text:visited-style-name="Visited_20_Internet_20_Link">(Мф.23:12)</text:a>, и: <text:span text:style-name="T16">«блаженны нищие духом, ибо их есть Царство Небесное»</text:span><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16">«каждую ночь омываю ложе мое, слезами моими орошаю постель мою»</text:span><text:a xlink:type="simple" xlink:href="https://bible.optina.ru/old:ps:006:07" text:style-name="Internet_20_link" text:visited-style-name="Visited_20_Internet_20_Link">(Пс.6:7)</text:a>; и: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16">«блаженны нищие духом»</text:span><text:a xlink:type="simple" xlink:href="https://bible.optina.ru/new:mf:05:03" text:style-name="Internet_20_link" text:visited-style-name="Visited_20_Internet_20_Link">(Мф.5:3)</text:a>. </text:p>
      <text:p text:style-name="P47">Беседа на псалом 118.</text:p>
      <text:h text:style-name="Heading_20_2" text:outline-level="2"><text:bookmark-start text:name="old_ps_118_153_svt_feofan_zatvornik"/>Свт. Феофан Затворник<text:bookmark-end text:name="old_ps_118_153_svt_feofan_zatvornik"/></text:h>
      <text:p text:style-name="P4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16">главе</text:span>. </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16">виждь смирение мое,</text:span> прибавляет: и <text:span text:style-name="T16">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6">изми мя.</text:span> Это равносильно просьбе больного к врачу: сними пластырь; рана уже зажила. </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16">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 </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16">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16">изми</text:span> же <text:span text:style-name="T16">мя</text:span>, славы ради имени Твоего, чтобы все видели, что Тебе не чужды не забывающие закона Твоего. </text:p>
      <text:p text:style-name="P47">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46">Виждь смирение мое, и изми мя: яко закона Твоего не забых</text:p>
      <text:p text:style-name="First_20_line_20_indent">По слову Господню, <text:span text:style-name="T16">«смиряяй себе вознесется»</text:span> (<text:a xlink:type="simple" xlink:href="https://bible.optina.ru/new:lk:18:15" text:style-name="Internet_20_link" text:visited-style-name="Visited_20_Internet_20_Link">Лк.18:15</text:a>); и: <text:span text:style-name="T16">«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 </text:p>
      <text:h text:style-name="Heading_20_2" text:outline-level="2"><text:bookmark-start text:name="old_ps_118_153_evfimij_zigaben"/>Евфимий Зигабен<text:bookmark-end text:name="old_ps_118_153_evfimij_zigaben"/></text:h>
      <text:p text:style-name="P4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 </text:p>
      <text:p text:style-name="First_20_line_20_indent">По словам <text:span text:style-name="T16">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16">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16">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 </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17">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16">реш</text:span> – «голова». «Голова» обыкновенно применяется в значении чего-либо главного, существенного, как, например, в следующих словах: «<text:span text:style-name="T16">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6">Виждь смирение мое и изми мя: яко закона Твоего не забых</text:p>
      <text:p text:style-name="First_20_line_20_indent"><text:span text:style-name="T17">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17">во главе</text:span>. </text:p>
      <text:p text:style-name="First_20_line_20_indent"><text:span text:style-name="T17">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17">Виждь смирение мое</text:span>, прибавляет: <text:span text:style-name="T17">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7">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17">яко закона Твоего не забых</text:span>. </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17">Виждь</text:span>… Нельзя ему воззвать: <text:span text:style-name="T17">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17"> изми мя</text:span> – сильно, когда при нем совесть не укоряет, что когда-нибудь и в чем-нибудь был <text:span text:style-name="T17">забыт закон</text:span> Божий. </text:p>
      <text:p text:style-name="P47">Объяснение священной книги псалмов.</text:p>
      <text:h text:style-name="Heading_20_1" text:outline-level="1"><text:bookmark-start text:name="old_ps_118_154"/>Толкования на Пс. 118:154<text:bookmark-end text:name="old_ps_118_154"/></text:h>
      <text:p text:style-name="P5">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46">Суди суд мой, и избави мя: словесе ради Твоего живи мя</text:p>
      <text:p text:style-name="First_20_line_20_indent"><text:span text:style-name="T16">Словом</text:span> называет обетование; ибо обетовал прийти и спасти нас. </text:p>
      <text:p text:style-name="P47">Толкование на псалмы.</text:p>
      <text:h text:style-name="Heading_20_2" text:outline-level="2"><text:bookmark-start text:name="old_ps_118_154_svt_ioann_zlatoust"/>Свт. Иоанн Златоуст<text:bookmark-end text:name="old_ps_118_154_svt_ioann_zlatoust"/></text:h>
      <text:p text:style-name="P4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 </text:p>
      <text:p text:style-name="P47">Беседа на псалом 118.</text:p>
      <text:h text:style-name="Heading_20_2" text:outline-level="2"><text:bookmark-start text:name="old_ps_118_154_svt_feofan_zatvornik"/>Свт. Феофан Затворник<text:bookmark-end text:name="old_ps_118_154_svt_feofan_zatvornik"/></text:h>
      <text:p text:style-name="P4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 </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 </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 </text:p>
      <text:p text:style-name="First_20_line_20_indent">Такое-то состояние усматривается в пророке, когда он смело взывает к Богу:<text:span text:style-name="T16">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16">ловесе ради Твоего живи мя. Живи мя</text:span> – то же, что <text:span text:style-name="T16">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16">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Памятуя сие обетование, пророк и воззвал: <text:span text:style-name="T16">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16">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16">Ничесоже в себе свем, но ни о сем оправдаюся</text:span>. Таково должно быть состояние и расположение возревновавших истинно угождать Богу. </text:p>
      <text:p text:style-name="P47">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4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 </text:p>
      <text:h text:style-name="Heading_20_2" text:outline-level="2"><text:bookmark-start text:name="old_ps_118_154_evfimij_zigaben"/>Евфимий Зигабен<text:bookmark-end text:name="old_ps_118_154_evfimij_zigaben"/></text:h>
      <text:p text:style-name="P4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 </text:p>
      <text:h text:style-name="Heading_20_2" text:outline-level="2"><text:bookmark-start text:name="old_ps_118_154_prot_grigorij_razumovskij"/>Прот. Григорий Разумовский<text:bookmark-end text:name="old_ps_118_154_prot_grigorij_razumovskij"/></text:h>
      <text:p text:style-name="P4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16">смирение</text:span> и избавить от напасти, – так и здесь обращается к Богу за судом (<text:span text:style-name="T17">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17">Суди суд мой</text:span>. </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17">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 </text:p>
      <text:p text:style-name="First_20_line_20_indent">Пророк молится оживить его чрез избавление от того, что сделало его убитым. Ради чего? <text:span text:style-name="T17">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17">словесе ради Твоего живи мя</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5"/>Толкования на Пс. 118:155<text:bookmark-end text:name="old_ps_118_155"/></text:h>
      <text:p text:style-name="P5">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46">Далече от грешник спасение, яко оправданий Твоих не взыскаша</text:p>
      <text:p text:style-name="First_20_line_20_indent"><text:span text:style-name="T17">Далече от грешник спасение,</text:span> которым не воспользовались князи века сего. <text:span text:style-name="T17">Яко оправданий Твоих не взыскаша.</text:span> Причиною гонений на праведного было то, что далеко отступили они от Божественного Закона. </text:p>
      <text:p text:style-name="P47">Толкование на псалмы.</text:p>
      <text:h text:style-name="Heading_20_2" text:outline-level="2"><text:bookmark-start text:name="old_ps_118_155_svt_ioann_zlatoust"/>Свт. Иоанн Златоуст<text:bookmark-end text:name="old_ps_118_155_svt_ioann_zlatoust"/></text:h>
      <text:p text:style-name="P4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17">«оправданий Твоих они не взыскали»</text:span>. Следовательно, когда мы презираем заповеди Божии, Он удаляет от нас спасение. </text:p>
      <text:p text:style-name="P47">Беседа на псалом 118.</text:p>
      <text:h text:style-name="Heading_20_2" text:outline-level="2"><text:bookmark-start text:name="old_ps_118_155_svt_feofan_zatvornik"/>Свт. Феофан Затворник<text:bookmark-end text:name="old_ps_118_155_svt_feofan_zatvornik"/></text:h>
      <text:p text:style-name="P4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16">блаженный Августин</text:span>. </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 </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 </text:p>
      <text:p text:style-name="P47">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4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 </text:p>
      <text:h text:style-name="Heading_20_2" text:outline-level="2"><text:bookmark-start text:name="old_ps_118_155_evfimij_zigaben"/>Евфимий Зигабен<text:bookmark-end text:name="old_ps_118_155_evfimij_zigaben"/></text:h>
      <text:p text:style-name="P4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 </text:p>
      <text:p text:style-name="First_20_line_20_indent"><text:span text:style-name="T16">Феодора</text:span>: Итак, не спасение убегает от них, но они убегают от спасения. <text:span text:style-name="T16">Афанасия</text:span>: Какая тому причина? Та, что не ищут Твоих оправданий, в которых, по словам <text:span text:style-name="T16">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 </text:p>
      <text:h text:style-name="Heading_20_2" text:outline-level="2"><text:bookmark-start text:name="old_ps_118_155_prot_grigorij_razumovskij"/><text:soft-page-break/>Прот. Григорий Разумовский<text:bookmark-end text:name="old_ps_118_155_prot_grigorij_razumovskij"/></text:h>
      <text:p text:style-name="P4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 </text:p>
      <text:p text:style-name="First_20_line_20_indent"><text:span text:style-name="T17">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17">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17">взыскание оправданий</text:span>, а ведение и расследование есть только помогающее дело. Отчего не спеется жизнь по <text:span text:style-name="T17">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17">взыскание оправданий</text:span>. Без него нет и самого течения такой жизни; оно пресекаетс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6"/>Толкования на Пс. 118:156<text:bookmark-end text:name="old_ps_118_156"/></text:h>
      <text:p text:style-name="P5">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46">Щедроты Твоя многи, Господи, по судьбе Твоей живи мя</text:p>
      <text:p text:style-name="First_20_line_20_indent"><text:span text:style-name="T17">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16">исперва познах от свидений Твоих</text:span> (Пс. 118:152<text:span text:style-name="T15"> [</text:span><text:span text:style-name="T15"><text:bookmark-ref text:reference-format="page" text:ref-name="old_ps_118_152">527</text:bookmark-ref></text:span><text:span text:style-name="T15">]</text:span>). </text:p>
      <text:p text:style-name="P47">Толкование на псалмы.</text:p>
      <text:h text:style-name="Heading_20_2" text:outline-level="2"><text:bookmark-start text:name="old_ps_118_156_svt_ioann_zlatoust"/>Свт. Иоанн Златоуст<text:bookmark-end text:name="old_ps_118_156_svt_ioann_zlatoust"/></text:h>
      <text:p text:style-name="P4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 </text:p>
      <text:p text:style-name="P47">Беседа на псалом 118.</text:p>
      <text:h text:style-name="Heading_20_2" text:outline-level="2"><text:bookmark-start text:name="old_ps_118_156_svt_feofan_zatvornik"/>Свт. Феофан Затворник<text:bookmark-end text:name="old_ps_118_156_svt_feofan_zatvornik"/></text:h>
      <text:p text:style-name="P4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16">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6">по судьбе Твоей, Господи, живи мя,</text:span> или другими словами: <text:span text:style-name="T16">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 </text:p>
      <text:p text:style-name="First_20_line_20_indent">Щедроты Божии – <text:span text:style-name="T16">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 </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 </text:p>
      <text:p text:style-name="P47">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4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 </text:p>
      <text:h text:style-name="Heading_20_2" text:outline-level="2"><text:bookmark-start text:name="old_ps_118_156_evfimij_zigaben"/>Евфимий Зигабен<text:bookmark-end text:name="old_ps_118_156_evfimij_zigaben"/></text:h>
      <text:p text:style-name="P4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 </text:p>
      <text:p text:style-name="First_20_line_20_indent"><text:span text:style-name="T16">Безименного</text:span>: Милость человеческая простирается на ближнего его, а милость Господня — на всякую плоть, <text:span text:style-name="T16">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16">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 </text:p>
      <text:h text:style-name="Heading_20_2" text:outline-level="2"><text:bookmark-start text:name="old_ps_118_156_prot_grigorij_razumovskij"/>Прот. Григорий Разумовский<text:bookmark-end text:name="old_ps_118_156_prot_grigorij_razumovskij"/></text:h>
      <text:p text:style-name="P46">Щедроты Твоя многи, Господи, по судьбе Твоей живи мя</text:p>
      <text:p text:style-name="First_20_line_20_indent">Есть и <text:span text:style-name="T16">взыскание оправданий</text:span>,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17">щедротам</text:span> Божиим. Вопий же непрестанно: «<text:span text:style-name="T16">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7">По судбе Твоей, Господи, живи мя</text:span>, или другими словами: <text:span text:style-name="T16">Ими же веси судьбами спаси мя</text:span>, ибо жизнь и есть только спасенная жизнь, а спасение каждого из нас устраивает Господь, <text:span text:style-name="T17">по судбе</text:span> Своей, то есть, как знает и как хочет. И никто не спасется, кроме тех, кои всецело предают себя в руки Божии. </text:p>
      <text:p text:style-name="First_20_line_20_indent"><text:span text:style-name="T17">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7"/>Толкования на Пс. 118:157<text:bookmark-end text:name="old_ps_118_157"/></text:h>
      <text:p text:style-name="P5">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4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16">«блаженны изгнанные за правду, ибо их есть Царство Небесное»</text:span><text:a xlink:type="simple" xlink:href="https://bible.optina.ru/new:mf:05:10" text:style-name="Internet_20_link" text:visited-style-name="Visited_20_Internet_20_Link">(Мф.5:10)</text:a>, а также сказанное апостолом Павлом: <text:span text:style-name="T16">«многими скорбями надлежит нам войти в Царствие Божие»</text:span><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 </text:p>
      <text:p text:style-name="P47">Беседа на псалом 118.</text:p>
      <text:h text:style-name="Heading_20_2" text:outline-level="2"><text:bookmark-start text:name="old_ps_118_157_svt_feofan_zatvornik"/>Свт. Феофан Затворник<text:bookmark-end text:name="old_ps_118_157_svt_feofan_zatvornik"/></text:h>
      <text:p text:style-name="P4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16">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16">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 </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16">суета суетствий!</text:span></text:p>
      <text:p text:style-name="P47">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4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 </text:p>
      <text:h text:style-name="Heading_20_2" text:outline-level="2"><text:bookmark-start text:name="old_ps_118_157_evfimij_zigaben"/>Евфимий Зигабен<text:bookmark-end text:name="old_ps_118_157_evfimij_zigaben"/></text:h>
      <text:p text:style-name="First_20_line_20_indent"><text:span text:style-name="T17">Мнози изгонящии мя и стужающии ми</text:span> (оскорбляющии), <text:span text:style-name="T17">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 </text:p>
      <text:p text:style-name="First_20_line_20_indent">Другой, т. е. <text:span text:style-name="T16">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16">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 </text:p>
      <text:h text:style-name="Heading_20_2" text:outline-level="2"><text:bookmark-start text:name="old_ps_118_157_prot_grigorij_razumovskij"/>Прот. Григорий Разумовский<text:bookmark-end text:name="old_ps_118_157_prot_grigorij_razumovskij"/></text:h>
      <text:p text:style-name="P46">Мнози изгонящии мя и стужающии ми, от свидений Твоих не уклонихся</text:p>
      <text:p text:style-name="First_20_line_20_indent">Упование <text:span text:style-name="T16">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17">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16">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17">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16">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17">свидениям</text:span> Божиим: кто верен заповедям, или свидениям Божиим, тому утешительно терпеть, что бы он ни претерпел. Потому пророк и говорит: <text:span text:style-name="T17">Много стужающих</text:span>, но пусть их! Я свое дело знаю, и о том только ревную, чтобы не уклониться от <text:span text:style-name="T17">свидений</text:span> Божиих.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8"/>Толкования на Пс. 118:158<text:bookmark-end text:name="old_ps_118_158"/></text:h>
      <text:p text:style-name="P5">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46">Видех неразумевающия и истаях, яко словес Твоих не сохраниша</text:p>
      <text:p text:style-name="First_20_line_20_indent"><text:span text:style-name="T17">Видех неразумевающыя и истаях.</text:span> Если видел я кого не разумевающего, то, сожалея о нем, истаивал из ревности по богочестию. </text:p>
      <text:p text:style-name="P47">Толкование на псалмы.</text:p>
      <text:h text:style-name="Heading_20_2" text:outline-level="2"><text:bookmark-start text:name="old_ps_118_158_svt_ioann_zlatoust"/>Свт. Иоанн Златоуст<text:bookmark-end text:name="old_ps_118_158_svt_ioann_zlatoust"/></text:h>
      <text:p text:style-name="P4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16">«обративший грешника от ложного пути его спасет душу от смерти и покроет множество грехов»</text:span><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16">«удаляться от всякого брата, поступающего бесчинно»</text:span><text:a xlink:type="simple" xlink:href="https://bible.optina.ru/new:2sol:03:06" text:style-name="Internet_20_link" text:visited-style-name="Visited_20_Internet_20_Link">(2Фес.3:6)</text:a>, а также: <text:span text:style-name="T16">«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text:a xlink:type="simple" xlink:href="https://bible.optina.ru/new:1kor:05:11" text:style-name="Internet_20_link" text:visited-style-name="Visited_20_Internet_20_Link">(1Кор.5:11)</text:a>. </text:p>
      <text:p text:style-name="P47">Беседа на псалом 118.</text:p>
      <text:h text:style-name="Heading_20_2" text:outline-level="2"><text:bookmark-start text:name="old_ps_118_158_svt_feofan_zatvornik"/>Свт. Феофан Затворник<text:bookmark-end text:name="old_ps_118_158_svt_feofan_zatvornik"/></text:h>
      <text:p text:style-name="P4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16">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16">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 </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 </text:p>
      <text:p text:style-name="P47">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4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 </text:p>
      <text:h text:style-name="Heading_20_2" text:outline-level="2"><text:bookmark-start text:name="old_ps_118_158_evfimij_zigaben"/>Евфимий Зигабен<text:bookmark-end text:name="old_ps_118_158_evfimij_zigaben"/></text:h>
      <text:p text:style-name="First_20_line_20_indent">Ст. 158-159 <text:span text:style-name="T17">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 </text:p>
      <text:p text:style-name="First_20_line_20_indent">Слова <text:span text:style-name="T16">Афанасия</text:span>: Когда я видел, кого-либо неразумного, я таял от ревности и по благочестии. <text:span text:style-name="T16">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16">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 </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16">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 </text:p>
      <text:h text:style-name="Heading_20_2" text:outline-level="2"><text:bookmark-start text:name="old_ps_118_158_prot_grigorij_razumovskij"/>Прот. Григорий Разумовский<text:bookmark-end text:name="old_ps_118_158_prot_grigorij_razumovskij"/></text:h>
      <text:p text:style-name="P46">Видех неразумевающыя и истаях, яко словес Твоих не сохраниша</text:p>
      <text:p text:style-name="First_20_line_20_indent">«Если я видел, говорит пророк, кого <text:span text:style-name="T17">неразумевающего</text:span>, то, сожалея о нем, <text:span text:style-name="T17">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 </text:p>
      <text:p text:style-name="First_20_line_20_indent"><text:span text:style-name="T17">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text:p>
      <text:p text:style-name="First_20_line_20_indent">Пророк свидетельствует о себе, что он, взирая на это, <text:span text:style-name="T17">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17">словеса</text:span> Божии, когда <text:span text:style-name="T17">видит</text:span>, что их знать не хотят, и, обращаясь к Богу, свидетельствовал только пред Ним, как мучительно для него повсюдное несоблюдение <text:span text:style-name="T17">словес</text:span> Божиих, ясных, определенно выражающих то именно, чего от кого требует Бог.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9"/>Толкования на Пс. 118:159<text:bookmark-end text:name="old_ps_118_159"/></text:h>
      <text:p text:style-name="P5">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46">Виждь, яко заповеди Твоя возлюбих, Господи, по милости Твоей живи мя</text:p>
      <text:p text:style-name="First_20_line_20_indent"><text:span text:style-name="T17">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 </text:p>
      <text:p text:style-name="P47">Толкование на псалмы.</text:p>
      <text:h text:style-name="Heading_20_2" text:outline-level="2"><text:bookmark-start text:name="old_ps_118_159_svt_ioann_zlatoust"/>Свт. Иоанн Златоуст<text:bookmark-end text:name="old_ps_118_159_svt_ioann_zlatoust"/></text:h>
      <text:p text:style-name="P4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16">не словом и языком, но делом и истиною</text:span><text:a xlink:type="simple" xlink:href="https://bible.optina.ru/new:1in:03:18" text:style-name="Internet_20_link" text:visited-style-name="Visited_20_Internet_20_Link">(1Ин.3:18)</text:a>. Тогда мы будем в состоянии получить жизнь по милости Божией. </text:p>
      <text:p text:style-name="P47">Беседа на псалом 118.</text:p>
      <text:h text:style-name="Heading_20_2" text:outline-level="2"><text:bookmark-start text:name="old_ps_118_159_svt_feofan_zatvornik"/>Свт. Феофан Затворник<text:bookmark-end text:name="old_ps_118_159_svt_feofan_zatvornik"/></text:h>
      <text:p text:style-name="P4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16">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16">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16">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 </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16">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 </text:p>
      <text:p text:style-name="First_20_line_20_indent">Потому-то, когда вслед за сим пророк молится: <text:span text:style-name="T16">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16">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 </text:p>
      <text:p text:style-name="P47">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4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 </text:p>
      <text:h text:style-name="Heading_20_2" text:outline-level="2"><text:bookmark-start text:name="old_ps_118_159_evfimij_zigaben"/>Евфимий Зигабен<text:bookmark-end text:name="old_ps_118_159_evfimij_zigaben"/></text:h>
      <text:p text:style-name="P46">Виждь, яко заповеди твоя возлюбих: Господи, по милости твоей живи мя</text:p>
      <text:p text:style-name="First_20_line_20_indent">См. Толкование на Пс. 118:158<text:span text:style-name="T15"> [</text:span><text:span text:style-name="T15"><text:bookmark-ref text:reference-format="page" text:ref-name="old_ps_118_158_evfimij_zigaben">546</text:bookmark-ref></text:span><text:span text:style-name="T15">]</text:span></text:p>
      <text:h text:style-name="Heading_20_2" text:outline-level="2"><text:bookmark-start text:name="old_ps_118_159_prot_grigorij_razumovskij"/>Прот. Григорий Разумовский<text:bookmark-end text:name="old_ps_118_159_prot_grigorij_razumovskij"/></text:h>
      <text:p text:style-name="P4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16">не уклоняется</text:span> от него; когда <text:span text:style-name="T16">видит</text:span> других не хранящими его, снедается, – какое же нужно еще доказательство любви к закону? И однако ж, он говорит. </text:p>
      <text:p text:style-name="First_20_line_20_indent"><text:soft-page-break/><text:span text:style-name="T17">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17">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 </text:p>
      <text:p text:style-name="First_20_line_20_indent">А что Богу говорит пророк: <text:span text:style-name="T17">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17">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17">Господи, по милости Твоей живи мя</text:span>, – то выражает этим не иное какое желание, а именно то, чтобы Господь продолжал <text:span text:style-name="T17">жить</text:span> в нем и, <text:span text:style-name="T17">живя</text:span> в нем, оживлял его. </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17">живи мя, по милости Твоей</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0"/>Толкования на Пс. 118:160<text:bookmark-end text:name="old_ps_118_160"/></text:h>
      <text:p text:style-name="P5">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46">Начало словес Твоих истина, и во век вся судьбы правды Твоея</text:p>
      <text:p text:style-name="First_20_line_20_indent"><text:span text:style-name="T17">Начало словес Твоих истина.</text:span> Это первая из Твоих заповедей — во всем истинствовать: и в <text:span text:style-name="T16">деле,</text:span> и в слове, и в помышлении. </text:p>
      <text:p text:style-name="P47">Толкование на псалмы.</text:p>
      <text:h text:style-name="Heading_20_2" text:outline-level="2"><text:bookmark-start text:name="old_ps_118_160_svt_ioann_zlatoust"/>Свт. Иоанн Златоуст<text:bookmark-end text:name="old_ps_118_160_svt_ioann_zlatoust"/></text:h>
      <text:p text:style-name="P4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16">«от всякого дерева в саду ты будешь есть, а от дерева познания добра и зла не ешь от него, ибо в день, в который ты вкусишь от него, смертью умрешь»</text:span><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16">«благословятся в семени твоем все народы земли»</text:span><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17">«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16">«дела рук Его – истина и правда»</text:span><text:a xlink:type="simple" xlink:href="https://bible.optina.ru/old:ps:110:07" text:style-name="Internet_20_link" text:visited-style-name="Visited_20_Internet_20_Link">(Пс.110:7)</text:a>. </text:p>
      <text:p text:style-name="P47">Беседа на псалом 118.</text:p>
      <text:h text:style-name="Heading_20_2" text:outline-level="2"><text:bookmark-start text:name="old_ps_118_160_svt_feofan_zatvornik"/>Свт. Феофан Затворник<text:bookmark-end text:name="old_ps_118_160_svt_feofan_zatvornik"/></text:h>
      <text:p text:style-name="P4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16">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 </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 </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 </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16">Всяческая работна</text:span> (выше, стих 91<text:span text:style-name="T15"> [</text:span><text:span text:style-name="T15"><text:bookmark-ref text:reference-format="page" text:ref-name="old_ps_118_091">339</text:bookmark-ref></text:span><text:span text:style-name="T15">]</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 </text:p>
      <text:p text:style-name="First_20_line_20_indent">Восьмистишие это обозначается буквою или словом<text:span text:style-name="T16">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5"> [</text:span><text:span text:style-name="T15"><text:bookmark-ref text:reference-format="page" text:ref-name="old_ps_118_161">554</text:bookmark-ref></text:span><text:span text:style-name="T15">]</text:span>), надеждою благ от исполнения его (стих 162)<text:span text:style-name="T15"> [</text:span><text:span text:style-name="T15"><text:bookmark-ref text:reference-format="page" text:ref-name="old_ps_118_162">558</text:bookmark-ref></text:span><text:span text:style-name="T15">]</text:span>, любовию к нему (стих 163<text:span text:style-name="T15"> [</text:span><text:span text:style-name="T15"><text:bookmark-ref text:reference-format="page" text:ref-name="old_ps_118_163">561</text:bookmark-ref></text:span><text:span text:style-name="T15">]</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5"> [</text:span><text:span text:style-name="T15"><text:bookmark-ref text:reference-format="page" text:ref-name="old_ps_118_164">564</text:bookmark-ref></text:span><text:span text:style-name="T15">]</text:span>). Чем питается он? – Теми благами, какими исполняется душа его от исполнения заповедей (стихи 165 – 167<text:span text:style-name="T15"> [</text:span><text:span text:style-name="T15"><text:bookmark-ref text:reference-format="page" text:ref-name="old_ps_118_165">568</text:bookmark-ref></text:span><text:span text:style-name="T15">]</text:span>). Таково содержание этого восьмистишия. </text:p>
      <text:p text:style-name="P47">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4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16">«Началом»</text:span> же <text:span text:style-name="T16">«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16">«и в век вся судьбы правды Твоея»</text:span>; потому что, как Пророк, видел он вечную державу Христову; потому и сказал, что начало Божиих словес украшено истиною. </text:p>
      <text:h text:style-name="Heading_20_2" text:outline-level="2"><text:bookmark-start text:name="old_ps_118_160_evfimij_zigaben"/><text:soft-page-break/>Евфимий Зигабен<text:bookmark-end text:name="old_ps_118_160_evfimij_zigaben"/></text:h>
      <text:p text:style-name="P46">Начало словес Твоих истина, и во век вся судьбы правды Твоея</text:p>
      <text:p text:style-name="P4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16">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 </text:p>
      <text:p text:style-name="First_20_line_20_indent">По словам <text:span text:style-name="T16">Кирилла</text:span> и <text:span text:style-name="T16">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16">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 </text:p>
      <text:p text:style-name="P4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 </text:p>
      <text:h text:style-name="Heading_20_2" text:outline-level="2"><text:bookmark-start text:name="old_ps_118_160_prot_grigorij_razumovskij"/>Прот. Григорий Разумовский<text:bookmark-end text:name="old_ps_118_160_prot_grigorij_razumovskij"/></text:h>
      <text:p text:style-name="P46">Начало словес Твоих истина, и во век вся судьбы правды Твоея</text:p>
      <text:p text:style-name="First_20_line_20_indent">Если все <text:span text:style-name="T17">словеса</text:span> Божии представить под видом тела, то глава сего тела – <text:span text:style-name="T17">истина</text:span>. Если представить эти <text:span text:style-name="T17">словеса</text:span> под видом кодекса, то заглавие ему, или надпись, – <text:span text:style-name="T17">истина</text:span>. Убеждение, что все <text:span text:style-name="T17">словеса</text:span> Божии, определяющие достодолжный образ жизни нашей, суть непреложно <text:span text:style-name="T17">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17">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 </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17">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1"/>Толкования на Пс. 118:161<text:bookmark-end text:name="old_ps_118_161"/></text:h>
      <text:p text:style-name="P5">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46">Князи погнаша мя туне, и от словес Твоих убояся сердце мое</text:p>
      <text:p text:style-name="First_20_line_20_indent"><text:span text:style-name="T17">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16">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 </text:p>
      <text:p text:style-name="P47">Толкование на псалмы.</text:p>
      <text:h text:style-name="Heading_20_2" text:outline-level="2"><text:bookmark-start text:name="old_ps_118_161_svt_ioann_zlatoust"/>Свт. Иоанн Златоуст<text:bookmark-end text:name="old_ps_118_161_svt_ioann_zlatoust"/></text:h>
      <text:p text:style-name="P4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16">«пощадите мне отрока«</text:span><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16">«наша брань не против крови и плоти, но против начальств, против властей, против мироправителей тьмы века сего, против духов злобы поднебесной»</text:span><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16">«не бойтесь убивающих тело, души же не могущих убить; а бойтесь более Того, Кто может и душу и тело погубить в геенне»</text:span><text:a xlink:type="simple" xlink:href="https://bible.optina.ru/new:mf:10:28" text:style-name="Internet_20_link" text:visited-style-name="Visited_20_Internet_20_Link">(Мф.10:28)</text:a>. </text:p>
      <text:p text:style-name="P47">Беседа на псалом 118.</text:p>
      <text:h text:style-name="Heading_20_2" text:outline-level="2"><text:bookmark-start text:name="old_ps_118_161_svt_feofan_zatvornik"/>Свт. Феофан Затворник<text:bookmark-end text:name="old_ps_118_161_svt_feofan_zatvornik"/></text:h>
      <text:p text:style-name="P4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 </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 </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 </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 </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 </text:p>
      <text:p text:style-name="P47">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4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16">«пощадите ми отрока»</text:span> (<text:a xlink:type="simple" xlink:href="https://bible.optina.ru/old:2ts:18:05" text:style-name="Internet_20_link" text:visited-style-name="Visited_20_Internet_20_Link">2Цар.18:5</text:a>). </text:p>
      <text:h text:style-name="Heading_20_2" text:outline-level="2"><text:bookmark-start text:name="old_ps_118_161_evfimij_zigaben"/>Евфимий Зигабен<text:bookmark-end text:name="old_ps_118_161_evfimij_zigaben"/></text:h>
      <text:p text:style-name="First_20_line_20_indent"><text:span text:style-name="T17">Князи</text:span> (начальствующие) <text:span text:style-name="T17">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 </text:p>
      <text:p text:style-name="First_20_line_20_indent">По мнению <text:span text:style-name="T16">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16">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 </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16">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17">словеса</text:span> Божии в законе (ст. 161), затем – надеждою благ от исполнения закона (ст. 162)<text:span text:style-name="T15"> [</text:span><text:span text:style-name="T15"><text:bookmark-ref text:reference-format="page" text:ref-name="old_ps_118_162">558</text:bookmark-ref></text:span><text:span text:style-name="T15">]</text:span>, любовию к сему закону (ст. 163)<text:span text:style-name="T15"> [</text:span><text:span text:style-name="T15"><text:bookmark-ref text:reference-format="page" text:ref-name="old_ps_118_163">561</text:bookmark-ref></text:span><text:span text:style-name="T15">]</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17">от судеб правды</text:span> Божией (ст. 164)<text:span text:style-name="T15"> [</text:span><text:span text:style-name="T15"><text:bookmark-ref text:reference-format="page" text:ref-name="old_ps_118_164">564</text:bookmark-ref></text:span><text:span text:style-name="T15">]</text:span>. Чем питается он? Теми благами, какими исполняется душа его от исполнения заповедей (ст. 165–167)<text:span text:style-name="T15"> [</text:span><text:span text:style-name="T15"><text:bookmark-ref text:reference-format="page" text:ref-name="old_ps_118_165">568</text:bookmark-ref></text:span><text:span text:style-name="T15">]</text:span>. Таково содержание сего осмистишия. </text:p>
      <text:p text:style-name="First_20_line_20_indent">Ст. 161–163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 </text:p>
      <text:p text:style-name="First_20_line_20_indent"><text:span text:style-name="T17">Князи погнаша мя туне: и от словес Твоих убояся сердце мое. Сердце мое</text:span> только <text:span text:style-name="T17">словес Твоих</text:span>, Господи, <text:span text:style-name="T17">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 </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16">Не убойтеся от убивающих тело, души же не </text:span><text:soft-page-break/><text:span text:style-name="T16">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 </text:p>
      <text:p text:style-name="First_20_line_20_indent">Внимательное и благоговейное отношение пророка к Слову Божию возбуждает в сердце его не только страх Божий, но и <text:span text:style-name="T17">радость</text:span>(ст. 162)<text:span text:style-name="T15"> [</text:span><text:span text:style-name="T15"><text:bookmark-ref text:reference-format="page" text:ref-name="old_ps_118_162">558</text:bookmark-ref></text:span><text:span text:style-name="T15">]</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17">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 </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17">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5"> [</text:span><text:span text:style-name="T15"><text:bookmark-ref text:reference-format="page" text:ref-name="old_ps_118_163">561</text:bookmark-ref></text:span><text:span text:style-name="T15">]</text:span>: <text:span text:style-name="T17">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17">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 </text:p>
      <text:p text:style-name="P47">Объяснение священной книги псалмов.</text:p>
      <text:h text:style-name="Heading_20_1" text:outline-level="1"><text:bookmark-start text:name="old_ps_118_162"/>Толкования на Пс. 118:162<text:bookmark-end text:name="old_ps_118_162"/></text:h>
      <text:p text:style-name="P5">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4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16">нам первее вверена быша словеса Божия</text:span> (<text:a xlink:type="simple" xlink:href="https://bible.optina.ru/new:rim:03:02" text:style-name="Internet_20_link" text:visited-style-name="Visited_20_Internet_20_Link">Рим. 3,2</text:a>). </text:p>
      <text:p text:style-name="P47">Толкование на псалмы.</text:p>
      <text:h text:style-name="Heading_20_2" text:outline-level="2"><text:bookmark-start text:name="old_ps_118_162_svt_ioann_zlatoust"/>Свт. Иоанн Златоуст<text:bookmark-end text:name="old_ps_118_162_svt_ioann_zlatoust"/></text:h>
      <text:p text:style-name="P4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и: <text:span text:style-name="T16">«возлюбил заповеди Твои более золота и топаза»</text:span>(Пс.118:127)<text:span text:style-name="T15"> [</text:span><text:span text:style-name="T15"><text:bookmark-ref text:reference-format="page" text:ref-name="old_ps_118_127">453</text:bookmark-ref></text:span><text:span text:style-name="T15">]</text:span>. Вот урок нам, чтобы выше всякой радости мы ставили веселие и радость о заповедях Божиих. </text:p>
      <text:p text:style-name="P47">Беседа на псалом 118.</text:p>
      <text:h text:style-name="Heading_20_2" text:outline-level="2"><text:bookmark-start text:name="old_ps_118_162_svt_feofan_zatvornik"/>Свт. Феофан Затворник<text:bookmark-end text:name="old_ps_118_162_svt_feofan_zatvornik"/></text:h>
      <text:p text:style-name="P4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 </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 </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 </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 </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 </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 </text:p>
      <text:p text:style-name="P47">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4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 </text:p>
      <text:h text:style-name="Heading_20_2" text:outline-level="2"><text:bookmark-start text:name="old_ps_118_162_evfimij_zigaben"/>Евфимий Зигабен<text:bookmark-end text:name="old_ps_118_162_evfimij_zigaben"/></text:h>
      <text:p text:style-name="P4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 </text:p>
      <text:p text:style-name="First_20_line_20_indent">Слова <text:span text:style-name="T16">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16">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 </text:p>
      <text:h text:style-name="Heading_20_2" text:outline-level="2"><text:bookmark-start text:name="old_ps_118_162_zonara"/><text:soft-page-break/>Зонара<text:bookmark-end text:name="old_ps_118_162_zonara"/></text:h>
      <text:p text:style-name="P46">Возрадуюся аз о словесех Твоих, яко обретаяй корысть многу</text:p>
      <text:p text:style-name="First_20_line_20_indent"><text:span text:style-name="T17">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 </text:p>
      <text:p text:style-name="P47">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46">Возрадуюся аз о словесех Твоих, яко обретаяй корысть многу</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3"/>Толкования на Пс. 118:163<text:bookmark-end text:name="old_ps_118_163"/></text:h>
      <text:p text:style-name="P5">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46">Неправду возненавидех и омерзих, закон же Твой возлюбих</text:p>
      <text:p text:style-name="First_20_line_20_indent"><text:span text:style-name="T17">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 </text:p>
      <text:p text:style-name="P47">Толкование на псалмы.</text:p>
      <text:h text:style-name="Heading_20_2" text:outline-level="2"><text:bookmark-start text:name="old_ps_118_163_svt_vasilij_velikij"/>Свт. Василий Великий<text:bookmark-end text:name="old_ps_118_163_svt_vasilij_velikij"/></text:h>
      <text:p text:style-name="P46">Неправду возненавидех и омерзих, закон же Твой возлюбих</text:p>
      <text:p text:style-name="First_20_line_20_indent"><text:span text:style-name="T17">Вопрос.</text:span> Как душа несомненно удостоверяется, что Бог отпустил ей грехи? </text:p>
      <text:p text:style-name="First_20_line_20_indent"><text:span text:style-name="T17">Ответ.</text:span> Если усмотрит себя в расположении сказавшего: <text:span text:style-name="T17">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16">милость и суд</text:span><text:a xlink:type="simple" xlink:href="https://bible.optina.ru/old:ps:100:01" text:style-name="Internet_20_link" text:visited-style-name="Visited_20_Internet_20_Link">(Пс. 100:1)</text:a> и свидетельствует, что Бог <text:span text:style-name="T16">милостив и праведен</text:span><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 </text:p>
      <text:p text:style-name="P47">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4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163_svt_feofan_zatvornik"/>Свт. Феофан Затворник<text:bookmark-end text:name="old_ps_118_163_svt_feofan_zatvornik"/></text:h>
      <text:p text:style-name="P4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16">Закон</text:span>, говорит апостол,<text:span text:style-name="T16"> свят, и заповедь свята, и праведна, и блага</text:span>. </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 </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 </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16">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 </text:p>
      <text:p text:style-name="P47">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4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 </text:p>
      <text:h text:style-name="Heading_20_2" text:outline-level="2"><text:bookmark-start text:name="old_ps_118_163_evfimij_zigaben"/>Евфимий Зигабен<text:bookmark-end text:name="old_ps_118_163_evfimij_zigaben"/></text:h>
      <text:p text:style-name="First_20_line_20_indent"><text:span text:style-name="T17">Неправду возненавидех, и омерзих</text:span> (омерзение имел к ней), <text:span text:style-name="T17">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 </text:p>
      <text:p text:style-name="First_20_line_20_indent"><text:span text:style-name="T16">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16">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16">Никиты</text:span>, существуют по природе две сии силы—сила любви и сила ненависти; то праведник <text:soft-page-break/>пользуется ими по природе. <text:span text:style-name="T16">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16">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 </text:p>
      <text:h text:style-name="Heading_20_2" text:outline-level="2"><text:bookmark-start text:name="old_ps_118_163_prot_grigorij_razumovskij"/>Прот. Григорий Разумовский<text:bookmark-end text:name="old_ps_118_163_prot_grigorij_razumovskij"/></text:h>
      <text:p text:style-name="P46">Неправду возненавидех, и омерзих, закон же Твой возлюбих</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4"/>Толкования на Пс. 118:164<text:bookmark-end text:name="old_ps_118_164"/></text:h>
      <text:p text:style-name="P5">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46">Седмерицею днем хвалих Тя о судьбах правды Твоея</text:p>
      <text:p text:style-name="First_20_line_20_indent"><text:span text:style-name="T17">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16">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 </text:p>
      <text:p text:style-name="P47">Толкование на псалмы.</text:p>
      <text:h text:style-name="Heading_20_2" text:outline-level="2"><text:bookmark-start text:name="old_ps_118_164_svt_ioann_zlatoust"/>Свт. Иоанн Златоуст<text:bookmark-end text:name="old_ps_118_164_svt_ioann_zlatoust"/></text:h>
      <text:p text:style-name="P46">Седмерицею днем хвалих Тя о судьбах правды Твоея</text:p>
      <text:p text:style-name="First_20_line_20_indent">Некоторые – <text:span text:style-name="T17">«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 </text:p>
      <text:p text:style-name="P47">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4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 </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 </text:p>
      <text:p text:style-name="P47">Заметки.</text:p>
      <text:h text:style-name="Heading_20_2" text:outline-level="2"><text:bookmark-start text:name="old_ps_118_164_svt_feofan_zatvornik"/><text:soft-page-break/>Свт. Феофан Затворник<text:bookmark-end text:name="old_ps_118_164_svt_feofan_zatvornik"/></text:h>
      <text:p text:style-name="P4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 </text:p>
      <text:p text:style-name="First_20_line_20_indent">Но и между предметами созерцания Бога есть степени. По свидетельству <text:span text:style-name="T16">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16">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16">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16">Феодорит</text:span>, выражает этим пламенную любовь свою, так как не доходил до пресыщения в божественном песнопении». </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 </text:p>
      <text:p text:style-name="P47">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46">Седмерицею днемь хвалих Тя о судьбах правды Твоея</text:p>
      <text:p text:style-name="First_20_line_20_indent">Иные слово: <text:span text:style-name="T16">«седмерицею»</text:span> перевели: многократно. То и другое выражает пламенную любовь Пророка; потому что не находил он сытости в божественном песнопении. </text:p>
      <text:h text:style-name="Heading_20_2" text:outline-level="2"><text:bookmark-start text:name="old_ps_118_164_evfimij_zigaben"/><text:soft-page-break/>Евфимий Зигабен<text:bookmark-end text:name="old_ps_118_164_evfimij_zigaben"/></text:h>
      <text:p text:style-name="P4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 </text:p>
      <text:p text:style-name="First_20_line_20_indent">Слова <text:span text:style-name="T16">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16">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16">Оригена</text:span>: Праведник, будучи просвещаем во всю свою жизнь, достигнет наконец совершенного дня, не пресекаемого ночью. <text:span text:style-name="T16">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 </text:p>
      <text:h text:style-name="Heading_20_2" text:outline-level="2"><text:bookmark-start text:name="old_ps_118_164_lopuxin_ap"/>Лопухин А.П.<text:bookmark-end text:name="old_ps_118_164_lopuxin_ap"/></text:h>
      <text:p text:style-name="P46">Седмерицею днем хвалих тя о судбах правды твоея</text:p>
      <text:p text:style-name="First_20_line_20_indent"><text:span text:style-name="T16">«Семикратно в день прославляю Тебя за суды правды Твоей»</text:span>. - Семикратно - в смысле часто. - <text:span text:style-name="T16">«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 </text:p>
      <text:h text:style-name="Heading_20_2" text:outline-level="2"><text:bookmark-start text:name="old_ps_118_164_prot_grigorij_razumovskij"/>Прот. Григорий Разумовский<text:bookmark-end text:name="old_ps_118_164_prot_grigorij_razumovskij"/></text:h>
      <text:p text:style-name="P4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17">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17">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17">судьбах</text:span> Своих, и <text:span text:style-name="T17">седмижды</text:span>, или многократно, в день <text:span text:style-name="T17">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17">седмерицею</text:span> дает разуметь, что не перестает он хвалить, говоря как бы так: всегда памятую судьбы Твои». Неудержимо стремится душа его к богохвалению.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5"/>Толкования на Пс. 118:165<text:bookmark-end text:name="old_ps_118_165"/></text:h>
      <text:p text:style-name="P5">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4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16">«мы отовсюду притесняемы, но не стеснены; мы в отчаянных обстоятельствах, но не отчаиваемся; мы гонимы, но не оставлены; низлагаемы, но не погибаем»</text:span><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16">«мир оставляю вам, мир Мой даю вам»</text:span><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17">«велик».</text:span><text:span text:style-name="T17">«И нет им соблазна»</text:span>, потому что сатана повергнут под ноги их. </text:p>
      <text:p text:style-name="P47">Беседа на псалом 118.</text:p>
      <text:h text:style-name="Heading_20_2" text:outline-level="2"><text:bookmark-start text:name="old_ps_118_165_svt_feofan_zatvornik"/>Свт. Феофан Затворник<text:bookmark-end text:name="old_ps_118_165_svt_feofan_zatvornik"/></text:h>
      <text:p text:style-name="P4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16">мир мног</text:span>. В условие же для сего поставляет не просто исполнение закона, а исполнение любящее: <text:span text:style-name="T16">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 </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 </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Таковым <text:span text:style-name="T16">несть</text:span> и <text:span text:style-name="T16">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16">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16">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16">яко овцы посреде волков</text:span>, сказал им: <text:span text:style-name="T16">мир Мой даю вам, мир Мой оставляю вам»</text:span>. </text:p>
      <text:p text:style-name="P47">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4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16">«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16">«овцы посреде волков»</text:span> (<text:a xlink:type="simple" xlink:href="https://bible.optina.ru/new:mf:10:16" text:style-name="Internet_20_link" text:visited-style-name="Visited_20_Internet_20_Link">Мф.10:16</text:a>), сказал им: <text:span text:style-name="T16">«мир Мой даю вам, мир Мой оставляю вам»</text:span> (<text:a xlink:type="simple" xlink:href="https://bible.optina.ru/new:in:14:27" text:style-name="Internet_20_link" text:visited-style-name="Visited_20_Internet_20_Link">Ин.14:27</text:a>). </text:p>
      <text:h text:style-name="Heading_20_2" text:outline-level="2"><text:bookmark-start text:name="old_ps_118_165_evfimij_zigaben"/>Евфимий Зигабен<text:bookmark-end text:name="old_ps_118_165_evfimij_zigaben"/></text:h>
      <text:p text:style-name="P4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 </text:p>
      <text:p text:style-name="First_20_line_20_indent">Слова божественного <text:span text:style-name="T16">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16">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16">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16">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16">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 </text:p>
      <text:h text:style-name="Heading_20_2" text:outline-level="2"><text:bookmark-start text:name="old_ps_118_165_stefan_fivaidskij"/>Стефан Фиваидский<text:bookmark-end text:name="old_ps_118_165_stefan_fivaidskij"/></text:h>
      <text:p text:style-name="P4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17">Мир мног любящим закон Твой</text:span>. Поэтому все любящие Бога живут в мире со всеми людьми. </text:p>
      <text:p text:style-name="P47">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17">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17">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17">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text:span text:style-name="T17">И несть таковым соблазна</text:span>. О соблазне (греч., лат. scandalum) и у нас говорят: произвел скандал, т.е. наделал шуму. Таким образом, говоря, что <text:span text:style-name="T17">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 </text:p>
      <text:p text:style-name="First_20_line_20_indent">Блж. Феодорит пишет: «Воспламеняемые божественною любовью и хранением заповедей приобретающие <text:span text:style-name="T17">мир</text:span> с Богом, хотя вооружились бы на них все люди, живут в веселии. Свидетель этому божественный Павел, который взывает. «<text:span text:style-name="T16">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16">как овец посреди волков</text:span>» <text:a xlink:type="simple" xlink:href="https://bible.optina.ru/new:mf:10:16" text:style-name="Internet_20_link" text:visited-style-name="Visited_20_Internet_20_Link">(Мф. 10:16)</text:a>, сказал им: «<text:span text:style-name="T16">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17">упование спасения</text:span>(ст. 166)<text:span text:style-name="T15"> [</text:span><text:span text:style-name="T15"><text:bookmark-ref text:reference-format="page" text:ref-name="old_ps_118_166">572</text:bookmark-ref></text:span><text:span text:style-name="T15">]</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17">Чаях спасения Твоего, Господи</text:span>, а для сего я положил верно, от искреннего сердца исполнять заповеди закона Твоего, – <text:span text:style-name="T17">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16">Отец Мой болий всех есть, и никтоже может восхитити</text:span>» овец Моих «<text:span text:style-name="T16">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5"> [</text:span><text:span text:style-name="T15"><text:bookmark-ref text:reference-format="page" text:ref-name="old_ps_118_167">574</text:bookmark-ref></text:span><text:span text:style-name="T15">]</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17">любовь к заповедям</text:span> и может, и умеет так делать. Потому-то пророк и говорит сначала: <text:span text:style-name="T17">Сохрани душа моя свидения Твоя</text:span>, а потом: и <text:span text:style-name="T17">возлюби я</text:span>, и не просто возлюби, но <text:span text:style-name="T17">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17">зело</text:span>).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6"/>Толкования на Пс. 118:166<text:bookmark-end text:name="old_ps_118_166"/></text:h>
      <text:p text:style-name="P5">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4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 </text:p>
      <text:p text:style-name="P47">Беседа на псалом 118.</text:p>
      <text:h text:style-name="Heading_20_2" text:outline-level="2"><text:bookmark-start text:name="old_ps_118_166_svt_feofan_zatvornik"/>Свт. Феофан Затворник<text:bookmark-end text:name="old_ps_118_166_svt_feofan_zatvornik"/></text:h>
      <text:p text:style-name="P4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16">заповеди Твоя возлюбих.</text:span> «Чаяние спасения, говорит святой <text:span text:style-name="T16">Амвросий</text:span>, породило любовь к заповедям, деятельная любовь к заповедям стала опорою упования, упование успокоило в Боге». </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 </text:p>
      <text:p text:style-name="First_20_line_20_indent">Господь говорит: <text:span text:style-name="T16">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16">приидите ко Мне вси… и Аз упокою вы</text:span>. И упокоевает всякого, кто упокоивает себя в Нем, упокоением нераскаянным. </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16">Отец Мой… болий всех есть, и никтоже может восхитити овец Моих от руки Отца Моего</text:span>. </text:p>
      <text:p text:style-name="P47">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4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 </text:p>
      <text:h text:style-name="Heading_20_2" text:outline-level="2"><text:bookmark-start text:name="old_ps_118_166_evfimij_zigaben"/>Евфимий Зигабен<text:bookmark-end text:name="old_ps_118_166_evfimij_zigaben"/></text:h>
      <text:p text:style-name="First_20_line_20_indent">Ст. 166-167 <text:span text:style-name="T17">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 </text:p>
      <text:p text:style-name="First_20_line_20_indent"><text:span text:style-name="T16">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16">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 </text:p>
      <text:h text:style-name="Heading_20_2" text:outline-level="2"><text:bookmark-start text:name="old_ps_118_166_prot_grigorij_razumovskij"/>Прот. Григорий Разумовский<text:bookmark-end text:name="old_ps_118_166_prot_grigorij_razumovskij"/></text:h>
      <text:p text:style-name="P46">Чаях спасения Твоего, Господи, и заповеди Твоя возлюбих</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7"/>Толкования на Пс. 118:167<text:bookmark-end text:name="old_ps_118_167"/></text:h>
      <text:p text:style-name="P5">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17">«все пути мои пред Тобою Господи»</text:span>. </text:p>
      <text:p text:style-name="P47">Беседа на псалом 118.</text:p>
      <text:h text:style-name="Heading_20_2" text:outline-level="2"><text:bookmark-start text:name="old_ps_118_167_svt_feofan_zatvornik"/>Свт. Феофан Затворник<text:bookmark-end text:name="old_ps_118_167_svt_feofan_zatvornik"/></text:h>
      <text:p text:style-name="P4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 </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16">сохрани душа моя свидения,</text:span> а потом: и <text:span text:style-name="T16">возлюби я,</text:span> и не просто <text:span text:style-name="T16">возлюби</text:span>, но<text:span text:style-name="T16">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 </text:p>
      <text:p text:style-name="P47">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 </text:p>
      <text:h text:style-name="Heading_20_2" text:outline-level="2"><text:bookmark-start text:name="old_ps_118_167_evfimij_zigaben"/>Евфимий Зигабен<text:bookmark-end text:name="old_ps_118_167_evfimij_zigaben"/></text:h>
      <text:p text:style-name="P46">Сохрани душа моя свидения твоя и возлюби я зело</text:p>
      <text:p text:style-name="First_20_line_20_indent">См. Толкование на Пс. 118:166<text:span text:style-name="T15"> [</text:span><text:span text:style-name="T15"><text:bookmark-ref text:reference-format="page" text:ref-name="old_ps_118_166_evfimij_zigaben">573</text:bookmark-ref></text:span><text:span text:style-name="T15">]</text:span></text:p>
      <text:h text:style-name="Heading_20_2" text:outline-level="2"><text:bookmark-start text:name="old_ps_118_167_prot_grigorij_razumovskij"/>Прот. Григорий Разумовский<text:bookmark-end text:name="old_ps_118_167_prot_grigorij_razumovskij"/></text:h>
      <text:p text:style-name="P46">Сохрани душа моя свидения твоя и возлюби я зело</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8"/>Толкования на Пс. 118:168<text:bookmark-end text:name="old_ps_118_168"/></text:h>
      <text:p text:style-name="P5">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svt_ioann_zlatoust">574</text:bookmark-ref></text:span><text:span text:style-name="T15">]</text:span></text:p>
      <text:h text:style-name="Heading_20_2" text:outline-level="2"><text:bookmark-start text:name="old_ps_118_168_svt_feofan_zatvornik"/>Свт. Феофан Затворник<text:bookmark-end text:name="old_ps_118_168_svt_feofan_zatvornik"/></text:h>
      <text:p text:style-name="P4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16">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16">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16">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 </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 </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 </text:p>
      <text:p text:style-name="First_20_line_20_indent">Последнее восьмистишие идет под буквою <text:span text:style-name="T16">тав</text:span>, что означает <text:span text:style-name="T16">знак</text:span>. </text:p>
      <text:p text:style-name="First_20_line_20_indent">Святой <text:span text:style-name="T16">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 </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 </text:p>
      <text:p text:style-name="P47">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blzh_feodorit_kirskij">575</text:bookmark-ref></text:span><text:span text:style-name="T15">]</text:span></text:p>
      <text:h text:style-name="Heading_20_2" text:outline-level="2"><text:bookmark-start text:name="old_ps_118_168_evfimij_zigaben"/>Евфимий Зигабен<text:bookmark-end text:name="old_ps_118_168_evfimij_zigaben"/></text:h>
      <text:p text:style-name="P4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16">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 </text:p>
      <text:p text:style-name="First_20_line_20_indent"><text:span text:style-name="T16">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 </text:p>
      <text:h text:style-name="Heading_20_2" text:outline-level="2"><text:bookmark-start text:name="old_ps_118_168_prot_grigorij_razumovskij"/>Прот. Григорий Разумовский<text:bookmark-end text:name="old_ps_118_168_prot_grigorij_razumovskij"/></text:h>
      <text:p text:style-name="P4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17">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17">хождением пред Богом</text:span>, ибо после этого что ни делал бы человек, не может делать того иначе, как с мыслию, что Бог пред ним – и смотрит, что и как он делает.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9"/>Толкования на Пс. 118:169<text:bookmark-end text:name="old_ps_118_169"/></text:h>
      <text:p text:style-name="P5">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17">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17">да приближится,</text:span> а потом (что важнее): <text:span text:style-name="T17">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16">прошением</text:span> (<text:span text:style-name="T16">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16">достоинство</text:span> и говорит приведенные слова. </text:p>
      <text:p text:style-name="P47">Толкование на псалмы.</text:p>
      <text:h text:style-name="Heading_20_2" text:outline-level="2"><text:bookmark-start text:name="old_ps_118_169_svt_ioann_zlatoust"/>Свт. Иоанн Златоуст<text:bookmark-end text:name="old_ps_118_169_svt_ioann_zlatoust"/></text:h>
      <text:p text:style-name="P4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17">«да приблизится моление мое к Тебе, Господи«</text:span>. Бог сказал чрез пророка: <text:span text:style-name="T16">«грехи ваши отвращают лице Его от вас»</text:span><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17">«да приблизится моление мое к Тебе, Господи«</text:span>. А грешнику даже псалмов употреблять нельзя, потому что написано: <text:span text:style-name="T16">«неприятна похвала в устах грешника»</text:span><text:a xlink:type="simple" xlink:href="https://bible.optina.ru/old:prsir:15:09" text:style-name="Internet_20_link" text:visited-style-name="Visited_20_Internet_20_Link">(Сир.15:9)</text:a>; и: <text:span text:style-name="T16">«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text:a xlink:type="simple" xlink:href="https://bible.optina.ru/old:ps:049:16" text:style-name="Internet_20_link" text:visited-style-name="Visited_20_Internet_20_Link">(Пс.49:16–17)</text:a>; а также: <text:span text:style-name="T16">«пойте Господу, преподобные Его»</text:span><text:a xlink:type="simple" xlink:href="https://bible.optina.ru/old:ps:029:05" text:style-name="Internet_20_link" text:visited-style-name="Visited_20_Internet_20_Link">(Пс.29:5)</text:a>, а не непреподобные. </text:p>
      <text:p text:style-name="P47">Беседа на псалом 118.</text:p>
      <text:h text:style-name="Heading_20_2" text:outline-level="2"><text:bookmark-start text:name="old_ps_118_169_svt_feofan_zatvornik"/>Свт. Феофан Затворник<text:bookmark-end text:name="old_ps_118_169_svt_feofan_zatvornik"/></text:h>
      <text:p text:style-name="P4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16">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 </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 </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16">само помазание учит</text:span>. </text:p>
      <text:p text:style-name="P47">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4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 </text:p>
      <text:h text:style-name="Heading_20_2" text:outline-level="2"><text:bookmark-start text:name="old_ps_118_169_evfimij_zigaben"/>Евфимий Зигабен<text:bookmark-end text:name="old_ps_118_169_evfimij_zigaben"/></text:h>
      <text:p text:style-name="First_20_line_20_indent"><text:span text:style-name="T17">Да приближится моление мое пред Тя, Господи, по словеси Твоему</text:span> (в слове Твоем) <text:span text:style-name="T17">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 </text:p>
      <text:p text:style-name="First_20_line_20_indent">Слова <text:span text:style-name="T16">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16">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 </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17">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16">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 </text:p>
      <text:p text:style-name="P4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17">Да приближится моление мое пред Тя, Господи: по словеси Твоему вразуми мя</text:span>. <text:span text:style-name="T17">Вразуми</text:span>, научи т.е., как понять что-либо из встречающегося в жизни или в Писании или как поступить в предлежащем случае. </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 </text:p>
      <text:p text:style-name="P47">Объяснение священной книги псалмов.</text:p>
      <text:h text:style-name="Heading_20_1" text:outline-level="1"><text:bookmark-start text:name="old_ps_118_170"/>Толкования на Пс. 118:170<text:bookmark-end text:name="old_ps_118_170"/></text:h>
      <text:p text:style-name="P5">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46">Да внидет прошение мое пред тя: Господи, по словеси твоему избави мя</text:p>
      <text:p text:style-name="First_20_line_20_indent">См. Толкование на Пс. 118:169<text:span text:style-name="T15"> [</text:span><text:span text:style-name="T15"><text:bookmark-ref text:reference-format="page" text:ref-name="old_ps_118_169_svt_afanasij_velikij">579</text:bookmark-ref></text:span><text:span text:style-name="T15">]</text:span></text:p>
      <text:h text:style-name="Heading_20_2" text:outline-level="2"><text:bookmark-start text:name="old_ps_118_170_svt_ioann_zlatoust"/>Свт. Иоанн Златоуст<text:bookmark-end text:name="old_ps_118_170_svt_ioann_zlatoust"/></text:h>
      <text:p text:style-name="P4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 </text:p>
      <text:p text:style-name="P47">Беседа на псалом 118.</text:p>
      <text:h text:style-name="Heading_20_2" text:outline-level="2"><text:bookmark-start text:name="old_ps_118_170_svt_feofan_zatvornik"/>Свт. Феофан Затворник<text:bookmark-end text:name="old_ps_118_170_svt_feofan_zatvornik"/></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 </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16">стропотная</text:span> бывают в <text:span text:style-name="T16">правая, и острии в пути гладки</text:span>. Мановению Божию все покорно. Покорись же и ты сам всецело Господу, – и всякое избавление будет тебе готово.<text:span text:style-name="T16">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16">по словеси Твоему избави мя,</text:span> предъявляя сим не право на избавление, а оживляя лишь упование свое пред Всевидящим. </text:p>
      <text:p text:style-name="First_20_line_20_indent">Достигший в такую меру, в чувстве силы от Бога,<text:span text:style-name="T16">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 </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16">да приближится моление мое пред Тя… да внидет </text:span><text:soft-page-break/><text:span text:style-name="T16">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16">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 </text:p>
      <text:p text:style-name="P47">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46">Да внидет прошение мое пред Тя: Господи, по словеси Твоему избави мя </text:p>
      <text:p text:style-name="First_20_line_20_indent"><text:span text:style-name="T16">«Прошением»</text:span> Пророк называет молитву. Ибо сие нашел я у других толковников. Употребляя же различныя речения, умилостивляет ими Владыку. </text:p>
      <text:h text:style-name="Heading_20_2" text:outline-level="2"><text:bookmark-start text:name="old_ps_118_170_evfimij_zigaben"/>Евфимий Зигабен<text:bookmark-end text:name="old_ps_118_170_evfimij_zigaben"/></text:h>
      <text:p text:style-name="P46">Да внидет прошение мое пред Тя; Господи, по словеси Твоему избави мя</text:p>
      <text:p text:style-name="First_20_line_20_indent">Прошение (αξιομα) и <text:span text:style-name="T16">Акила</text:span> перевел прошением, а <text:span text:style-name="T16">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 </text:p>
      <text:p text:style-name="First_20_line_20_indent"><text:span text:style-name="T16">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16">Eвсевий</text:span>: Весьма часто праведники говорят: избавь меня, зная, что они в сей жизни находятся на брани и в великом волнении при настоящем своем подвиге. </text:p>
      <text:p text:style-name="First_20_line_20_indent"><text:span text:style-name="T16">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16">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 </text:p>
      <text:h text:style-name="Heading_20_2" text:outline-level="2"><text:bookmark-start text:name="old_ps_118_170_prot_grigorij_razumovskij"/>Прот. Григорий Разумовский<text:bookmark-end text:name="old_ps_118_170_prot_grigorij_razumovskij"/></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17">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17">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16">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16">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17">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17">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 </text:p>
      <text:p text:style-name="P47">Объяснение священной книги псалмов.</text:p>
      <text:h text:style-name="Heading_20_1" text:outline-level="1"><text:bookmark-start text:name="old_ps_118_171"/>Толкования на Пс. 118:171<text:bookmark-end text:name="old_ps_118_171"/></text:h>
      <text:p text:style-name="P5">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46">Отрыгнут устне мои пение, егда научиши мя оправданием Твоим</text:p>
      <text:p text:style-name="First_20_line_20_indent"><text:span text:style-name="T17">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16">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16">ядый Мою плоть, имать живот в себе</text:span> (Пс. 118:54<text:span text:style-name="T15"> [</text:span><text:span text:style-name="T15"><text:bookmark-ref text:reference-format="page" text:ref-name="old_ps_118_054">216</text:bookmark-ref></text:span><text:span text:style-name="T15">]</text:span>). Когда едим хлеб сей, отрыгаем песнопение. Сего-то отрыгивания желаю я себе, а это невозможно, если не научиши мя оправданием. </text:p>
      <text:p text:style-name="P47">Толкование на псалмы.</text:p>
      <text:h text:style-name="Heading_20_2" text:outline-level="2"><text:bookmark-start text:name="old_ps_118_171_svt_ioann_zlatoust"/>Свт. Иоанн Златоуст<text:bookmark-end text:name="old_ps_118_171_svt_ioann_zlatoust"/></text:h>
      <text:p text:style-name="P4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 </text:p>
      <text:p text:style-name="P47">Беседа на псалом 118.</text:p>
      <text:h text:style-name="Heading_20_2" text:outline-level="2"><text:bookmark-start text:name="old_ps_118_171_svt_feofan_zatvornik"/>Свт. Феофан Затворник<text:bookmark-end text:name="old_ps_118_171_svt_feofan_zatvornik"/></text:h>
      <text:p text:style-name="P46">Отрыгнут устне мои пение, егда научиши мя оправданием Твоим</text:p>
      <text:p text:style-name="First_20_line_20_indent"><text:span text:style-name="T16">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 </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 </text:p>
      <text:p text:style-name="First_20_line_20_indent">Вот это именно состояние и разумел святой <text:span text:style-name="T16">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16"> не отрыгнуть</text:span> пения устам того, кто бывает в таком состоянии? </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16">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16">сердце чисто созижди во мне, Боже, и дух прав обнови во утробе моей</text:span>. </text:p>
      <text:p text:style-name="P47">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4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 </text:p>
      <text:h text:style-name="Heading_20_2" text:outline-level="2"><text:bookmark-start text:name="old_ps_118_171_evfimij_zigaben"/>Евфимий Зигабен<text:bookmark-end text:name="old_ps_118_171_evfimij_zigaben"/></text:h>
      <text:p text:style-name="First_20_line_20_indent">(Да) <text:span text:style-name="T17">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 </text:p>
      <text:p text:style-name="First_20_line_20_indent">Отрыжка свойственна пище, по словам <text:span text:style-name="T16">Феодорита</text:span>; изучаясь, говорит, Твоим оправданиям, я принесу Тебе, как наставнику в оных, песнопение. Ибо, не изучившись, как говорит <text:span text:style-name="T16">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16">Никиты</text:span>, есть песнопение, то следует, что начало оного будучи пищею составляете самое полное богословие. </text:p>
      <text:h text:style-name="Heading_20_2" text:outline-level="2"><text:bookmark-start text:name="old_ps_118_171_lopuxin_ap"/>Лопухин А.П.<text:bookmark-end text:name="old_ps_118_171_lopuxin_ap"/></text:h>
      <text:p text:style-name="P46">Отрыгнут устне мои пение, егда научиши мя оправданием твоим</text:p>
      <text:p text:style-name="First_20_line_20_indent">Вместо <text:span text:style-name="T16">«когда»</text:span> точнее можно бы перевести «так как». Смысл тот: так как только от Тебя, Господи, происходит, научение закону, то я и полон хвалы к Тебе. </text:p>
      <text:h text:style-name="Heading_20_2" text:outline-level="2"><text:bookmark-start text:name="old_ps_118_171_prot_grigorij_razumovskij"/>Прот. Григорий Разумовский<text:bookmark-end text:name="old_ps_118_171_prot_grigorij_razumovskij"/></text:h>
      <text:p text:style-name="P46">Отрыгнут устне мои пение, егда научиши мя оправданием твоим</text:p>
      <text:p text:style-name="First_20_line_20_indent"><text:soft-page-break/><text:span text:style-name="T17">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17">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17">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17">егда научиши мя оправданием Твоим</text:span>. Оправдания – заповеди. <text:span text:style-name="T17">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 </text:p>
      <text:p text:style-name="P47">Объяснение священной книги псалмов.</text:p>
      <text:h text:style-name="Heading_20_1" text:outline-level="1"><text:bookmark-start text:name="old_ps_118_172"/>Толкования на Пс. 118:172<text:bookmark-end text:name="old_ps_118_172"/></text:h>
      <text:p text:style-name="P5">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46">Провещает язык мой словеса Твоя, яко вся заповеди Твоя правда</text:p>
      <text:p text:style-name="First_20_line_20_indent"><text:span text:style-name="T17">Да провещает язык мой словеса Твоя.</text:span> Молится, чтобы, если скажет что, было это Божиим словом, по сказанному: <text:span text:style-name="T16">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16">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16">возлюбиши искреннего твоего.</text:span></text:p>
      <text:p text:style-name="P47">Толкование на псалмы.</text:p>
      <text:h text:style-name="Heading_20_2" text:outline-level="2"><text:bookmark-start text:name="old_ps_118_172_svt_ioann_zlatoust"/>Свт. Иоанн Златоуст<text:bookmark-end text:name="old_ps_118_172_svt_ioann_zlatoust"/></text:h>
      <text:p text:style-name="P4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17">«ибо все заповеди Твои правда«.</text:span></text:p>
      <text:p text:style-name="P47">Беседа на псалом 118.</text:p>
      <text:h text:style-name="Heading_20_2" text:outline-level="2"><text:bookmark-start text:name="old_ps_118_172_svt_feofan_zatvornik"/>Свт. Феофан Затворник<text:bookmark-end text:name="old_ps_118_172_svt_feofan_zatvornik"/></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 </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 </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 </text:p>
      <text:p text:style-name="P47">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4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 </text:p>
      <text:h text:style-name="Heading_20_2" text:outline-level="2"><text:bookmark-start text:name="old_ps_118_172_evfimij_zigaben"/>Евфимий Зигабен<text:bookmark-end text:name="old_ps_118_172_evfimij_zigaben"/></text:h>
      <text:p text:style-name="First_20_line_20_indent">(Да) <text:span text:style-name="T17">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 </text:p>
      <text:p text:style-name="First_20_line_20_indent">Слова <text:span text:style-name="T16">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16">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16">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 </text:p>
      <text:h text:style-name="Heading_20_2" text:outline-level="2"><text:bookmark-start text:name="old_ps_118_172_prot_grigorij_razumovskij"/>Прот. Григорий Разумовский<text:bookmark-end text:name="old_ps_118_172_prot_grigorij_razumovskij"/></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17">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16">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17">словеса</text:span> Божии <text:span text:style-name="T17">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17">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17">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text:p>
      <text:p text:style-name="P47">Объяснение священной книги псалмов.</text:p>
      <text:h text:style-name="Heading_20_1" text:outline-level="1"><text:bookmark-start text:name="old_ps_118_173"/>Толкования на Пс. 118:173<text:bookmark-end text:name="old_ps_118_173"/></text:h>
      <text:p text:style-name="P5">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46">Да будет рука Твоя еже спасти мя, яко заповеди Твоя изволих</text:p>
      <text:p text:style-name="First_20_line_20_indent"><text:span text:style-name="T17">Да будет рука Твоя еже спасти мя.</text:span> Выражает этим не бытие ее по сущности, но отношение к спасаемым. Таково и следующее выражениe: <text:span text:style-name="T16">буди ми в Бога защитителя</text:span> (<text:a xlink:type="simple" xlink:href="https://bible.optina.ru/old:ps:030:03" text:style-name="Internet_20_link" text:visited-style-name="Visited_20_Internet_20_Link">Пс. 30,3</text:a>). </text:p>
      <text:p text:style-name="P47">Толкование на псалмы.</text:p>
      <text:h text:style-name="Heading_20_2" text:outline-level="2"><text:bookmark-start text:name="old_ps_118_173_svt_ioann_zlatoust"/>Свт. Иоанн Златоуст<text:bookmark-end text:name="old_ps_118_173_svt_ioann_zlatoust"/></text:h>
      <text:p text:style-name="P46">Да будет рука Твоя еже спасти мя, яко заповеди Твоя изволих</text:p>
      <text:p text:style-name="First_20_line_20_indent"><text:span text:style-name="T17">«Возлюбил»</text:span> – Симмах перевел – <text:span text:style-name="T16">«избрал»</text:span>, Акила и Феодотион – <text:span text:style-name="T16">«выбрал»</text:span>. <text:span text:style-name="T17">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 </text:p>
      <text:p text:style-name="P47">Беседа на псалом 118.</text:p>
      <text:h text:style-name="Heading_20_2" text:outline-level="2"><text:bookmark-start text:name="old_ps_118_173_svt_feofan_zatvornik"/>Свт. Феофан Затворник<text:bookmark-end text:name="old_ps_118_173_svt_feofan_zatvornik"/></text:h>
      <text:p text:style-name="P46">Да будет рука Твоя еже спасти мя, яко заповеди Твоя изволих</text:p>
      <text:p text:style-name="First_20_line_20_indent">Это то же, что говорит пророк: <text:span text:style-name="T16">Твой есмь аз, спаси мя. Заповеди,</text:span> говорит,<text:span text:style-name="T16">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16">во еже спасти мя</text:span>. </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16">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 </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16">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 </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 </text:p>
      <text:p text:style-name="P47">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46">Да будет рука Твоя еже спасти мя, яко заповеди Твоя изволих</text:p>
      <text:p text:style-name="First_20_line_20_indent"><text:span text:style-name="T16">Симмах</text:span> перевел: возлюбил; а <text:span text:style-name="T16">Акила</text:span> и <text:span text:style-name="T16">Феодотион</text:span>: избрал. <text:span text:style-name="T16">«Рукою»</text:span> же называет Пророк божественную действенность, от которой и просит улучить спасение Божие. </text:p>
      <text:h text:style-name="Heading_20_2" text:outline-level="2"><text:bookmark-start text:name="old_ps_118_173_evfimij_zigaben"/>Евфимий Зигабен<text:bookmark-end text:name="old_ps_118_173_evfimij_zigaben"/></text:h>
      <text:p text:style-name="P4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 </text:p>
      <text:p text:style-name="First_20_line_20_indent">Слова <text:span text:style-name="T16">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16">Феодорита</text:span>: Рукою называем действие Божие, от которого просит дара спасения. <text:span text:style-name="T16">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 </text:p>
      <text:h text:style-name="Heading_20_2" text:outline-level="2"><text:bookmark-start text:name="old_ps_118_173_prot_grigorij_razumovskij"/>Прот. Григорий Разумовский<text:bookmark-end text:name="old_ps_118_173_prot_grigorij_razumovskij"/></text:h>
      <text:p text:style-name="P4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 </text:p>
      <text:p text:style-name="First_20_line_20_indent"><text:span text:style-name="T17">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16">Я весь Твой</text:span>» (см. ст. 94<text:span text:style-name="T15"> [</text:span><text:span text:style-name="T15"><text:bookmark-ref text:reference-format="page" text:ref-name="old_ps_118_094">348</text:bookmark-ref></text:span><text:span text:style-name="T15">]</text:span>), а потому благоволи, <text:span text:style-name="T17">да будет рука Твоя</text:span> всегда со мною, <text:span text:style-name="T17">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16">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 </text:p>
      <text:p text:style-name="P47">Объяснение священной книги псалмов.</text:p>
      <text:h text:style-name="Heading_20_1" text:outline-level="1"><text:bookmark-start text:name="old_ps_118_174"/>Толкования на Пс. 118:174<text:bookmark-end text:name="old_ps_118_174"/></text:h>
      <text:p text:style-name="P5">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46">Возжелах спасение Твое, Господи, и закон Твой поучение мое есть</text:p>
      <text:p text:style-name="First_20_line_20_indent"><text:span text:style-name="T17">Возжелах спасение Твое, Господи.</text:span> Если хочешь войти в смысл сего слова: то <text:span text:style-name="T17">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 </text:p>
      <text:p text:style-name="P47">Толкование на псалмы.</text:p>
      <text:h text:style-name="Heading_20_2" text:outline-level="2"><text:bookmark-start text:name="old_ps_118_174_svt_ioann_zlatoust"/>Свт. Иоанн Златоуст<text:bookmark-end text:name="old_ps_118_174_svt_ioann_zlatoust"/></text:h>
      <text:p text:style-name="P4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 </text:p>
      <text:p text:style-name="P47">Беседа на псалом 118.</text:p>
      <text:h text:style-name="Heading_20_2" text:outline-level="2"><text:bookmark-start text:name="old_ps_118_174_svt_feofan_zatvornik"/>Свт. Феофан Затворник<text:bookmark-end text:name="old_ps_118_174_svt_feofan_zatvornik"/></text:h>
      <text:p text:style-name="P4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 </text:p>
      <text:p text:style-name="First_20_line_20_indent">Значение этой ревности в экономии деятельной жизни по Богу святой <text:span text:style-name="T16">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 </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 </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 </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 </text:p>
      <text:p text:style-name="P47">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4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 </text:p>
      <text:h text:style-name="Heading_20_2" text:outline-level="2"><text:bookmark-start text:name="old_ps_118_174_evfimij_zigaben"/>Евфимий Зигабен<text:bookmark-end text:name="old_ps_118_174_evfimij_zigaben"/></text:h>
      <text:p text:style-name="P4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16">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 </text:p>
      <text:p text:style-name="First_20_line_20_indent">Слова <text:span text:style-name="T16">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 </text:p>
      <text:h text:style-name="Heading_20_2" text:outline-level="2"><text:bookmark-start text:name="old_ps_118_174_prot_grigorij_razumovskij"/><text:soft-page-break/>Прот. Григорий Разумовский<text:bookmark-end text:name="old_ps_118_174_prot_grigorij_razumovskij"/></text:h>
      <text:p text:style-name="P4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5"> [</text:span><text:span text:style-name="T15"><text:bookmark-ref text:reference-format="page" text:ref-name="old_ps_118_081">308</text:bookmark-ref></text:span><text:span text:style-name="T15">]</text:span> и 166<text:span text:style-name="T15"> [</text:span><text:span text:style-name="T15"><text:bookmark-ref text:reference-format="page" text:ref-name="old_ps_118_166">572</text:bookmark-ref></text:span><text:span text:style-name="T15">]</text:span>. И там, и здесь пророк выражает сильное <text:span text:style-name="T17">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17">Возжелание спасения Господня</text:span> и непрестанное <text:span text:style-name="T17">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17">закон Твой, Господи</text:span>, говорит он,<text:span text:style-name="T17">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 </text:p>
      <text:p text:style-name="P47">Объяснение священной книги псалмов.</text:p>
      <text:h text:style-name="Heading_20_1" text:outline-level="1"><text:bookmark-start text:name="old_ps_118_175"/>Толкования на Пс. 118:175<text:bookmark-end text:name="old_ps_118_175"/></text:h>
      <text:p text:style-name="P5">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46">Жива будет душа моя, и восхвалит Тя, и судьбы Твоя помогут мне</text:p>
      <text:p text:style-name="First_20_line_20_indent"><text:span text:style-name="T17">Жива будет душа моя, и восхвалит Тя.</text:span> Говорит о будущей жизни. Ибо <text:span text:style-name="T16">живот</text:span> наш <text:span text:style-name="T16">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 </text:p>
      <text:p text:style-name="P47">Толкование на псалмы.</text:p>
      <text:h text:style-name="Heading_20_2" text:outline-level="2"><text:bookmark-start text:name="old_ps_118_175_svt_ioann_zlatoust"/>Свт. Иоанн Златоуст<text:bookmark-end text:name="old_ps_118_175_svt_ioann_zlatoust"/></text:h>
      <text:p text:style-name="P4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 </text:p>
      <text:p text:style-name="P47">Беседа на псалом 118.</text:p>
      <text:h text:style-name="Heading_20_2" text:outline-level="2"><text:bookmark-start text:name="old_ps_118_175_svt_feofan_zatvornik"/>Свт. Феофан Затворник<text:bookmark-end text:name="old_ps_118_175_svt_feofan_zatvornik"/></text:h>
      <text:p text:style-name="P4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16">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16">жива будет душа моя,</text:span> будучи еще здесь оживотворена благодатию в залог вечного в Тебе и с Тобою живота. <text:span text:style-name="T16">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16"> И судьбы Твоя помогут мне.</text:span></text:p>
      <text:p text:style-name="First_20_line_20_indent">Так Сам Бог обетовал: <text:span text:style-name="T16">с Ним есмь Аз, изму его, и прославлю его… и явлю ему спасение Мое</text:span>. </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 </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 </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 </text:p>
      <text:p text:style-name="P47">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4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 </text:p>
      <text:h text:style-name="Heading_20_2" text:outline-level="2"><text:bookmark-start text:name="old_ps_118_175_evfimij_zigaben"/>Евфимий Зигабен<text:bookmark-end text:name="old_ps_118_175_evfimij_zigaben"/></text:h>
      <text:p text:style-name="P4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 </text:p>
      <text:p text:style-name="First_20_line_20_indent"><text:span text:style-name="T16">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16">Аполлинария</text:span>: Я хорошо, говорит, знал, что суды Твои, которые для других страшны, помогут мне; ибо Ты воздашь каждому по делам его. </text:p>
      <text:h text:style-name="Heading_20_2" text:outline-level="2"><text:bookmark-start text:name="old_ps_118_175_prot_grigorij_razumovskij"/>Прот. Григорий Разумовский<text:bookmark-end text:name="old_ps_118_175_prot_grigorij_razumovskij"/></text:h>
      <text:p text:style-name="P46">Жива будет душа моя, и восхвалит Тя, и судьбы Твоя помогут мне</text:p>
      <text:p text:style-name="First_20_line_20_indent">Прежде пророк умолял Бога (ст. 77<text:span text:style-name="T15"> [</text:span><text:span text:style-name="T15"><text:bookmark-ref text:reference-format="page" text:ref-name="old_ps_118_077">297</text:bookmark-ref></text:span><text:span text:style-name="T15">]</text:span> и 88)<text:span text:style-name="T15"> [</text:span><text:span text:style-name="T15"><text:bookmark-ref text:reference-format="page" text:ref-name="old_ps_118_088">329</text:bookmark-ref></text:span><text:span text:style-name="T15">]</text:span>, чтобы оказал и сохранил жизнь его, а теперь самоуверенно говорит: <text:span text:style-name="T17">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17">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 </text:p>
      <text:p text:style-name="First_20_line_20_indent"><text:span text:style-name="T17">И судбы Твоя помогут мне</text:span>. Так Сам Бог обетовал: «<text:span text:style-name="T16">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17">жива будет душа</text:span> его, если, не блуждая, пройдет путем, на который вступил по указанию Божию. </text:p>
      <text:p text:style-name="P47">Объяснение священной книги псалмов.</text:p>
      <text:h text:style-name="Heading_20_1" text:outline-level="1"><text:bookmark-start text:name="old_ps_118_176"/>Толкования на Пс. 118:176<text:bookmark-end text:name="old_ps_118_176"/></text:h>
      <text:p text:style-name="P5">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16">раби неключими есмы</text:span> (<text:a xlink:type="simple" xlink:href="https://bible.optina.ru/new:lk:17:10" text:style-name="Internet_20_link" text:visited-style-name="Visited_20_Internet_20_Link">Лк. 17,10</text:a>). </text:p>
      <text:p text:style-name="P47">Толкование на псалмы.</text:p>
      <text:h text:style-name="Heading_20_2" text:outline-level="2"><text:bookmark-start text:name="old_ps_118_176_svt_ioann_zlatoust"/>Свт. Иоанн Златоуст<text:bookmark-end text:name="old_ps_118_176_svt_ioann_zlatoust"/></text:h>
      <text:p text:style-name="P4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17">«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16">«слава в вышних Богу, и на земле мир»</text:span>. <text:span text:style-name="T17">«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 </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16">«блаженны непорочные в пути, ходящие в законе Господнем»</text:span>(Пс.118:1)<text:span text:style-name="T15"> [</text:span><text:span text:style-name="T15"><text:bookmark-ref text:reference-format="page" text:ref-name="old_ps_118_001">14</text:bookmark-ref></text:span><text:span text:style-name="T15">]</text:span>, и оканчивает: <text:span text:style-name="T17">«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 </text:p>
      <text:p text:style-name="P47">Беседа на псалом 118.</text:p>
      <text:h text:style-name="Heading_20_2" text:outline-level="2"><text:bookmark-start text:name="old_ps_118_176_svt_feofan_zatvornik"/>Свт. Феофан Затворник<text:bookmark-end text:name="old_ps_118_176_svt_feofan_zatvornik"/></text:h>
      <text:p text:style-name="P4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16">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16">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16">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16">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16">егда сотворите вся повеленная вам, глаголите, яко раби неключими есмы</text:span>.» </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 </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16">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 </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 </text:p>
      <text:p text:style-name="First_20_line_20_indent"><text:span text:style-name="T16">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16">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 </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 </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 </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 </text:p>
      <text:p text:style-name="P47">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ие прилично было сказать и Пророку после греха, прилично и всему естеству человеческому. </text:p>
      <text:p text:style-name="First_20_line_20_indent"><text:span text:style-name="T17">«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 </text:p>
      <text:h text:style-name="Heading_20_2" text:outline-level="2"><text:bookmark-start text:name="old_ps_118_176_evfimij_zigaben"/>Евфимий Зигабен<text:bookmark-end text:name="old_ps_118_176_evfimij_zigaben"/></text:h>
      <text:p text:style-name="P4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5"> [</text:span><text:span text:style-name="T15"><text:bookmark-ref text:reference-format="page" text:ref-name="old_ps_118_start">2</text:bookmark-ref></text:span><text:span text:style-name="T15">]</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 </text:p>
      <text:p text:style-name="First_20_line_20_indent"><text:span text:style-name="T16">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16">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 </text:p>
      <text:h text:style-name="Heading_20_2" text:outline-level="2"><text:bookmark-start text:name="old_ps_118_176_lopuxin_ap"/>Лопухин А.П.<text:bookmark-end text:name="old_ps_118_176_lopuxin_ap"/></text:h>
      <text:p text:style-name="P46">Заблудих яко овча погибшее: взыщи раба твоего, яко заповедий твоих не забых</text:p>
      <text:p text:style-name="First_20_line_20_indent"><text:span text:style-name="T16">«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 </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5"> [</text:span><text:span text:style-name="T15"><text:bookmark-ref text:reference-format="page" text:ref-name="old_ps_118_164">564</text:bookmark-ref></text:span><text:span text:style-name="T15">]</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 </text:p>
      <text:h text:style-name="Heading_20_2" text:outline-level="2"><text:bookmark-start text:name="old_ps_118_176_prot_grigorij_razumovskij"/>Прот. Григорий Разумовский<text:bookmark-end text:name="old_ps_118_176_prot_grigorij_razumovskij"/></text:h>
      <text:p text:style-name="P4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17">взыщи</text:span> меня, я<text:span text:style-name="T17">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16">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 </text:p>
      <text:p text:style-name="First_20_line_20_indent">«В чем же, – говорит св. Афанасий Великий, – преуспел пророк, если снова говорит о себе, что он – <text:span text:style-name="T17">овча погибшее</text:span>? В том, что соблюл смиренномудрие, по сказанному: «<text:span text:style-name="T16">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17">взыщет</text:span>, как <text:span text:style-name="T17">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17">Раб</text:span> неключимый<text:span text:style-name="T17">, овча погибшее</text:span> – вот воззвания истинных рабов Божиих, приятные Богу и привлекающие Его благоволение! </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 </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 </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 </text:p>
      <text:p text:style-name="P47">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10-14T00:43:17.670013491</dc:date>
    <meta:editing-duration>PT10H58M</meta:editing-duration>
    <meta:editing-cycles>103</meta:editing-cycles>
    <meta:generator>LibreOffice/7.6.7.2$Linux_X86_64 LibreOffice_project/60$Build-2</meta:generator>
    <meta:document-statistic meta:table-count="0" meta:image-count="0" meta:object-count="0" meta:page-count="604" meta:paragraph-count="5778" meta:word-count="254509" meta:character-count="1644954" meta:non-whitespace-character-count="1391331"/>
  </office:meta>
</office:document-meta>
</file>